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3.5571in"/>
    </style:style>
    <style:style style:name="co5" style:family="table-column">
      <style:table-column-properties fo:break-before="auto" style:column-width="1.7654in"/>
    </style:style>
    <style:style style:name="co6" style:family="table-column">
      <style:table-column-properties fo:break-before="auto" style:column-width="3.5311in"/>
    </style:style>
    <style:style style:name="co7" style:family="table-column">
      <style:table-column-properties fo:break-before="auto" style:column-width="1.7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3]" style:apply-style-name="Untitled1" style:base-cell-address="'Formatted data'.B3"/>
    </style:style>
    <style:style style:name="ce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]" style:apply-style-name="Untitled1" style:base-cell-address="'Formatted data'.B4"/>
    </style:style>
    <style:style style:name="ce1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]" style:apply-style-name="Untitled1" style:base-cell-address="'Formatted data'.B5"/>
    </style:style>
    <style:style style:name="ce1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6]" style:apply-style-name="Untitled1" style:base-cell-address="'Formatted data'.B6"/>
    </style:style>
    <style:style style:name="ce1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7]" style:apply-style-name="Untitled1" style:base-cell-address="'Formatted data'.B7"/>
    </style:style>
    <style:style style:name="ce1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8]" style:apply-style-name="Untitled1" style:base-cell-address="'Formatted data'.B8"/>
    </style:style>
    <style:style style:name="ce1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9]" style:apply-style-name="Untitled1" style:base-cell-address="'Formatted data'.B9"/>
    </style:style>
    <style:style style:name="ce1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0]" style:apply-style-name="Untitled1" style:base-cell-address="'Formatted data'.B10"/>
    </style:style>
    <style:style style:name="ce1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1]" style:apply-style-name="Untitled1" style:base-cell-address="'Formatted data'.B11"/>
    </style:style>
    <style:style style:name="ce1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2]" style:apply-style-name="Untitled1" style:base-cell-address="'Formatted data'.B12"/>
    </style:style>
    <style:style style:name="ce1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3]" style:apply-style-name="Untitled1" style:base-cell-address="'Formatted data'.B13"/>
    </style:style>
    <style:style style:name="ce1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4]" style:apply-style-name="Untitled1" style:base-cell-address="'Formatted data'.B14"/>
    </style:style>
    <style:style style:name="ce2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5]" style:apply-style-name="Untitled1" style:base-cell-address="'Formatted data'.B15"/>
    </style:style>
    <style:style style:name="ce2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6]" style:apply-style-name="Untitled1" style:base-cell-address="'Formatted data'.B16"/>
    </style:style>
    <style:style style:name="ce2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7]" style:apply-style-name="Untitled1" style:base-cell-address="'Formatted data'.B17"/>
    </style:style>
    <style:style style:name="ce2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8]" style:apply-style-name="Untitled1" style:base-cell-address="'Formatted data'.B18"/>
    </style:style>
    <style:style style:name="ce2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9]" style:apply-style-name="Untitled1" style:base-cell-address="'Formatted data'.B19"/>
    </style:style>
    <style:style style:name="ce2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0]" style:apply-style-name="Untitled1" style:base-cell-address="'Formatted data'.B20"/>
    </style:style>
    <style:style style:name="ce2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1]" style:apply-style-name="Untitled1" style:base-cell-address="'Formatted data'.B21"/>
    </style:style>
    <style:style style:name="ce2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2]" style:apply-style-name="Untitled1" style:base-cell-address="'Formatted data'.B22"/>
    </style:style>
    <style:style style:name="ce2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3]" style:apply-style-name="Untitled1" style:base-cell-address="'Formatted data'.B23"/>
    </style:style>
    <style:style style:name="ce2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4]" style:apply-style-name="Untitled1" style:base-cell-address="'Formatted data'.B24"/>
    </style:style>
    <style:style style:name="ce3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5]" style:apply-style-name="Untitled1" style:base-cell-address="'Formatted data'.B25"/>
    </style:style>
    <style:style style:name="ce3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6]" style:apply-style-name="Untitled1" style:base-cell-address="'Formatted data'.B26"/>
    </style:style>
    <style:style style:name="ce3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7]" style:apply-style-name="Untitled1" style:base-cell-address="'Formatted data'.B27"/>
    </style:style>
    <style:style style:name="ce3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8]" style:apply-style-name="Untitled1" style:base-cell-address="'Formatted data'.B28"/>
    </style:style>
    <style:style style:name="ce3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9]" style:apply-style-name="Untitled1" style:base-cell-address="'Formatted data'.B29"/>
    </style:style>
    <style:style style:name="ce35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7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36]" style:apply-style-name="Untitled1" style:base-cell-address="'Formatted data'.B36"/>
    </style:style>
    <style:style style:name="ce38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37]" style:apply-style-name="Untitled1" style:base-cell-address="'Formatted data'.B37"/>
    </style:style>
    <style:style style:name="ce39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38]" style:apply-style-name="Untitled1" style:base-cell-address="'Formatted data'.B38"/>
    </style:style>
    <style:style style:name="ce40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39]" style:apply-style-name="Untitled1" style:base-cell-address="'Formatted data'.B39"/>
    </style:style>
    <style:style style:name="ce41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41]" style:apply-style-name="Untitled1" style:base-cell-address="'Formatted data'.B41"/>
    </style:style>
    <style:style style:name="ce43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42]" style:apply-style-name="Untitled1" style:base-cell-address="'Formatted data'.B42"/>
    </style:style>
    <style:style style:name="ce4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43]" style:apply-style-name="Untitled1" style:base-cell-address="'Formatted data'.B43"/>
    </style:style>
    <style:style style:name="ce4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44]" style:apply-style-name="Untitled1" style:base-cell-address="'Formatted data'.B44"/>
    </style:style>
    <style:style style:name="ce46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45]" style:apply-style-name="Untitled1" style:base-cell-address="'Formatted data'.B45"/>
    </style:style>
    <style:style style:name="ce47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46]" style:apply-style-name="Untitled1" style:base-cell-address="'Formatted data'.B46"/>
    </style:style>
    <style:style style:name="ce48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47]" style:apply-style-name="Untitled1" style:base-cell-address="'Formatted data'.B47"/>
    </style:style>
    <style:style style:name="ce49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48]" style:apply-style-name="Untitled1" style:base-cell-address="'Formatted data'.B48"/>
    </style:style>
    <style:style style:name="ce50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49]" style:apply-style-name="Untitled1" style:base-cell-address="'Formatted data'.B49"/>
    </style:style>
    <style:style style:name="ce51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50]" style:apply-style-name="Untitled1" style:base-cell-address="'Formatted data'.B50"/>
    </style:style>
    <style:style style:name="ce52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51]" style:apply-style-name="Untitled1" style:base-cell-address="'Formatted data'.B51"/>
    </style:style>
    <style:style style:name="ce53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52]" style:apply-style-name="Untitled1" style:base-cell-address="'Formatted data'.B52"/>
    </style:style>
    <style:style style:name="ce5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53]" style:apply-style-name="Untitled1" style:base-cell-address="'Formatted data'.B53"/>
    </style:style>
    <style:style style:name="ce5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54]" style:apply-style-name="Untitled1" style:base-cell-address="'Formatted data'.B54"/>
    </style:style>
    <style:style style:name="ce56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55]" style:apply-style-name="Untitled1" style:base-cell-address="'Formatted data'.B55"/>
    </style:style>
    <style:style style:name="ce57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56]" style:apply-style-name="Untitled1" style:base-cell-address="'Formatted data'.B56"/>
    </style:style>
    <style:style style:name="ce58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57]" style:apply-style-name="Untitled1" style:base-cell-address="'Formatted data'.B57"/>
    </style:style>
    <style:style style:name="ce59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58]" style:apply-style-name="Untitled1" style:base-cell-address="'Formatted data'.B58"/>
    </style:style>
    <style:style style:name="ce60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59]" style:apply-style-name="Untitled1" style:base-cell-address="'Formatted data'.B59"/>
    </style:style>
    <style:style style:name="ce61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60]" style:apply-style-name="Untitled1" style:base-cell-address="'Formatted data'.B60"/>
    </style:style>
    <style:style style:name="ce62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F61]" style:apply-style-name="Untitled1" style:base-cell-address="'Formatted data'.B61"/>
    </style:style>
    <style:style style:name="ce6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6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3]" style:apply-style-name="Untitled1" style:base-cell-address="'Formatted data'.C3"/>
    </style:style>
    <style:style style:name="ce6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]" style:apply-style-name="Untitled1" style:base-cell-address="'Formatted data'.C4"/>
    </style:style>
    <style:style style:name="ce6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]" style:apply-style-name="Untitled1" style:base-cell-address="'Formatted data'.C5"/>
    </style:style>
    <style:style style:name="ce6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6]" style:apply-style-name="Untitled1" style:base-cell-address="'Formatted data'.C6"/>
    </style:style>
    <style:style style:name="ce6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7]" style:apply-style-name="Untitled1" style:base-cell-address="'Formatted data'.C7"/>
    </style:style>
    <style:style style:name="ce7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8]" style:apply-style-name="Untitled1" style:base-cell-address="'Formatted data'.C8"/>
    </style:style>
    <style:style style:name="ce7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9]" style:apply-style-name="Untitled1" style:base-cell-address="'Formatted data'.C9"/>
    </style:style>
    <style:style style:name="ce7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0]" style:apply-style-name="Untitled1" style:base-cell-address="'Formatted data'.C10"/>
    </style:style>
    <style:style style:name="ce7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1]" style:apply-style-name="Untitled1" style:base-cell-address="'Formatted data'.C11"/>
    </style:style>
    <style:style style:name="ce7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2]" style:apply-style-name="Untitled1" style:base-cell-address="'Formatted data'.C12"/>
    </style:style>
    <style:style style:name="ce7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3]" style:apply-style-name="Untitled1" style:base-cell-address="'Formatted data'.C13"/>
    </style:style>
    <style:style style:name="ce7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4]" style:apply-style-name="Untitled1" style:base-cell-address="'Formatted data'.C14"/>
    </style:style>
    <style:style style:name="ce7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5]" style:apply-style-name="Untitled1" style:base-cell-address="'Formatted data'.C15"/>
    </style:style>
    <style:style style:name="ce7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6]" style:apply-style-name="Untitled1" style:base-cell-address="'Formatted data'.C16"/>
    </style:style>
    <style:style style:name="ce7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7]" style:apply-style-name="Untitled1" style:base-cell-address="'Formatted data'.C17"/>
    </style:style>
    <style:style style:name="ce8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8]" style:apply-style-name="Untitled1" style:base-cell-address="'Formatted data'.C18"/>
    </style:style>
    <style:style style:name="ce8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9]" style:apply-style-name="Untitled1" style:base-cell-address="'Formatted data'.C19"/>
    </style:style>
    <style:style style:name="ce8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0]" style:apply-style-name="Untitled1" style:base-cell-address="'Formatted data'.C20"/>
    </style:style>
    <style:style style:name="ce8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1]" style:apply-style-name="Untitled1" style:base-cell-address="'Formatted data'.C21"/>
    </style:style>
    <style:style style:name="ce8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2]" style:apply-style-name="Untitled1" style:base-cell-address="'Formatted data'.C22"/>
    </style:style>
    <style:style style:name="ce8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3]" style:apply-style-name="Untitled1" style:base-cell-address="'Formatted data'.C23"/>
    </style:style>
    <style:style style:name="ce8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4]" style:apply-style-name="Untitled1" style:base-cell-address="'Formatted data'.C24"/>
    </style:style>
    <style:style style:name="ce8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5]" style:apply-style-name="Untitled1" style:base-cell-address="'Formatted data'.C25"/>
    </style:style>
    <style:style style:name="ce8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6]" style:apply-style-name="Untitled1" style:base-cell-address="'Formatted data'.C26"/>
    </style:style>
    <style:style style:name="ce8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7]" style:apply-style-name="Untitled1" style:base-cell-address="'Formatted data'.C27"/>
    </style:style>
    <style:style style:name="ce9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8]" style:apply-style-name="Untitled1" style:base-cell-address="'Formatted data'.C28"/>
    </style:style>
    <style:style style:name="ce9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9]" style:apply-style-name="Untitled1" style:base-cell-address="'Formatted data'.C29"/>
    </style:style>
    <style:style style:name="ce9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9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36]" style:apply-style-name="Untitled1" style:base-cell-address="'Formatted data'.C36"/>
    </style:style>
    <style:style style:name="ce9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37]" style:apply-style-name="Untitled1" style:base-cell-address="'Formatted data'.C37"/>
    </style:style>
    <style:style style:name="ce9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38]" style:apply-style-name="Untitled1" style:base-cell-address="'Formatted data'.C38"/>
    </style:style>
    <style:style style:name="ce9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39]" style:apply-style-name="Untitled1" style:base-cell-address="'Formatted data'.C39"/>
    </style:style>
    <style:style style:name="ce9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9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1]" style:apply-style-name="Untitled1" style:base-cell-address="'Formatted data'.C41"/>
    </style:style>
    <style:style style:name="ce9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2]" style:apply-style-name="Untitled1" style:base-cell-address="'Formatted data'.C42"/>
    </style:style>
    <style:style style:name="ce10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3]" style:apply-style-name="Untitled1" style:base-cell-address="'Formatted data'.C43"/>
    </style:style>
    <style:style style:name="ce10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4]" style:apply-style-name="Untitled1" style:base-cell-address="'Formatted data'.C44"/>
    </style:style>
    <style:style style:name="ce10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5]" style:apply-style-name="Untitled1" style:base-cell-address="'Formatted data'.C45"/>
    </style:style>
    <style:style style:name="ce10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6]" style:apply-style-name="Untitled1" style:base-cell-address="'Formatted data'.C46"/>
    </style:style>
    <style:style style:name="ce10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7]" style:apply-style-name="Untitled1" style:base-cell-address="'Formatted data'.C47"/>
    </style:style>
    <style:style style:name="ce10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8]" style:apply-style-name="Untitled1" style:base-cell-address="'Formatted data'.C48"/>
    </style:style>
    <style:style style:name="ce10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9]" style:apply-style-name="Untitled1" style:base-cell-address="'Formatted data'.C49"/>
    </style:style>
    <style:style style:name="ce10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0]" style:apply-style-name="Untitled1" style:base-cell-address="'Formatted data'.C50"/>
    </style:style>
    <style:style style:name="ce10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1]" style:apply-style-name="Untitled1" style:base-cell-address="'Formatted data'.C51"/>
    </style:style>
    <style:style style:name="ce10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2]" style:apply-style-name="Untitled1" style:base-cell-address="'Formatted data'.C52"/>
    </style:style>
    <style:style style:name="ce11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3]" style:apply-style-name="Untitled1" style:base-cell-address="'Formatted data'.C53"/>
    </style:style>
    <style:style style:name="ce11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4]" style:apply-style-name="Untitled1" style:base-cell-address="'Formatted data'.C54"/>
    </style:style>
    <style:style style:name="ce11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5]" style:apply-style-name="Untitled1" style:base-cell-address="'Formatted data'.C55"/>
    </style:style>
    <style:style style:name="ce11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6]" style:apply-style-name="Untitled1" style:base-cell-address="'Formatted data'.C56"/>
    </style:style>
    <style:style style:name="ce11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7]" style:apply-style-name="Untitled1" style:base-cell-address="'Formatted data'.C57"/>
    </style:style>
    <style:style style:name="ce11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8]" style:apply-style-name="Untitled1" style:base-cell-address="'Formatted data'.C58"/>
    </style:style>
    <style:style style:name="ce11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9]" style:apply-style-name="Untitled1" style:base-cell-address="'Formatted data'.C59"/>
    </style:style>
    <style:style style:name="ce11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60]" style:apply-style-name="Untitled1" style:base-cell-address="'Formatted data'.C60"/>
    </style:style>
    <style:style style:name="ce11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61]" style:apply-style-name="Untitled1" style:base-cell-address="'Formatted data'.C61"/>
    </style:style>
    <style:style style:name="ce11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3]" style:apply-style-name="Untitled1" style:base-cell-address="'Formatted data'.D3"/>
    </style:style>
    <style:style style:name="ce12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]" style:apply-style-name="Untitled1" style:base-cell-address="'Formatted data'.D4"/>
    </style:style>
    <style:style style:name="ce12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]" style:apply-style-name="Untitled1" style:base-cell-address="'Formatted data'.D5"/>
    </style:style>
    <style:style style:name="ce12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6]" style:apply-style-name="Untitled1" style:base-cell-address="'Formatted data'.D6"/>
    </style:style>
    <style:style style:name="ce12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7]" style:apply-style-name="Untitled1" style:base-cell-address="'Formatted data'.D7"/>
    </style:style>
    <style:style style:name="ce12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8]" style:apply-style-name="Untitled1" style:base-cell-address="'Formatted data'.D8"/>
    </style:style>
    <style:style style:name="ce12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9]" style:apply-style-name="Untitled1" style:base-cell-address="'Formatted data'.D9"/>
    </style:style>
    <style:style style:name="ce12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0]" style:apply-style-name="Untitled1" style:base-cell-address="'Formatted data'.D10"/>
    </style:style>
    <style:style style:name="ce12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1]" style:apply-style-name="Untitled1" style:base-cell-address="'Formatted data'.D11"/>
    </style:style>
    <style:style style:name="ce12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2]" style:apply-style-name="Untitled1" style:base-cell-address="'Formatted data'.D12"/>
    </style:style>
    <style:style style:name="ce12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3]" style:apply-style-name="Untitled1" style:base-cell-address="'Formatted data'.D13"/>
    </style:style>
    <style:style style:name="ce13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4]" style:apply-style-name="Untitled1" style:base-cell-address="'Formatted data'.D14"/>
    </style:style>
    <style:style style:name="ce13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5]" style:apply-style-name="Untitled1" style:base-cell-address="'Formatted data'.D15"/>
    </style:style>
    <style:style style:name="ce13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6]" style:apply-style-name="Untitled1" style:base-cell-address="'Formatted data'.D16"/>
    </style:style>
    <style:style style:name="ce13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7]" style:apply-style-name="Untitled1" style:base-cell-address="'Formatted data'.D17"/>
    </style:style>
    <style:style style:name="ce13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8]" style:apply-style-name="Untitled1" style:base-cell-address="'Formatted data'.D18"/>
    </style:style>
    <style:style style:name="ce13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9]" style:apply-style-name="Untitled1" style:base-cell-address="'Formatted data'.D19"/>
    </style:style>
    <style:style style:name="ce13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0]" style:apply-style-name="Untitled1" style:base-cell-address="'Formatted data'.D20"/>
    </style:style>
    <style:style style:name="ce13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1]" style:apply-style-name="Untitled1" style:base-cell-address="'Formatted data'.D21"/>
    </style:style>
    <style:style style:name="ce13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2]" style:apply-style-name="Untitled1" style:base-cell-address="'Formatted data'.D22"/>
    </style:style>
    <style:style style:name="ce13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3]" style:apply-style-name="Untitled1" style:base-cell-address="'Formatted data'.D23"/>
    </style:style>
    <style:style style:name="ce14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4]" style:apply-style-name="Untitled1" style:base-cell-address="'Formatted data'.D24"/>
    </style:style>
    <style:style style:name="ce14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5]" style:apply-style-name="Untitled1" style:base-cell-address="'Formatted data'.D25"/>
    </style:style>
    <style:style style:name="ce14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6]" style:apply-style-name="Untitled1" style:base-cell-address="'Formatted data'.D26"/>
    </style:style>
    <style:style style:name="ce14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7]" style:apply-style-name="Untitled1" style:base-cell-address="'Formatted data'.D27"/>
    </style:style>
    <style:style style:name="ce14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8]" style:apply-style-name="Untitled1" style:base-cell-address="'Formatted data'.D28"/>
    </style:style>
    <style:style style:name="ce14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9]" style:apply-style-name="Untitled1" style:base-cell-address="'Formatted data'.D29"/>
    </style:style>
    <style:style style:name="ce14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14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36]" style:apply-style-name="Untitled1" style:base-cell-address="'Formatted data'.D36"/>
    </style:style>
    <style:style style:name="ce14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37]" style:apply-style-name="Untitled1" style:base-cell-address="'Formatted data'.D37"/>
    </style:style>
    <style:style style:name="ce14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38]" style:apply-style-name="Untitled1" style:base-cell-address="'Formatted data'.D38"/>
    </style:style>
    <style:style style:name="ce15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39]" style:apply-style-name="Untitled1" style:base-cell-address="'Formatted data'.D39"/>
    </style:style>
    <style:style style:name="ce15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15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1]" style:apply-style-name="Untitled1" style:base-cell-address="'Formatted data'.D41"/>
    </style:style>
    <style:style style:name="ce15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2]" style:apply-style-name="Untitled1" style:base-cell-address="'Formatted data'.D42"/>
    </style:style>
    <style:style style:name="ce15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3]" style:apply-style-name="Untitled1" style:base-cell-address="'Formatted data'.D43"/>
    </style:style>
    <style:style style:name="ce15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4]" style:apply-style-name="Untitled1" style:base-cell-address="'Formatted data'.D44"/>
    </style:style>
    <style:style style:name="ce15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5]" style:apply-style-name="Untitled1" style:base-cell-address="'Formatted data'.D45"/>
    </style:style>
    <style:style style:name="ce15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6]" style:apply-style-name="Untitled1" style:base-cell-address="'Formatted data'.D46"/>
    </style:style>
    <style:style style:name="ce15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7]" style:apply-style-name="Untitled1" style:base-cell-address="'Formatted data'.D47"/>
    </style:style>
    <style:style style:name="ce15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8]" style:apply-style-name="Untitled1" style:base-cell-address="'Formatted data'.D48"/>
    </style:style>
    <style:style style:name="ce16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9]" style:apply-style-name="Untitled1" style:base-cell-address="'Formatted data'.D49"/>
    </style:style>
    <style:style style:name="ce16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0]" style:apply-style-name="Untitled1" style:base-cell-address="'Formatted data'.D50"/>
    </style:style>
    <style:style style:name="ce16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1]" style:apply-style-name="Untitled1" style:base-cell-address="'Formatted data'.D51"/>
    </style:style>
    <style:style style:name="ce16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2]" style:apply-style-name="Untitled1" style:base-cell-address="'Formatted data'.D52"/>
    </style:style>
    <style:style style:name="ce16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3]" style:apply-style-name="Untitled1" style:base-cell-address="'Formatted data'.D53"/>
    </style:style>
    <style:style style:name="ce16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4]" style:apply-style-name="Untitled1" style:base-cell-address="'Formatted data'.D54"/>
    </style:style>
    <style:style style:name="ce16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5]" style:apply-style-name="Untitled1" style:base-cell-address="'Formatted data'.D55"/>
    </style:style>
    <style:style style:name="ce16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6]" style:apply-style-name="Untitled1" style:base-cell-address="'Formatted data'.D56"/>
    </style:style>
    <style:style style:name="ce16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7]" style:apply-style-name="Untitled1" style:base-cell-address="'Formatted data'.D57"/>
    </style:style>
    <style:style style:name="ce16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8]" style:apply-style-name="Untitled1" style:base-cell-address="'Formatted data'.D58"/>
    </style:style>
    <style:style style:name="ce17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9]" style:apply-style-name="Untitled1" style:base-cell-address="'Formatted data'.D59"/>
    </style:style>
    <style:style style:name="ce17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60]" style:apply-style-name="Untitled1" style:base-cell-address="'Formatted data'.D60"/>
    </style:style>
    <style:style style:name="ce17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61]" style:apply-style-name="Untitled1" style:base-cell-address="'Formatted data'.D61"/>
    </style:style>
    <style:style style:name="ce17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3]" style:apply-style-name="Untitled1" style:base-cell-address="'Formatted data'.E3"/>
    </style:style>
    <style:style style:name="ce17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]" style:apply-style-name="Untitled1" style:base-cell-address="'Formatted data'.E4"/>
    </style:style>
    <style:style style:name="ce17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]" style:apply-style-name="Untitled1" style:base-cell-address="'Formatted data'.E5"/>
    </style:style>
    <style:style style:name="ce17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6]" style:apply-style-name="Untitled1" style:base-cell-address="'Formatted data'.E6"/>
    </style:style>
    <style:style style:name="ce17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7]" style:apply-style-name="Untitled1" style:base-cell-address="'Formatted data'.E7"/>
    </style:style>
    <style:style style:name="ce17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8]" style:apply-style-name="Untitled1" style:base-cell-address="'Formatted data'.E8"/>
    </style:style>
    <style:style style:name="ce17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9]" style:apply-style-name="Untitled1" style:base-cell-address="'Formatted data'.E9"/>
    </style:style>
    <style:style style:name="ce18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0]" style:apply-style-name="Untitled1" style:base-cell-address="'Formatted data'.E10"/>
    </style:style>
    <style:style style:name="ce18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1]" style:apply-style-name="Untitled1" style:base-cell-address="'Formatted data'.E11"/>
    </style:style>
    <style:style style:name="ce18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2]" style:apply-style-name="Untitled1" style:base-cell-address="'Formatted data'.E12"/>
    </style:style>
    <style:style style:name="ce18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3]" style:apply-style-name="Untitled1" style:base-cell-address="'Formatted data'.E13"/>
    </style:style>
    <style:style style:name="ce18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4]" style:apply-style-name="Untitled1" style:base-cell-address="'Formatted data'.E14"/>
    </style:style>
    <style:style style:name="ce18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5]" style:apply-style-name="Untitled1" style:base-cell-address="'Formatted data'.E15"/>
    </style:style>
    <style:style style:name="ce18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6]" style:apply-style-name="Untitled1" style:base-cell-address="'Formatted data'.E16"/>
    </style:style>
    <style:style style:name="ce18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7]" style:apply-style-name="Untitled1" style:base-cell-address="'Formatted data'.E17"/>
    </style:style>
    <style:style style:name="ce18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8]" style:apply-style-name="Untitled1" style:base-cell-address="'Formatted data'.E18"/>
    </style:style>
    <style:style style:name="ce18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19]" style:apply-style-name="Untitled1" style:base-cell-address="'Formatted data'.E19"/>
    </style:style>
    <style:style style:name="ce19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0]" style:apply-style-name="Untitled1" style:base-cell-address="'Formatted data'.E20"/>
    </style:style>
    <style:style style:name="ce19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1]" style:apply-style-name="Untitled1" style:base-cell-address="'Formatted data'.E21"/>
    </style:style>
    <style:style style:name="ce19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2]" style:apply-style-name="Untitled1" style:base-cell-address="'Formatted data'.E22"/>
    </style:style>
    <style:style style:name="ce19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3]" style:apply-style-name="Untitled1" style:base-cell-address="'Formatted data'.E23"/>
    </style:style>
    <style:style style:name="ce19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4]" style:apply-style-name="Untitled1" style:base-cell-address="'Formatted data'.E24"/>
    </style:style>
    <style:style style:name="ce19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5]" style:apply-style-name="Untitled1" style:base-cell-address="'Formatted data'.E25"/>
    </style:style>
    <style:style style:name="ce19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6]" style:apply-style-name="Untitled1" style:base-cell-address="'Formatted data'.E26"/>
    </style:style>
    <style:style style:name="ce19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7]" style:apply-style-name="Untitled1" style:base-cell-address="'Formatted data'.E27"/>
    </style:style>
    <style:style style:name="ce19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8]" style:apply-style-name="Untitled1" style:base-cell-address="'Formatted data'.E28"/>
    </style:style>
    <style:style style:name="ce19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29]" style:apply-style-name="Untitled1" style:base-cell-address="'Formatted data'.E29"/>
    </style:style>
    <style:style style:name="ce20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35]" style:apply-style-name="Untitled1" style:base-cell-address="'Formatted data'.E35"/>
    </style:style>
    <style:style style:name="ce20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36]" style:apply-style-name="Untitled1" style:base-cell-address="'Formatted data'.E36"/>
    </style:style>
    <style:style style:name="ce20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37]" style:apply-style-name="Untitled1" style:base-cell-address="'Formatted data'.E37"/>
    </style:style>
    <style:style style:name="ce20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38]" style:apply-style-name="Untitled1" style:base-cell-address="'Formatted data'.E38"/>
    </style:style>
    <style:style style:name="ce20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39]" style:apply-style-name="Untitled1" style:base-cell-address="'Formatted data'.E39"/>
    </style:style>
    <style:style style:name="ce20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0]" style:apply-style-name="Untitled1" style:base-cell-address="'Formatted data'.E40"/>
    </style:style>
    <style:style style:name="ce20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1]" style:apply-style-name="Untitled1" style:base-cell-address="'Formatted data'.E41"/>
    </style:style>
    <style:style style:name="ce20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2]" style:apply-style-name="Untitled1" style:base-cell-address="'Formatted data'.E42"/>
    </style:style>
    <style:style style:name="ce20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3]" style:apply-style-name="Untitled1" style:base-cell-address="'Formatted data'.E43"/>
    </style:style>
    <style:style style:name="ce20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4]" style:apply-style-name="Untitled1" style:base-cell-address="'Formatted data'.E44"/>
    </style:style>
    <style:style style:name="ce21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5]" style:apply-style-name="Untitled1" style:base-cell-address="'Formatted data'.E45"/>
    </style:style>
    <style:style style:name="ce21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6]" style:apply-style-name="Untitled1" style:base-cell-address="'Formatted data'.E46"/>
    </style:style>
    <style:style style:name="ce21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7]" style:apply-style-name="Untitled1" style:base-cell-address="'Formatted data'.E47"/>
    </style:style>
    <style:style style:name="ce21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8]" style:apply-style-name="Untitled1" style:base-cell-address="'Formatted data'.E48"/>
    </style:style>
    <style:style style:name="ce21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49]" style:apply-style-name="Untitled1" style:base-cell-address="'Formatted data'.E49"/>
    </style:style>
    <style:style style:name="ce21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0]" style:apply-style-name="Untitled1" style:base-cell-address="'Formatted data'.E50"/>
    </style:style>
    <style:style style:name="ce21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1]" style:apply-style-name="Untitled1" style:base-cell-address="'Formatted data'.E51"/>
    </style:style>
    <style:style style:name="ce21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2]" style:apply-style-name="Untitled1" style:base-cell-address="'Formatted data'.E52"/>
    </style:style>
    <style:style style:name="ce21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3]" style:apply-style-name="Untitled1" style:base-cell-address="'Formatted data'.E53"/>
    </style:style>
    <style:style style:name="ce21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4]" style:apply-style-name="Untitled1" style:base-cell-address="'Formatted data'.E54"/>
    </style:style>
    <style:style style:name="ce22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5]" style:apply-style-name="Untitled1" style:base-cell-address="'Formatted data'.E55"/>
    </style:style>
    <style:style style:name="ce22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6]" style:apply-style-name="Untitled1" style:base-cell-address="'Formatted data'.E56"/>
    </style:style>
    <style:style style:name="ce22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7]" style:apply-style-name="Untitled1" style:base-cell-address="'Formatted data'.E57"/>
    </style:style>
    <style:style style:name="ce22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8]" style:apply-style-name="Untitled1" style:base-cell-address="'Formatted data'.E58"/>
    </style:style>
    <style:style style:name="ce22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59]" style:apply-style-name="Untitled1" style:base-cell-address="'Formatted data'.E59"/>
    </style:style>
    <style:style style:name="ce22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60]" style:apply-style-name="Untitled1" style:base-cell-address="'Formatted data'.E60"/>
    </style:style>
    <style:style style:name="ce22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F61]" style:apply-style-name="Untitled1" style:base-cell-address="'Formatted data'.E61"/>
    </style:style>
    <style:style style:name="ce227" style:family="table-cell" style:parent-style-name="Default">
      <style:table-cell-properties fo:border="0.06pt solid #000000"/>
    </style:style>
    <style:style style:name="ce22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229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FreeSans"/>
    </style:style>
    <style:style style:name="ce230" style:family="table-cell" style:parent-style-name="Default">
      <style:table-cell-properties fo:background-color="transparent" fo:border="none"/>
    </style:style>
    <style:style style:name="ce23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23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3]" style:apply-style-name="Untitled1" style:base-cell-address="'Formatted data'.J3"/>
    </style:style>
    <style:style style:name="ce23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]" style:apply-style-name="Untitled1" style:base-cell-address="'Formatted data'.J4"/>
    </style:style>
    <style:style style:name="ce23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]" style:apply-style-name="Untitled1" style:base-cell-address="'Formatted data'.J5"/>
    </style:style>
    <style:style style:name="ce23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6]" style:apply-style-name="Untitled1" style:base-cell-address="'Formatted data'.J6"/>
    </style:style>
    <style:style style:name="ce23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7]" style:apply-style-name="Untitled1" style:base-cell-address="'Formatted data'.J7"/>
    </style:style>
    <style:style style:name="ce23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8]" style:apply-style-name="Untitled1" style:base-cell-address="'Formatted data'.J8"/>
    </style:style>
    <style:style style:name="ce23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9]" style:apply-style-name="Untitled1" style:base-cell-address="'Formatted data'.J9"/>
    </style:style>
    <style:style style:name="ce24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0]" style:apply-style-name="Untitled1" style:base-cell-address="'Formatted data'.J10"/>
    </style:style>
    <style:style style:name="ce24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1]" style:apply-style-name="Untitled1" style:base-cell-address="'Formatted data'.J11"/>
    </style:style>
    <style:style style:name="ce24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2]" style:apply-style-name="Untitled1" style:base-cell-address="'Formatted data'.J12"/>
    </style:style>
    <style:style style:name="ce24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3]" style:apply-style-name="Untitled1" style:base-cell-address="'Formatted data'.J13"/>
    </style:style>
    <style:style style:name="ce24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4]" style:apply-style-name="Untitled1" style:base-cell-address="'Formatted data'.J14"/>
    </style:style>
    <style:style style:name="ce24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5]" style:apply-style-name="Untitled1" style:base-cell-address="'Formatted data'.J15"/>
    </style:style>
    <style:style style:name="ce24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6]" style:apply-style-name="Untitled1" style:base-cell-address="'Formatted data'.J16"/>
    </style:style>
    <style:style style:name="ce24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7]" style:apply-style-name="Untitled1" style:base-cell-address="'Formatted data'.J17"/>
    </style:style>
    <style:style style:name="ce24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8]" style:apply-style-name="Untitled1" style:base-cell-address="'Formatted data'.J18"/>
    </style:style>
    <style:style style:name="ce24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9]" style:apply-style-name="Untitled1" style:base-cell-address="'Formatted data'.J19"/>
    </style:style>
    <style:style style:name="ce25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0]" style:apply-style-name="Untitled1" style:base-cell-address="'Formatted data'.J20"/>
    </style:style>
    <style:style style:name="ce25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1]" style:apply-style-name="Untitled1" style:base-cell-address="'Formatted data'.J21"/>
    </style:style>
    <style:style style:name="ce25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2]" style:apply-style-name="Untitled1" style:base-cell-address="'Formatted data'.J22"/>
    </style:style>
    <style:style style:name="ce25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3]" style:apply-style-name="Untitled1" style:base-cell-address="'Formatted data'.J23"/>
    </style:style>
    <style:style style:name="ce25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4]" style:apply-style-name="Untitled1" style:base-cell-address="'Formatted data'.J24"/>
    </style:style>
    <style:style style:name="ce25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5]" style:apply-style-name="Untitled1" style:base-cell-address="'Formatted data'.J25"/>
    </style:style>
    <style:style style:name="ce25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6]" style:apply-style-name="Untitled1" style:base-cell-address="'Formatted data'.J26"/>
    </style:style>
    <style:style style:name="ce25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7]" style:apply-style-name="Untitled1" style:base-cell-address="'Formatted data'.J27"/>
    </style:style>
    <style:style style:name="ce25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8]" style:apply-style-name="Untitled1" style:base-cell-address="'Formatted data'.J28"/>
    </style:style>
    <style:style style:name="ce25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9]" style:apply-style-name="Untitled1" style:base-cell-address="'Formatted data'.J29"/>
    </style:style>
    <style:style style:name="ce260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61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36]" style:apply-style-name="Untitled1" style:base-cell-address="'Formatted data'.J36"/>
    </style:style>
    <style:style style:name="ce262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37]" style:apply-style-name="Untitled1" style:base-cell-address="'Formatted data'.J37"/>
    </style:style>
    <style:style style:name="ce263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38]" style:apply-style-name="Untitled1" style:base-cell-address="'Formatted data'.J38"/>
    </style:style>
    <style:style style:name="ce26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39]" style:apply-style-name="Untitled1" style:base-cell-address="'Formatted data'.J39"/>
    </style:style>
    <style:style style:name="ce26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40]" style:apply-style-name="Untitled1" style:base-cell-address="'Formatted data'.J40"/>
    </style:style>
    <style:style style:name="ce266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41]" style:apply-style-name="Untitled1" style:base-cell-address="'Formatted data'.J41"/>
    </style:style>
    <style:style style:name="ce267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42]" style:apply-style-name="Untitled1" style:base-cell-address="'Formatted data'.J42"/>
    </style:style>
    <style:style style:name="ce268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43]" style:apply-style-name="Untitled1" style:base-cell-address="'Formatted data'.J43"/>
    </style:style>
    <style:style style:name="ce269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44]" style:apply-style-name="Untitled1" style:base-cell-address="'Formatted data'.J44"/>
    </style:style>
    <style:style style:name="ce270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45]" style:apply-style-name="Untitled1" style:base-cell-address="'Formatted data'.J45"/>
    </style:style>
    <style:style style:name="ce271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46]" style:apply-style-name="Untitled1" style:base-cell-address="'Formatted data'.J46"/>
    </style:style>
    <style:style style:name="ce272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47]" style:apply-style-name="Untitled1" style:base-cell-address="'Formatted data'.J47"/>
    </style:style>
    <style:style style:name="ce273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48]" style:apply-style-name="Untitled1" style:base-cell-address="'Formatted data'.J48"/>
    </style:style>
    <style:style style:name="ce27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49]" style:apply-style-name="Untitled1" style:base-cell-address="'Formatted data'.J49"/>
    </style:style>
    <style:style style:name="ce27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50]" style:apply-style-name="Untitled1" style:base-cell-address="'Formatted data'.J50"/>
    </style:style>
    <style:style style:name="ce276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51]" style:apply-style-name="Untitled1" style:base-cell-address="'Formatted data'.J51"/>
    </style:style>
    <style:style style:name="ce277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52]" style:apply-style-name="Untitled1" style:base-cell-address="'Formatted data'.J52"/>
    </style:style>
    <style:style style:name="ce278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53]" style:apply-style-name="Untitled1" style:base-cell-address="'Formatted data'.J53"/>
    </style:style>
    <style:style style:name="ce279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54]" style:apply-style-name="Untitled1" style:base-cell-address="'Formatted data'.J54"/>
    </style:style>
    <style:style style:name="ce280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55]" style:apply-style-name="Untitled1" style:base-cell-address="'Formatted data'.J55"/>
    </style:style>
    <style:style style:name="ce281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56]" style:apply-style-name="Untitled1" style:base-cell-address="'Formatted data'.J56"/>
    </style:style>
    <style:style style:name="ce282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57]" style:apply-style-name="Untitled1" style:base-cell-address="'Formatted data'.J57"/>
    </style:style>
    <style:style style:name="ce283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58]" style:apply-style-name="Untitled1" style:base-cell-address="'Formatted data'.J58"/>
    </style:style>
    <style:style style:name="ce28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59]" style:apply-style-name="Untitled1" style:base-cell-address="'Formatted data'.J59"/>
    </style:style>
    <style:style style:name="ce28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60]" style:apply-style-name="Untitled1" style:base-cell-address="'Formatted data'.J60"/>
    </style:style>
    <style:style style:name="ce286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in"/>
      <style:map style:condition="cell-content()=[.$N61]" style:apply-style-name="Untitled1" style:base-cell-address="'Formatted data'.J61"/>
    </style:style>
    <style:style style:name="ce28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3]" style:apply-style-name="Untitled1" style:base-cell-address="'Formatted data'.K3"/>
    </style:style>
    <style:style style:name="ce28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]" style:apply-style-name="Untitled1" style:base-cell-address="'Formatted data'.K4"/>
    </style:style>
    <style:style style:name="ce28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]" style:apply-style-name="Untitled1" style:base-cell-address="'Formatted data'.K5"/>
    </style:style>
    <style:style style:name="ce29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6]" style:apply-style-name="Untitled1" style:base-cell-address="'Formatted data'.K6"/>
    </style:style>
    <style:style style:name="ce29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7]" style:apply-style-name="Untitled1" style:base-cell-address="'Formatted data'.K7"/>
    </style:style>
    <style:style style:name="ce29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8]" style:apply-style-name="Untitled1" style:base-cell-address="'Formatted data'.K8"/>
    </style:style>
    <style:style style:name="ce29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9]" style:apply-style-name="Untitled1" style:base-cell-address="'Formatted data'.K9"/>
    </style:style>
    <style:style style:name="ce29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0]" style:apply-style-name="Untitled1" style:base-cell-address="'Formatted data'.K10"/>
    </style:style>
    <style:style style:name="ce29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1]" style:apply-style-name="Untitled1" style:base-cell-address="'Formatted data'.K11"/>
    </style:style>
    <style:style style:name="ce29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2]" style:apply-style-name="Untitled1" style:base-cell-address="'Formatted data'.K12"/>
    </style:style>
    <style:style style:name="ce29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3]" style:apply-style-name="Untitled1" style:base-cell-address="'Formatted data'.K13"/>
    </style:style>
    <style:style style:name="ce29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4]" style:apply-style-name="Untitled1" style:base-cell-address="'Formatted data'.K14"/>
    </style:style>
    <style:style style:name="ce29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5]" style:apply-style-name="Untitled1" style:base-cell-address="'Formatted data'.K15"/>
    </style:style>
    <style:style style:name="ce30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6]" style:apply-style-name="Untitled1" style:base-cell-address="'Formatted data'.K16"/>
    </style:style>
    <style:style style:name="ce30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7]" style:apply-style-name="Untitled1" style:base-cell-address="'Formatted data'.K17"/>
    </style:style>
    <style:style style:name="ce30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8]" style:apply-style-name="Untitled1" style:base-cell-address="'Formatted data'.K18"/>
    </style:style>
    <style:style style:name="ce30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9]" style:apply-style-name="Untitled1" style:base-cell-address="'Formatted data'.K19"/>
    </style:style>
    <style:style style:name="ce30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0]" style:apply-style-name="Untitled1" style:base-cell-address="'Formatted data'.K20"/>
    </style:style>
    <style:style style:name="ce30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1]" style:apply-style-name="Untitled1" style:base-cell-address="'Formatted data'.K21"/>
    </style:style>
    <style:style style:name="ce30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2]" style:apply-style-name="Untitled1" style:base-cell-address="'Formatted data'.K22"/>
    </style:style>
    <style:style style:name="ce30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3]" style:apply-style-name="Untitled1" style:base-cell-address="'Formatted data'.K23"/>
    </style:style>
    <style:style style:name="ce30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4]" style:apply-style-name="Untitled1" style:base-cell-address="'Formatted data'.K24"/>
    </style:style>
    <style:style style:name="ce30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5]" style:apply-style-name="Untitled1" style:base-cell-address="'Formatted data'.K25"/>
    </style:style>
    <style:style style:name="ce31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6]" style:apply-style-name="Untitled1" style:base-cell-address="'Formatted data'.K26"/>
    </style:style>
    <style:style style:name="ce31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7]" style:apply-style-name="Untitled1" style:base-cell-address="'Formatted data'.K27"/>
    </style:style>
    <style:style style:name="ce31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8]" style:apply-style-name="Untitled1" style:base-cell-address="'Formatted data'.K28"/>
    </style:style>
    <style:style style:name="ce31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9]" style:apply-style-name="Untitled1" style:base-cell-address="'Formatted data'.K29"/>
    </style:style>
    <style:style style:name="ce31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31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36]" style:apply-style-name="Untitled1" style:base-cell-address="'Formatted data'.K36"/>
    </style:style>
    <style:style style:name="ce31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37]" style:apply-style-name="Untitled1" style:base-cell-address="'Formatted data'.K37"/>
    </style:style>
    <style:style style:name="ce31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38]" style:apply-style-name="Untitled1" style:base-cell-address="'Formatted data'.K38"/>
    </style:style>
    <style:style style:name="ce31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39]" style:apply-style-name="Untitled1" style:base-cell-address="'Formatted data'.K39"/>
    </style:style>
    <style:style style:name="ce31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0]" style:apply-style-name="Untitled1" style:base-cell-address="'Formatted data'.K40"/>
    </style:style>
    <style:style style:name="ce32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1]" style:apply-style-name="Untitled1" style:base-cell-address="'Formatted data'.K41"/>
    </style:style>
    <style:style style:name="ce32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2]" style:apply-style-name="Untitled1" style:base-cell-address="'Formatted data'.K42"/>
    </style:style>
    <style:style style:name="ce32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3]" style:apply-style-name="Untitled1" style:base-cell-address="'Formatted data'.K43"/>
    </style:style>
    <style:style style:name="ce32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4]" style:apply-style-name="Untitled1" style:base-cell-address="'Formatted data'.K44"/>
    </style:style>
    <style:style style:name="ce32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5]" style:apply-style-name="Untitled1" style:base-cell-address="'Formatted data'.K45"/>
    </style:style>
    <style:style style:name="ce32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6]" style:apply-style-name="Untitled1" style:base-cell-address="'Formatted data'.K46"/>
    </style:style>
    <style:style style:name="ce32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7]" style:apply-style-name="Untitled1" style:base-cell-address="'Formatted data'.K47"/>
    </style:style>
    <style:style style:name="ce32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8]" style:apply-style-name="Untitled1" style:base-cell-address="'Formatted data'.K48"/>
    </style:style>
    <style:style style:name="ce32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9]" style:apply-style-name="Untitled1" style:base-cell-address="'Formatted data'.K49"/>
    </style:style>
    <style:style style:name="ce32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0]" style:apply-style-name="Untitled1" style:base-cell-address="'Formatted data'.K50"/>
    </style:style>
    <style:style style:name="ce33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1]" style:apply-style-name="Untitled1" style:base-cell-address="'Formatted data'.K51"/>
    </style:style>
    <style:style style:name="ce33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2]" style:apply-style-name="Untitled1" style:base-cell-address="'Formatted data'.K52"/>
    </style:style>
    <style:style style:name="ce33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3]" style:apply-style-name="Untitled1" style:base-cell-address="'Formatted data'.K53"/>
    </style:style>
    <style:style style:name="ce33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4]" style:apply-style-name="Untitled1" style:base-cell-address="'Formatted data'.K54"/>
    </style:style>
    <style:style style:name="ce33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5]" style:apply-style-name="Untitled1" style:base-cell-address="'Formatted data'.K55"/>
    </style:style>
    <style:style style:name="ce33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6]" style:apply-style-name="Untitled1" style:base-cell-address="'Formatted data'.K56"/>
    </style:style>
    <style:style style:name="ce33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7]" style:apply-style-name="Untitled1" style:base-cell-address="'Formatted data'.K57"/>
    </style:style>
    <style:style style:name="ce33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8]" style:apply-style-name="Untitled1" style:base-cell-address="'Formatted data'.K58"/>
    </style:style>
    <style:style style:name="ce33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9]" style:apply-style-name="Untitled1" style:base-cell-address="'Formatted data'.K59"/>
    </style:style>
    <style:style style:name="ce33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60]" style:apply-style-name="Untitled1" style:base-cell-address="'Formatted data'.K60"/>
    </style:style>
    <style:style style:name="ce34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61]" style:apply-style-name="Untitled1" style:base-cell-address="'Formatted data'.K61"/>
    </style:style>
    <style:style style:name="ce34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3]" style:apply-style-name="Untitled1" style:base-cell-address="'Formatted data'.L3"/>
    </style:style>
    <style:style style:name="ce34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]" style:apply-style-name="Untitled1" style:base-cell-address="'Formatted data'.L4"/>
    </style:style>
    <style:style style:name="ce34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]" style:apply-style-name="Untitled1" style:base-cell-address="'Formatted data'.L5"/>
    </style:style>
    <style:style style:name="ce34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6]" style:apply-style-name="Untitled1" style:base-cell-address="'Formatted data'.L6"/>
    </style:style>
    <style:style style:name="ce34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7]" style:apply-style-name="Untitled1" style:base-cell-address="'Formatted data'.L7"/>
    </style:style>
    <style:style style:name="ce34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8]" style:apply-style-name="Untitled1" style:base-cell-address="'Formatted data'.L8"/>
    </style:style>
    <style:style style:name="ce34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9]" style:apply-style-name="Untitled1" style:base-cell-address="'Formatted data'.L9"/>
    </style:style>
    <style:style style:name="ce34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0]" style:apply-style-name="Untitled1" style:base-cell-address="'Formatted data'.L10"/>
    </style:style>
    <style:style style:name="ce34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1]" style:apply-style-name="Untitled1" style:base-cell-address="'Formatted data'.L11"/>
    </style:style>
    <style:style style:name="ce35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2]" style:apply-style-name="Untitled1" style:base-cell-address="'Formatted data'.L12"/>
    </style:style>
    <style:style style:name="ce35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3]" style:apply-style-name="Untitled1" style:base-cell-address="'Formatted data'.L13"/>
    </style:style>
    <style:style style:name="ce35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4]" style:apply-style-name="Untitled1" style:base-cell-address="'Formatted data'.L14"/>
    </style:style>
    <style:style style:name="ce35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5]" style:apply-style-name="Untitled1" style:base-cell-address="'Formatted data'.L15"/>
    </style:style>
    <style:style style:name="ce35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6]" style:apply-style-name="Untitled1" style:base-cell-address="'Formatted data'.L16"/>
    </style:style>
    <style:style style:name="ce35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7]" style:apply-style-name="Untitled1" style:base-cell-address="'Formatted data'.L17"/>
    </style:style>
    <style:style style:name="ce35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8]" style:apply-style-name="Untitled1" style:base-cell-address="'Formatted data'.L18"/>
    </style:style>
    <style:style style:name="ce35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9]" style:apply-style-name="Untitled1" style:base-cell-address="'Formatted data'.L19"/>
    </style:style>
    <style:style style:name="ce35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0]" style:apply-style-name="Untitled1" style:base-cell-address="'Formatted data'.L20"/>
    </style:style>
    <style:style style:name="ce35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1]" style:apply-style-name="Untitled1" style:base-cell-address="'Formatted data'.L21"/>
    </style:style>
    <style:style style:name="ce36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2]" style:apply-style-name="Untitled1" style:base-cell-address="'Formatted data'.L22"/>
    </style:style>
    <style:style style:name="ce36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3]" style:apply-style-name="Untitled1" style:base-cell-address="'Formatted data'.L23"/>
    </style:style>
    <style:style style:name="ce36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4]" style:apply-style-name="Untitled1" style:base-cell-address="'Formatted data'.L24"/>
    </style:style>
    <style:style style:name="ce36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5]" style:apply-style-name="Untitled1" style:base-cell-address="'Formatted data'.L25"/>
    </style:style>
    <style:style style:name="ce36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6]" style:apply-style-name="Untitled1" style:base-cell-address="'Formatted data'.L26"/>
    </style:style>
    <style:style style:name="ce36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7]" style:apply-style-name="Untitled1" style:base-cell-address="'Formatted data'.L27"/>
    </style:style>
    <style:style style:name="ce36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8]" style:apply-style-name="Untitled1" style:base-cell-address="'Formatted data'.L28"/>
    </style:style>
    <style:style style:name="ce36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9]" style:apply-style-name="Untitled1" style:base-cell-address="'Formatted data'.L29"/>
    </style:style>
    <style:style style:name="ce36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36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36]" style:apply-style-name="Untitled1" style:base-cell-address="'Formatted data'.L36"/>
    </style:style>
    <style:style style:name="ce37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37]" style:apply-style-name="Untitled1" style:base-cell-address="'Formatted data'.L37"/>
    </style:style>
    <style:style style:name="ce37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38]" style:apply-style-name="Untitled1" style:base-cell-address="'Formatted data'.L38"/>
    </style:style>
    <style:style style:name="ce37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39]" style:apply-style-name="Untitled1" style:base-cell-address="'Formatted data'.L39"/>
    </style:style>
    <style:style style:name="ce37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0]" style:apply-style-name="Untitled1" style:base-cell-address="'Formatted data'.L40"/>
    </style:style>
    <style:style style:name="ce37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1]" style:apply-style-name="Untitled1" style:base-cell-address="'Formatted data'.L41"/>
    </style:style>
    <style:style style:name="ce37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2]" style:apply-style-name="Untitled1" style:base-cell-address="'Formatted data'.L42"/>
    </style:style>
    <style:style style:name="ce37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3]" style:apply-style-name="Untitled1" style:base-cell-address="'Formatted data'.L43"/>
    </style:style>
    <style:style style:name="ce37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4]" style:apply-style-name="Untitled1" style:base-cell-address="'Formatted data'.L44"/>
    </style:style>
    <style:style style:name="ce37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5]" style:apply-style-name="Untitled1" style:base-cell-address="'Formatted data'.L45"/>
    </style:style>
    <style:style style:name="ce37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6]" style:apply-style-name="Untitled1" style:base-cell-address="'Formatted data'.L46"/>
    </style:style>
    <style:style style:name="ce38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7]" style:apply-style-name="Untitled1" style:base-cell-address="'Formatted data'.L47"/>
    </style:style>
    <style:style style:name="ce38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8]" style:apply-style-name="Untitled1" style:base-cell-address="'Formatted data'.L48"/>
    </style:style>
    <style:style style:name="ce38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9]" style:apply-style-name="Untitled1" style:base-cell-address="'Formatted data'.L49"/>
    </style:style>
    <style:style style:name="ce38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0]" style:apply-style-name="Untitled1" style:base-cell-address="'Formatted data'.L50"/>
    </style:style>
    <style:style style:name="ce38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1]" style:apply-style-name="Untitled1" style:base-cell-address="'Formatted data'.L51"/>
    </style:style>
    <style:style style:name="ce38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2]" style:apply-style-name="Untitled1" style:base-cell-address="'Formatted data'.L52"/>
    </style:style>
    <style:style style:name="ce38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3]" style:apply-style-name="Untitled1" style:base-cell-address="'Formatted data'.L53"/>
    </style:style>
    <style:style style:name="ce38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4]" style:apply-style-name="Untitled1" style:base-cell-address="'Formatted data'.L54"/>
    </style:style>
    <style:style style:name="ce38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5]" style:apply-style-name="Untitled1" style:base-cell-address="'Formatted data'.L55"/>
    </style:style>
    <style:style style:name="ce38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6]" style:apply-style-name="Untitled1" style:base-cell-address="'Formatted data'.L56"/>
    </style:style>
    <style:style style:name="ce39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7]" style:apply-style-name="Untitled1" style:base-cell-address="'Formatted data'.L57"/>
    </style:style>
    <style:style style:name="ce39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8]" style:apply-style-name="Untitled1" style:base-cell-address="'Formatted data'.L58"/>
    </style:style>
    <style:style style:name="ce39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9]" style:apply-style-name="Untitled1" style:base-cell-address="'Formatted data'.L59"/>
    </style:style>
    <style:style style:name="ce39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60]" style:apply-style-name="Untitled1" style:base-cell-address="'Formatted data'.L60"/>
    </style:style>
    <style:style style:name="ce39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61]" style:apply-style-name="Untitled1" style:base-cell-address="'Formatted data'.L61"/>
    </style:style>
    <style:style style:name="ce39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3]" style:apply-style-name="Untitled1" style:base-cell-address="'Formatted data'.M3"/>
    </style:style>
    <style:style style:name="ce39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]" style:apply-style-name="Untitled1" style:base-cell-address="'Formatted data'.M4"/>
    </style:style>
    <style:style style:name="ce39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]" style:apply-style-name="Untitled1" style:base-cell-address="'Formatted data'.M5"/>
    </style:style>
    <style:style style:name="ce39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6]" style:apply-style-name="Untitled1" style:base-cell-address="'Formatted data'.M6"/>
    </style:style>
    <style:style style:name="ce39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7]" style:apply-style-name="Untitled1" style:base-cell-address="'Formatted data'.M7"/>
    </style:style>
    <style:style style:name="ce40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8]" style:apply-style-name="Untitled1" style:base-cell-address="'Formatted data'.M8"/>
    </style:style>
    <style:style style:name="ce40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9]" style:apply-style-name="Untitled1" style:base-cell-address="'Formatted data'.M9"/>
    </style:style>
    <style:style style:name="ce40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0]" style:apply-style-name="Untitled1" style:base-cell-address="'Formatted data'.M10"/>
    </style:style>
    <style:style style:name="ce40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1]" style:apply-style-name="Untitled1" style:base-cell-address="'Formatted data'.M11"/>
    </style:style>
    <style:style style:name="ce40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2]" style:apply-style-name="Untitled1" style:base-cell-address="'Formatted data'.M12"/>
    </style:style>
    <style:style style:name="ce40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3]" style:apply-style-name="Untitled1" style:base-cell-address="'Formatted data'.M13"/>
    </style:style>
    <style:style style:name="ce40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4]" style:apply-style-name="Untitled1" style:base-cell-address="'Formatted data'.M14"/>
    </style:style>
    <style:style style:name="ce40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5]" style:apply-style-name="Untitled1" style:base-cell-address="'Formatted data'.M15"/>
    </style:style>
    <style:style style:name="ce40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6]" style:apply-style-name="Untitled1" style:base-cell-address="'Formatted data'.M16"/>
    </style:style>
    <style:style style:name="ce40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7]" style:apply-style-name="Untitled1" style:base-cell-address="'Formatted data'.M17"/>
    </style:style>
    <style:style style:name="ce41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8]" style:apply-style-name="Untitled1" style:base-cell-address="'Formatted data'.M18"/>
    </style:style>
    <style:style style:name="ce41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19]" style:apply-style-name="Untitled1" style:base-cell-address="'Formatted data'.M19"/>
    </style:style>
    <style:style style:name="ce41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0]" style:apply-style-name="Untitled1" style:base-cell-address="'Formatted data'.M20"/>
    </style:style>
    <style:style style:name="ce41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1]" style:apply-style-name="Untitled1" style:base-cell-address="'Formatted data'.M21"/>
    </style:style>
    <style:style style:name="ce41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2]" style:apply-style-name="Untitled1" style:base-cell-address="'Formatted data'.M22"/>
    </style:style>
    <style:style style:name="ce41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3]" style:apply-style-name="Untitled1" style:base-cell-address="'Formatted data'.M23"/>
    </style:style>
    <style:style style:name="ce41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4]" style:apply-style-name="Untitled1" style:base-cell-address="'Formatted data'.M24"/>
    </style:style>
    <style:style style:name="ce41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5]" style:apply-style-name="Untitled1" style:base-cell-address="'Formatted data'.M25"/>
    </style:style>
    <style:style style:name="ce41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6]" style:apply-style-name="Untitled1" style:base-cell-address="'Formatted data'.M26"/>
    </style:style>
    <style:style style:name="ce41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7]" style:apply-style-name="Untitled1" style:base-cell-address="'Formatted data'.M27"/>
    </style:style>
    <style:style style:name="ce42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8]" style:apply-style-name="Untitled1" style:base-cell-address="'Formatted data'.M28"/>
    </style:style>
    <style:style style:name="ce42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29]" style:apply-style-name="Untitled1" style:base-cell-address="'Formatted data'.M29"/>
    </style:style>
    <style:style style:name="ce42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42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36]" style:apply-style-name="Untitled1" style:base-cell-address="'Formatted data'.M36"/>
    </style:style>
    <style:style style:name="ce42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37]" style:apply-style-name="Untitled1" style:base-cell-address="'Formatted data'.M37"/>
    </style:style>
    <style:style style:name="ce42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38]" style:apply-style-name="Untitled1" style:base-cell-address="'Formatted data'.M38"/>
    </style:style>
    <style:style style:name="ce42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39]" style:apply-style-name="Untitled1" style:base-cell-address="'Formatted data'.M39"/>
    </style:style>
    <style:style style:name="ce42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0]" style:apply-style-name="Untitled1" style:base-cell-address="'Formatted data'.M40"/>
    </style:style>
    <style:style style:name="ce42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1]" style:apply-style-name="Untitled1" style:base-cell-address="'Formatted data'.M41"/>
    </style:style>
    <style:style style:name="ce42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2]" style:apply-style-name="Untitled1" style:base-cell-address="'Formatted data'.M42"/>
    </style:style>
    <style:style style:name="ce43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3]" style:apply-style-name="Untitled1" style:base-cell-address="'Formatted data'.M43"/>
    </style:style>
    <style:style style:name="ce43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4]" style:apply-style-name="Untitled1" style:base-cell-address="'Formatted data'.M44"/>
    </style:style>
    <style:style style:name="ce43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5]" style:apply-style-name="Untitled1" style:base-cell-address="'Formatted data'.M45"/>
    </style:style>
    <style:style style:name="ce43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6]" style:apply-style-name="Untitled1" style:base-cell-address="'Formatted data'.M46"/>
    </style:style>
    <style:style style:name="ce43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7]" style:apply-style-name="Untitled1" style:base-cell-address="'Formatted data'.M47"/>
    </style:style>
    <style:style style:name="ce43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8]" style:apply-style-name="Untitled1" style:base-cell-address="'Formatted data'.M48"/>
    </style:style>
    <style:style style:name="ce43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49]" style:apply-style-name="Untitled1" style:base-cell-address="'Formatted data'.M49"/>
    </style:style>
    <style:style style:name="ce43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0]" style:apply-style-name="Untitled1" style:base-cell-address="'Formatted data'.M50"/>
    </style:style>
    <style:style style:name="ce43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1]" style:apply-style-name="Untitled1" style:base-cell-address="'Formatted data'.M51"/>
    </style:style>
    <style:style style:name="ce43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2]" style:apply-style-name="Untitled1" style:base-cell-address="'Formatted data'.M52"/>
    </style:style>
    <style:style style:name="ce440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3]" style:apply-style-name="Untitled1" style:base-cell-address="'Formatted data'.M53"/>
    </style:style>
    <style:style style:name="ce44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4]" style:apply-style-name="Untitled1" style:base-cell-address="'Formatted data'.M54"/>
    </style:style>
    <style:style style:name="ce44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5]" style:apply-style-name="Untitled1" style:base-cell-address="'Formatted data'.M55"/>
    </style:style>
    <style:style style:name="ce44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6]" style:apply-style-name="Untitled1" style:base-cell-address="'Formatted data'.M56"/>
    </style:style>
    <style:style style:name="ce44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7]" style:apply-style-name="Untitled1" style:base-cell-address="'Formatted data'.M57"/>
    </style:style>
    <style:style style:name="ce44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8]" style:apply-style-name="Untitled1" style:base-cell-address="'Formatted data'.M58"/>
    </style:style>
    <style:style style:name="ce44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59]" style:apply-style-name="Untitled1" style:base-cell-address="'Formatted data'.M59"/>
    </style:style>
    <style:style style:name="ce44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60]" style:apply-style-name="Untitled1" style:base-cell-address="'Formatted data'.M60"/>
    </style:style>
    <style:style style:name="ce44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map style:condition="cell-content()=[.$N61]" style:apply-style-name="Untitled1" style:base-cell-address="'Formatted data'.M61"/>
    </style:style>
    <style:style style:name="ce449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45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52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53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style:font-name-asian="Droid Sans Fallback" style:font-name-complex="FreeSans"/>
    </style:style>
    <style:style style:name="ce4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5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5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45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6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46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6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6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46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7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4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7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7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7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47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4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47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4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48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48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48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485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in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Unformatted data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2" table:number-columns-repeated="2" table:default-cell-style-name="Default"/>
        <table:table-column table:style-name="co1" table:default-cell-style-name="ce2"/>
        <table:table-column table:style-name="co2" table:number-columns-repeated="6" table:default-cell-style-name="ce2"/>
        <table:table-row table:style-name="ro1">
          <table:table-cell table:style-name="ce1" office:value-type="string" calcext:value-type="string" table:number-columns-spanned="7" table:number-rows-spanned="1">
            <text:p>Mean Relative Translational Error [m]</text:p>
          </table:table-cell>
          <table:covered-table-cell table:number-columns-repeated="6"/>
          <table:table-cell table:number-columns-repeated="2"/>
          <table:table-cell table:style-name="ce1" office:value-type="string" calcext:value-type="string" table:number-columns-spanned="7" table:number-rows-spanned="1">
            <text:p>Mean Relative Rotational Error [deg °]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ICP</text:p>
          </table:table-cell>
          <table:table-cell table:style-name="ce3" office:value-type="string" calcext:value-type="string">
            <text:p>DVO</text:p>
          </table:table-cell>
          <table:table-cell table:style-name="ce3" office:value-type="string" calcext:value-type="string">
            <text:p>NDT</text:p>
          </table:table-cell>
          <table:table-cell table:style-name="ce3" office:value-type="string" calcext:value-type="string">
            <text:p>KINFU</text:p>
          </table:table-cell>
          <table:table-cell table:style-name="ce3" office:value-type="string" calcext:value-type="string">
            <text:p>NICP</text:p>
          </table:table-cell>
          <table:table-cell table:style-name="ce3" office:value-type="string" calcext:value-type="string">
            <text:p>NICP+</text:p>
          </table:table-cell>
          <table:table-cell table:number-columns-repeated="2"/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GICP</text:p>
          </table:table-cell>
          <table:table-cell table:style-name="ce3" office:value-type="string" calcext:value-type="string">
            <text:p>DVO</text:p>
          </table:table-cell>
          <table:table-cell table:style-name="ce3" office:value-type="string" calcext:value-type="string">
            <text:p>NDT</text:p>
          </table:table-cell>
          <table:table-cell table:style-name="ce3" office:value-type="string" calcext:value-type="string">
            <text:p>KINFU</text:p>
          </table:table-cell>
          <table:table-cell table:style-name="ce3" office:value-type="string" calcext:value-type="string">
            <text:p>NICP</text:p>
          </table:table-cell>
          <table:table-cell table:style-name="ce3" office:value-type="string" calcext:value-type="string">
            <text:p>NICP+</text:p>
          </table:table-cell>
        </table:table-row>
        <table:table-row table:style-name="ro1">
          <table:table-cell office:value-type="string" calcext:value-type="string">
            <text:p>0high-0fast-0fly</text:p>
          </table:table-cell>
          <table:table-cell office:value-type="float" office:value="0.283748" calcext:value-type="float">
            <text:p>0.283748</text:p>
          </table:table-cell>
          <table:table-cell office:value-type="float" office:value="1.149572" calcext:value-type="float">
            <text:p>1.149572</text:p>
          </table:table-cell>
          <table:table-cell office:value-type="float" office:value="0.452103" calcext:value-type="float">
            <text:p>0.452103</text:p>
          </table:table-cell>
          <table:table-cell office:value-type="float" office:value="0.902324" calcext:value-type="float">
            <text:p>0.902324</text:p>
          </table:table-cell>
          <table:table-cell office:value-type="float" office:value="0.291" calcext:value-type="float">
            <text:p>0.291</text:p>
          </table:table-cell>
          <table:table-cell office:value-type="float" office:value="0.21173" calcext:value-type="float">
            <text:p>0.21173</text:p>
          </table:table-cell>
          <table:table-cell table:number-columns-repeated="2"/>
          <table:table-cell office:value-type="string" calcext:value-type="string">
            <text:p>0high-0fast-0fly</text:p>
          </table:table-cell>
          <table:table-cell office:value-type="float" office:value="20.202736" calcext:value-type="float">
            <text:p>20.202736</text:p>
          </table:table-cell>
          <table:table-cell office:value-type="float" office:value="41.830888" calcext:value-type="float">
            <text:p>41.830888</text:p>
          </table:table-cell>
          <table:table-cell office:value-type="float" office:value="17.551681" calcext:value-type="float">
            <text:p>17.551681</text:p>
          </table:table-cell>
          <table:table-cell office:value-type="float" office:value="13.423017" calcext:value-type="float">
            <text:p>13.423017</text:p>
          </table:table-cell>
          <table:table-cell office:value-type="float" office:value="24.118761" calcext:value-type="float">
            <text:p>24.118761</text:p>
          </table:table-cell>
          <table:table-cell office:value-type="float" office:value="12.795545" calcext:value-type="float">
            <text:p>12.795545</text:p>
          </table:table-cell>
        </table:table-row>
        <table:table-row table:style-name="ro1">
          <table:table-cell office:value-type="string" calcext:value-type="string">
            <text:p>0high-0fast-0rot</text:p>
          </table:table-cell>
          <table:table-cell office:value-type="float" office:value="0.892222" calcext:value-type="float">
            <text:p>0.892222</text:p>
          </table:table-cell>
          <table:table-cell office:value-type="float" office:value="0.823933" calcext:value-type="float">
            <text:p>0.823933</text:p>
          </table:table-cell>
          <table:table-cell office:value-type="float" office:value="1.14229" calcext:value-type="float">
            <text:p>1.14229</text:p>
          </table:table-cell>
          <table:table-cell office:value-type="float" office:value="1.082796" calcext:value-type="float">
            <text:p>1.082796</text:p>
          </table:table-cell>
          <table:table-cell office:value-type="float" office:value="0.357109" calcext:value-type="float">
            <text:p>0.357109</text:p>
          </table:table-cell>
          <table:table-cell office:value-type="float" office:value="0.251056" calcext:value-type="float">
            <text:p>0.251056</text:p>
          </table:table-cell>
          <table:table-cell table:number-columns-repeated="2"/>
          <table:table-cell office:value-type="string" calcext:value-type="string">
            <text:p>0high-0fast-0rot</text:p>
          </table:table-cell>
          <table:table-cell office:value-type="float" office:value="35.385535" calcext:value-type="float">
            <text:p>35.385535</text:p>
          </table:table-cell>
          <table:table-cell office:value-type="float" office:value="24.718142" calcext:value-type="float">
            <text:p>24.718142</text:p>
          </table:table-cell>
          <table:table-cell office:value-type="float" office:value="29.081117" calcext:value-type="float">
            <text:p>29.081117</text:p>
          </table:table-cell>
          <table:table-cell office:value-type="float" office:value="17.3249" calcext:value-type="float">
            <text:p>17.3249</text:p>
          </table:table-cell>
          <table:table-cell office:value-type="float" office:value="14.259826" calcext:value-type="float">
            <text:p>14.259826</text:p>
          </table:table-cell>
          <table:table-cell office:value-type="float" office:value="14.577807" calcext:value-type="float">
            <text:p>14.577807</text:p>
          </table:table-cell>
        </table:table-row>
        <table:table-row table:style-name="ro1">
          <table:table-cell office:value-type="string" calcext:value-type="string">
            <text:p>0high-0fast-0tr</text:p>
          </table:table-cell>
          <table:table-cell office:value-type="float" office:value="0.114527" calcext:value-type="float">
            <text:p>0.114527</text:p>
          </table:table-cell>
          <table:table-cell office:value-type="float" office:value="0.173593" calcext:value-type="float">
            <text:p>0.173593</text:p>
          </table:table-cell>
          <table:table-cell office:value-type="float" office:value="0.131955" calcext:value-type="float">
            <text:p>0.131955</text:p>
          </table:table-cell>
          <table:table-cell office:value-type="float" office:value="0.197961" calcext:value-type="float">
            <text:p>0.197961</text:p>
          </table:table-cell>
          <table:table-cell office:value-type="float" office:value="0.096233" calcext:value-type="float">
            <text:p>0.096233</text:p>
          </table:table-cell>
          <table:table-cell office:value-type="float" office:value="0.066474" calcext:value-type="float">
            <text:p>0.066474</text:p>
          </table:table-cell>
          <table:table-cell table:number-columns-repeated="2"/>
          <table:table-cell office:value-type="string" calcext:value-type="string">
            <text:p>0high-0fast-0tr</text:p>
          </table:table-cell>
          <table:table-cell office:value-type="float" office:value="5.932986" calcext:value-type="float">
            <text:p>5.932986</text:p>
          </table:table-cell>
          <table:table-cell office:value-type="float" office:value="5.392542" calcext:value-type="float">
            <text:p>5.392542</text:p>
          </table:table-cell>
          <table:table-cell office:value-type="float" office:value="6.438321" calcext:value-type="float">
            <text:p>6.438321</text:p>
          </table:table-cell>
          <table:table-cell office:value-type="float" office:value="5.161619" calcext:value-type="float">
            <text:p>5.161619</text:p>
          </table:table-cell>
          <table:table-cell office:value-type="float" office:value="5.308019" calcext:value-type="float">
            <text:p>5.308019</text:p>
          </table:table-cell>
          <table:table-cell office:value-type="float" office:value="4.880258" calcext:value-type="float">
            <text:p>4.880258</text:p>
          </table:table-cell>
        </table:table-row>
        <table:table-row table:style-name="ro1">
          <table:table-cell office:value-type="string" calcext:value-type="string">
            <text:p>0high-0medium-0fly</text:p>
          </table:table-cell>
          <table:table-cell office:value-type="float" office:value="0.075913" calcext:value-type="float">
            <text:p>0.075913</text:p>
          </table:table-cell>
          <table:table-cell office:value-type="float" office:value="0.249072" calcext:value-type="float">
            <text:p>0.249072</text:p>
          </table:table-cell>
          <table:table-cell office:value-type="float" office:value="0.225" calcext:value-type="float">
            <text:p>0.225</text:p>
          </table:table-cell>
          <table:table-cell office:value-type="float" office:value="0.089923" calcext:value-type="float">
            <text:p>0.089923</text:p>
          </table:table-cell>
          <table:table-cell office:value-type="float" office:value="0.069349" calcext:value-type="float">
            <text:p>0.069349</text:p>
          </table:table-cell>
          <table:table-cell office:value-type="float" office:value="0.065459" calcext:value-type="float">
            <text:p>0.065459</text:p>
          </table:table-cell>
          <table:table-cell table:number-columns-repeated="2"/>
          <table:table-cell office:value-type="string" calcext:value-type="string">
            <text:p>0high-0medium-0fly</text:p>
          </table:table-cell>
          <table:table-cell office:value-type="float" office:value="4.759843" calcext:value-type="float">
            <text:p>4.759843</text:p>
          </table:table-cell>
          <table:table-cell office:value-type="float" office:value="9.372061" calcext:value-type="float">
            <text:p>9.372061</text:p>
          </table:table-cell>
          <table:table-cell office:value-type="float" office:value="9.833246" calcext:value-type="float">
            <text:p>9.833246</text:p>
          </table:table-cell>
          <table:table-cell office:value-type="float" office:value="4.209641" calcext:value-type="float">
            <text:p>4.209641</text:p>
          </table:table-cell>
          <table:table-cell office:value-type="float" office:value="5.886375" calcext:value-type="float">
            <text:p>5.886375</text:p>
          </table:table-cell>
          <table:table-cell office:value-type="float" office:value="4.347995" calcext:value-type="float">
            <text:p>4.347995</text:p>
          </table:table-cell>
        </table:table-row>
        <table:table-row table:style-name="ro1">
          <table:table-cell office:value-type="string" calcext:value-type="string">
            <text:p>0high-0medium-0rot</text:p>
          </table:table-cell>
          <table:table-cell office:value-type="float" office:value="0.122767" calcext:value-type="float">
            <text:p>0.122767</text:p>
          </table:table-cell>
          <table:table-cell office:value-type="float" office:value="0.275867" calcext:value-type="float">
            <text:p>0.275867</text:p>
          </table:table-cell>
          <table:table-cell office:value-type="float" office:value="0.216693" calcext:value-type="float">
            <text:p>0.216693</text:p>
          </table:table-cell>
          <table:table-cell office:value-type="float" office:value="0.515299" calcext:value-type="float">
            <text:p>0.515299</text:p>
          </table:table-cell>
          <table:table-cell office:value-type="float" office:value="0.102961" calcext:value-type="float">
            <text:p>0.102961</text:p>
          </table:table-cell>
          <table:table-cell office:value-type="float" office:value="0.084876" calcext:value-type="float">
            <text:p>0.084876</text:p>
          </table:table-cell>
          <table:table-cell table:number-columns-repeated="2"/>
          <table:table-cell office:value-type="string" calcext:value-type="string">
            <text:p>0high-0medium-0rot</text:p>
          </table:table-cell>
          <table:table-cell office:value-type="float" office:value="8.403179" calcext:value-type="float">
            <text:p>8.403179</text:p>
          </table:table-cell>
          <table:table-cell office:value-type="float" office:value="8.635753" calcext:value-type="float">
            <text:p>8.635753</text:p>
          </table:table-cell>
          <table:table-cell office:value-type="float" office:value="9.960008" calcext:value-type="float">
            <text:p>9.960008</text:p>
          </table:table-cell>
          <table:table-cell office:value-type="float" office:value="11.195611" calcext:value-type="float">
            <text:p>11.195611</text:p>
          </table:table-cell>
          <table:table-cell office:value-type="float" office:value="8.36895" calcext:value-type="float">
            <text:p>8.36895</text:p>
          </table:table-cell>
          <table:table-cell office:value-type="float" office:value="8.041505" calcext:value-type="float">
            <text:p>8.041505</text:p>
          </table:table-cell>
        </table:table-row>
        <table:table-row table:style-name="ro1">
          <table:table-cell office:value-type="string" calcext:value-type="string">
            <text:p>0high-0medium-0tr</text:p>
          </table:table-cell>
          <table:table-cell office:value-type="float" office:value="0.046342" calcext:value-type="float">
            <text:p>0.046342</text:p>
          </table:table-cell>
          <table:table-cell office:value-type="float" office:value="0.146838" calcext:value-type="float">
            <text:p>0.146838</text:p>
          </table:table-cell>
          <table:table-cell office:value-type="float" office:value="0.111572" calcext:value-type="float">
            <text:p>0.111572</text:p>
          </table:table-cell>
          <table:table-cell office:value-type="float" office:value="0.030541" calcext:value-type="float">
            <text:p>0.030541</text:p>
          </table:table-cell>
          <table:table-cell office:value-type="float" office:value="0.043302" calcext:value-type="float">
            <text:p>0.043302</text:p>
          </table:table-cell>
          <table:table-cell office:value-type="float" office:value="0.036285" calcext:value-type="float">
            <text:p>0.036285</text:p>
          </table:table-cell>
          <table:table-cell table:number-columns-repeated="2"/>
          <table:table-cell office:value-type="string" calcext:value-type="string">
            <text:p>0high-0medium-0tr</text:p>
          </table:table-cell>
          <table:table-cell office:value-type="float" office:value="2.537961" calcext:value-type="float">
            <text:p>2.537961</text:p>
          </table:table-cell>
          <table:table-cell office:value-type="float" office:value="4.613757" calcext:value-type="float">
            <text:p>4.613757</text:p>
          </table:table-cell>
          <table:table-cell office:value-type="float" office:value="5.602225" calcext:value-type="float">
            <text:p>5.602225</text:p>
          </table:table-cell>
          <table:table-cell office:value-type="float" office:value="2.289754" calcext:value-type="float">
            <text:p>2.289754</text:p>
          </table:table-cell>
          <table:table-cell office:value-type="float" office:value="2.524354" calcext:value-type="float">
            <text:p>2.524354</text:p>
          </table:table-cell>
          <table:table-cell office:value-type="float" office:value="2.770764" calcext:value-type="float">
            <text:p>2.770764</text:p>
          </table:table-cell>
        </table:table-row>
        <table:table-row table:style-name="ro1">
          <table:table-cell office:value-type="string" calcext:value-type="string">
            <text:p>0high-0slow-0fly</text:p>
          </table:table-cell>
          <table:table-cell office:value-type="float" office:value="0.054639" calcext:value-type="float">
            <text:p>0.054639</text:p>
          </table:table-cell>
          <table:table-cell office:value-type="float" office:value="0.127735" calcext:value-type="float">
            <text:p>0.127735</text:p>
          </table:table-cell>
          <table:table-cell office:value-type="float" office:value="0.149559" calcext:value-type="float">
            <text:p>0.149559</text:p>
          </table:table-cell>
          <table:table-cell office:value-type="float" office:value="0.051506" calcext:value-type="float">
            <text:p>0.051506</text:p>
          </table:table-cell>
          <table:table-cell office:value-type="float" office:value="0.052714" calcext:value-type="float">
            <text:p>0.052714</text:p>
          </table:table-cell>
          <table:table-cell office:value-type="float" office:value="0.031865" calcext:value-type="float">
            <text:p>0.031865</text:p>
          </table:table-cell>
          <table:table-cell table:number-columns-repeated="2"/>
          <table:table-cell office:value-type="string" calcext:value-type="string">
            <text:p>0high-0slow-0fly</text:p>
          </table:table-cell>
          <table:table-cell office:value-type="float" office:value="3.188672" calcext:value-type="float">
            <text:p>3.188672</text:p>
          </table:table-cell>
          <table:table-cell office:value-type="float" office:value="4.713365" calcext:value-type="float">
            <text:p>4.713365</text:p>
          </table:table-cell>
          <table:table-cell office:value-type="float" office:value="4.856642" calcext:value-type="float">
            <text:p>4.856642</text:p>
          </table:table-cell>
          <table:table-cell office:value-type="float" office:value="1.288708" calcext:value-type="float">
            <text:p>1.288708</text:p>
          </table:table-cell>
          <table:table-cell office:value-type="float" office:value="3.30011" calcext:value-type="float">
            <text:p>3.30011</text:p>
          </table:table-cell>
          <table:table-cell office:value-type="float" office:value="2.008086" calcext:value-type="float">
            <text:p>2.008086</text:p>
          </table:table-cell>
        </table:table-row>
        <table:table-row table:style-name="ro1">
          <table:table-cell office:value-type="string" calcext:value-type="string">
            <text:p>0high-0slow-0rot</text:p>
          </table:table-cell>
          <table:table-cell office:value-type="float" office:value="0.090006" calcext:value-type="float">
            <text:p>0.090006</text:p>
          </table:table-cell>
          <table:table-cell office:value-type="float" office:value="0.225888" calcext:value-type="float">
            <text:p>0.225888</text:p>
          </table:table-cell>
          <table:table-cell office:value-type="float" office:value="0.212882" calcext:value-type="float">
            <text:p>0.212882</text:p>
          </table:table-cell>
          <table:table-cell office:value-type="float" office:value="0.196334" calcext:value-type="float">
            <text:p>0.196334</text:p>
          </table:table-cell>
          <table:table-cell office:value-type="float" office:value="0.090168" calcext:value-type="float">
            <text:p>0.090168</text:p>
          </table:table-cell>
          <table:table-cell office:value-type="float" office:value="0.06803" calcext:value-type="float">
            <text:p>0.06803</text:p>
          </table:table-cell>
          <table:table-cell table:number-columns-repeated="2"/>
          <table:table-cell office:value-type="string" calcext:value-type="string">
            <text:p>0high-0slow-0rot</text:p>
          </table:table-cell>
          <table:table-cell office:value-type="float" office:value="3.956352" calcext:value-type="float">
            <text:p>3.956352</text:p>
          </table:table-cell>
          <table:table-cell office:value-type="float" office:value="6.090628" calcext:value-type="float">
            <text:p>6.090628</text:p>
          </table:table-cell>
          <table:table-cell office:value-type="float" office:value="5.854228" calcext:value-type="float">
            <text:p>5.854228</text:p>
          </table:table-cell>
          <table:table-cell office:value-type="float" office:value="4.039607" calcext:value-type="float">
            <text:p>4.039607</text:p>
          </table:table-cell>
          <table:table-cell office:value-type="float" office:value="3.784837" calcext:value-type="float">
            <text:p>3.784837</text:p>
          </table:table-cell>
          <table:table-cell office:value-type="float" office:value="3.596667" calcext:value-type="float">
            <text:p>3.596667</text:p>
          </table:table-cell>
        </table:table-row>
        <table:table-row table:style-name="ro1">
          <table:table-cell office:value-type="string" calcext:value-type="string">
            <text:p>0high-0slow-0tr</text:p>
          </table:table-cell>
          <table:table-cell office:value-type="float" office:value="0.038146" calcext:value-type="float">
            <text:p>0.038146</text:p>
          </table:table-cell>
          <table:table-cell office:value-type="float" office:value="0.150415" calcext:value-type="float">
            <text:p>0.150415</text:p>
          </table:table-cell>
          <table:table-cell office:value-type="float" office:value="0.063578" calcext:value-type="float">
            <text:p>0.063578</text:p>
          </table:table-cell>
          <table:table-cell office:value-type="float" office:value="0.012471" calcext:value-type="float">
            <text:p>0.012471</text:p>
          </table:table-cell>
          <table:table-cell office:value-type="float" office:value="0.041747" calcext:value-type="float">
            <text:p>0.041747</text:p>
          </table:table-cell>
          <table:table-cell office:value-type="float" office:value="0.026941" calcext:value-type="float">
            <text:p>0.026941</text:p>
          </table:table-cell>
          <table:table-cell table:number-columns-repeated="2"/>
          <table:table-cell office:value-type="string" calcext:value-type="string">
            <text:p>0high-0slow-0tr</text:p>
          </table:table-cell>
          <table:table-cell office:value-type="float" office:value="1.705683" calcext:value-type="float">
            <text:p>1.705683</text:p>
          </table:table-cell>
          <table:table-cell office:value-type="float" office:value="4.531025" calcext:value-type="float">
            <text:p>4.531025</text:p>
          </table:table-cell>
          <table:table-cell office:value-type="float" office:value="2.910643" calcext:value-type="float">
            <text:p>2.910643</text:p>
          </table:table-cell>
          <table:table-cell office:value-type="float" office:value="0.915567" calcext:value-type="float">
            <text:p>0.915567</text:p>
          </table:table-cell>
          <table:table-cell office:value-type="float" office:value="1.432804" calcext:value-type="float">
            <text:p>1.432804</text:p>
          </table:table-cell>
          <table:table-cell office:value-type="float" office:value="1.355451" calcext:value-type="float">
            <text:p>1.355451</text:p>
          </table:table-cell>
        </table:table-row>
        <table:table-row table:style-name="ro1">
          <table:table-cell office:value-type="string" calcext:value-type="string">
            <text:p>0low-0fast-0fly</text:p>
          </table:table-cell>
          <table:table-cell office:value-type="float" office:value="0.282109" calcext:value-type="float">
            <text:p>0.282109</text:p>
          </table:table-cell>
          <table:table-cell office:value-type="float" office:value="1.203564" calcext:value-type="float">
            <text:p>1.203564</text:p>
          </table:table-cell>
          <table:table-cell office:value-type="float" office:value="0.703595" calcext:value-type="float">
            <text:p>0.703595</text:p>
          </table:table-cell>
          <table:table-cell office:value-type="float" office:value="0.928188" calcext:value-type="float">
            <text:p>0.928188</text:p>
          </table:table-cell>
          <table:table-cell office:value-type="float" office:value="0.293974" calcext:value-type="float">
            <text:p>0.293974</text:p>
          </table:table-cell>
          <table:table-cell office:value-type="float" office:value="0.317285" calcext:value-type="float">
            <text:p>0.317285</text:p>
          </table:table-cell>
          <table:table-cell table:number-columns-repeated="2"/>
          <table:table-cell office:value-type="string" calcext:value-type="string">
            <text:p>0low-0fast-0fly</text:p>
          </table:table-cell>
          <table:table-cell office:value-type="float" office:value="12.783286" calcext:value-type="float">
            <text:p>12.783286</text:p>
          </table:table-cell>
          <table:table-cell office:value-type="float" office:value="36.735627" calcext:value-type="float">
            <text:p>36.735627</text:p>
          </table:table-cell>
          <table:table-cell office:value-type="float" office:value="19.885382" calcext:value-type="float">
            <text:p>19.885382</text:p>
          </table:table-cell>
          <table:table-cell office:value-type="float" office:value="16.067767" calcext:value-type="float">
            <text:p>16.067767</text:p>
          </table:table-cell>
          <table:table-cell office:value-type="float" office:value="14.643458" calcext:value-type="float">
            <text:p>14.643458</text:p>
          </table:table-cell>
          <table:table-cell office:value-type="float" office:value="11.129889" calcext:value-type="float">
            <text:p>11.129889</text:p>
          </table:table-cell>
        </table:table-row>
        <table:table-row table:style-name="ro1">
          <table:table-cell office:value-type="string" calcext:value-type="string">
            <text:p>0low-0fast-0rot</text:p>
          </table:table-cell>
          <table:table-cell office:value-type="float" office:value="0.329388" calcext:value-type="float">
            <text:p>0.329388</text:p>
          </table:table-cell>
          <table:table-cell office:value-type="float" office:value="1.093603" calcext:value-type="float">
            <text:p>1.093603</text:p>
          </table:table-cell>
          <table:table-cell office:value-type="float" office:value="0.613967" calcext:value-type="float">
            <text:p>0.613967</text:p>
          </table:table-cell>
          <table:table-cell office:value-type="float" office:value="0.724294" calcext:value-type="float">
            <text:p>0.724294</text:p>
          </table:table-cell>
          <table:table-cell office:value-type="float" office:value="0.31588" calcext:value-type="float">
            <text:p>0.31588</text:p>
          </table:table-cell>
          <table:table-cell office:value-type="float" office:value="0.232751" calcext:value-type="float">
            <text:p>0.232751</text:p>
          </table:table-cell>
          <table:table-cell table:number-columns-repeated="2"/>
          <table:table-cell office:value-type="string" calcext:value-type="string">
            <text:p>0low-0fast-0rot</text:p>
          </table:table-cell>
          <table:table-cell office:value-type="float" office:value="20.77474" calcext:value-type="float">
            <text:p>20.77474</text:p>
          </table:table-cell>
          <table:table-cell office:value-type="float" office:value="29.818574" calcext:value-type="float">
            <text:p>29.818574</text:p>
          </table:table-cell>
          <table:table-cell office:value-type="float" office:value="26.935616" calcext:value-type="float">
            <text:p>26.935616</text:p>
          </table:table-cell>
          <table:table-cell office:value-type="float" office:value="14.128932" calcext:value-type="float">
            <text:p>14.128932</text:p>
          </table:table-cell>
          <table:table-cell office:value-type="float" office:value="15.481117" calcext:value-type="float">
            <text:p>15.481117</text:p>
          </table:table-cell>
          <table:table-cell office:value-type="float" office:value="13.682748" calcext:value-type="float">
            <text:p>13.682748</text:p>
          </table:table-cell>
        </table:table-row>
        <table:table-row table:style-name="ro1">
          <table:table-cell office:value-type="string" calcext:value-type="string">
            <text:p>0low-0fast-0tr</text:p>
          </table:table-cell>
          <table:table-cell office:value-type="float" office:value="0.072772" calcext:value-type="float">
            <text:p>0.072772</text:p>
          </table:table-cell>
          <table:table-cell office:value-type="float" office:value="0.518864" calcext:value-type="float">
            <text:p>0.518864</text:p>
          </table:table-cell>
          <table:table-cell office:value-type="float" office:value="0.174845" calcext:value-type="float">
            <text:p>0.174845</text:p>
          </table:table-cell>
          <table:table-cell office:value-type="float" office:value="0.200711" calcext:value-type="float">
            <text:p>0.200711</text:p>
          </table:table-cell>
          <table:table-cell office:value-type="float" office:value="0.072015" calcext:value-type="float">
            <text:p>0.072015</text:p>
          </table:table-cell>
          <table:table-cell office:value-type="float" office:value="0.052508" calcext:value-type="float">
            <text:p>0.052508</text:p>
          </table:table-cell>
          <table:table-cell table:number-columns-repeated="2"/>
          <table:table-cell office:value-type="string" calcext:value-type="string">
            <text:p>0low-0fast-0tr</text:p>
          </table:table-cell>
          <table:table-cell office:value-type="float" office:value="4.937999" calcext:value-type="float">
            <text:p>4.937999</text:p>
          </table:table-cell>
          <table:table-cell office:value-type="float" office:value="14.498906" calcext:value-type="float">
            <text:p>14.498906</text:p>
          </table:table-cell>
          <table:table-cell office:value-type="float" office:value="6.464922" calcext:value-type="float">
            <text:p>6.464922</text:p>
          </table:table-cell>
          <table:table-cell office:value-type="float" office:value="5.419386" calcext:value-type="float">
            <text:p>5.419386</text:p>
          </table:table-cell>
          <table:table-cell office:value-type="float" office:value="4.960892" calcext:value-type="float">
            <text:p>4.960892</text:p>
          </table:table-cell>
          <table:table-cell office:value-type="float" office:value="5.100257" calcext:value-type="float">
            <text:p>5.100257</text:p>
          </table:table-cell>
        </table:table-row>
        <table:table-row table:style-name="ro1">
          <table:table-cell office:value-type="string" calcext:value-type="string">
            <text:p>0low-0medium-0fly</text:p>
          </table:table-cell>
          <table:table-cell office:value-type="float" office:value="0.069308" calcext:value-type="float">
            <text:p>0.069308</text:p>
          </table:table-cell>
          <table:table-cell office:value-type="float" office:value="0.521285" calcext:value-type="float">
            <text:p>0.521285</text:p>
          </table:table-cell>
          <table:table-cell office:value-type="float" office:value="0.279681" calcext:value-type="float">
            <text:p>0.279681</text:p>
          </table:table-cell>
          <table:table-cell office:value-type="float" office:value="0.300893" calcext:value-type="float">
            <text:p>0.300893</text:p>
          </table:table-cell>
          <table:table-cell office:value-type="float" office:value="0.076615" calcext:value-type="float">
            <text:p>0.076615</text:p>
          </table:table-cell>
          <table:table-cell office:value-type="float" office:value="0.052374" calcext:value-type="float">
            <text:p>0.052374</text:p>
          </table:table-cell>
          <table:table-cell table:number-columns-repeated="2"/>
          <table:table-cell office:value-type="string" calcext:value-type="string">
            <text:p>0low-0medium-0fly</text:p>
          </table:table-cell>
          <table:table-cell office:value-type="float" office:value="3.750318" calcext:value-type="float">
            <text:p>3.750318</text:p>
          </table:table-cell>
          <table:table-cell office:value-type="float" office:value="13.907572" calcext:value-type="float">
            <text:p>13.907572</text:p>
          </table:table-cell>
          <table:table-cell office:value-type="float" office:value="6.93717" calcext:value-type="float">
            <text:p>6.93717</text:p>
          </table:table-cell>
          <table:table-cell office:value-type="float" office:value="8.82094" calcext:value-type="float">
            <text:p>8.82094</text:p>
          </table:table-cell>
          <table:table-cell office:value-type="float" office:value="4.301006" calcext:value-type="float">
            <text:p>4.301006</text:p>
          </table:table-cell>
          <table:table-cell office:value-type="float" office:value="3.629501" calcext:value-type="float">
            <text:p>3.629501</text:p>
          </table:table-cell>
        </table:table-row>
        <table:table-row table:style-name="ro1">
          <table:table-cell office:value-type="string" calcext:value-type="string">
            <text:p>0low-0medium-0rot</text:p>
          </table:table-cell>
          <table:table-cell office:value-type="float" office:value="0.075212" calcext:value-type="float">
            <text:p>0.075212</text:p>
          </table:table-cell>
          <table:table-cell office:value-type="float" office:value="0.488342" calcext:value-type="float">
            <text:p>0.488342</text:p>
          </table:table-cell>
          <table:table-cell office:value-type="float" office:value="0.18464" calcext:value-type="float">
            <text:p>0.18464</text:p>
          </table:table-cell>
          <table:table-cell office:value-type="float" office:value="0.422972" calcext:value-type="float">
            <text:p>0.422972</text:p>
          </table:table-cell>
          <table:table-cell office:value-type="float" office:value="0.053875" calcext:value-type="float">
            <text:p>0.053875</text:p>
          </table:table-cell>
          <table:table-cell office:value-type="float" office:value="0.056137" calcext:value-type="float">
            <text:p>0.056137</text:p>
          </table:table-cell>
          <table:table-cell table:number-columns-repeated="2"/>
          <table:table-cell office:value-type="string" calcext:value-type="string">
            <text:p>0low-0medium-0rot</text:p>
          </table:table-cell>
          <table:table-cell office:value-type="float" office:value="6.97873" calcext:value-type="float">
            <text:p>6.97873</text:p>
          </table:table-cell>
          <table:table-cell office:value-type="float" office:value="12.686117" calcext:value-type="float">
            <text:p>12.686117</text:p>
          </table:table-cell>
          <table:table-cell office:value-type="float" office:value="8.703246" calcext:value-type="float">
            <text:p>8.703246</text:p>
          </table:table-cell>
          <table:table-cell office:value-type="float" office:value="7.331185" calcext:value-type="float">
            <text:p>7.331185</text:p>
          </table:table-cell>
          <table:table-cell office:value-type="float" office:value="6.749573" calcext:value-type="float">
            <text:p>6.749573</text:p>
          </table:table-cell>
          <table:table-cell office:value-type="float" office:value="6.805958" calcext:value-type="float">
            <text:p>6.805958</text:p>
          </table:table-cell>
        </table:table-row>
        <table:table-row table:style-name="ro1">
          <table:table-cell office:value-type="string" calcext:value-type="string">
            <text:p>0low-0medium-0tr</text:p>
          </table:table-cell>
          <table:table-cell office:value-type="float" office:value="0.063192" calcext:value-type="float">
            <text:p>0.063192</text:p>
          </table:table-cell>
          <table:table-cell office:value-type="float" office:value="0.346218" calcext:value-type="float">
            <text:p>0.346218</text:p>
          </table:table-cell>
          <table:table-cell office:value-type="float" office:value="0.093853" calcext:value-type="float">
            <text:p>0.093853</text:p>
          </table:table-cell>
          <table:table-cell office:value-type="float" office:value="0.143064" calcext:value-type="float">
            <text:p>0.143064</text:p>
          </table:table-cell>
          <table:table-cell office:value-type="float" office:value="0.062644" calcext:value-type="float">
            <text:p>0.062644</text:p>
          </table:table-cell>
          <table:table-cell office:value-type="float" office:value="0.059752" calcext:value-type="float">
            <text:p>0.059752</text:p>
          </table:table-cell>
          <table:table-cell table:number-columns-repeated="2"/>
          <table:table-cell office:value-type="string" calcext:value-type="string">
            <text:p>0low-0medium-0tr</text:p>
          </table:table-cell>
          <table:table-cell office:value-type="float" office:value="3.828355" calcext:value-type="float">
            <text:p>3.828355</text:p>
          </table:table-cell>
          <table:table-cell office:value-type="float" office:value="8.871599" calcext:value-type="float">
            <text:p>8.871599</text:p>
          </table:table-cell>
          <table:table-cell office:value-type="float" office:value="4.899279" calcext:value-type="float">
            <text:p>4.899279</text:p>
          </table:table-cell>
          <table:table-cell office:value-type="float" office:value="3.738616" calcext:value-type="float">
            <text:p>3.738616</text:p>
          </table:table-cell>
          <table:table-cell office:value-type="float" office:value="3.74148" calcext:value-type="float">
            <text:p>3.74148</text:p>
          </table:table-cell>
          <table:table-cell office:value-type="float" office:value="4.194874" calcext:value-type="float">
            <text:p>4.194874</text:p>
          </table:table-cell>
        </table:table-row>
        <table:table-row table:style-name="ro1">
          <table:table-cell office:value-type="string" calcext:value-type="string">
            <text:p>0low-0slow-0fly</text:p>
          </table:table-cell>
          <table:table-cell office:value-type="float" office:value="0.059018" calcext:value-type="float">
            <text:p>0.059018</text:p>
          </table:table-cell>
          <table:table-cell office:value-type="float" office:value="0.407476" calcext:value-type="float">
            <text:p>0.407476</text:p>
          </table:table-cell>
          <table:table-cell office:value-type="float" office:value="0.161689" calcext:value-type="float">
            <text:p>0.161689</text:p>
          </table:table-cell>
          <table:table-cell office:value-type="float" office:value="0.029699" calcext:value-type="float">
            <text:p>0.029699</text:p>
          </table:table-cell>
          <table:table-cell office:value-type="float" office:value="0.05215" calcext:value-type="float">
            <text:p>0.05215</text:p>
          </table:table-cell>
          <table:table-cell office:value-type="float" office:value="0.04122" calcext:value-type="float">
            <text:p>0.04122</text:p>
          </table:table-cell>
          <table:table-cell table:number-columns-repeated="2"/>
          <table:table-cell office:value-type="string" calcext:value-type="string">
            <text:p>0low-0slow-0fly</text:p>
          </table:table-cell>
          <table:table-cell office:value-type="float" office:value="2.841947" calcext:value-type="float">
            <text:p>2.841947</text:p>
          </table:table-cell>
          <table:table-cell office:value-type="float" office:value="14.647308" calcext:value-type="float">
            <text:p>14.647308</text:p>
          </table:table-cell>
          <table:table-cell office:value-type="float" office:value="3.968361" calcext:value-type="float">
            <text:p>3.968361</text:p>
          </table:table-cell>
          <table:table-cell office:value-type="float" office:value="1.542779" calcext:value-type="float">
            <text:p>1.542779</text:p>
          </table:table-cell>
          <table:table-cell office:value-type="float" office:value="2.659385" calcext:value-type="float">
            <text:p>2.659385</text:p>
          </table:table-cell>
          <table:table-cell office:value-type="float" office:value="2.31922" calcext:value-type="float">
            <text:p>2.31922</text:p>
          </table:table-cell>
        </table:table-row>
        <table:table-row table:style-name="ro1">
          <table:table-cell office:value-type="string" calcext:value-type="string">
            <text:p>0low-0slow-0rot</text:p>
          </table:table-cell>
          <table:table-cell office:value-type="float" office:value="0.099547" calcext:value-type="float">
            <text:p>0.099547</text:p>
          </table:table-cell>
          <table:table-cell office:value-type="float" office:value="0.466231" calcext:value-type="float">
            <text:p>0.466231</text:p>
          </table:table-cell>
          <table:table-cell office:value-type="float" office:value="0.231071" calcext:value-type="float">
            <text:p>0.231071</text:p>
          </table:table-cell>
          <table:table-cell office:value-type="float" office:value="0.241557" calcext:value-type="float">
            <text:p>0.241557</text:p>
          </table:table-cell>
          <table:table-cell office:value-type="float" office:value="0.088835" calcext:value-type="float">
            <text:p>0.088835</text:p>
          </table:table-cell>
          <table:table-cell office:value-type="float" office:value="0.066725" calcext:value-type="float">
            <text:p>0.066725</text:p>
          </table:table-cell>
          <table:table-cell table:number-columns-repeated="2"/>
          <table:table-cell office:value-type="string" calcext:value-type="string">
            <text:p>0low-0slow-0rot</text:p>
          </table:table-cell>
          <table:table-cell office:value-type="float" office:value="4.321202" calcext:value-type="float">
            <text:p>4.321202</text:p>
          </table:table-cell>
          <table:table-cell office:value-type="float" office:value="11.434723" calcext:value-type="float">
            <text:p>11.434723</text:p>
          </table:table-cell>
          <table:table-cell office:value-type="float" office:value="5.915127" calcext:value-type="float">
            <text:p>5.915127</text:p>
          </table:table-cell>
          <table:table-cell office:value-type="float" office:value="4.119365" calcext:value-type="float">
            <text:p>4.119365</text:p>
          </table:table-cell>
          <table:table-cell office:value-type="float" office:value="3.74073" calcext:value-type="float">
            <text:p>3.74073</text:p>
          </table:table-cell>
          <table:table-cell office:value-type="float" office:value="2.935768" calcext:value-type="float">
            <text:p>2.935768</text:p>
          </table:table-cell>
        </table:table-row>
        <table:table-row table:style-name="ro1">
          <table:table-cell office:value-type="string" calcext:value-type="string">
            <text:p>0low-0slow-0tr</text:p>
          </table:table-cell>
          <table:table-cell office:value-type="float" office:value="0.048168" calcext:value-type="float">
            <text:p>0.048168</text:p>
          </table:table-cell>
          <table:table-cell office:value-type="float" office:value="0.418445" calcext:value-type="float">
            <text:p>0.418445</text:p>
          </table:table-cell>
          <table:table-cell office:value-type="float" office:value="0.113805" calcext:value-type="float">
            <text:p>0.113805</text:p>
          </table:table-cell>
          <table:table-cell office:value-type="float" office:value="0.061429" calcext:value-type="float">
            <text:p>0.061429</text:p>
          </table:table-cell>
          <table:table-cell office:value-type="float" office:value="0.039082" calcext:value-type="float">
            <text:p>0.039082</text:p>
          </table:table-cell>
          <table:table-cell office:value-type="float" office:value="0.032682" calcext:value-type="float">
            <text:p>0.032682</text:p>
          </table:table-cell>
          <table:table-cell table:number-columns-repeated="2"/>
          <table:table-cell office:value-type="string" calcext:value-type="string">
            <text:p>0low-0slow-0tr</text:p>
          </table:table-cell>
          <table:table-cell office:value-type="float" office:value="1.970964" calcext:value-type="float">
            <text:p>1.970964</text:p>
          </table:table-cell>
          <table:table-cell office:value-type="float" office:value="9.058736" calcext:value-type="float">
            <text:p>9.058736</text:p>
          </table:table-cell>
          <table:table-cell office:value-type="float" office:value="3.013216" calcext:value-type="float">
            <text:p>3.013216</text:p>
          </table:table-cell>
          <table:table-cell office:value-type="float" office:value="1.45084" calcext:value-type="float">
            <text:p>1.45084</text:p>
          </table:table-cell>
          <table:table-cell office:value-type="float" office:value="1.631732" calcext:value-type="float">
            <text:p>1.631732</text:p>
          </table:table-cell>
          <table:table-cell office:value-type="float" office:value="1.452899" calcext:value-type="float">
            <text:p>1.452899</text:p>
          </table:table-cell>
        </table:table-row>
        <table:table-row table:style-name="ro1">
          <table:table-cell office:value-type="string" calcext:value-type="string">
            <text:p>0medium-0fast-0fly</text:p>
          </table:table-cell>
          <table:table-cell office:value-type="float" office:value="0.460057" calcext:value-type="float">
            <text:p>0.460057</text:p>
          </table:table-cell>
          <table:table-cell office:value-type="float" office:value="1.281719" calcext:value-type="float">
            <text:p>1.281719</text:p>
          </table:table-cell>
          <table:table-cell office:value-type="float" office:value="0.652186" calcext:value-type="float">
            <text:p>0.652186</text:p>
          </table:table-cell>
          <table:table-cell office:value-type="float" office:value="1.182768" calcext:value-type="float">
            <text:p>1.182768</text:p>
          </table:table-cell>
          <table:table-cell office:value-type="float" office:value="0.343463" calcext:value-type="float">
            <text:p>0.343463</text:p>
          </table:table-cell>
          <table:table-cell office:value-type="float" office:value="0.314014" calcext:value-type="float">
            <text:p>0.314014</text:p>
          </table:table-cell>
          <table:table-cell table:number-columns-repeated="2"/>
          <table:table-cell office:value-type="string" calcext:value-type="string">
            <text:p>0medium-0fast-0fly</text:p>
          </table:table-cell>
          <table:table-cell office:value-type="float" office:value="33.916604" calcext:value-type="float">
            <text:p>33.916604</text:p>
          </table:table-cell>
          <table:table-cell office:value-type="float" office:value="38.483979" calcext:value-type="float">
            <text:p>38.483979</text:p>
          </table:table-cell>
          <table:table-cell office:value-type="float" office:value="35.010009" calcext:value-type="float">
            <text:p>35.010009</text:p>
          </table:table-cell>
          <table:table-cell office:value-type="float" office:value="21.0674" calcext:value-type="float">
            <text:p>21.0674</text:p>
          </table:table-cell>
          <table:table-cell office:value-type="float" office:value="29.470717" calcext:value-type="float">
            <text:p>29.470717</text:p>
          </table:table-cell>
          <table:table-cell office:value-type="float" office:value="17.308539" calcext:value-type="float">
            <text:p>17.308539</text:p>
          </table:table-cell>
        </table:table-row>
        <table:table-row table:style-name="ro1">
          <table:table-cell office:value-type="string" calcext:value-type="string">
            <text:p>0medium-0fast-0rot</text:p>
          </table:table-cell>
          <table:table-cell office:value-type="float" office:value="0.743662" calcext:value-type="float">
            <text:p>0.743662</text:p>
          </table:table-cell>
          <table:table-cell office:value-type="float" office:value="0.614206" calcext:value-type="float">
            <text:p>0.614206</text:p>
          </table:table-cell>
          <table:table-cell office:value-type="float" office:value="0.330418" calcext:value-type="float">
            <text:p>0.330418</text:p>
          </table:table-cell>
          <table:table-cell office:value-type="float" office:value="0.714944" calcext:value-type="float">
            <text:p>0.714944</text:p>
          </table:table-cell>
          <table:table-cell office:value-type="float" office:value="0.284726" calcext:value-type="float">
            <text:p>0.284726</text:p>
          </table:table-cell>
          <table:table-cell office:value-type="float" office:value="0.177314" calcext:value-type="float">
            <text:p>0.177314</text:p>
          </table:table-cell>
          <table:table-cell table:number-columns-repeated="2"/>
          <table:table-cell office:value-type="string" calcext:value-type="string">
            <text:p>0medium-0fast-0rot</text:p>
          </table:table-cell>
          <table:table-cell office:value-type="float" office:value="27.339213" calcext:value-type="float">
            <text:p>27.339213</text:p>
          </table:table-cell>
          <table:table-cell office:value-type="float" office:value="18.163143" calcext:value-type="float">
            <text:p>18.163143</text:p>
          </table:table-cell>
          <table:table-cell office:value-type="float" office:value="15.617169" calcext:value-type="float">
            <text:p>15.617169</text:p>
          </table:table-cell>
          <table:table-cell office:value-type="float" office:value="15.8645" calcext:value-type="float">
            <text:p>15.8645</text:p>
          </table:table-cell>
          <table:table-cell office:value-type="float" office:value="13.919508" calcext:value-type="float">
            <text:p>13.919508</text:p>
          </table:table-cell>
          <table:table-cell office:value-type="float" office:value="14.04559" calcext:value-type="float">
            <text:p>14.04559</text:p>
          </table:table-cell>
        </table:table-row>
        <table:table-row table:style-name="ro1">
          <table:table-cell office:value-type="string" calcext:value-type="string">
            <text:p>0medium-0fast-0tr</text:p>
          </table:table-cell>
          <table:table-cell office:value-type="float" office:value="0.089565" calcext:value-type="float">
            <text:p>0.089565</text:p>
          </table:table-cell>
          <table:table-cell office:value-type="float" office:value="0.21668" calcext:value-type="float">
            <text:p>0.21668</text:p>
          </table:table-cell>
          <table:table-cell office:value-type="float" office:value="0.12761" calcext:value-type="float">
            <text:p>0.12761</text:p>
          </table:table-cell>
          <table:table-cell office:value-type="float" office:value="0.179745" calcext:value-type="float">
            <text:p>0.179745</text:p>
          </table:table-cell>
          <table:table-cell office:value-type="float" office:value="0.085677" calcext:value-type="float">
            <text:p>0.085677</text:p>
          </table:table-cell>
          <table:table-cell office:value-type="float" office:value="0.06924" calcext:value-type="float">
            <text:p>0.06924</text:p>
          </table:table-cell>
          <table:table-cell table:number-columns-repeated="2"/>
          <table:table-cell office:value-type="string" calcext:value-type="string">
            <text:p>0medium-0fast-0tr</text:p>
          </table:table-cell>
          <table:table-cell office:value-type="float" office:value="5.166888" calcext:value-type="float">
            <text:p>5.166888</text:p>
          </table:table-cell>
          <table:table-cell office:value-type="float" office:value="5.716485" calcext:value-type="float">
            <text:p>5.716485</text:p>
          </table:table-cell>
          <table:table-cell office:value-type="float" office:value="6.278079" calcext:value-type="float">
            <text:p>6.278079</text:p>
          </table:table-cell>
          <table:table-cell office:value-type="float" office:value="4.985533" calcext:value-type="float">
            <text:p>4.985533</text:p>
          </table:table-cell>
          <table:table-cell office:value-type="float" office:value="5.012089" calcext:value-type="float">
            <text:p>5.012089</text:p>
          </table:table-cell>
          <table:table-cell office:value-type="float" office:value="5.072323" calcext:value-type="float">
            <text:p>5.072323</text:p>
          </table:table-cell>
        </table:table-row>
        <table:table-row table:style-name="ro1">
          <table:table-cell office:value-type="string" calcext:value-type="string">
            <text:p>0medium-0medium-0fly</text:p>
          </table:table-cell>
          <table:table-cell office:value-type="float" office:value="0.069548" calcext:value-type="float">
            <text:p>0.069548</text:p>
          </table:table-cell>
          <table:table-cell office:value-type="float" office:value="0.422251" calcext:value-type="float">
            <text:p>0.422251</text:p>
          </table:table-cell>
          <table:table-cell office:value-type="float" office:value="0.235631" calcext:value-type="float">
            <text:p>0.235631</text:p>
          </table:table-cell>
          <table:table-cell office:value-type="float" office:value="0.144472" calcext:value-type="float">
            <text:p>0.144472</text:p>
          </table:table-cell>
          <table:table-cell office:value-type="float" office:value="0.057969" calcext:value-type="float">
            <text:p>0.057969</text:p>
          </table:table-cell>
          <table:table-cell office:value-type="float" office:value="0.056973" calcext:value-type="float">
            <text:p>0.056973</text:p>
          </table:table-cell>
          <table:table-cell table:number-columns-repeated="2"/>
          <table:table-cell office:value-type="string" calcext:value-type="string">
            <text:p>0medium-0medium-0fly</text:p>
          </table:table-cell>
          <table:table-cell office:value-type="float" office:value="4.27519" calcext:value-type="float">
            <text:p>4.27519</text:p>
          </table:table-cell>
          <table:table-cell office:value-type="float" office:value="12.701674" calcext:value-type="float">
            <text:p>12.701674</text:p>
          </table:table-cell>
          <table:table-cell office:value-type="float" office:value="11.081151" calcext:value-type="float">
            <text:p>11.081151</text:p>
          </table:table-cell>
          <table:table-cell office:value-type="float" office:value="6.969298" calcext:value-type="float">
            <text:p>6.969298</text:p>
          </table:table-cell>
          <table:table-cell office:value-type="float" office:value="4.132405" calcext:value-type="float">
            <text:p>4.132405</text:p>
          </table:table-cell>
          <table:table-cell office:value-type="float" office:value="3.97641" calcext:value-type="float">
            <text:p>3.97641</text:p>
          </table:table-cell>
        </table:table-row>
        <table:table-row table:style-name="ro1">
          <table:table-cell office:value-type="string" calcext:value-type="string">
            <text:p>0medium-0medium-0rot</text:p>
          </table:table-cell>
          <table:table-cell office:value-type="float" office:value="0.114156" calcext:value-type="float">
            <text:p>0.114156</text:p>
          </table:table-cell>
          <table:table-cell office:value-type="float" office:value="0.280456" calcext:value-type="float">
            <text:p>0.280456</text:p>
          </table:table-cell>
          <table:table-cell office:value-type="float" office:value="0.159768" calcext:value-type="float">
            <text:p>0.159768</text:p>
          </table:table-cell>
          <table:table-cell office:value-type="float" office:value="0.403477" calcext:value-type="float">
            <text:p>0.403477</text:p>
          </table:table-cell>
          <table:table-cell office:value-type="float" office:value="0.076302" calcext:value-type="float">
            <text:p>0.076302</text:p>
          </table:table-cell>
          <table:table-cell office:value-type="float" office:value="0.070383" calcext:value-type="float">
            <text:p>0.070383</text:p>
          </table:table-cell>
          <table:table-cell table:number-columns-repeated="2"/>
          <table:table-cell office:value-type="string" calcext:value-type="string">
            <text:p>0medium-0medium-0rot</text:p>
          </table:table-cell>
          <table:table-cell office:value-type="float" office:value="8.57249" calcext:value-type="float">
            <text:p>8.57249</text:p>
          </table:table-cell>
          <table:table-cell office:value-type="float" office:value="6.209396" calcext:value-type="float">
            <text:p>6.209396</text:p>
          </table:table-cell>
          <table:table-cell office:value-type="float" office:value="8.479235" calcext:value-type="float">
            <text:p>8.479235</text:p>
          </table:table-cell>
          <table:table-cell office:value-type="float" office:value="8.204584" calcext:value-type="float">
            <text:p>8.204584</text:p>
          </table:table-cell>
          <table:table-cell office:value-type="float" office:value="7.69283" calcext:value-type="float">
            <text:p>7.69283</text:p>
          </table:table-cell>
          <table:table-cell office:value-type="float" office:value="7.440543" calcext:value-type="float">
            <text:p>7.440543</text:p>
          </table:table-cell>
        </table:table-row>
        <table:table-row table:style-name="ro1">
          <table:table-cell office:value-type="string" calcext:value-type="string">
            <text:p>0medium-0medium-0tr</text:p>
          </table:table-cell>
          <table:table-cell office:value-type="float" office:value="0.035882" calcext:value-type="float">
            <text:p>0.035882</text:p>
          </table:table-cell>
          <table:table-cell office:value-type="float" office:value="0.229499" calcext:value-type="float">
            <text:p>0.229499</text:p>
          </table:table-cell>
          <table:table-cell office:value-type="float" office:value="0.090758" calcext:value-type="float">
            <text:p>0.090758</text:p>
          </table:table-cell>
          <table:table-cell office:value-type="float" office:value="0.032905" calcext:value-type="float">
            <text:p>0.032905</text:p>
          </table:table-cell>
          <table:table-cell office:value-type="float" office:value="0.038274" calcext:value-type="float">
            <text:p>0.038274</text:p>
          </table:table-cell>
          <table:table-cell office:value-type="float" office:value="0.032166" calcext:value-type="float">
            <text:p>0.032166</text:p>
          </table:table-cell>
          <table:table-cell table:number-columns-repeated="2"/>
          <table:table-cell office:value-type="string" calcext:value-type="string">
            <text:p>0medium-0medium-0tr</text:p>
          </table:table-cell>
          <table:table-cell office:value-type="float" office:value="1.977762" calcext:value-type="float">
            <text:p>1.977762</text:p>
          </table:table-cell>
          <table:table-cell office:value-type="float" office:value="5.997905" calcext:value-type="float">
            <text:p>5.997905</text:p>
          </table:table-cell>
          <table:table-cell office:value-type="float" office:value="3.936551" calcext:value-type="float">
            <text:p>3.936551</text:p>
          </table:table-cell>
          <table:table-cell office:value-type="float" office:value="1.902101" calcext:value-type="float">
            <text:p>1.902101</text:p>
          </table:table-cell>
          <table:table-cell office:value-type="float" office:value="1.953241" calcext:value-type="float">
            <text:p>1.953241</text:p>
          </table:table-cell>
          <table:table-cell office:value-type="float" office:value="2.160519" calcext:value-type="float">
            <text:p>2.160519</text:p>
          </table:table-cell>
        </table:table-row>
        <table:table-row table:style-name="ro1">
          <table:table-cell office:value-type="string" calcext:value-type="string">
            <text:p>0medium-0slow-0fly</text:p>
          </table:table-cell>
          <table:table-cell office:value-type="float" office:value="0.050357" calcext:value-type="float">
            <text:p>0.050357</text:p>
          </table:table-cell>
          <table:table-cell office:value-type="float" office:value="0.203644" calcext:value-type="float">
            <text:p>0.203644</text:p>
          </table:table-cell>
          <table:table-cell office:value-type="float" office:value="0.112612" calcext:value-type="float">
            <text:p>0.112612</text:p>
          </table:table-cell>
          <table:table-cell office:value-type="float" office:value="0.042709" calcext:value-type="float">
            <text:p>0.042709</text:p>
          </table:table-cell>
          <table:table-cell office:value-type="float" office:value="0.040395" calcext:value-type="float">
            <text:p>0.040395</text:p>
          </table:table-cell>
          <table:table-cell office:value-type="float" office:value="0.032846" calcext:value-type="float">
            <text:p>0.032846</text:p>
          </table:table-cell>
          <table:table-cell table:number-columns-repeated="2"/>
          <table:table-cell office:value-type="string" calcext:value-type="string">
            <text:p>0medium-0slow-0fly</text:p>
          </table:table-cell>
          <table:table-cell office:value-type="float" office:value="2.742316" calcext:value-type="float">
            <text:p>2.742316</text:p>
          </table:table-cell>
          <table:table-cell office:value-type="float" office:value="6.10572" calcext:value-type="float">
            <text:p>6.10572</text:p>
          </table:table-cell>
          <table:table-cell office:value-type="float" office:value="3.564067" calcext:value-type="float">
            <text:p>3.564067</text:p>
          </table:table-cell>
          <table:table-cell office:value-type="float" office:value="1.882862" calcext:value-type="float">
            <text:p>1.882862</text:p>
          </table:table-cell>
          <table:table-cell office:value-type="float" office:value="2.559964" calcext:value-type="float">
            <text:p>2.559964</text:p>
          </table:table-cell>
          <table:table-cell office:value-type="float" office:value="2.255379" calcext:value-type="float">
            <text:p>2.255379</text:p>
          </table:table-cell>
        </table:table-row>
        <table:table-row table:style-name="ro1">
          <table:table-cell office:value-type="string" calcext:value-type="string">
            <text:p>0medium-0slow-0rot</text:p>
          </table:table-cell>
          <table:table-cell office:value-type="float" office:value="0.060154" calcext:value-type="float">
            <text:p>0.060154</text:p>
          </table:table-cell>
          <table:table-cell office:value-type="float" office:value="0.211607" calcext:value-type="float">
            <text:p>0.211607</text:p>
          </table:table-cell>
          <table:table-cell office:value-type="float" office:value="0.110947" calcext:value-type="float">
            <text:p>0.110947</text:p>
          </table:table-cell>
          <table:table-cell office:value-type="float" office:value="0.095694" calcext:value-type="float">
            <text:p>0.095694</text:p>
          </table:table-cell>
          <table:table-cell office:value-type="float" office:value="0.054755" calcext:value-type="float">
            <text:p>0.054755</text:p>
          </table:table-cell>
          <table:table-cell office:value-type="float" office:value="0.037706" calcext:value-type="float">
            <text:p>0.037706</text:p>
          </table:table-cell>
          <table:table-cell table:number-columns-repeated="2"/>
          <table:table-cell office:value-type="string" calcext:value-type="string">
            <text:p>0medium-0slow-0rot</text:p>
          </table:table-cell>
          <table:table-cell office:value-type="float" office:value="2.993107" calcext:value-type="float">
            <text:p>2.993107</text:p>
          </table:table-cell>
          <table:table-cell office:value-type="float" office:value="5.245105" calcext:value-type="float">
            <text:p>5.245105</text:p>
          </table:table-cell>
          <table:table-cell office:value-type="float" office:value="4.531992" calcext:value-type="float">
            <text:p>4.531992</text:p>
          </table:table-cell>
          <table:table-cell office:value-type="float" office:value="2.728381" calcext:value-type="float">
            <text:p>2.728381</text:p>
          </table:table-cell>
          <table:table-cell office:value-type="float" office:value="2.433148" calcext:value-type="float">
            <text:p>2.433148</text:p>
          </table:table-cell>
          <table:table-cell office:value-type="float" office:value="2.394747" calcext:value-type="float">
            <text:p>2.394747</text:p>
          </table:table-cell>
        </table:table-row>
        <table:table-row table:style-name="ro1">
          <table:table-cell office:value-type="string" calcext:value-type="string">
            <text:p>0medium-0slow-0tr</text:p>
          </table:table-cell>
          <table:table-cell office:value-type="float" office:value="0.032418" calcext:value-type="float">
            <text:p>0.032418</text:p>
          </table:table-cell>
          <table:table-cell office:value-type="float" office:value="0.214598" calcext:value-type="float">
            <text:p>0.214598</text:p>
          </table:table-cell>
          <table:table-cell office:value-type="float" office:value="0.074466" calcext:value-type="float">
            <text:p>0.074466</text:p>
          </table:table-cell>
          <table:table-cell office:value-type="float" office:value="0.094758" calcext:value-type="float">
            <text:p>0.094758</text:p>
          </table:table-cell>
          <table:table-cell office:value-type="float" office:value="0.034158" calcext:value-type="float">
            <text:p>0.034158</text:p>
          </table:table-cell>
          <table:table-cell office:value-type="float" office:value="0.027351" calcext:value-type="float">
            <text:p>0.027351</text:p>
          </table:table-cell>
          <table:table-cell table:number-columns-repeated="2"/>
          <table:table-cell office:value-type="string" calcext:value-type="string">
            <text:p>0medium-0slow-0tr</text:p>
          </table:table-cell>
          <table:table-cell office:value-type="float" office:value="1.609644" calcext:value-type="float">
            <text:p>1.609644</text:p>
          </table:table-cell>
          <table:table-cell office:value-type="float" office:value="6.239916" calcext:value-type="float">
            <text:p>6.239916</text:p>
          </table:table-cell>
          <table:table-cell office:value-type="float" office:value="3.067785" calcext:value-type="float">
            <text:p>3.067785</text:p>
          </table:table-cell>
          <table:table-cell office:value-type="float" office:value="1.136718" calcext:value-type="float">
            <text:p>1.136718</text:p>
          </table:table-cell>
          <table:table-cell office:value-type="float" office:value="1.431977" calcext:value-type="float">
            <text:p>1.431977</text:p>
          </table:table-cell>
          <table:table-cell office:value-type="float" office:value="1.524907" calcext:value-type="float">
            <text:p>1.524907</text:p>
          </table:table-cell>
        </table:table-row>
        <table:table-row table:style-name="ro1" table:number-rows-repeated="3">
          <table:table-cell table:style-name="Default" table:number-columns-repeated="7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ce3" office:value-type="string" calcext:value-type="string">
            <text:p>Mean Computation Time</text:p>
          </table:table-cell>
          <table:table-cell office:value-type="float" office:value="0.012645" calcext:value-type="float">
            <text:p>0.012645</text:p>
          </table:table-cell>
          <table:table-cell office:value-type="float" office:value="0.00296904" calcext:value-type="float">
            <text:p>0.00296904</text:p>
          </table:table-cell>
          <table:table-cell office:value-type="float" office:value="0.10466" calcext:value-type="float">
            <text:p>0.10466</text:p>
          </table:table-cell>
          <table:table-cell office:value-type="float" office:value="0.0516156" calcext:value-type="float">
            <text:p>0.0516156</text:p>
          </table:table-cell>
          <table:table-cell office:value-type="float" office:value="0.0115128" calcext:value-type="float">
            <text:p>0.0115128</text:p>
          </table:table-cell>
          <table:table-cell office:value-type="float" office:value="0.0346555" calcext:value-type="float">
            <text:p>0.0346555</text:p>
          </table:table-cell>
          <table:table-cell table:number-columns-repeated="2"/>
          <table:table-cell table:style-name="Default" table:number-columns-repeated="7"/>
        </table:table-row>
      </table:table>
      <table:table table:name="Formatted data" table:style-name="ta1">
        <table:shapes>
          <draw:frame draw:z-index="0" draw:style-name="gr1" draw:text-style-name="P1" svg:width="7.9835in" svg:height="5.626in" svg:x="15.1106in" svg:y="-0.0047in">
            <draw:object draw:notify-on-update-of-ranges="'Formatted data'.A35:'Formatted data'.A61 'Formatted data'.B34:'Formatted data'.B34 'Formatted data'.B35:'Formatted data'.B61 'Formatted data'.E34:'Formatted data'.E34 'Formatted data'.E35:'Formatted data'.E6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9945in" svg:height="5.626in" svg:x="15.0957in" svg:y="5.6295in">
            <draw:object draw:notify-on-update-of-ranges="'Formatted data'.I35:'Formatted data'.I61 'Formatted data'.J34:'Formatted data'.J34 'Formatted data'.J35:'Formatted data'.J61 'Formatted data'.M34:'Formatted data'.M34 'Formatted data'.M35:'Formatted data'.M6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2" table:default-cell-style-name="ce228"/>
        <table:table-column table:style-name="co2" table:default-cell-style-name="ce35"/>
        <table:table-column table:style-name="co2" table:default-cell-style-name="ce232"/>
        <table:table-column table:style-name="co3" table:default-cell-style-name="ce2"/>
        <table:table-column table:style-name="co2" table:number-columns-repeated="4" table:default-cell-style-name="ce2"/>
        <table:table-column table:style-name="co2" table:default-cell-style-name="ce228"/>
        <table:table-column table:style-name="co2" table:default-cell-style-name="ce35"/>
        <table:table-column table:style-name="co2" table:default-cell-style-name="ce6"/>
        <table:table-column table:style-name="co2" table:number-columns-repeated="1007" table:default-cell-style-name="Default"/>
        <table:table-row table:style-name="ro1">
          <table:table-cell table:style-name="ce4" office:value-type="string" calcext:value-type="string" table:number-columns-spanned="7" table:number-rows-spanned="1">
            <text:p>Mean Relative Translational Error [m]</text:p>
          </table:table-cell>
          <table:covered-table-cell table:number-columns-repeated="4"/>
          <table:covered-table-cell table:number-columns-repeated="2" table:style-name="ce227"/>
          <table:table-cell table:style-name="ce231"/>
          <table:table-cell table:style-name="ce1" office:value-type="string" calcext:value-type="string" table:number-columns-spanned="7" table:number-rows-spanned="1">
            <text:p>Mean Relative Rotational Error [deg °]</text:p>
          </table:table-cell>
          <table:covered-table-cell table:number-columns-repeated="4"/>
          <table:covered-table-cell table:style-name="ce227"/>
          <table:covered-table-cell table:style-name="Default"/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Dataset</text:p>
          </table:table-cell>
          <table:table-cell table:style-name="ce3" office:value-type="string" calcext:value-type="string">
            <text:p>GICP</text:p>
          </table:table-cell>
          <table:table-cell table:style-name="ce3" office:value-type="string" calcext:value-type="string">
            <text:p>DVO</text:p>
          </table:table-cell>
          <table:table-cell table:style-name="ce3" office:value-type="string" calcext:value-type="string">
            <text:p>NDT</text:p>
          </table:table-cell>
          <table:table-cell table:style-name="ce3" office:value-type="string" calcext:value-type="string">
            <text:p>NICP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IMPR.</text:p>
          </table:table-cell>
          <table:table-cell/>
          <table:table-cell table:style-name="ce3" office:value-type="string" calcext:value-type="string">
            <text:p>Dataset</text:p>
          </table:table-cell>
          <table:table-cell table:style-name="ce3" office:value-type="string" calcext:value-type="string">
            <text:p>GICP</text:p>
          </table:table-cell>
          <table:table-cell table:style-name="ce3" office:value-type="string" calcext:value-type="string">
            <text:p>DVO</text:p>
          </table:table-cell>
          <table:table-cell table:style-name="ce3" office:value-type="string" calcext:value-type="string">
            <text:p>NDT</text:p>
          </table:table-cell>
          <table:table-cell table:style-name="ce3" office:value-type="string" calcext:value-type="string">
            <text:p>NICP</text:p>
          </table:table-cell>
          <table:table-cell table:style-name="ce3" office:value-type="string" calcext:value-type="string">
            <text:p>MIN</text:p>
          </table:table-cell>
          <table:table-cell table:style-name="ce449" office:value-type="string" calcext:value-type="string">
            <text:p>IMPR.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high-fast-fly</text:p>
          </table:table-cell>
          <table:table-cell table:style-name="ce8" office:value-type="float" office:value="0.283748" calcext:value-type="float">
            <text:p>0.284</text:p>
          </table:table-cell>
          <table:table-cell table:style-name="ce65" office:value-type="float" office:value="1.149572" calcext:value-type="float">
            <text:p>1.150</text:p>
          </table:table-cell>
          <table:table-cell table:style-name="ce119" office:value-type="float" office:value="0.452103" calcext:value-type="float">
            <text:p>0.452</text:p>
          </table:table-cell>
          <table:table-cell table:style-name="ce173" office:value-type="float" office:value="0.291" calcext:value-type="float">
            <text:p>0.291</text:p>
          </table:table-cell>
          <table:table-cell table:formula="of:=MIN([.B3:.E3])" office:value-type="float" office:value="0.283748" calcext:value-type="float">
            <text:p>0.284</text:p>
          </table:table-cell>
          <table:table-cell table:formula="of:=IF([.E3]=[.F3]; SMALL([.B3:.E3];2)/[.F3] - 1; 0)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high-fast-fly</text:p>
          </table:table-cell>
          <table:table-cell table:style-name="ce233" office:value-type="float" office:value="20.202736" calcext:value-type="float">
            <text:p>20.203</text:p>
          </table:table-cell>
          <table:table-cell table:style-name="ce287" office:value-type="float" office:value="41.830888" calcext:value-type="float">
            <text:p>41.831</text:p>
          </table:table-cell>
          <table:table-cell table:style-name="ce341" office:value-type="float" office:value="17.551681" calcext:value-type="float">
            <text:p>17.552</text:p>
          </table:table-cell>
          <table:table-cell table:style-name="ce395" office:value-type="float" office:value="24.118761" calcext:value-type="float">
            <text:p>24.119</text:p>
          </table:table-cell>
          <table:table-cell table:formula="of:=MIN([.J3:.M3])" office:value-type="float" office:value="17.551681" calcext:value-type="float">
            <text:p>17.552</text:p>
          </table:table-cell>
          <table:table-cell table:formula="of:=IF([.M3]=[.N3]; SMALL([.J3:.M3];2)/[.N3] - 1; 0)" office:value-type="percentage" office:value="0" calcext:value-type="percentage">
            <text:p>0.00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high-fast-rot</text:p>
          </table:table-cell>
          <table:table-cell table:style-name="ce9" office:value-type="float" office:value="0.892222" calcext:value-type="float">
            <text:p>0.892</text:p>
          </table:table-cell>
          <table:table-cell table:style-name="ce66" office:value-type="float" office:value="0.823933" calcext:value-type="float">
            <text:p>0.824</text:p>
          </table:table-cell>
          <table:table-cell table:style-name="ce120" office:value-type="float" office:value="1.14229" calcext:value-type="float">
            <text:p>1.142</text:p>
          </table:table-cell>
          <table:table-cell table:style-name="ce174" office:value-type="float" office:value="0.357109" calcext:value-type="float">
            <text:p>0.357</text:p>
          </table:table-cell>
          <table:table-cell table:formula="of:=MIN([.B4:.E4])" office:value-type="float" office:value="0.357109" calcext:value-type="float">
            <text:p>0.357</text:p>
          </table:table-cell>
          <table:table-cell table:formula="of:=IF([.E4]=[.F4]; SMALL([.B4:.E4];2)/[.F4] - 1; 0)" office:value-type="percentage" office:value="1.3072311255107" calcext:value-type="percentage">
            <text:p>130.72%</text:p>
          </table:table-cell>
          <table:table-cell/>
          <table:table-cell office:value-type="string" calcext:value-type="string">
            <text:p>high-fast-rot</text:p>
          </table:table-cell>
          <table:table-cell table:style-name="ce234" office:value-type="float" office:value="35.385535" calcext:value-type="float">
            <text:p>35.386</text:p>
          </table:table-cell>
          <table:table-cell table:style-name="ce288" office:value-type="float" office:value="24.718142" calcext:value-type="float">
            <text:p>24.718</text:p>
          </table:table-cell>
          <table:table-cell table:style-name="ce342" office:value-type="float" office:value="29.081117" calcext:value-type="float">
            <text:p>29.081</text:p>
          </table:table-cell>
          <table:table-cell table:style-name="ce396" office:value-type="float" office:value="14.259826" calcext:value-type="float">
            <text:p>14.260</text:p>
          </table:table-cell>
          <table:table-cell table:formula="of:=MIN([.J4:.M4])" office:value-type="float" office:value="14.259826" calcext:value-type="float">
            <text:p>14.260</text:p>
          </table:table-cell>
          <table:table-cell table:formula="of:=IF([.M4]=[.N4]; SMALL([.J4:.M4];2)/[.N4] - 1; 0)" office:value-type="percentage" office:value="0.733411193095904" calcext:value-type="percentage">
            <text:p>73.34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high-fast-tr</text:p>
          </table:table-cell>
          <table:table-cell table:style-name="ce10" office:value-type="float" office:value="0.114527" calcext:value-type="float">
            <text:p>0.115</text:p>
          </table:table-cell>
          <table:table-cell table:style-name="ce67" office:value-type="float" office:value="0.173593" calcext:value-type="float">
            <text:p>0.174</text:p>
          </table:table-cell>
          <table:table-cell table:style-name="ce121" office:value-type="float" office:value="0.131955" calcext:value-type="float">
            <text:p>0.132</text:p>
          </table:table-cell>
          <table:table-cell table:style-name="ce175" office:value-type="float" office:value="0.096233" calcext:value-type="float">
            <text:p>0.096</text:p>
          </table:table-cell>
          <table:table-cell table:formula="of:=MIN([.B5:.E5])" office:value-type="float" office:value="0.096233" calcext:value-type="float">
            <text:p>0.096</text:p>
          </table:table-cell>
          <table:table-cell table:formula="of:=IF([.E5]=[.F5]; SMALL([.B5:.E5];2)/[.F5] - 1; 0)" office:value-type="percentage" office:value="0.190101108767263" calcext:value-type="percentage">
            <text:p>19.01%</text:p>
          </table:table-cell>
          <table:table-cell/>
          <table:table-cell office:value-type="string" calcext:value-type="string">
            <text:p>high-fast-tr</text:p>
          </table:table-cell>
          <table:table-cell table:style-name="ce235" office:value-type="float" office:value="5.932986" calcext:value-type="float">
            <text:p>5.933</text:p>
          </table:table-cell>
          <table:table-cell table:style-name="ce289" office:value-type="float" office:value="5.392542" calcext:value-type="float">
            <text:p>5.393</text:p>
          </table:table-cell>
          <table:table-cell table:style-name="ce343" office:value-type="float" office:value="6.438321" calcext:value-type="float">
            <text:p>6.438</text:p>
          </table:table-cell>
          <table:table-cell table:style-name="ce397" office:value-type="float" office:value="5.308019" calcext:value-type="float">
            <text:p>5.308</text:p>
          </table:table-cell>
          <table:table-cell table:formula="of:=MIN([.J5:.M5])" office:value-type="float" office:value="5.308019" calcext:value-type="float">
            <text:p>5.308</text:p>
          </table:table-cell>
          <table:table-cell table:formula="of:=IF([.M5]=[.N5]; SMALL([.J5:.M5];2)/[.N5] - 1; 0)" office:value-type="percentage" office:value="0.0159236430766356" calcext:value-type="percentage">
            <text:p>1.59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high-medium-fly</text:p>
          </table:table-cell>
          <table:table-cell table:style-name="ce11" office:value-type="float" office:value="0.075913" calcext:value-type="float">
            <text:p>0.076</text:p>
          </table:table-cell>
          <table:table-cell table:style-name="ce68" office:value-type="float" office:value="0.249072" calcext:value-type="float">
            <text:p>0.249</text:p>
          </table:table-cell>
          <table:table-cell table:style-name="ce122" office:value-type="float" office:value="0.225" calcext:value-type="float">
            <text:p>0.225</text:p>
          </table:table-cell>
          <table:table-cell table:style-name="ce176" office:value-type="float" office:value="0.069349" calcext:value-type="float">
            <text:p>0.069</text:p>
          </table:table-cell>
          <table:table-cell table:formula="of:=MIN([.B6:.E6])" office:value-type="float" office:value="0.069349" calcext:value-type="float">
            <text:p>0.069</text:p>
          </table:table-cell>
          <table:table-cell table:formula="of:=IF([.E6]=[.F6]; SMALL([.B6:.E6];2)/[.F6] - 1; 0)" office:value-type="percentage" office:value="0.0946516892817488" calcext:value-type="percentage">
            <text:p>9.47%</text:p>
          </table:table-cell>
          <table:table-cell/>
          <table:table-cell office:value-type="string" calcext:value-type="string">
            <text:p>high-medium-fly</text:p>
          </table:table-cell>
          <table:table-cell table:style-name="ce236" office:value-type="float" office:value="4.759843" calcext:value-type="float">
            <text:p>4.760</text:p>
          </table:table-cell>
          <table:table-cell table:style-name="ce290" office:value-type="float" office:value="9.372061" calcext:value-type="float">
            <text:p>9.372</text:p>
          </table:table-cell>
          <table:table-cell table:style-name="ce344" office:value-type="float" office:value="9.833246" calcext:value-type="float">
            <text:p>9.833</text:p>
          </table:table-cell>
          <table:table-cell table:style-name="ce398" office:value-type="float" office:value="5.886375" calcext:value-type="float">
            <text:p>5.886</text:p>
          </table:table-cell>
          <table:table-cell table:formula="of:=MIN([.J6:.M6])" office:value-type="float" office:value="4.759843" calcext:value-type="float">
            <text:p>4.760</text:p>
          </table:table-cell>
          <table:table-cell table:formula="of:=IF([.M6]=[.N6]; SMALL([.J6:.M6];2)/[.N6] - 1; 0)" office:value-type="percentage" office:value="0" calcext:value-type="percentage">
            <text:p>0.00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high-medium-rot</text:p>
          </table:table-cell>
          <table:table-cell table:style-name="ce12" office:value-type="float" office:value="0.122767" calcext:value-type="float">
            <text:p>0.123</text:p>
          </table:table-cell>
          <table:table-cell table:style-name="ce69" office:value-type="float" office:value="0.275867" calcext:value-type="float">
            <text:p>0.276</text:p>
          </table:table-cell>
          <table:table-cell table:style-name="ce123" office:value-type="float" office:value="0.216693" calcext:value-type="float">
            <text:p>0.217</text:p>
          </table:table-cell>
          <table:table-cell table:style-name="ce177" office:value-type="float" office:value="0.102961" calcext:value-type="float">
            <text:p>0.103</text:p>
          </table:table-cell>
          <table:table-cell table:formula="of:=MIN([.B7:.E7])" office:value-type="float" office:value="0.102961" calcext:value-type="float">
            <text:p>0.103</text:p>
          </table:table-cell>
          <table:table-cell table:formula="of:=IF([.E7]=[.F7]; SMALL([.B7:.E7];2)/[.F7] - 1; 0)" office:value-type="percentage" office:value="0.192364099027787" calcext:value-type="percentage">
            <text:p>19.24%</text:p>
          </table:table-cell>
          <table:table-cell/>
          <table:table-cell office:value-type="string" calcext:value-type="string">
            <text:p>high-medium-rot</text:p>
          </table:table-cell>
          <table:table-cell table:style-name="ce237" office:value-type="float" office:value="8.403179" calcext:value-type="float">
            <text:p>8.403</text:p>
          </table:table-cell>
          <table:table-cell table:style-name="ce291" office:value-type="float" office:value="8.635753" calcext:value-type="float">
            <text:p>8.636</text:p>
          </table:table-cell>
          <table:table-cell table:style-name="ce345" office:value-type="float" office:value="9.960008" calcext:value-type="float">
            <text:p>9.960</text:p>
          </table:table-cell>
          <table:table-cell table:style-name="ce399" office:value-type="float" office:value="8.36895" calcext:value-type="float">
            <text:p>8.369</text:p>
          </table:table-cell>
          <table:table-cell table:formula="of:=MIN([.J7:.M7])" office:value-type="float" office:value="8.36895" calcext:value-type="float">
            <text:p>8.369</text:p>
          </table:table-cell>
          <table:table-cell table:formula="of:=IF([.M7]=[.N7]; SMALL([.J7:.M7];2)/[.N7] - 1; 0)" office:value-type="percentage" office:value="0.00408999934280874" calcext:value-type="percentage">
            <text:p>0.41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high-medium-tr</text:p>
          </table:table-cell>
          <table:table-cell table:style-name="ce13" office:value-type="float" office:value="0.046342" calcext:value-type="float">
            <text:p>0.046</text:p>
          </table:table-cell>
          <table:table-cell table:style-name="ce70" office:value-type="float" office:value="0.146838" calcext:value-type="float">
            <text:p>0.147</text:p>
          </table:table-cell>
          <table:table-cell table:style-name="ce124" office:value-type="float" office:value="0.111572" calcext:value-type="float">
            <text:p>0.112</text:p>
          </table:table-cell>
          <table:table-cell table:style-name="ce178" office:value-type="float" office:value="0.043302" calcext:value-type="float">
            <text:p>0.043</text:p>
          </table:table-cell>
          <table:table-cell table:formula="of:=MIN([.B8:.E8])" office:value-type="float" office:value="0.043302" calcext:value-type="float">
            <text:p>0.043</text:p>
          </table:table-cell>
          <table:table-cell table:formula="of:=IF([.E8]=[.F8]; SMALL([.B8:.E8];2)/[.F8] - 1; 0)" office:value-type="percentage" office:value="0.0702046094868598" calcext:value-type="percentage">
            <text:p>7.02%</text:p>
          </table:table-cell>
          <table:table-cell/>
          <table:table-cell office:value-type="string" calcext:value-type="string">
            <text:p>high-medium-tr</text:p>
          </table:table-cell>
          <table:table-cell table:style-name="ce238" office:value-type="float" office:value="2.537961" calcext:value-type="float">
            <text:p>2.538</text:p>
          </table:table-cell>
          <table:table-cell table:style-name="ce292" office:value-type="float" office:value="4.613757" calcext:value-type="float">
            <text:p>4.614</text:p>
          </table:table-cell>
          <table:table-cell table:style-name="ce346" office:value-type="float" office:value="5.602225" calcext:value-type="float">
            <text:p>5.602</text:p>
          </table:table-cell>
          <table:table-cell table:style-name="ce400" office:value-type="float" office:value="2.524354" calcext:value-type="float">
            <text:p>2.524</text:p>
          </table:table-cell>
          <table:table-cell table:formula="of:=MIN([.J8:.M8])" office:value-type="float" office:value="2.524354" calcext:value-type="float">
            <text:p>2.524</text:p>
          </table:table-cell>
          <table:table-cell table:formula="of:=IF([.M8]=[.N8]; SMALL([.J8:.M8];2)/[.N8] - 1; 0)" office:value-type="percentage" office:value="0.00539028995140956" calcext:value-type="percentage">
            <text:p>0.54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high-slow-fly</text:p>
          </table:table-cell>
          <table:table-cell table:style-name="ce14" office:value-type="float" office:value="0.054639" calcext:value-type="float">
            <text:p>0.055</text:p>
          </table:table-cell>
          <table:table-cell table:style-name="ce71" office:value-type="float" office:value="0.127735" calcext:value-type="float">
            <text:p>0.128</text:p>
          </table:table-cell>
          <table:table-cell table:style-name="ce125" office:value-type="float" office:value="0.149559" calcext:value-type="float">
            <text:p>0.150</text:p>
          </table:table-cell>
          <table:table-cell table:style-name="ce179" office:value-type="float" office:value="0.052714" calcext:value-type="float">
            <text:p>0.053</text:p>
          </table:table-cell>
          <table:table-cell table:formula="of:=MIN([.B9:.E9])" office:value-type="float" office:value="0.052714" calcext:value-type="float">
            <text:p>0.053</text:p>
          </table:table-cell>
          <table:table-cell table:formula="of:=IF([.E9]=[.F9]; SMALL([.B9:.E9];2)/[.F9] - 1; 0)" office:value-type="percentage" office:value="0.0365178131046782" calcext:value-type="percentage">
            <text:p>3.65%</text:p>
          </table:table-cell>
          <table:table-cell/>
          <table:table-cell office:value-type="string" calcext:value-type="string">
            <text:p>high-slow-fly</text:p>
          </table:table-cell>
          <table:table-cell table:style-name="ce239" office:value-type="float" office:value="3.188672" calcext:value-type="float">
            <text:p>3.189</text:p>
          </table:table-cell>
          <table:table-cell table:style-name="ce293" office:value-type="float" office:value="4.713365" calcext:value-type="float">
            <text:p>4.713</text:p>
          </table:table-cell>
          <table:table-cell table:style-name="ce347" office:value-type="float" office:value="4.856642" calcext:value-type="float">
            <text:p>4.857</text:p>
          </table:table-cell>
          <table:table-cell table:style-name="ce401" office:value-type="float" office:value="3.30011" calcext:value-type="float">
            <text:p>3.300</text:p>
          </table:table-cell>
          <table:table-cell table:formula="of:=MIN([.J9:.M9])" office:value-type="float" office:value="3.188672" calcext:value-type="float">
            <text:p>3.189</text:p>
          </table:table-cell>
          <table:table-cell table:formula="of:=IF([.M9]=[.N9]; SMALL([.J9:.M9];2)/[.N9] - 1; 0)" office:value-type="percentage" office:value="0" calcext:value-type="percentage">
            <text:p>0.00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high-slow-rot</text:p>
          </table:table-cell>
          <table:table-cell table:style-name="ce15" office:value-type="float" office:value="0.090006" calcext:value-type="float">
            <text:p>0.090</text:p>
          </table:table-cell>
          <table:table-cell table:style-name="ce72" office:value-type="float" office:value="0.225888" calcext:value-type="float">
            <text:p>0.226</text:p>
          </table:table-cell>
          <table:table-cell table:style-name="ce126" office:value-type="float" office:value="0.212882" calcext:value-type="float">
            <text:p>0.213</text:p>
          </table:table-cell>
          <table:table-cell table:style-name="ce180" office:value-type="float" office:value="0.090168" calcext:value-type="float">
            <text:p>0.090</text:p>
          </table:table-cell>
          <table:table-cell table:formula="of:=MIN([.B10:.E10])" office:value-type="float" office:value="0.090006" calcext:value-type="float">
            <text:p>0.090</text:p>
          </table:table-cell>
          <table:table-cell table:formula="of:=IF([.E10]=[.F10]; SMALL([.B10:.E10];2)/[.F10] - 1; 0)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high-slow-rot</text:p>
          </table:table-cell>
          <table:table-cell table:style-name="ce240" office:value-type="float" office:value="3.956352" calcext:value-type="float">
            <text:p>3.956</text:p>
          </table:table-cell>
          <table:table-cell table:style-name="ce294" office:value-type="float" office:value="6.090628" calcext:value-type="float">
            <text:p>6.091</text:p>
          </table:table-cell>
          <table:table-cell table:style-name="ce348" office:value-type="float" office:value="5.854228" calcext:value-type="float">
            <text:p>5.854</text:p>
          </table:table-cell>
          <table:table-cell table:style-name="ce402" office:value-type="float" office:value="3.784837" calcext:value-type="float">
            <text:p>3.785</text:p>
          </table:table-cell>
          <table:table-cell table:formula="of:=MIN([.J10:.M10])" office:value-type="float" office:value="3.784837" calcext:value-type="float">
            <text:p>3.785</text:p>
          </table:table-cell>
          <table:table-cell table:formula="of:=IF([.M10]=[.N10]; SMALL([.J10:.M10];2)/[.N10] - 1; 0)" office:value-type="percentage" office:value="0.0453163504795582" calcext:value-type="percentage">
            <text:p>4.53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high-slow-tr</text:p>
          </table:table-cell>
          <table:table-cell table:style-name="ce16" office:value-type="float" office:value="0.038146" calcext:value-type="float">
            <text:p>0.038</text:p>
          </table:table-cell>
          <table:table-cell table:style-name="ce73" office:value-type="float" office:value="0.150415" calcext:value-type="float">
            <text:p>0.150</text:p>
          </table:table-cell>
          <table:table-cell table:style-name="ce127" office:value-type="float" office:value="0.063578" calcext:value-type="float">
            <text:p>0.064</text:p>
          </table:table-cell>
          <table:table-cell table:style-name="ce181" office:value-type="float" office:value="0.041747" calcext:value-type="float">
            <text:p>0.042</text:p>
          </table:table-cell>
          <table:table-cell table:formula="of:=MIN([.B11:.E11])" office:value-type="float" office:value="0.038146" calcext:value-type="float">
            <text:p>0.038</text:p>
          </table:table-cell>
          <table:table-cell table:formula="of:=IF([.E11]=[.F11]; SMALL([.B11:.E11];2)/[.F11] - 1; 0)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high-slow-tr</text:p>
          </table:table-cell>
          <table:table-cell table:style-name="ce241" office:value-type="float" office:value="1.705683" calcext:value-type="float">
            <text:p>1.706</text:p>
          </table:table-cell>
          <table:table-cell table:style-name="ce295" office:value-type="float" office:value="4.531025" calcext:value-type="float">
            <text:p>4.531</text:p>
          </table:table-cell>
          <table:table-cell table:style-name="ce349" office:value-type="float" office:value="2.910643" calcext:value-type="float">
            <text:p>2.911</text:p>
          </table:table-cell>
          <table:table-cell table:style-name="ce403" office:value-type="float" office:value="1.432804" calcext:value-type="float">
            <text:p>1.433</text:p>
          </table:table-cell>
          <table:table-cell table:formula="of:=MIN([.J11:.M11])" office:value-type="float" office:value="1.432804" calcext:value-type="float">
            <text:p>1.433</text:p>
          </table:table-cell>
          <table:table-cell table:formula="of:=IF([.M11]=[.N11]; SMALL([.J11:.M11];2)/[.N11] - 1; 0)" office:value-type="percentage" office:value="0.190451031683329" calcext:value-type="percentage">
            <text:p>19.05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low-fast-fly</text:p>
          </table:table-cell>
          <table:table-cell table:style-name="ce17" office:value-type="float" office:value="0.282109" calcext:value-type="float">
            <text:p>0.282</text:p>
          </table:table-cell>
          <table:table-cell table:style-name="ce74" office:value-type="float" office:value="1.203564" calcext:value-type="float">
            <text:p>1.204</text:p>
          </table:table-cell>
          <table:table-cell table:style-name="ce128" office:value-type="float" office:value="0.703595" calcext:value-type="float">
            <text:p>0.704</text:p>
          </table:table-cell>
          <table:table-cell table:style-name="ce182" office:value-type="float" office:value="0.293974" calcext:value-type="float">
            <text:p>0.294</text:p>
          </table:table-cell>
          <table:table-cell table:formula="of:=MIN([.B12:.E12])" office:value-type="float" office:value="0.282109" calcext:value-type="float">
            <text:p>0.282</text:p>
          </table:table-cell>
          <table:table-cell table:formula="of:=IF([.E12]=[.F12]; SMALL([.B12:.E12];2)/[.F12] - 1; 0)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low-fast-fly</text:p>
          </table:table-cell>
          <table:table-cell table:style-name="ce242" office:value-type="float" office:value="12.783286" calcext:value-type="float">
            <text:p>12.783</text:p>
          </table:table-cell>
          <table:table-cell table:style-name="ce296" office:value-type="float" office:value="36.735627" calcext:value-type="float">
            <text:p>36.736</text:p>
          </table:table-cell>
          <table:table-cell table:style-name="ce350" office:value-type="float" office:value="19.885382" calcext:value-type="float">
            <text:p>19.885</text:p>
          </table:table-cell>
          <table:table-cell table:style-name="ce404" office:value-type="float" office:value="14.643458" calcext:value-type="float">
            <text:p>14.643</text:p>
          </table:table-cell>
          <table:table-cell table:formula="of:=MIN([.J12:.M12])" office:value-type="float" office:value="12.783286" calcext:value-type="float">
            <text:p>12.783</text:p>
          </table:table-cell>
          <table:table-cell table:formula="of:=IF([.M12]=[.N12]; SMALL([.J12:.M12];2)/[.N12] - 1; 0)" office:value-type="percentage" office:value="0" calcext:value-type="percentage">
            <text:p>0.00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low-fast-rot</text:p>
          </table:table-cell>
          <table:table-cell table:style-name="ce18" office:value-type="float" office:value="0.329388" calcext:value-type="float">
            <text:p>0.329</text:p>
          </table:table-cell>
          <table:table-cell table:style-name="ce75" office:value-type="float" office:value="1.093603" calcext:value-type="float">
            <text:p>1.094</text:p>
          </table:table-cell>
          <table:table-cell table:style-name="ce129" office:value-type="float" office:value="0.613967" calcext:value-type="float">
            <text:p>0.614</text:p>
          </table:table-cell>
          <table:table-cell table:style-name="ce183" office:value-type="float" office:value="0.31588" calcext:value-type="float">
            <text:p>0.316</text:p>
          </table:table-cell>
          <table:table-cell table:formula="of:=MIN([.B13:.E13])" office:value-type="float" office:value="0.31588" calcext:value-type="float">
            <text:p>0.316</text:p>
          </table:table-cell>
          <table:table-cell table:formula="of:=IF([.E13]=[.F13]; SMALL([.B13:.E13];2)/[.F13] - 1; 0)" office:value-type="percentage" office:value="0.0427630745852852" calcext:value-type="percentage">
            <text:p>4.28%</text:p>
          </table:table-cell>
          <table:table-cell/>
          <table:table-cell office:value-type="string" calcext:value-type="string">
            <text:p>low-fast-rot</text:p>
          </table:table-cell>
          <table:table-cell table:style-name="ce243" office:value-type="float" office:value="20.77474" calcext:value-type="float">
            <text:p>20.775</text:p>
          </table:table-cell>
          <table:table-cell table:style-name="ce297" office:value-type="float" office:value="29.818574" calcext:value-type="float">
            <text:p>29.819</text:p>
          </table:table-cell>
          <table:table-cell table:style-name="ce351" office:value-type="float" office:value="26.935616" calcext:value-type="float">
            <text:p>26.936</text:p>
          </table:table-cell>
          <table:table-cell table:style-name="ce405" office:value-type="float" office:value="15.481117" calcext:value-type="float">
            <text:p>15.481</text:p>
          </table:table-cell>
          <table:table-cell table:formula="of:=MIN([.J13:.M13])" office:value-type="float" office:value="15.481117" calcext:value-type="float">
            <text:p>15.481</text:p>
          </table:table-cell>
          <table:table-cell table:formula="of:=IF([.M13]=[.N13]; SMALL([.J13:.M13];2)/[.N13] - 1; 0)" office:value-type="percentage" office:value="0.341940636454075" calcext:value-type="percentage">
            <text:p>34.19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low-fast-tr</text:p>
          </table:table-cell>
          <table:table-cell table:style-name="ce19" office:value-type="float" office:value="0.072772" calcext:value-type="float">
            <text:p>0.073</text:p>
          </table:table-cell>
          <table:table-cell table:style-name="ce76" office:value-type="float" office:value="0.518864" calcext:value-type="float">
            <text:p>0.519</text:p>
          </table:table-cell>
          <table:table-cell table:style-name="ce130" office:value-type="float" office:value="0.174845" calcext:value-type="float">
            <text:p>0.175</text:p>
          </table:table-cell>
          <table:table-cell table:style-name="ce184" office:value-type="float" office:value="0.072015" calcext:value-type="float">
            <text:p>0.072</text:p>
          </table:table-cell>
          <table:table-cell table:formula="of:=MIN([.B14:.E14])" office:value-type="float" office:value="0.072015" calcext:value-type="float">
            <text:p>0.072</text:p>
          </table:table-cell>
          <table:table-cell table:formula="of:=IF([.E14]=[.F14]; SMALL([.B14:.E14];2)/[.F14] - 1; 0)" office:value-type="percentage" office:value="0.0105116989516074" calcext:value-type="percentage">
            <text:p>1.05%</text:p>
          </table:table-cell>
          <table:table-cell/>
          <table:table-cell office:value-type="string" calcext:value-type="string">
            <text:p>low-fast-tr</text:p>
          </table:table-cell>
          <table:table-cell table:style-name="ce244" office:value-type="float" office:value="4.937999" calcext:value-type="float">
            <text:p>4.938</text:p>
          </table:table-cell>
          <table:table-cell table:style-name="ce298" office:value-type="float" office:value="14.498906" calcext:value-type="float">
            <text:p>14.499</text:p>
          </table:table-cell>
          <table:table-cell table:style-name="ce352" office:value-type="float" office:value="6.464922" calcext:value-type="float">
            <text:p>6.465</text:p>
          </table:table-cell>
          <table:table-cell table:style-name="ce406" office:value-type="float" office:value="4.960892" calcext:value-type="float">
            <text:p>4.961</text:p>
          </table:table-cell>
          <table:table-cell table:formula="of:=MIN([.J14:.M14])" office:value-type="float" office:value="4.937999" calcext:value-type="float">
            <text:p>4.938</text:p>
          </table:table-cell>
          <table:table-cell table:formula="of:=IF([.M14]=[.N14]; SMALL([.J14:.M14];2)/[.N14] - 1; 0)" office:value-type="percentage" office:value="0" calcext:value-type="percentage">
            <text:p>0.00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low-medium-fly</text:p>
          </table:table-cell>
          <table:table-cell table:style-name="ce20" office:value-type="float" office:value="0.069308" calcext:value-type="float">
            <text:p>0.069</text:p>
          </table:table-cell>
          <table:table-cell table:style-name="ce77" office:value-type="float" office:value="0.521285" calcext:value-type="float">
            <text:p>0.521</text:p>
          </table:table-cell>
          <table:table-cell table:style-name="ce131" office:value-type="float" office:value="0.279681" calcext:value-type="float">
            <text:p>0.280</text:p>
          </table:table-cell>
          <table:table-cell table:style-name="ce185" office:value-type="float" office:value="0.076615" calcext:value-type="float">
            <text:p>0.077</text:p>
          </table:table-cell>
          <table:table-cell table:formula="of:=MIN([.B15:.E15])" office:value-type="float" office:value="0.069308" calcext:value-type="float">
            <text:p>0.069</text:p>
          </table:table-cell>
          <table:table-cell table:formula="of:=IF([.E15]=[.F15]; SMALL([.B15:.E15];2)/[.F15] - 1; 0)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low-medium-fly</text:p>
          </table:table-cell>
          <table:table-cell table:style-name="ce245" office:value-type="float" office:value="3.750318" calcext:value-type="float">
            <text:p>3.750</text:p>
          </table:table-cell>
          <table:table-cell table:style-name="ce299" office:value-type="float" office:value="13.907572" calcext:value-type="float">
            <text:p>13.908</text:p>
          </table:table-cell>
          <table:table-cell table:style-name="ce353" office:value-type="float" office:value="6.93717" calcext:value-type="float">
            <text:p>6.937</text:p>
          </table:table-cell>
          <table:table-cell table:style-name="ce407" office:value-type="float" office:value="4.301006" calcext:value-type="float">
            <text:p>4.301</text:p>
          </table:table-cell>
          <table:table-cell table:formula="of:=MIN([.J15:.M15])" office:value-type="float" office:value="3.750318" calcext:value-type="float">
            <text:p>3.750</text:p>
          </table:table-cell>
          <table:table-cell table:formula="of:=IF([.M15]=[.N15]; SMALL([.J15:.M15];2)/[.N15] - 1; 0)" office:value-type="percentage" office:value="0" calcext:value-type="percentage">
            <text:p>0.00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low-medium-rot</text:p>
          </table:table-cell>
          <table:table-cell table:style-name="ce21" office:value-type="float" office:value="0.075212" calcext:value-type="float">
            <text:p>0.075</text:p>
          </table:table-cell>
          <table:table-cell table:style-name="ce78" office:value-type="float" office:value="0.488342" calcext:value-type="float">
            <text:p>0.488</text:p>
          </table:table-cell>
          <table:table-cell table:style-name="ce132" office:value-type="float" office:value="0.18464" calcext:value-type="float">
            <text:p>0.185</text:p>
          </table:table-cell>
          <table:table-cell table:style-name="ce186" office:value-type="float" office:value="0.053875" calcext:value-type="float">
            <text:p>0.054</text:p>
          </table:table-cell>
          <table:table-cell table:formula="of:=MIN([.B16:.E16])" office:value-type="float" office:value="0.053875" calcext:value-type="float">
            <text:p>0.054</text:p>
          </table:table-cell>
          <table:table-cell table:formula="of:=IF([.E16]=[.F16]; SMALL([.B16:.E16];2)/[.F16] - 1; 0)" office:value-type="percentage" office:value="0.396046403712297" calcext:value-type="percentage">
            <text:p>39.60%</text:p>
          </table:table-cell>
          <table:table-cell/>
          <table:table-cell office:value-type="string" calcext:value-type="string">
            <text:p>low-medium-rot</text:p>
          </table:table-cell>
          <table:table-cell table:style-name="ce246" office:value-type="float" office:value="6.97873" calcext:value-type="float">
            <text:p>6.979</text:p>
          </table:table-cell>
          <table:table-cell table:style-name="ce300" office:value-type="float" office:value="12.686117" calcext:value-type="float">
            <text:p>12.686</text:p>
          </table:table-cell>
          <table:table-cell table:style-name="ce354" office:value-type="float" office:value="8.703246" calcext:value-type="float">
            <text:p>8.703</text:p>
          </table:table-cell>
          <table:table-cell table:style-name="ce408" office:value-type="float" office:value="6.749573" calcext:value-type="float">
            <text:p>6.750</text:p>
          </table:table-cell>
          <table:table-cell table:formula="of:=MIN([.J16:.M16])" office:value-type="float" office:value="6.749573" calcext:value-type="float">
            <text:p>6.750</text:p>
          </table:table-cell>
          <table:table-cell table:formula="of:=IF([.M16]=[.N16]; SMALL([.J16:.M16];2)/[.N16] - 1; 0)" office:value-type="percentage" office:value="0.0339513329213568" calcext:value-type="percentage">
            <text:p>3.40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low-medium-tr</text:p>
          </table:table-cell>
          <table:table-cell table:style-name="ce22" office:value-type="float" office:value="0.063192" calcext:value-type="float">
            <text:p>0.063</text:p>
          </table:table-cell>
          <table:table-cell table:style-name="ce79" office:value-type="float" office:value="0.346218" calcext:value-type="float">
            <text:p>0.346</text:p>
          </table:table-cell>
          <table:table-cell table:style-name="ce133" office:value-type="float" office:value="0.093853" calcext:value-type="float">
            <text:p>0.094</text:p>
          </table:table-cell>
          <table:table-cell table:style-name="ce187" office:value-type="float" office:value="0.062644" calcext:value-type="float">
            <text:p>0.063</text:p>
          </table:table-cell>
          <table:table-cell table:formula="of:=MIN([.B17:.E17])" office:value-type="float" office:value="0.062644" calcext:value-type="float">
            <text:p>0.063</text:p>
          </table:table-cell>
          <table:table-cell table:formula="of:=IF([.E17]=[.F17]; SMALL([.B17:.E17];2)/[.F17] - 1; 0)" office:value-type="percentage" office:value="0.00874784496520031" calcext:value-type="percentage">
            <text:p>0.87%</text:p>
          </table:table-cell>
          <table:table-cell/>
          <table:table-cell office:value-type="string" calcext:value-type="string">
            <text:p>low-medium-tr</text:p>
          </table:table-cell>
          <table:table-cell table:style-name="ce247" office:value-type="float" office:value="3.828355" calcext:value-type="float">
            <text:p>3.828</text:p>
          </table:table-cell>
          <table:table-cell table:style-name="ce301" office:value-type="float" office:value="8.871599" calcext:value-type="float">
            <text:p>8.872</text:p>
          </table:table-cell>
          <table:table-cell table:style-name="ce355" office:value-type="float" office:value="4.899279" calcext:value-type="float">
            <text:p>4.899</text:p>
          </table:table-cell>
          <table:table-cell table:style-name="ce409" office:value-type="float" office:value="3.74148" calcext:value-type="float">
            <text:p>3.741</text:p>
          </table:table-cell>
          <table:table-cell table:formula="of:=MIN([.J17:.M17])" office:value-type="float" office:value="3.74148" calcext:value-type="float">
            <text:p>3.741</text:p>
          </table:table-cell>
          <table:table-cell table:formula="of:=IF([.M17]=[.N17]; SMALL([.J17:.M17];2)/[.N17] - 1; 0)" office:value-type="percentage" office:value="0.0232194211916141" calcext:value-type="percentage">
            <text:p>2.32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low-slow-fly</text:p>
          </table:table-cell>
          <table:table-cell table:style-name="ce23" office:value-type="float" office:value="0.059018" calcext:value-type="float">
            <text:p>0.059</text:p>
          </table:table-cell>
          <table:table-cell table:style-name="ce80" office:value-type="float" office:value="0.407476" calcext:value-type="float">
            <text:p>0.407</text:p>
          </table:table-cell>
          <table:table-cell table:style-name="ce134" office:value-type="float" office:value="0.161689" calcext:value-type="float">
            <text:p>0.162</text:p>
          </table:table-cell>
          <table:table-cell table:style-name="ce188" office:value-type="float" office:value="0.05215" calcext:value-type="float">
            <text:p>0.052</text:p>
          </table:table-cell>
          <table:table-cell table:formula="of:=MIN([.B18:.E18])" office:value-type="float" office:value="0.05215" calcext:value-type="float">
            <text:p>0.052</text:p>
          </table:table-cell>
          <table:table-cell table:formula="of:=IF([.E18]=[.F18]; SMALL([.B18:.E18];2)/[.F18] - 1; 0)" office:value-type="percentage" office:value="0.13169702780441" calcext:value-type="percentage">
            <text:p>13.17%</text:p>
          </table:table-cell>
          <table:table-cell/>
          <table:table-cell office:value-type="string" calcext:value-type="string">
            <text:p>low-slow-fly</text:p>
          </table:table-cell>
          <table:table-cell table:style-name="ce248" office:value-type="float" office:value="2.841947" calcext:value-type="float">
            <text:p>2.842</text:p>
          </table:table-cell>
          <table:table-cell table:style-name="ce302" office:value-type="float" office:value="14.647308" calcext:value-type="float">
            <text:p>14.647</text:p>
          </table:table-cell>
          <table:table-cell table:style-name="ce356" office:value-type="float" office:value="3.968361" calcext:value-type="float">
            <text:p>3.968</text:p>
          </table:table-cell>
          <table:table-cell table:style-name="ce410" office:value-type="float" office:value="2.659385" calcext:value-type="float">
            <text:p>2.659</text:p>
          </table:table-cell>
          <table:table-cell table:formula="of:=MIN([.J18:.M18])" office:value-type="float" office:value="2.659385" calcext:value-type="float">
            <text:p>2.659</text:p>
          </table:table-cell>
          <table:table-cell table:formula="of:=IF([.M18]=[.N18]; SMALL([.J18:.M18];2)/[.N18] - 1; 0)" office:value-type="percentage" office:value="0.068648202497946" calcext:value-type="percentage">
            <text:p>6.86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low-slow-rot</text:p>
          </table:table-cell>
          <table:table-cell table:style-name="ce24" office:value-type="float" office:value="0.099547" calcext:value-type="float">
            <text:p>0.100</text:p>
          </table:table-cell>
          <table:table-cell table:style-name="ce81" office:value-type="float" office:value="0.466231" calcext:value-type="float">
            <text:p>0.466</text:p>
          </table:table-cell>
          <table:table-cell table:style-name="ce135" office:value-type="float" office:value="0.231071" calcext:value-type="float">
            <text:p>0.231</text:p>
          </table:table-cell>
          <table:table-cell table:style-name="ce189" office:value-type="float" office:value="0.088835" calcext:value-type="float">
            <text:p>0.089</text:p>
          </table:table-cell>
          <table:table-cell table:formula="of:=MIN([.B19:.E19])" office:value-type="float" office:value="0.088835" calcext:value-type="float">
            <text:p>0.089</text:p>
          </table:table-cell>
          <table:table-cell table:formula="of:=IF([.E19]=[.F19]; SMALL([.B19:.E19];2)/[.F19] - 1; 0)" office:value-type="percentage" office:value="0.120583103506501" calcext:value-type="percentage">
            <text:p>12.06%</text:p>
          </table:table-cell>
          <table:table-cell/>
          <table:table-cell office:value-type="string" calcext:value-type="string">
            <text:p>low-slow-rot</text:p>
          </table:table-cell>
          <table:table-cell table:style-name="ce249" office:value-type="float" office:value="4.321202" calcext:value-type="float">
            <text:p>4.321</text:p>
          </table:table-cell>
          <table:table-cell table:style-name="ce303" office:value-type="float" office:value="11.434723" calcext:value-type="float">
            <text:p>11.435</text:p>
          </table:table-cell>
          <table:table-cell table:style-name="ce357" office:value-type="float" office:value="5.915127" calcext:value-type="float">
            <text:p>5.915</text:p>
          </table:table-cell>
          <table:table-cell table:style-name="ce411" office:value-type="float" office:value="3.74073" calcext:value-type="float">
            <text:p>3.741</text:p>
          </table:table-cell>
          <table:table-cell table:formula="of:=MIN([.J19:.M19])" office:value-type="float" office:value="3.74073" calcext:value-type="float">
            <text:p>3.741</text:p>
          </table:table-cell>
          <table:table-cell table:formula="of:=IF([.M19]=[.N19]; SMALL([.J19:.M19];2)/[.N19] - 1; 0)" office:value-type="percentage" office:value="0.155176128723538" calcext:value-type="percentage">
            <text:p>15.52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low-slow-tr</text:p>
          </table:table-cell>
          <table:table-cell table:style-name="ce25" office:value-type="float" office:value="0.048168" calcext:value-type="float">
            <text:p>0.048</text:p>
          </table:table-cell>
          <table:table-cell table:style-name="ce82" office:value-type="float" office:value="0.418445" calcext:value-type="float">
            <text:p>0.418</text:p>
          </table:table-cell>
          <table:table-cell table:style-name="ce136" office:value-type="float" office:value="0.113805" calcext:value-type="float">
            <text:p>0.114</text:p>
          </table:table-cell>
          <table:table-cell table:style-name="ce190" office:value-type="float" office:value="0.039082" calcext:value-type="float">
            <text:p>0.039</text:p>
          </table:table-cell>
          <table:table-cell table:formula="of:=MIN([.B20:.E20])" office:value-type="float" office:value="0.039082" calcext:value-type="float">
            <text:p>0.039</text:p>
          </table:table-cell>
          <table:table-cell table:formula="of:=IF([.E20]=[.F20]; SMALL([.B20:.E20];2)/[.F20] - 1; 0)" office:value-type="percentage" office:value="0.232485543216826" calcext:value-type="percentage">
            <text:p>23.25%</text:p>
          </table:table-cell>
          <table:table-cell/>
          <table:table-cell office:value-type="string" calcext:value-type="string">
            <text:p>low-slow-tr</text:p>
          </table:table-cell>
          <table:table-cell table:style-name="ce250" office:value-type="float" office:value="1.970964" calcext:value-type="float">
            <text:p>1.971</text:p>
          </table:table-cell>
          <table:table-cell table:style-name="ce304" office:value-type="float" office:value="9.058736" calcext:value-type="float">
            <text:p>9.059</text:p>
          </table:table-cell>
          <table:table-cell table:style-name="ce358" office:value-type="float" office:value="3.013216" calcext:value-type="float">
            <text:p>3.013</text:p>
          </table:table-cell>
          <table:table-cell table:style-name="ce412" office:value-type="float" office:value="1.631732" calcext:value-type="float">
            <text:p>1.632</text:p>
          </table:table-cell>
          <table:table-cell table:formula="of:=MIN([.J20:.M20])" office:value-type="float" office:value="1.631732" calcext:value-type="float">
            <text:p>1.632</text:p>
          </table:table-cell>
          <table:table-cell table:formula="of:=IF([.M20]=[.N20]; SMALL([.J20:.M20];2)/[.N20] - 1; 0)" office:value-type="percentage" office:value="0.207896885027688" calcext:value-type="percentage">
            <text:p>20.79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medium-fast-fly</text:p>
          </table:table-cell>
          <table:table-cell table:style-name="ce26" office:value-type="float" office:value="0.460057" calcext:value-type="float">
            <text:p>0.460</text:p>
          </table:table-cell>
          <table:table-cell table:style-name="ce83" office:value-type="float" office:value="1.281719" calcext:value-type="float">
            <text:p>1.282</text:p>
          </table:table-cell>
          <table:table-cell table:style-name="ce137" office:value-type="float" office:value="0.652186" calcext:value-type="float">
            <text:p>0.652</text:p>
          </table:table-cell>
          <table:table-cell table:style-name="ce191" office:value-type="float" office:value="0.343463" calcext:value-type="float">
            <text:p>0.343</text:p>
          </table:table-cell>
          <table:table-cell table:formula="of:=MIN([.B21:.E21])" office:value-type="float" office:value="0.343463" calcext:value-type="float">
            <text:p>0.343</text:p>
          </table:table-cell>
          <table:table-cell table:formula="of:=IF([.E21]=[.F21]; SMALL([.B21:.E21];2)/[.F21] - 1; 0)" office:value-type="percentage" office:value="0.339465968677849" calcext:value-type="percentage">
            <text:p>33.95%</text:p>
          </table:table-cell>
          <table:table-cell/>
          <table:table-cell office:value-type="string" calcext:value-type="string">
            <text:p>medium-fast-fly</text:p>
          </table:table-cell>
          <table:table-cell table:style-name="ce251" office:value-type="float" office:value="33.916604" calcext:value-type="float">
            <text:p>33.917</text:p>
          </table:table-cell>
          <table:table-cell table:style-name="ce305" office:value-type="float" office:value="38.483979" calcext:value-type="float">
            <text:p>38.484</text:p>
          </table:table-cell>
          <table:table-cell table:style-name="ce359" office:value-type="float" office:value="35.010009" calcext:value-type="float">
            <text:p>35.010</text:p>
          </table:table-cell>
          <table:table-cell table:style-name="ce413" office:value-type="float" office:value="29.470717" calcext:value-type="float">
            <text:p>29.471</text:p>
          </table:table-cell>
          <table:table-cell table:formula="of:=MIN([.J21:.M21])" office:value-type="float" office:value="29.470717" calcext:value-type="float">
            <text:p>29.471</text:p>
          </table:table-cell>
          <table:table-cell table:formula="of:=IF([.M21]=[.N21]; SMALL([.J21:.M21];2)/[.N21] - 1; 0)" office:value-type="percentage" office:value="0.150857781980669" calcext:value-type="percentage">
            <text:p>15.09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medium-fast-rot</text:p>
          </table:table-cell>
          <table:table-cell table:style-name="ce27" office:value-type="float" office:value="0.743662" calcext:value-type="float">
            <text:p>0.744</text:p>
          </table:table-cell>
          <table:table-cell table:style-name="ce84" office:value-type="float" office:value="0.614206" calcext:value-type="float">
            <text:p>0.614</text:p>
          </table:table-cell>
          <table:table-cell table:style-name="ce138" office:value-type="float" office:value="0.330418" calcext:value-type="float">
            <text:p>0.330</text:p>
          </table:table-cell>
          <table:table-cell table:style-name="ce192" office:value-type="float" office:value="0.284726" calcext:value-type="float">
            <text:p>0.285</text:p>
          </table:table-cell>
          <table:table-cell table:formula="of:=MIN([.B22:.E22])" office:value-type="float" office:value="0.284726" calcext:value-type="float">
            <text:p>0.285</text:p>
          </table:table-cell>
          <table:table-cell table:formula="of:=IF([.E22]=[.F22]; SMALL([.B22:.E22];2)/[.F22] - 1; 0)" office:value-type="percentage" office:value="0.160477090255193" calcext:value-type="percentage">
            <text:p>16.05%</text:p>
          </table:table-cell>
          <table:table-cell/>
          <table:table-cell office:value-type="string" calcext:value-type="string">
            <text:p>medium-fast-rot</text:p>
          </table:table-cell>
          <table:table-cell table:style-name="ce252" office:value-type="float" office:value="27.339213" calcext:value-type="float">
            <text:p>27.339</text:p>
          </table:table-cell>
          <table:table-cell table:style-name="ce306" office:value-type="float" office:value="18.163143" calcext:value-type="float">
            <text:p>18.163</text:p>
          </table:table-cell>
          <table:table-cell table:style-name="ce360" office:value-type="float" office:value="15.617169" calcext:value-type="float">
            <text:p>15.617</text:p>
          </table:table-cell>
          <table:table-cell table:style-name="ce414" office:value-type="float" office:value="13.919508" calcext:value-type="float">
            <text:p>13.920</text:p>
          </table:table-cell>
          <table:table-cell table:formula="of:=MIN([.J22:.M22])" office:value-type="float" office:value="13.919508" calcext:value-type="float">
            <text:p>13.920</text:p>
          </table:table-cell>
          <table:table-cell table:formula="of:=IF([.M22]=[.N22]; SMALL([.J22:.M22];2)/[.N22] - 1; 0)" office:value-type="percentage" office:value="0.12196271592358" calcext:value-type="percentage">
            <text:p>12.20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medium-fast-tr</text:p>
          </table:table-cell>
          <table:table-cell table:style-name="ce28" office:value-type="float" office:value="0.089565" calcext:value-type="float">
            <text:p>0.090</text:p>
          </table:table-cell>
          <table:table-cell table:style-name="ce85" office:value-type="float" office:value="0.21668" calcext:value-type="float">
            <text:p>0.217</text:p>
          </table:table-cell>
          <table:table-cell table:style-name="ce139" office:value-type="float" office:value="0.12761" calcext:value-type="float">
            <text:p>0.128</text:p>
          </table:table-cell>
          <table:table-cell table:style-name="ce193" office:value-type="float" office:value="0.085677" calcext:value-type="float">
            <text:p>0.086</text:p>
          </table:table-cell>
          <table:table-cell table:formula="of:=MIN([.B23:.E23])" office:value-type="float" office:value="0.085677" calcext:value-type="float">
            <text:p>0.086</text:p>
          </table:table-cell>
          <table:table-cell table:formula="of:=IF([.E23]=[.F23]; SMALL([.B23:.E23];2)/[.F23] - 1; 0)" office:value-type="percentage" office:value="0.0453797401869813" calcext:value-type="percentage">
            <text:p>4.54%</text:p>
          </table:table-cell>
          <table:table-cell/>
          <table:table-cell office:value-type="string" calcext:value-type="string">
            <text:p>medium-fast-tr</text:p>
          </table:table-cell>
          <table:table-cell table:style-name="ce253" office:value-type="float" office:value="5.166888" calcext:value-type="float">
            <text:p>5.167</text:p>
          </table:table-cell>
          <table:table-cell table:style-name="ce307" office:value-type="float" office:value="5.716485" calcext:value-type="float">
            <text:p>5.716</text:p>
          </table:table-cell>
          <table:table-cell table:style-name="ce361" office:value-type="float" office:value="6.278079" calcext:value-type="float">
            <text:p>6.278</text:p>
          </table:table-cell>
          <table:table-cell table:style-name="ce415" office:value-type="float" office:value="5.012089" calcext:value-type="float">
            <text:p>5.012</text:p>
          </table:table-cell>
          <table:table-cell table:formula="of:=MIN([.J23:.M23])" office:value-type="float" office:value="5.012089" calcext:value-type="float">
            <text:p>5.012</text:p>
          </table:table-cell>
          <table:table-cell table:formula="of:=IF([.M23]=[.N23]; SMALL([.J23:.M23];2)/[.N23] - 1; 0)" office:value-type="percentage" office:value="0.0308851259424963" calcext:value-type="percentage">
            <text:p>3.09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medium-medium-fly</text:p>
          </table:table-cell>
          <table:table-cell table:style-name="ce29" office:value-type="float" office:value="0.069548" calcext:value-type="float">
            <text:p>0.070</text:p>
          </table:table-cell>
          <table:table-cell table:style-name="ce86" office:value-type="float" office:value="0.422251" calcext:value-type="float">
            <text:p>0.422</text:p>
          </table:table-cell>
          <table:table-cell table:style-name="ce140" office:value-type="float" office:value="0.235631" calcext:value-type="float">
            <text:p>0.236</text:p>
          </table:table-cell>
          <table:table-cell table:style-name="ce194" office:value-type="float" office:value="0.057969" calcext:value-type="float">
            <text:p>0.058</text:p>
          </table:table-cell>
          <table:table-cell table:formula="of:=MIN([.B24:.E24])" office:value-type="float" office:value="0.057969" calcext:value-type="float">
            <text:p>0.058</text:p>
          </table:table-cell>
          <table:table-cell table:formula="of:=IF([.E24]=[.F24]; SMALL([.B24:.E24];2)/[.F24] - 1; 0)" office:value-type="percentage" office:value="0.199744691128017" calcext:value-type="percentage">
            <text:p>19.97%</text:p>
          </table:table-cell>
          <table:table-cell/>
          <table:table-cell office:value-type="string" calcext:value-type="string">
            <text:p>medium-medium-fly</text:p>
          </table:table-cell>
          <table:table-cell table:style-name="ce254" office:value-type="float" office:value="4.27519" calcext:value-type="float">
            <text:p>4.275</text:p>
          </table:table-cell>
          <table:table-cell table:style-name="ce308" office:value-type="float" office:value="12.701674" calcext:value-type="float">
            <text:p>12.702</text:p>
          </table:table-cell>
          <table:table-cell table:style-name="ce362" office:value-type="float" office:value="11.081151" calcext:value-type="float">
            <text:p>11.081</text:p>
          </table:table-cell>
          <table:table-cell table:style-name="ce416" office:value-type="float" office:value="4.132405" calcext:value-type="float">
            <text:p>4.132</text:p>
          </table:table-cell>
          <table:table-cell table:formula="of:=MIN([.J24:.M24])" office:value-type="float" office:value="4.132405" calcext:value-type="float">
            <text:p>4.132</text:p>
          </table:table-cell>
          <table:table-cell table:formula="of:=IF([.M24]=[.N24]; SMALL([.J24:.M24];2)/[.N24] - 1; 0)" office:value-type="percentage" office:value="0.0345525184486999" calcext:value-type="percentage">
            <text:p>3.46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medium-medium-rot</text:p>
          </table:table-cell>
          <table:table-cell table:style-name="ce30" office:value-type="float" office:value="0.114156" calcext:value-type="float">
            <text:p>0.114</text:p>
          </table:table-cell>
          <table:table-cell table:style-name="ce87" office:value-type="float" office:value="0.280456" calcext:value-type="float">
            <text:p>0.280</text:p>
          </table:table-cell>
          <table:table-cell table:style-name="ce141" office:value-type="float" office:value="0.159768" calcext:value-type="float">
            <text:p>0.160</text:p>
          </table:table-cell>
          <table:table-cell table:style-name="ce195" office:value-type="float" office:value="0.076302" calcext:value-type="float">
            <text:p>0.076</text:p>
          </table:table-cell>
          <table:table-cell table:formula="of:=MIN([.B25:.E25])" office:value-type="float" office:value="0.076302" calcext:value-type="float">
            <text:p>0.076</text:p>
          </table:table-cell>
          <table:table-cell table:formula="of:=IF([.E25]=[.F25]; SMALL([.B25:.E25];2)/[.F25] - 1; 0)" office:value-type="percentage" office:value="0.496107572540694" calcext:value-type="percentage">
            <text:p>49.61%</text:p>
          </table:table-cell>
          <table:table-cell/>
          <table:table-cell office:value-type="string" calcext:value-type="string">
            <text:p>medium-medium-rot</text:p>
          </table:table-cell>
          <table:table-cell table:style-name="ce255" office:value-type="float" office:value="8.57249" calcext:value-type="float">
            <text:p>8.572</text:p>
          </table:table-cell>
          <table:table-cell table:style-name="ce309" office:value-type="float" office:value="6.209396" calcext:value-type="float">
            <text:p>6.209</text:p>
          </table:table-cell>
          <table:table-cell table:style-name="ce363" office:value-type="float" office:value="8.479235" calcext:value-type="float">
            <text:p>8.479</text:p>
          </table:table-cell>
          <table:table-cell table:style-name="ce417" office:value-type="float" office:value="7.69283" calcext:value-type="float">
            <text:p>7.693</text:p>
          </table:table-cell>
          <table:table-cell table:formula="of:=MIN([.J25:.M25])" office:value-type="float" office:value="6.209396" calcext:value-type="float">
            <text:p>6.209</text:p>
          </table:table-cell>
          <table:table-cell table:formula="of:=IF([.M25]=[.N25]; SMALL([.J25:.M25];2)/[.N25] - 1; 0)" office:value-type="percentage" office:value="0" calcext:value-type="percentage">
            <text:p>0.00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medium-medium-tr</text:p>
          </table:table-cell>
          <table:table-cell table:style-name="ce31" office:value-type="float" office:value="0.035882" calcext:value-type="float">
            <text:p>0.036</text:p>
          </table:table-cell>
          <table:table-cell table:style-name="ce88" office:value-type="float" office:value="0.229499" calcext:value-type="float">
            <text:p>0.229</text:p>
          </table:table-cell>
          <table:table-cell table:style-name="ce142" office:value-type="float" office:value="0.090758" calcext:value-type="float">
            <text:p>0.091</text:p>
          </table:table-cell>
          <table:table-cell table:style-name="ce196" office:value-type="float" office:value="0.038274" calcext:value-type="float">
            <text:p>0.038</text:p>
          </table:table-cell>
          <table:table-cell table:formula="of:=MIN([.B26:.E26])" office:value-type="float" office:value="0.035882" calcext:value-type="float">
            <text:p>0.036</text:p>
          </table:table-cell>
          <table:table-cell table:formula="of:=IF([.E26]=[.F26]; SMALL([.B26:.E26];2)/[.F26] - 1; 0)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medium-medium-tr</text:p>
          </table:table-cell>
          <table:table-cell table:style-name="ce256" office:value-type="float" office:value="1.977762" calcext:value-type="float">
            <text:p>1.978</text:p>
          </table:table-cell>
          <table:table-cell table:style-name="ce310" office:value-type="float" office:value="5.997905" calcext:value-type="float">
            <text:p>5.998</text:p>
          </table:table-cell>
          <table:table-cell table:style-name="ce364" office:value-type="float" office:value="3.936551" calcext:value-type="float">
            <text:p>3.937</text:p>
          </table:table-cell>
          <table:table-cell table:style-name="ce418" office:value-type="float" office:value="1.953241" calcext:value-type="float">
            <text:p>1.953</text:p>
          </table:table-cell>
          <table:table-cell table:formula="of:=MIN([.J26:.M26])" office:value-type="float" office:value="1.953241" calcext:value-type="float">
            <text:p>1.953</text:p>
          </table:table-cell>
          <table:table-cell table:formula="of:=IF([.M26]=[.N26]; SMALL([.J26:.M26];2)/[.N26] - 1; 0)" office:value-type="percentage" office:value="0.0125540063924523" calcext:value-type="percentage">
            <text:p>1.26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medium-slow-fly</text:p>
          </table:table-cell>
          <table:table-cell table:style-name="ce32" office:value-type="float" office:value="0.050357" calcext:value-type="float">
            <text:p>0.050</text:p>
          </table:table-cell>
          <table:table-cell table:style-name="ce89" office:value-type="float" office:value="0.203644" calcext:value-type="float">
            <text:p>0.204</text:p>
          </table:table-cell>
          <table:table-cell table:style-name="ce143" office:value-type="float" office:value="0.112612" calcext:value-type="float">
            <text:p>0.113</text:p>
          </table:table-cell>
          <table:table-cell table:style-name="ce197" office:value-type="float" office:value="0.040395" calcext:value-type="float">
            <text:p>0.040</text:p>
          </table:table-cell>
          <table:table-cell table:formula="of:=MIN([.B27:.E27])" office:value-type="float" office:value="0.040395" calcext:value-type="float">
            <text:p>0.040</text:p>
          </table:table-cell>
          <table:table-cell table:formula="of:=IF([.E27]=[.F27]; SMALL([.B27:.E27];2)/[.F27] - 1; 0)" office:value-type="percentage" office:value="0.246614680034658" calcext:value-type="percentage">
            <text:p>24.66%</text:p>
          </table:table-cell>
          <table:table-cell/>
          <table:table-cell office:value-type="string" calcext:value-type="string">
            <text:p>medium-slow-fly</text:p>
          </table:table-cell>
          <table:table-cell table:style-name="ce257" office:value-type="float" office:value="2.742316" calcext:value-type="float">
            <text:p>2.742</text:p>
          </table:table-cell>
          <table:table-cell table:style-name="ce311" office:value-type="float" office:value="6.10572" calcext:value-type="float">
            <text:p>6.106</text:p>
          </table:table-cell>
          <table:table-cell table:style-name="ce365" office:value-type="float" office:value="3.564067" calcext:value-type="float">
            <text:p>3.564</text:p>
          </table:table-cell>
          <table:table-cell table:style-name="ce419" office:value-type="float" office:value="2.559964" calcext:value-type="float">
            <text:p>2.560</text:p>
          </table:table-cell>
          <table:table-cell table:formula="of:=MIN([.J27:.M27])" office:value-type="float" office:value="2.559964" calcext:value-type="float">
            <text:p>2.560</text:p>
          </table:table-cell>
          <table:table-cell table:formula="of:=IF([.M27]=[.N27]; SMALL([.J27:.M27];2)/[.N27] - 1; 0)" office:value-type="percentage" office:value="0.0712322517035395" calcext:value-type="percentage">
            <text:p>7.12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medium-slow-rot</text:p>
          </table:table-cell>
          <table:table-cell table:style-name="ce33" office:value-type="float" office:value="0.060154" calcext:value-type="float">
            <text:p>0.060</text:p>
          </table:table-cell>
          <table:table-cell table:style-name="ce90" office:value-type="float" office:value="0.211607" calcext:value-type="float">
            <text:p>0.212</text:p>
          </table:table-cell>
          <table:table-cell table:style-name="ce144" office:value-type="float" office:value="0.110947" calcext:value-type="float">
            <text:p>0.111</text:p>
          </table:table-cell>
          <table:table-cell table:style-name="ce198" office:value-type="float" office:value="0.054755" calcext:value-type="float">
            <text:p>0.055</text:p>
          </table:table-cell>
          <table:table-cell table:formula="of:=MIN([.B28:.E28])" office:value-type="float" office:value="0.054755" calcext:value-type="float">
            <text:p>0.055</text:p>
          </table:table-cell>
          <table:table-cell table:formula="of:=IF([.E28]=[.F28]; SMALL([.B28:.E28];2)/[.F28] - 1; 0)" office:value-type="percentage" office:value="0.0986028673180532" calcext:value-type="percentage">
            <text:p>9.86%</text:p>
          </table:table-cell>
          <table:table-cell/>
          <table:table-cell office:value-type="string" calcext:value-type="string">
            <text:p>medium-slow-rot</text:p>
          </table:table-cell>
          <table:table-cell table:style-name="ce258" office:value-type="float" office:value="2.993107" calcext:value-type="float">
            <text:p>2.993</text:p>
          </table:table-cell>
          <table:table-cell table:style-name="ce312" office:value-type="float" office:value="5.245105" calcext:value-type="float">
            <text:p>5.245</text:p>
          </table:table-cell>
          <table:table-cell table:style-name="ce366" office:value-type="float" office:value="4.531992" calcext:value-type="float">
            <text:p>4.532</text:p>
          </table:table-cell>
          <table:table-cell table:style-name="ce420" office:value-type="float" office:value="2.433148" calcext:value-type="float">
            <text:p>2.433</text:p>
          </table:table-cell>
          <table:table-cell table:formula="of:=MIN([.J28:.M28])" office:value-type="float" office:value="2.433148" calcext:value-type="float">
            <text:p>2.433</text:p>
          </table:table-cell>
          <table:table-cell table:formula="of:=IF([.M28]=[.N28]; SMALL([.J28:.M28];2)/[.N28] - 1; 0)" office:value-type="percentage" office:value="0.230137665279712" calcext:value-type="percentage">
            <text:p>23.01%</text:p>
          </table:table-cell>
          <table:table-cell table:style-name="Default"/>
          <table:table-cell table:number-columns-repeated="1007"/>
        </table:table-row>
        <table:table-row table:style-name="ro2">
          <table:table-cell office:value-type="string" calcext:value-type="string">
            <text:p>medium-slow-tr</text:p>
          </table:table-cell>
          <table:table-cell table:style-name="ce34" office:value-type="float" office:value="0.032418" calcext:value-type="float">
            <text:p>0.032</text:p>
          </table:table-cell>
          <table:table-cell table:style-name="ce91" office:value-type="float" office:value="0.214598" calcext:value-type="float">
            <text:p>0.215</text:p>
          </table:table-cell>
          <table:table-cell table:style-name="ce145" office:value-type="float" office:value="0.074466" calcext:value-type="float">
            <text:p>0.074</text:p>
          </table:table-cell>
          <table:table-cell table:style-name="ce199" office:value-type="float" office:value="0.034158" calcext:value-type="float">
            <text:p>0.034</text:p>
          </table:table-cell>
          <table:table-cell table:formula="of:=MIN([.B29:.E29])" office:value-type="float" office:value="0.032418" calcext:value-type="float">
            <text:p>0.032</text:p>
          </table:table-cell>
          <table:table-cell table:formula="of:=IF([.E29]=[.F29]; SMALL([.B29:.E29];2)/[.F29] - 1; 0)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medium-slow-tr</text:p>
          </table:table-cell>
          <table:table-cell table:style-name="ce259" office:value-type="float" office:value="1.609644" calcext:value-type="float">
            <text:p>1.610</text:p>
          </table:table-cell>
          <table:table-cell table:style-name="ce313" office:value-type="float" office:value="6.239916" calcext:value-type="float">
            <text:p>6.240</text:p>
          </table:table-cell>
          <table:table-cell table:style-name="ce367" office:value-type="float" office:value="3.067785" calcext:value-type="float">
            <text:p>3.068</text:p>
          </table:table-cell>
          <table:table-cell table:style-name="ce421" office:value-type="float" office:value="1.431977" calcext:value-type="float">
            <text:p>1.432</text:p>
          </table:table-cell>
          <table:table-cell table:formula="of:=MIN([.J29:.M29])" office:value-type="float" office:value="1.431977" calcext:value-type="float">
            <text:p>1.432</text:p>
          </table:table-cell>
          <table:table-cell table:formula="of:=IF([.M29]=[.N29]; SMALL([.J29:.M29];2)/[.N29] - 1; 0)" office:value-type="percentage" office:value="0.124071126840724" calcext:value-type="percentage">
            <text:p>12.41%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5"/>
          <table:table-cell table:style-name="ce35" table:formula="of:=7/27" office:value-type="percentage" office:value="0.259259259259259" calcext:value-type="percentage">
            <text:p>25.93%</text:p>
          </table:table-cell>
          <table:table-cell table:style-name="ce35" table:formula="of:=0/27" office:value-type="percentage" office:value="0" calcext:value-type="percentage">
            <text:p>0.00%</text:p>
          </table:table-cell>
          <table:table-cell table:style-name="ce35" table:formula="of:=0/27" office:value-type="percentage" office:value="0" calcext:value-type="percentage">
            <text:p>0.00%</text:p>
          </table:table-cell>
          <table:table-cell table:style-name="ce35" table:formula="of:=20/27" office:value-type="percentage" office:value="0.740740740740741" calcext:value-type="percentage">
            <text:p>74.07%</text:p>
          </table:table-cell>
          <table:table-cell table:style-name="ce35" table:formula="of:=SUM([.B30:.E30])" office:value-type="percentage" office:value="1" calcext:value-type="percentage">
            <text:p>100.00%</text:p>
          </table:table-cell>
          <table:table-cell table:style-name="ce229" table:formula="of:= SUMIF([.G3:.G29]; &quot;&gt;0&quot;) / COUNTIF([.G3:.G29]; &quot;&gt;0&quot;)" office:value-type="percentage" office:value="0.22101488760313" calcext:value-type="percentage">
            <text:p>22.10%</text:p>
          </table:table-cell>
          <table:table-cell/>
          <table:table-cell table:style-name="ce5"/>
          <table:table-cell table:style-name="ce35" table:formula="of:=5/27" office:value-type="percentage" office:value="0.185185185185185" calcext:value-type="percentage">
            <text:p>18.52%</text:p>
          </table:table-cell>
          <table:table-cell table:style-name="ce35" table:formula="of:=1/27" office:value-type="percentage" office:value="0.037037037037037" calcext:value-type="percentage">
            <text:p>3.70%</text:p>
          </table:table-cell>
          <table:table-cell table:style-name="ce35" table:formula="of:=1/27" office:value-type="percentage" office:value="0.037037037037037" calcext:value-type="percentage">
            <text:p>3.70%</text:p>
          </table:table-cell>
          <table:table-cell table:style-name="ce35" table:formula="of:=20/27" office:value-type="percentage" office:value="0.740740740740741" calcext:value-type="percentage">
            <text:p>74.07%</text:p>
          </table:table-cell>
          <table:table-cell table:style-name="ce35" table:formula="of:=SUM([.J30:.M30])" office:value-type="percentage" office:value="1" calcext:value-type="percentage">
            <text:p>100.00%</text:p>
          </table:table-cell>
          <table:table-cell table:style-name="ce229" table:formula="of:= SUMIF([.O3:.O29]; &quot;&gt;0&quot;) / COUNTIF([.O3:.O29]; &quot;&gt;0&quot;)" office:value-type="percentage" office:value="0.130083415347887" calcext:value-type="percentage">
            <text:p>13.01%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16"/>
          <table:table-cell table:number-columns-repeated="1007"/>
        </table:table-row>
        <table:table-row table:style-name="ro1">
          <table:table-cell table:style-name="ce6" table:number-columns-repeated="15"/>
          <table:table-cell/>
          <table:table-cell table:style-name="ce6" table:number-columns-repeated="1007"/>
        </table:table-row>
        <table:table-row table:style-name="ro1">
          <table:table-cell table:style-name="ce4" office:value-type="string" calcext:value-type="string" table:number-columns-spanned="7" table:number-rows-spanned="1">
            <text:p>Mean Relative Translational Error [m]</text:p>
          </table:table-cell>
          <table:covered-table-cell table:number-columns-repeated="4"/>
          <table:covered-table-cell table:number-columns-repeated="2" table:style-name="ce227"/>
          <table:table-cell table:style-name="ce231"/>
          <table:table-cell table:style-name="ce1" office:value-type="string" calcext:value-type="string" table:number-columns-spanned="7" table:number-rows-spanned="1">
            <text:p>Mean Relative Rotational Error [deg °]</text:p>
          </table:table-cell>
          <table:covered-table-cell table:number-columns-repeated="4"/>
          <table:covered-table-cell table:style-name="ce227"/>
          <table:covered-table-cell table:style-name="Default"/>
          <table:table-cell/>
          <table:table-cell table:style-name="ce6" table:number-columns-repeated="1007"/>
        </table:table-row>
        <table:table-row table:style-name="ro1">
          <table:table-cell table:style-name="ce3" office:value-type="string" calcext:value-type="string">
            <text:p>Dataset</text:p>
          </table:table-cell>
          <table:table-cell table:style-name="ce1" office:value-type="string" calcext:value-type="string" table:number-columns-spanned="3" table:number-rows-spanned="1">
            <text:p>KINFU</text:p>
          </table:table-cell>
          <table:covered-table-cell table:number-columns-repeated="2" table:style-name="ce3"/>
          <table:table-cell table:style-name="ce3" office:value-type="string" calcext:value-type="string">
            <text:p>NICP+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IMPR.</text:p>
          </table:table-cell>
          <table:table-cell/>
          <table:table-cell table:style-name="ce3" office:value-type="string" calcext:value-type="string">
            <text:p>Dataset</text:p>
          </table:table-cell>
          <table:table-cell table:style-name="ce1" office:value-type="string" calcext:value-type="string" table:number-columns-spanned="3" table:number-rows-spanned="1">
            <text:p>KINFU</text:p>
          </table:table-cell>
          <table:covered-table-cell table:number-columns-repeated="2" table:style-name="ce3"/>
          <table:table-cell table:style-name="ce3" office:value-type="string" calcext:value-type="string">
            <text:p>NICP+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IMPR.</text:p>
          </table:table-cell>
          <table:table-cell/>
          <table:table-cell table:style-name="ce450" table:number-columns-repeated="2"/>
          <table:table-cell table:style-name="ce6" table:number-columns-repeated="1005"/>
        </table:table-row>
        <table:table-row table:style-name="ro1">
          <table:table-cell office:value-type="string" calcext:value-type="string">
            <text:p>high-fast-fly</text:p>
          </table:table-cell>
          <table:table-cell table:style-name="ce36" office:value-type="float" office:value="0.902324" calcext:value-type="float" table:number-columns-spanned="3" table:number-rows-spanned="1">
            <text:p>0.902</text:p>
          </table:table-cell>
          <table:covered-table-cell table:style-name="ce92" office:value-type="float" office:value="0.902324" calcext:value-type="float">
            <text:p>0.902</text:p>
          </table:covered-table-cell>
          <table:covered-table-cell table:style-name="ce146" office:value-type="float" office:value="0.902324" calcext:value-type="float">
            <text:p>0.902</text:p>
          </table:covered-table-cell>
          <table:table-cell table:style-name="ce200" office:value-type="float" office:value="0.21173" calcext:value-type="float">
            <text:p>0.212</text:p>
          </table:table-cell>
          <table:table-cell table:formula="of:=MIN([.B35:.E35])" office:value-type="float" office:value="0.21173" calcext:value-type="float">
            <text:p>0.212</text:p>
          </table:table-cell>
          <table:table-cell table:formula="of:=IF([.E35]=[.F35]; SMALL([.B35:.E35];2)/[.F35] - 1; 0)" office:value-type="percentage" office:value="3.26167288527842" calcext:value-type="percentage">
            <text:p>326.17%</text:p>
          </table:table-cell>
          <table:table-cell/>
          <table:table-cell office:value-type="string" calcext:value-type="string">
            <text:p>high-fast-fly</text:p>
          </table:table-cell>
          <table:table-cell table:style-name="ce260" office:value-type="float" office:value="13.423017" calcext:value-type="float" table:number-columns-spanned="3" table:number-rows-spanned="1">
            <text:p>13.423</text:p>
          </table:table-cell>
          <table:covered-table-cell table:style-name="ce314"/>
          <table:covered-table-cell table:style-name="ce368"/>
          <table:table-cell table:style-name="ce422" office:value-type="float" office:value="12.795545" calcext:value-type="float">
            <text:p>12.796</text:p>
          </table:table-cell>
          <table:table-cell table:formula="of:=MIN([.J35:.M35])" office:value-type="float" office:value="12.795545" calcext:value-type="float">
            <text:p>12.796</text:p>
          </table:table-cell>
          <table:table-cell table:formula="of:=IF([.M35]=[.N35]; SMALL([.J35:.M35];2)/[.N35] - 1; 0)" office:value-type="percentage" office:value="0.0490383176332074" calcext:value-type="percentage">
            <text:p>4.90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high-fast-rot</text:p>
          </table:table-cell>
          <table:table-cell table:style-name="ce37" office:value-type="float" office:value="1.082796" calcext:value-type="float" table:number-columns-spanned="3" table:number-rows-spanned="1">
            <text:p>1.083</text:p>
          </table:table-cell>
          <table:covered-table-cell table:style-name="ce93" office:value-type="float" office:value="1.082796" calcext:value-type="float">
            <text:p>1.083</text:p>
          </table:covered-table-cell>
          <table:covered-table-cell table:style-name="ce147" office:value-type="float" office:value="1.082796" calcext:value-type="float">
            <text:p>1.083</text:p>
          </table:covered-table-cell>
          <table:table-cell table:style-name="ce201" office:value-type="float" office:value="0.251056" calcext:value-type="float">
            <text:p>0.251</text:p>
          </table:table-cell>
          <table:table-cell table:formula="of:=MIN([.B36:.E36])" office:value-type="float" office:value="0.251056" calcext:value-type="float">
            <text:p>0.251</text:p>
          </table:table-cell>
          <table:table-cell table:formula="of:=IF([.E36]=[.F36]; SMALL([.B36:.E36];2)/[.F36] - 1; 0)" office:value-type="percentage" office:value="3.31296603148302" calcext:value-type="percentage">
            <text:p>331.30%</text:p>
          </table:table-cell>
          <table:table-cell/>
          <table:table-cell office:value-type="string" calcext:value-type="string">
            <text:p>high-fast-rot</text:p>
          </table:table-cell>
          <table:table-cell table:style-name="ce261" office:value-type="float" office:value="17.3249" calcext:value-type="float" table:number-columns-spanned="3" table:number-rows-spanned="1">
            <text:p>17.325</text:p>
          </table:table-cell>
          <table:covered-table-cell table:style-name="ce315"/>
          <table:covered-table-cell table:style-name="ce369"/>
          <table:table-cell table:style-name="ce423" office:value-type="float" office:value="14.577807" calcext:value-type="float">
            <text:p>14.578</text:p>
          </table:table-cell>
          <table:table-cell table:formula="of:=MIN([.J36:.M36])" office:value-type="float" office:value="14.577807" calcext:value-type="float">
            <text:p>14.578</text:p>
          </table:table-cell>
          <table:table-cell table:formula="of:=IF([.M36]=[.N36]; SMALL([.J36:.M36];2)/[.N36] - 1; 0)" office:value-type="percentage" office:value="0.188443501824383" calcext:value-type="percentage">
            <text:p>18.84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high-fast-tr</text:p>
          </table:table-cell>
          <table:table-cell table:style-name="ce38" office:value-type="float" office:value="0.197961" calcext:value-type="float" table:number-columns-spanned="3" table:number-rows-spanned="1">
            <text:p>0.198</text:p>
          </table:table-cell>
          <table:covered-table-cell table:style-name="ce94" office:value-type="float" office:value="0.197961" calcext:value-type="float">
            <text:p>0.198</text:p>
          </table:covered-table-cell>
          <table:covered-table-cell table:style-name="ce148" office:value-type="float" office:value="0.197961" calcext:value-type="float">
            <text:p>0.198</text:p>
          </table:covered-table-cell>
          <table:table-cell table:style-name="ce202" office:value-type="float" office:value="0.066474" calcext:value-type="float">
            <text:p>0.066</text:p>
          </table:table-cell>
          <table:table-cell table:formula="of:=MIN([.B37:.E37])" office:value-type="float" office:value="0.066474" calcext:value-type="float">
            <text:p>0.066</text:p>
          </table:table-cell>
          <table:table-cell table:formula="of:=IF([.E37]=[.F37]; SMALL([.B37:.E37];2)/[.F37] - 1; 0)" office:value-type="percentage" office:value="1.97802148208322" calcext:value-type="percentage">
            <text:p>197.80%</text:p>
          </table:table-cell>
          <table:table-cell/>
          <table:table-cell office:value-type="string" calcext:value-type="string">
            <text:p>high-fast-tr</text:p>
          </table:table-cell>
          <table:table-cell table:style-name="ce262" office:value-type="float" office:value="5.161619" calcext:value-type="float" table:number-columns-spanned="3" table:number-rows-spanned="1">
            <text:p>5.162</text:p>
          </table:table-cell>
          <table:covered-table-cell table:style-name="ce316"/>
          <table:covered-table-cell table:style-name="ce370"/>
          <table:table-cell table:style-name="ce424" office:value-type="float" office:value="4.880258" calcext:value-type="float">
            <text:p>4.880</text:p>
          </table:table-cell>
          <table:table-cell table:formula="of:=MIN([.J37:.M37])" office:value-type="float" office:value="4.880258" calcext:value-type="float">
            <text:p>4.880</text:p>
          </table:table-cell>
          <table:table-cell table:formula="of:=IF([.M37]=[.N37]; SMALL([.J37:.M37];2)/[.N37] - 1; 0)" office:value-type="percentage" office:value="0.0576528945805734" calcext:value-type="percentage">
            <text:p>5.77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high-medium-fly</text:p>
          </table:table-cell>
          <table:table-cell table:style-name="ce39" office:value-type="float" office:value="0.089923" calcext:value-type="float" table:number-columns-spanned="3" table:number-rows-spanned="1">
            <text:p>0.090</text:p>
          </table:table-cell>
          <table:covered-table-cell table:style-name="ce95" office:value-type="float" office:value="0.089923" calcext:value-type="float">
            <text:p>0.090</text:p>
          </table:covered-table-cell>
          <table:covered-table-cell table:style-name="ce149" office:value-type="float" office:value="0.089923" calcext:value-type="float">
            <text:p>0.090</text:p>
          </table:covered-table-cell>
          <table:table-cell table:style-name="ce203" office:value-type="float" office:value="0.065459" calcext:value-type="float">
            <text:p>0.065</text:p>
          </table:table-cell>
          <table:table-cell table:formula="of:=MIN([.B38:.E38])" office:value-type="float" office:value="0.065459" calcext:value-type="float">
            <text:p>0.065</text:p>
          </table:table-cell>
          <table:table-cell table:formula="of:=IF([.E38]=[.F38]; SMALL([.B38:.E38];2)/[.F38] - 1; 0)" office:value-type="percentage" office:value="0.373730121144533" calcext:value-type="percentage">
            <text:p>37.37%</text:p>
          </table:table-cell>
          <table:table-cell/>
          <table:table-cell office:value-type="string" calcext:value-type="string">
            <text:p>high-medium-fly</text:p>
          </table:table-cell>
          <table:table-cell table:style-name="ce263" office:value-type="float" office:value="4.209641" calcext:value-type="float" table:number-columns-spanned="3" table:number-rows-spanned="1">
            <text:p>4.210</text:p>
          </table:table-cell>
          <table:covered-table-cell table:style-name="ce317"/>
          <table:covered-table-cell table:style-name="ce371"/>
          <table:table-cell table:style-name="ce425" office:value-type="float" office:value="4.347995" calcext:value-type="float">
            <text:p>4.348</text:p>
          </table:table-cell>
          <table:table-cell table:formula="of:=MIN([.J38:.M38])" office:value-type="float" office:value="4.209641" calcext:value-type="float">
            <text:p>4.210</text:p>
          </table:table-cell>
          <table:table-cell table:formula="of:=IF([.M38]=[.N38]; SMALL([.J38:.M38];2)/[.N38] - 1; 0)" office:value-type="percentage" office:value="0" calcext:value-type="percentage">
            <text:p>0.00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high-medium-rot</text:p>
          </table:table-cell>
          <table:table-cell table:style-name="ce40" office:value-type="float" office:value="0.515299" calcext:value-type="float" table:number-columns-spanned="3" table:number-rows-spanned="1">
            <text:p>0.515</text:p>
          </table:table-cell>
          <table:covered-table-cell table:style-name="ce96" office:value-type="float" office:value="0.515299" calcext:value-type="float">
            <text:p>0.515</text:p>
          </table:covered-table-cell>
          <table:covered-table-cell table:style-name="ce150" office:value-type="float" office:value="0.515299" calcext:value-type="float">
            <text:p>0.515</text:p>
          </table:covered-table-cell>
          <table:table-cell table:style-name="ce204" office:value-type="float" office:value="0.084876" calcext:value-type="float">
            <text:p>0.085</text:p>
          </table:table-cell>
          <table:table-cell table:formula="of:=MIN([.B39:.E39])" office:value-type="float" office:value="0.084876" calcext:value-type="float">
            <text:p>0.085</text:p>
          </table:table-cell>
          <table:table-cell table:formula="of:=IF([.E39]=[.F39]; SMALL([.B39:.E39];2)/[.F39] - 1; 0)" office:value-type="percentage" office:value="5.07119798293982" calcext:value-type="percentage">
            <text:p>507.12%</text:p>
          </table:table-cell>
          <table:table-cell/>
          <table:table-cell office:value-type="string" calcext:value-type="string">
            <text:p>high-medium-rot</text:p>
          </table:table-cell>
          <table:table-cell table:style-name="ce264" office:value-type="float" office:value="11.195611" calcext:value-type="float" table:number-columns-spanned="3" table:number-rows-spanned="1">
            <text:p>11.196</text:p>
          </table:table-cell>
          <table:covered-table-cell table:style-name="ce318"/>
          <table:covered-table-cell table:style-name="ce372"/>
          <table:table-cell table:style-name="ce426" office:value-type="float" office:value="8.041505" calcext:value-type="float">
            <text:p>8.042</text:p>
          </table:table-cell>
          <table:table-cell table:formula="of:=MIN([.J39:.M39])" office:value-type="float" office:value="8.041505" calcext:value-type="float">
            <text:p>8.042</text:p>
          </table:table-cell>
          <table:table-cell table:formula="of:=IF([.M39]=[.N39]; SMALL([.J39:.M39];2)/[.N39] - 1; 0)" office:value-type="percentage" office:value="0.392228320444991" calcext:value-type="percentage">
            <text:p>39.22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high-medium-tr</text:p>
          </table:table-cell>
          <table:table-cell table:style-name="ce41" office:value-type="float" office:value="0.030541" calcext:value-type="float" table:number-columns-spanned="3" table:number-rows-spanned="1">
            <text:p>0.031</text:p>
          </table:table-cell>
          <table:covered-table-cell table:style-name="ce97" office:value-type="float" office:value="0.030541" calcext:value-type="float">
            <text:p>0.031</text:p>
          </table:covered-table-cell>
          <table:covered-table-cell table:style-name="ce151" office:value-type="float" office:value="0.030541" calcext:value-type="float">
            <text:p>0.031</text:p>
          </table:covered-table-cell>
          <table:table-cell table:style-name="ce205" office:value-type="float" office:value="0.036285" calcext:value-type="float">
            <text:p>0.036</text:p>
          </table:table-cell>
          <table:table-cell table:formula="of:=MIN([.B40:.E40])" office:value-type="float" office:value="0.030541" calcext:value-type="float">
            <text:p>0.031</text:p>
          </table:table-cell>
          <table:table-cell table:formula="of:=IF([.E40]=[.F40]; SMALL([.B40:.E40];2)/[.F40] - 1; 0)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high-medium-tr</text:p>
          </table:table-cell>
          <table:table-cell table:style-name="ce265" office:value-type="float" office:value="2.289754" calcext:value-type="float" table:number-columns-spanned="3" table:number-rows-spanned="1">
            <text:p>2.290</text:p>
          </table:table-cell>
          <table:covered-table-cell table:style-name="ce319"/>
          <table:covered-table-cell table:style-name="ce373"/>
          <table:table-cell table:style-name="ce427" office:value-type="float" office:value="2.770764" calcext:value-type="float">
            <text:p>2.771</text:p>
          </table:table-cell>
          <table:table-cell table:formula="of:=MIN([.J40:.M40])" office:value-type="float" office:value="2.289754" calcext:value-type="float">
            <text:p>2.290</text:p>
          </table:table-cell>
          <table:table-cell table:formula="of:=IF([.M40]=[.N40]; SMALL([.J40:.M40];2)/[.N40] - 1; 0)" office:value-type="percentage" office:value="0" calcext:value-type="percentage">
            <text:p>0.00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high-slow-fly</text:p>
          </table:table-cell>
          <table:table-cell table:style-name="ce42" office:value-type="float" office:value="0.051506" calcext:value-type="float" table:number-columns-spanned="3" table:number-rows-spanned="1">
            <text:p>0.052</text:p>
          </table:table-cell>
          <table:covered-table-cell table:style-name="ce98" office:value-type="float" office:value="0.051506" calcext:value-type="float">
            <text:p>0.052</text:p>
          </table:covered-table-cell>
          <table:covered-table-cell table:style-name="ce152" office:value-type="float" office:value="0.051506" calcext:value-type="float">
            <text:p>0.052</text:p>
          </table:covered-table-cell>
          <table:table-cell table:style-name="ce206" office:value-type="float" office:value="0.031865" calcext:value-type="float">
            <text:p>0.032</text:p>
          </table:table-cell>
          <table:table-cell table:formula="of:=MIN([.B41:.E41])" office:value-type="float" office:value="0.031865" calcext:value-type="float">
            <text:p>0.032</text:p>
          </table:table-cell>
          <table:table-cell table:formula="of:=IF([.E41]=[.F41]; SMALL([.B41:.E41];2)/[.F41] - 1; 0)" office:value-type="percentage" office:value="0.616381609916837" calcext:value-type="percentage">
            <text:p>61.64%</text:p>
          </table:table-cell>
          <table:table-cell/>
          <table:table-cell office:value-type="string" calcext:value-type="string">
            <text:p>high-slow-fly</text:p>
          </table:table-cell>
          <table:table-cell table:style-name="ce266" office:value-type="float" office:value="1.288708" calcext:value-type="float" table:number-columns-spanned="3" table:number-rows-spanned="1">
            <text:p>1.289</text:p>
          </table:table-cell>
          <table:covered-table-cell table:style-name="ce320"/>
          <table:covered-table-cell table:style-name="ce374"/>
          <table:table-cell table:style-name="ce428" office:value-type="float" office:value="2.008086" calcext:value-type="float">
            <text:p>2.008</text:p>
          </table:table-cell>
          <table:table-cell table:formula="of:=MIN([.J41:.M41])" office:value-type="float" office:value="1.288708" calcext:value-type="float">
            <text:p>1.289</text:p>
          </table:table-cell>
          <table:table-cell table:formula="of:=IF([.M41]=[.N41]; SMALL([.J41:.M41];2)/[.N41] - 1; 0)" office:value-type="percentage" office:value="0" calcext:value-type="percentage">
            <text:p>0.00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high-slow-rot</text:p>
          </table:table-cell>
          <table:table-cell table:style-name="ce43" office:value-type="float" office:value="0.196334" calcext:value-type="float" table:number-columns-spanned="3" table:number-rows-spanned="1">
            <text:p>0.196</text:p>
          </table:table-cell>
          <table:covered-table-cell table:style-name="ce99" office:value-type="float" office:value="0.196334" calcext:value-type="float">
            <text:p>0.196</text:p>
          </table:covered-table-cell>
          <table:covered-table-cell table:style-name="ce153" office:value-type="float" office:value="0.196334" calcext:value-type="float">
            <text:p>0.196</text:p>
          </table:covered-table-cell>
          <table:table-cell table:style-name="ce207" office:value-type="float" office:value="0.06803" calcext:value-type="float">
            <text:p>0.068</text:p>
          </table:table-cell>
          <table:table-cell table:formula="of:=MIN([.B42:.E42])" office:value-type="float" office:value="0.06803" calcext:value-type="float">
            <text:p>0.068</text:p>
          </table:table-cell>
          <table:table-cell table:formula="of:=IF([.E42]=[.F42]; SMALL([.B42:.E42];2)/[.F42] - 1; 0)" office:value-type="percentage" office:value="1.88599147434955" calcext:value-type="percentage">
            <text:p>188.60%</text:p>
          </table:table-cell>
          <table:table-cell/>
          <table:table-cell office:value-type="string" calcext:value-type="string">
            <text:p>high-slow-rot</text:p>
          </table:table-cell>
          <table:table-cell table:style-name="ce267" office:value-type="float" office:value="4.039607" calcext:value-type="float" table:number-columns-spanned="3" table:number-rows-spanned="1">
            <text:p>4.040</text:p>
          </table:table-cell>
          <table:covered-table-cell table:style-name="ce321"/>
          <table:covered-table-cell table:style-name="ce375"/>
          <table:table-cell table:style-name="ce429" office:value-type="float" office:value="3.596667" calcext:value-type="float">
            <text:p>3.597</text:p>
          </table:table-cell>
          <table:table-cell table:formula="of:=MIN([.J42:.M42])" office:value-type="float" office:value="3.596667" calcext:value-type="float">
            <text:p>3.597</text:p>
          </table:table-cell>
          <table:table-cell table:formula="of:=IF([.M42]=[.N42]; SMALL([.J42:.M42];2)/[.N42] - 1; 0)" office:value-type="percentage" office:value="0.123152907956172" calcext:value-type="percentage">
            <text:p>12.32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high-slow-tr</text:p>
          </table:table-cell>
          <table:table-cell table:style-name="ce44" office:value-type="float" office:value="0.012471" calcext:value-type="float" table:number-columns-spanned="3" table:number-rows-spanned="1">
            <text:p>0.012</text:p>
          </table:table-cell>
          <table:covered-table-cell table:style-name="ce100" office:value-type="float" office:value="0.012471" calcext:value-type="float">
            <text:p>0.012</text:p>
          </table:covered-table-cell>
          <table:covered-table-cell table:style-name="ce154" office:value-type="float" office:value="0.012471" calcext:value-type="float">
            <text:p>0.012</text:p>
          </table:covered-table-cell>
          <table:table-cell table:style-name="ce208" office:value-type="float" office:value="0.026941" calcext:value-type="float">
            <text:p>0.027</text:p>
          </table:table-cell>
          <table:table-cell table:formula="of:=MIN([.B43:.E43])" office:value-type="float" office:value="0.012471" calcext:value-type="float">
            <text:p>0.012</text:p>
          </table:table-cell>
          <table:table-cell table:formula="of:=IF([.E43]=[.F43]; SMALL([.B43:.E43];2)/[.F43] - 1; 0)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high-slow-tr</text:p>
          </table:table-cell>
          <table:table-cell table:style-name="ce268" office:value-type="float" office:value="0.915567" calcext:value-type="float" table:number-columns-spanned="3" table:number-rows-spanned="1">
            <text:p>0.916</text:p>
          </table:table-cell>
          <table:covered-table-cell table:style-name="ce322"/>
          <table:covered-table-cell table:style-name="ce376"/>
          <table:table-cell table:style-name="ce430" office:value-type="float" office:value="1.355451" calcext:value-type="float">
            <text:p>1.355</text:p>
          </table:table-cell>
          <table:table-cell table:formula="of:=MIN([.J43:.M43])" office:value-type="float" office:value="0.915567" calcext:value-type="float">
            <text:p>0.916</text:p>
          </table:table-cell>
          <table:table-cell table:formula="of:=IF([.M43]=[.N43]; SMALL([.J43:.M43];2)/[.N43] - 1; 0)" office:value-type="percentage" office:value="0" calcext:value-type="percentage">
            <text:p>0.00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low-fast-fly</text:p>
          </table:table-cell>
          <table:table-cell table:style-name="ce45" office:value-type="float" office:value="0.928188" calcext:value-type="float" table:number-columns-spanned="3" table:number-rows-spanned="1">
            <text:p>0.928</text:p>
          </table:table-cell>
          <table:covered-table-cell table:style-name="ce101" office:value-type="float" office:value="0.928188" calcext:value-type="float">
            <text:p>0.928</text:p>
          </table:covered-table-cell>
          <table:covered-table-cell table:style-name="ce155" office:value-type="float" office:value="0.928188" calcext:value-type="float">
            <text:p>0.928</text:p>
          </table:covered-table-cell>
          <table:table-cell table:style-name="ce209" office:value-type="float" office:value="0.317285" calcext:value-type="float">
            <text:p>0.317</text:p>
          </table:table-cell>
          <table:table-cell table:formula="of:=MIN([.B44:.E44])" office:value-type="float" office:value="0.317285" calcext:value-type="float">
            <text:p>0.317</text:p>
          </table:table-cell>
          <table:table-cell table:formula="of:=IF([.E44]=[.F44]; SMALL([.B44:.E44];2)/[.F44] - 1; 0)" office:value-type="percentage" office:value="1.92540775643349" calcext:value-type="percentage">
            <text:p>192.54%</text:p>
          </table:table-cell>
          <table:table-cell/>
          <table:table-cell office:value-type="string" calcext:value-type="string">
            <text:p>low-fast-fly</text:p>
          </table:table-cell>
          <table:table-cell table:style-name="ce269" office:value-type="float" office:value="16.067767" calcext:value-type="float" table:number-columns-spanned="3" table:number-rows-spanned="1">
            <text:p>16.068</text:p>
          </table:table-cell>
          <table:covered-table-cell table:style-name="ce323"/>
          <table:covered-table-cell table:style-name="ce377"/>
          <table:table-cell table:style-name="ce431" office:value-type="float" office:value="11.129889" calcext:value-type="float">
            <text:p>11.130</text:p>
          </table:table-cell>
          <table:table-cell table:formula="of:=MIN([.J44:.M44])" office:value-type="float" office:value="11.129889" calcext:value-type="float">
            <text:p>11.130</text:p>
          </table:table-cell>
          <table:table-cell table:formula="of:=IF([.M44]=[.N44]; SMALL([.J44:.M44];2)/[.N44] - 1; 0)" office:value-type="percentage" office:value="0.443659231462237" calcext:value-type="percentage">
            <text:p>44.37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low-fast-rot</text:p>
          </table:table-cell>
          <table:table-cell table:style-name="ce46" office:value-type="float" office:value="0.724294" calcext:value-type="float" table:number-columns-spanned="3" table:number-rows-spanned="1">
            <text:p>0.724</text:p>
          </table:table-cell>
          <table:covered-table-cell table:style-name="ce102" office:value-type="float" office:value="0.724294" calcext:value-type="float">
            <text:p>0.724</text:p>
          </table:covered-table-cell>
          <table:covered-table-cell table:style-name="ce156" office:value-type="float" office:value="0.724294" calcext:value-type="float">
            <text:p>0.724</text:p>
          </table:covered-table-cell>
          <table:table-cell table:style-name="ce210" office:value-type="float" office:value="0.232751" calcext:value-type="float">
            <text:p>0.233</text:p>
          </table:table-cell>
          <table:table-cell table:formula="of:=MIN([.B45:.E45])" office:value-type="float" office:value="0.232751" calcext:value-type="float">
            <text:p>0.233</text:p>
          </table:table-cell>
          <table:table-cell table:formula="of:=IF([.E45]=[.F45]; SMALL([.B45:.E45];2)/[.F45] - 1; 0)" office:value-type="percentage" office:value="2.11188351500101" calcext:value-type="percentage">
            <text:p>211.19%</text:p>
          </table:table-cell>
          <table:table-cell/>
          <table:table-cell office:value-type="string" calcext:value-type="string">
            <text:p>low-fast-rot</text:p>
          </table:table-cell>
          <table:table-cell table:style-name="ce270" office:value-type="float" office:value="14.128932" calcext:value-type="float" table:number-columns-spanned="3" table:number-rows-spanned="1">
            <text:p>14.129</text:p>
          </table:table-cell>
          <table:covered-table-cell table:style-name="ce324"/>
          <table:covered-table-cell table:style-name="ce378"/>
          <table:table-cell table:style-name="ce432" office:value-type="float" office:value="13.682748" calcext:value-type="float">
            <text:p>13.683</text:p>
          </table:table-cell>
          <table:table-cell table:formula="of:=MIN([.J45:.M45])" office:value-type="float" office:value="13.682748" calcext:value-type="float">
            <text:p>13.683</text:p>
          </table:table-cell>
          <table:table-cell table:formula="of:=IF([.M45]=[.N45]; SMALL([.J45:.M45];2)/[.N45] - 1; 0)" office:value-type="percentage" office:value="0.0326092390212844" calcext:value-type="percentage">
            <text:p>3.26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low-fast-tr</text:p>
          </table:table-cell>
          <table:table-cell table:style-name="ce47" office:value-type="float" office:value="0.200711" calcext:value-type="float" table:number-columns-spanned="3" table:number-rows-spanned="1">
            <text:p>0.201</text:p>
          </table:table-cell>
          <table:covered-table-cell table:style-name="ce103" office:value-type="float" office:value="0.200711" calcext:value-type="float">
            <text:p>0.201</text:p>
          </table:covered-table-cell>
          <table:covered-table-cell table:style-name="ce157" office:value-type="float" office:value="0.200711" calcext:value-type="float">
            <text:p>0.201</text:p>
          </table:covered-table-cell>
          <table:table-cell table:style-name="ce211" office:value-type="float" office:value="0.052508" calcext:value-type="float">
            <text:p>0.053</text:p>
          </table:table-cell>
          <table:table-cell table:formula="of:=MIN([.B46:.E46])" office:value-type="float" office:value="0.052508" calcext:value-type="float">
            <text:p>0.053</text:p>
          </table:table-cell>
          <table:table-cell table:formula="of:=IF([.E46]=[.F46]; SMALL([.B46:.E46];2)/[.F46] - 1; 0)" office:value-type="percentage" office:value="2.82248419288489" calcext:value-type="percentage">
            <text:p>282.25%</text:p>
          </table:table-cell>
          <table:table-cell/>
          <table:table-cell office:value-type="string" calcext:value-type="string">
            <text:p>low-fast-tr</text:p>
          </table:table-cell>
          <table:table-cell table:style-name="ce271" office:value-type="float" office:value="5.419386" calcext:value-type="float" table:number-columns-spanned="3" table:number-rows-spanned="1">
            <text:p>5.419</text:p>
          </table:table-cell>
          <table:covered-table-cell table:style-name="ce325"/>
          <table:covered-table-cell table:style-name="ce379"/>
          <table:table-cell table:style-name="ce433" office:value-type="float" office:value="5.100257" calcext:value-type="float">
            <text:p>5.100</text:p>
          </table:table-cell>
          <table:table-cell table:formula="of:=MIN([.J46:.M46])" office:value-type="float" office:value="5.100257" calcext:value-type="float">
            <text:p>5.100</text:p>
          </table:table-cell>
          <table:table-cell table:formula="of:=IF([.M46]=[.N46]; SMALL([.J46:.M46];2)/[.N46] - 1; 0)" office:value-type="percentage" office:value="0.0625711606297488" calcext:value-type="percentage">
            <text:p>6.26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low-medium-fly</text:p>
          </table:table-cell>
          <table:table-cell table:style-name="ce48" office:value-type="float" office:value="0.300893" calcext:value-type="float" table:number-columns-spanned="3" table:number-rows-spanned="1">
            <text:p>0.301</text:p>
          </table:table-cell>
          <table:covered-table-cell table:style-name="ce104" office:value-type="float" office:value="0.300893" calcext:value-type="float">
            <text:p>0.301</text:p>
          </table:covered-table-cell>
          <table:covered-table-cell table:style-name="ce158" office:value-type="float" office:value="0.300893" calcext:value-type="float">
            <text:p>0.301</text:p>
          </table:covered-table-cell>
          <table:table-cell table:style-name="ce212" office:value-type="float" office:value="0.052374" calcext:value-type="float">
            <text:p>0.052</text:p>
          </table:table-cell>
          <table:table-cell table:formula="of:=MIN([.B47:.E47])" office:value-type="float" office:value="0.052374" calcext:value-type="float">
            <text:p>0.052</text:p>
          </table:table-cell>
          <table:table-cell table:formula="of:=IF([.E47]=[.F47]; SMALL([.B47:.E47];2)/[.F47] - 1; 0)" office:value-type="percentage" office:value="4.74508343834727" calcext:value-type="percentage">
            <text:p>474.51%</text:p>
          </table:table-cell>
          <table:table-cell/>
          <table:table-cell office:value-type="string" calcext:value-type="string">
            <text:p>low-medium-fly</text:p>
          </table:table-cell>
          <table:table-cell table:style-name="ce272" office:value-type="float" office:value="8.82094" calcext:value-type="float" table:number-columns-spanned="3" table:number-rows-spanned="1">
            <text:p>8.821</text:p>
          </table:table-cell>
          <table:covered-table-cell table:style-name="ce326"/>
          <table:covered-table-cell table:style-name="ce380"/>
          <table:table-cell table:style-name="ce434" office:value-type="float" office:value="3.629501" calcext:value-type="float">
            <text:p>3.630</text:p>
          </table:table-cell>
          <table:table-cell table:formula="of:=MIN([.J47:.M47])" office:value-type="float" office:value="3.629501" calcext:value-type="float">
            <text:p>3.630</text:p>
          </table:table-cell>
          <table:table-cell table:formula="of:=IF([.M47]=[.N47]; SMALL([.J47:.M47];2)/[.N47] - 1; 0)" office:value-type="percentage" office:value="1.43034510804653" calcext:value-type="percentage">
            <text:p>143.03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low-medium-rot</text:p>
          </table:table-cell>
          <table:table-cell table:style-name="ce49" office:value-type="float" office:value="0.422972" calcext:value-type="float" table:number-columns-spanned="3" table:number-rows-spanned="1">
            <text:p>0.423</text:p>
          </table:table-cell>
          <table:covered-table-cell table:style-name="ce105" office:value-type="float" office:value="0.422972" calcext:value-type="float">
            <text:p>0.423</text:p>
          </table:covered-table-cell>
          <table:covered-table-cell table:style-name="ce159" office:value-type="float" office:value="0.422972" calcext:value-type="float">
            <text:p>0.423</text:p>
          </table:covered-table-cell>
          <table:table-cell table:style-name="ce213" office:value-type="float" office:value="0.056137" calcext:value-type="float">
            <text:p>0.056</text:p>
          </table:table-cell>
          <table:table-cell table:formula="of:=MIN([.B48:.E48])" office:value-type="float" office:value="0.056137" calcext:value-type="float">
            <text:p>0.056</text:p>
          </table:table-cell>
          <table:table-cell table:formula="of:=IF([.E48]=[.F48]; SMALL([.B48:.E48];2)/[.F48] - 1; 0)" office:value-type="percentage" office:value="6.5346384737339" calcext:value-type="percentage">
            <text:p>653.46%</text:p>
          </table:table-cell>
          <table:table-cell/>
          <table:table-cell office:value-type="string" calcext:value-type="string">
            <text:p>low-medium-rot</text:p>
          </table:table-cell>
          <table:table-cell table:style-name="ce273" office:value-type="float" office:value="7.331185" calcext:value-type="float" table:number-columns-spanned="3" table:number-rows-spanned="1">
            <text:p>7.331</text:p>
          </table:table-cell>
          <table:covered-table-cell table:style-name="ce327"/>
          <table:covered-table-cell table:style-name="ce381"/>
          <table:table-cell table:style-name="ce435" office:value-type="float" office:value="6.805958" calcext:value-type="float">
            <text:p>6.806</text:p>
          </table:table-cell>
          <table:table-cell table:formula="of:=MIN([.J48:.M48])" office:value-type="float" office:value="6.805958" calcext:value-type="float">
            <text:p>6.806</text:p>
          </table:table-cell>
          <table:table-cell table:formula="of:=IF([.M48]=[.N48]; SMALL([.J48:.M48];2)/[.N48] - 1; 0)" office:value-type="percentage" office:value="0.0771716487230745" calcext:value-type="percentage">
            <text:p>7.72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low-medium-tr</text:p>
          </table:table-cell>
          <table:table-cell table:style-name="ce50" office:value-type="float" office:value="0.143064" calcext:value-type="float" table:number-columns-spanned="3" table:number-rows-spanned="1">
            <text:p>0.143</text:p>
          </table:table-cell>
          <table:covered-table-cell table:style-name="ce106" office:value-type="float" office:value="0.143064" calcext:value-type="float">
            <text:p>0.143</text:p>
          </table:covered-table-cell>
          <table:covered-table-cell table:style-name="ce160" office:value-type="float" office:value="0.143064" calcext:value-type="float">
            <text:p>0.143</text:p>
          </table:covered-table-cell>
          <table:table-cell table:style-name="ce214" office:value-type="float" office:value="0.059752" calcext:value-type="float">
            <text:p>0.060</text:p>
          </table:table-cell>
          <table:table-cell table:formula="of:=MIN([.B49:.E49])" office:value-type="float" office:value="0.059752" calcext:value-type="float">
            <text:p>0.060</text:p>
          </table:table-cell>
          <table:table-cell table:formula="of:=IF([.E49]=[.F49]; SMALL([.B49:.E49];2)/[.F49] - 1; 0)" office:value-type="percentage" office:value="1.39429642522426" calcext:value-type="percentage">
            <text:p>139.43%</text:p>
          </table:table-cell>
          <table:table-cell/>
          <table:table-cell office:value-type="string" calcext:value-type="string">
            <text:p>low-medium-tr</text:p>
          </table:table-cell>
          <table:table-cell table:style-name="ce274" office:value-type="float" office:value="3.738616" calcext:value-type="float" table:number-columns-spanned="3" table:number-rows-spanned="1">
            <text:p>3.739</text:p>
          </table:table-cell>
          <table:covered-table-cell table:style-name="ce328"/>
          <table:covered-table-cell table:style-name="ce382"/>
          <table:table-cell table:style-name="ce436" office:value-type="float" office:value="4.194874" calcext:value-type="float">
            <text:p>4.195</text:p>
          </table:table-cell>
          <table:table-cell table:formula="of:=MIN([.J49:.M49])" office:value-type="float" office:value="3.738616" calcext:value-type="float">
            <text:p>3.739</text:p>
          </table:table-cell>
          <table:table-cell table:formula="of:=IF([.M49]=[.N49]; SMALL([.J49:.M49];2)/[.N49] - 1; 0)" office:value-type="percentage" office:value="0" calcext:value-type="percentage">
            <text:p>0.00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low-slow-fly</text:p>
          </table:table-cell>
          <table:table-cell table:style-name="ce51" office:value-type="float" office:value="0.029699" calcext:value-type="float" table:number-columns-spanned="3" table:number-rows-spanned="1">
            <text:p>0.030</text:p>
          </table:table-cell>
          <table:covered-table-cell table:style-name="ce107" office:value-type="float" office:value="0.029699" calcext:value-type="float">
            <text:p>0.030</text:p>
          </table:covered-table-cell>
          <table:covered-table-cell table:style-name="ce161" office:value-type="float" office:value="0.029699" calcext:value-type="float">
            <text:p>0.030</text:p>
          </table:covered-table-cell>
          <table:table-cell table:style-name="ce215" office:value-type="float" office:value="0.04122" calcext:value-type="float">
            <text:p>0.041</text:p>
          </table:table-cell>
          <table:table-cell table:formula="of:=MIN([.B50:.E50])" office:value-type="float" office:value="0.029699" calcext:value-type="float">
            <text:p>0.030</text:p>
          </table:table-cell>
          <table:table-cell table:formula="of:=IF([.E50]=[.F50]; SMALL([.B50:.E50];2)/[.F50] - 1; 0)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low-slow-fly</text:p>
          </table:table-cell>
          <table:table-cell table:style-name="ce275" office:value-type="float" office:value="1.542779" calcext:value-type="float" table:number-columns-spanned="3" table:number-rows-spanned="1">
            <text:p>1.543</text:p>
          </table:table-cell>
          <table:covered-table-cell table:style-name="ce329"/>
          <table:covered-table-cell table:style-name="ce383"/>
          <table:table-cell table:style-name="ce437" office:value-type="float" office:value="2.31922" calcext:value-type="float">
            <text:p>2.319</text:p>
          </table:table-cell>
          <table:table-cell table:formula="of:=MIN([.J50:.M50])" office:value-type="float" office:value="1.542779" calcext:value-type="float">
            <text:p>1.543</text:p>
          </table:table-cell>
          <table:table-cell table:formula="of:=IF([.M50]=[.N50]; SMALL([.J50:.M50];2)/[.N50] - 1; 0)" office:value-type="percentage" office:value="0" calcext:value-type="percentage">
            <text:p>0.00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low-slow-rot</text:p>
          </table:table-cell>
          <table:table-cell table:style-name="ce52" office:value-type="float" office:value="0.241557" calcext:value-type="float" table:number-columns-spanned="3" table:number-rows-spanned="1">
            <text:p>0.242</text:p>
          </table:table-cell>
          <table:covered-table-cell table:style-name="ce108" office:value-type="float" office:value="0.241557" calcext:value-type="float">
            <text:p>0.242</text:p>
          </table:covered-table-cell>
          <table:covered-table-cell table:style-name="ce162" office:value-type="float" office:value="0.241557" calcext:value-type="float">
            <text:p>0.242</text:p>
          </table:covered-table-cell>
          <table:table-cell table:style-name="ce216" office:value-type="float" office:value="0.066725" calcext:value-type="float">
            <text:p>0.067</text:p>
          </table:table-cell>
          <table:table-cell table:formula="of:=MIN([.B51:.E51])" office:value-type="float" office:value="0.066725" calcext:value-type="float">
            <text:p>0.067</text:p>
          </table:table-cell>
          <table:table-cell table:formula="of:=IF([.E51]=[.F51]; SMALL([.B51:.E51];2)/[.F51] - 1; 0)" office:value-type="percentage" office:value="2.62018733608093" calcext:value-type="percentage">
            <text:p>262.02%</text:p>
          </table:table-cell>
          <table:table-cell/>
          <table:table-cell office:value-type="string" calcext:value-type="string">
            <text:p>low-slow-rot</text:p>
          </table:table-cell>
          <table:table-cell table:style-name="ce276" office:value-type="float" office:value="4.119365" calcext:value-type="float" table:number-columns-spanned="3" table:number-rows-spanned="1">
            <text:p>4.119</text:p>
          </table:table-cell>
          <table:covered-table-cell table:style-name="ce330"/>
          <table:covered-table-cell table:style-name="ce384"/>
          <table:table-cell table:style-name="ce438" office:value-type="float" office:value="2.935768" calcext:value-type="float">
            <text:p>2.936</text:p>
          </table:table-cell>
          <table:table-cell table:formula="of:=MIN([.J51:.M51])" office:value-type="float" office:value="2.935768" calcext:value-type="float">
            <text:p>2.936</text:p>
          </table:table-cell>
          <table:table-cell table:formula="of:=IF([.M51]=[.N51]; SMALL([.J51:.M51];2)/[.N51] - 1; 0)" office:value-type="percentage" office:value="0.403164350861512" calcext:value-type="percentage">
            <text:p>40.32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low-slow-tr</text:p>
          </table:table-cell>
          <table:table-cell table:style-name="ce53" office:value-type="float" office:value="0.061429" calcext:value-type="float" table:number-columns-spanned="3" table:number-rows-spanned="1">
            <text:p>0.061</text:p>
          </table:table-cell>
          <table:covered-table-cell table:style-name="ce109" office:value-type="float" office:value="0.061429" calcext:value-type="float">
            <text:p>0.061</text:p>
          </table:covered-table-cell>
          <table:covered-table-cell table:style-name="ce163" office:value-type="float" office:value="0.061429" calcext:value-type="float">
            <text:p>0.061</text:p>
          </table:covered-table-cell>
          <table:table-cell table:style-name="ce217" office:value-type="float" office:value="0.032682" calcext:value-type="float">
            <text:p>0.033</text:p>
          </table:table-cell>
          <table:table-cell table:formula="of:=MIN([.B52:.E52])" office:value-type="float" office:value="0.032682" calcext:value-type="float">
            <text:p>0.033</text:p>
          </table:table-cell>
          <table:table-cell table:formula="of:=IF([.E52]=[.F52]; SMALL([.B52:.E52];2)/[.F52] - 1; 0)" office:value-type="percentage" office:value="0.879597331864635" calcext:value-type="percentage">
            <text:p>87.96%</text:p>
          </table:table-cell>
          <table:table-cell/>
          <table:table-cell office:value-type="string" calcext:value-type="string">
            <text:p>low-slow-tr</text:p>
          </table:table-cell>
          <table:table-cell table:style-name="ce277" office:value-type="float" office:value="1.45084" calcext:value-type="float" table:number-columns-spanned="3" table:number-rows-spanned="1">
            <text:p>1.451</text:p>
          </table:table-cell>
          <table:covered-table-cell table:style-name="ce331"/>
          <table:covered-table-cell table:style-name="ce385"/>
          <table:table-cell table:style-name="ce439" office:value-type="float" office:value="1.452899" calcext:value-type="float">
            <text:p>1.453</text:p>
          </table:table-cell>
          <table:table-cell table:formula="of:=MIN([.J52:.M52])" office:value-type="float" office:value="1.45084" calcext:value-type="float">
            <text:p>1.451</text:p>
          </table:table-cell>
          <table:table-cell table:formula="of:=IF([.M52]=[.N52]; SMALL([.J52:.M52];2)/[.N52] - 1; 0)" office:value-type="percentage" office:value="0" calcext:value-type="percentage">
            <text:p>0.00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medium-fast-fly</text:p>
          </table:table-cell>
          <table:table-cell table:style-name="ce54" office:value-type="float" office:value="1.182768" calcext:value-type="float" table:number-columns-spanned="3" table:number-rows-spanned="1">
            <text:p>1.183</text:p>
          </table:table-cell>
          <table:covered-table-cell table:style-name="ce110" office:value-type="float" office:value="1.182768" calcext:value-type="float">
            <text:p>1.183</text:p>
          </table:covered-table-cell>
          <table:covered-table-cell table:style-name="ce164" office:value-type="float" office:value="1.182768" calcext:value-type="float">
            <text:p>1.183</text:p>
          </table:covered-table-cell>
          <table:table-cell table:style-name="ce218" office:value-type="float" office:value="0.314014" calcext:value-type="float">
            <text:p>0.314</text:p>
          </table:table-cell>
          <table:table-cell table:formula="of:=MIN([.B53:.E53])" office:value-type="float" office:value="0.314014" calcext:value-type="float">
            <text:p>0.314</text:p>
          </table:table-cell>
          <table:table-cell table:formula="of:=IF([.E53]=[.F53]; SMALL([.B53:.E53];2)/[.F53] - 1; 0)" office:value-type="percentage" office:value="2.76660913207691" calcext:value-type="percentage">
            <text:p>276.66%</text:p>
          </table:table-cell>
          <table:table-cell/>
          <table:table-cell office:value-type="string" calcext:value-type="string">
            <text:p>medium-fast-fly</text:p>
          </table:table-cell>
          <table:table-cell table:style-name="ce278" office:value-type="float" office:value="21.0674" calcext:value-type="float" table:number-columns-spanned="3" table:number-rows-spanned="1">
            <text:p>21.067</text:p>
          </table:table-cell>
          <table:covered-table-cell table:style-name="ce332"/>
          <table:covered-table-cell table:style-name="ce386"/>
          <table:table-cell table:style-name="ce440" office:value-type="float" office:value="17.308539" calcext:value-type="float">
            <text:p>17.309</text:p>
          </table:table-cell>
          <table:table-cell table:formula="of:=MIN([.J53:.M53])" office:value-type="float" office:value="17.308539" calcext:value-type="float">
            <text:p>17.309</text:p>
          </table:table-cell>
          <table:table-cell table:formula="of:=IF([.M53]=[.N53]; SMALL([.J53:.M53];2)/[.N53] - 1; 0)" office:value-type="percentage" office:value="0.217168011696423" calcext:value-type="percentage">
            <text:p>21.72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medium-fast-rot</text:p>
          </table:table-cell>
          <table:table-cell table:style-name="ce55" office:value-type="float" office:value="0.714944" calcext:value-type="float" table:number-columns-spanned="3" table:number-rows-spanned="1">
            <text:p>0.715</text:p>
          </table:table-cell>
          <table:covered-table-cell table:style-name="ce111" office:value-type="float" office:value="0.714944" calcext:value-type="float">
            <text:p>0.715</text:p>
          </table:covered-table-cell>
          <table:covered-table-cell table:style-name="ce165" office:value-type="float" office:value="0.714944" calcext:value-type="float">
            <text:p>0.715</text:p>
          </table:covered-table-cell>
          <table:table-cell table:style-name="ce219" office:value-type="float" office:value="0.177314" calcext:value-type="float">
            <text:p>0.177</text:p>
          </table:table-cell>
          <table:table-cell table:formula="of:=MIN([.B54:.E54])" office:value-type="float" office:value="0.177314" calcext:value-type="float">
            <text:p>0.177</text:p>
          </table:table-cell>
          <table:table-cell table:formula="of:=IF([.E54]=[.F54]; SMALL([.B54:.E54];2)/[.F54] - 1; 0)" office:value-type="percentage" office:value="3.0320786852702" calcext:value-type="percentage">
            <text:p>303.21%</text:p>
          </table:table-cell>
          <table:table-cell/>
          <table:table-cell office:value-type="string" calcext:value-type="string">
            <text:p>medium-fast-rot</text:p>
          </table:table-cell>
          <table:table-cell table:style-name="ce279" office:value-type="float" office:value="15.8645" calcext:value-type="float" table:number-columns-spanned="3" table:number-rows-spanned="1">
            <text:p>15.865</text:p>
          </table:table-cell>
          <table:covered-table-cell table:style-name="ce333"/>
          <table:covered-table-cell table:style-name="ce387"/>
          <table:table-cell table:style-name="ce441" office:value-type="float" office:value="14.04559" calcext:value-type="float">
            <text:p>14.046</text:p>
          </table:table-cell>
          <table:table-cell table:formula="of:=MIN([.J54:.M54])" office:value-type="float" office:value="14.04559" calcext:value-type="float">
            <text:p>14.046</text:p>
          </table:table-cell>
          <table:table-cell table:formula="of:=IF([.M54]=[.N54]; SMALL([.J54:.M54];2)/[.N54] - 1; 0)" office:value-type="percentage" office:value="0.129500433944035" calcext:value-type="percentage">
            <text:p>12.95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medium-fast-tr</text:p>
          </table:table-cell>
          <table:table-cell table:style-name="ce56" office:value-type="float" office:value="0.179745" calcext:value-type="float" table:number-columns-spanned="3" table:number-rows-spanned="1">
            <text:p>0.180</text:p>
          </table:table-cell>
          <table:covered-table-cell table:style-name="ce112" office:value-type="float" office:value="0.179745" calcext:value-type="float">
            <text:p>0.180</text:p>
          </table:covered-table-cell>
          <table:covered-table-cell table:style-name="ce166" office:value-type="float" office:value="0.179745" calcext:value-type="float">
            <text:p>0.180</text:p>
          </table:covered-table-cell>
          <table:table-cell table:style-name="ce220" office:value-type="float" office:value="0.06924" calcext:value-type="float">
            <text:p>0.069</text:p>
          </table:table-cell>
          <table:table-cell table:formula="of:=MIN([.B55:.E55])" office:value-type="float" office:value="0.06924" calcext:value-type="float">
            <text:p>0.069</text:p>
          </table:table-cell>
          <table:table-cell table:formula="of:=IF([.E55]=[.F55]; SMALL([.B55:.E55];2)/[.F55] - 1; 0)" office:value-type="percentage" office:value="1.5959705372617" calcext:value-type="percentage">
            <text:p>159.60%</text:p>
          </table:table-cell>
          <table:table-cell/>
          <table:table-cell office:value-type="string" calcext:value-type="string">
            <text:p>medium-fast-tr</text:p>
          </table:table-cell>
          <table:table-cell table:style-name="ce280" office:value-type="float" office:value="4.985533" calcext:value-type="float" table:number-columns-spanned="3" table:number-rows-spanned="1">
            <text:p>4.986</text:p>
          </table:table-cell>
          <table:covered-table-cell table:style-name="ce334"/>
          <table:covered-table-cell table:style-name="ce388"/>
          <table:table-cell table:style-name="ce442" office:value-type="float" office:value="5.072323" calcext:value-type="float">
            <text:p>5.072</text:p>
          </table:table-cell>
          <table:table-cell table:formula="of:=MIN([.J55:.M55])" office:value-type="float" office:value="4.985533" calcext:value-type="float">
            <text:p>4.986</text:p>
          </table:table-cell>
          <table:table-cell table:formula="of:=IF([.M55]=[.N55]; SMALL([.J55:.M55];2)/[.N55] - 1; 0)" office:value-type="percentage" office:value="0" calcext:value-type="percentage">
            <text:p>0.00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medium-medium-fly</text:p>
          </table:table-cell>
          <table:table-cell table:style-name="ce57" office:value-type="float" office:value="0.144472" calcext:value-type="float" table:number-columns-spanned="3" table:number-rows-spanned="1">
            <text:p>0.144</text:p>
          </table:table-cell>
          <table:covered-table-cell table:style-name="ce113" office:value-type="float" office:value="0.144472" calcext:value-type="float">
            <text:p>0.144</text:p>
          </table:covered-table-cell>
          <table:covered-table-cell table:style-name="ce167" office:value-type="float" office:value="0.144472" calcext:value-type="float">
            <text:p>0.144</text:p>
          </table:covered-table-cell>
          <table:table-cell table:style-name="ce221" office:value-type="float" office:value="0.056973" calcext:value-type="float">
            <text:p>0.057</text:p>
          </table:table-cell>
          <table:table-cell table:formula="of:=MIN([.B56:.E56])" office:value-type="float" office:value="0.056973" calcext:value-type="float">
            <text:p>0.057</text:p>
          </table:table-cell>
          <table:table-cell table:formula="of:=IF([.E56]=[.F56]; SMALL([.B56:.E56];2)/[.F56] - 1; 0)" office:value-type="percentage" office:value="1.53579765854001" calcext:value-type="percentage">
            <text:p>153.58%</text:p>
          </table:table-cell>
          <table:table-cell/>
          <table:table-cell office:value-type="string" calcext:value-type="string">
            <text:p>medium-medium-fly</text:p>
          </table:table-cell>
          <table:table-cell table:style-name="ce281" office:value-type="float" office:value="6.969298" calcext:value-type="float" table:number-columns-spanned="3" table:number-rows-spanned="1">
            <text:p>6.969</text:p>
          </table:table-cell>
          <table:covered-table-cell table:style-name="ce335"/>
          <table:covered-table-cell table:style-name="ce389"/>
          <table:table-cell table:style-name="ce443" office:value-type="float" office:value="3.97641" calcext:value-type="float">
            <text:p>3.976</text:p>
          </table:table-cell>
          <table:table-cell table:formula="of:=MIN([.J56:.M56])" office:value-type="float" office:value="3.97641" calcext:value-type="float">
            <text:p>3.976</text:p>
          </table:table-cell>
          <table:table-cell table:formula="of:=IF([.M56]=[.N56]; SMALL([.J56:.M56];2)/[.N56] - 1; 0)" office:value-type="percentage" office:value="0.752660817169256" calcext:value-type="percentage">
            <text:p>75.27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medium-medium-rot</text:p>
          </table:table-cell>
          <table:table-cell table:style-name="ce58" office:value-type="float" office:value="0.403477" calcext:value-type="float" table:number-columns-spanned="3" table:number-rows-spanned="1">
            <text:p>0.403</text:p>
          </table:table-cell>
          <table:covered-table-cell table:style-name="ce114" office:value-type="float" office:value="0.403477" calcext:value-type="float">
            <text:p>0.403</text:p>
          </table:covered-table-cell>
          <table:covered-table-cell table:style-name="ce168" office:value-type="float" office:value="0.403477" calcext:value-type="float">
            <text:p>0.403</text:p>
          </table:covered-table-cell>
          <table:table-cell table:style-name="ce222" office:value-type="float" office:value="0.070383" calcext:value-type="float">
            <text:p>0.070</text:p>
          </table:table-cell>
          <table:table-cell table:formula="of:=MIN([.B57:.E57])" office:value-type="float" office:value="0.070383" calcext:value-type="float">
            <text:p>0.070</text:p>
          </table:table-cell>
          <table:table-cell table:formula="of:=IF([.E57]=[.F57]; SMALL([.B57:.E57];2)/[.F57] - 1; 0)" office:value-type="percentage" office:value="4.73259167696745" calcext:value-type="percentage">
            <text:p>473.26%</text:p>
          </table:table-cell>
          <table:table-cell/>
          <table:table-cell office:value-type="string" calcext:value-type="string">
            <text:p>medium-medium-rot</text:p>
          </table:table-cell>
          <table:table-cell table:style-name="ce282" office:value-type="float" office:value="8.204584" calcext:value-type="float" table:number-columns-spanned="3" table:number-rows-spanned="1">
            <text:p>8.205</text:p>
          </table:table-cell>
          <table:covered-table-cell table:style-name="ce336"/>
          <table:covered-table-cell table:style-name="ce390"/>
          <table:table-cell table:style-name="ce444" office:value-type="float" office:value="7.440543" calcext:value-type="float">
            <text:p>7.441</text:p>
          </table:table-cell>
          <table:table-cell table:formula="of:=MIN([.J57:.M57])" office:value-type="float" office:value="7.440543" calcext:value-type="float">
            <text:p>7.441</text:p>
          </table:table-cell>
          <table:table-cell table:formula="of:=IF([.M57]=[.N57]; SMALL([.J57:.M57];2)/[.N57] - 1; 0)" office:value-type="percentage" office:value="0.102686188360178" calcext:value-type="percentage">
            <text:p>10.27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medium-medium-tr</text:p>
          </table:table-cell>
          <table:table-cell table:style-name="ce59" office:value-type="float" office:value="0.032905" calcext:value-type="float" table:number-columns-spanned="3" table:number-rows-spanned="1">
            <text:p>0.033</text:p>
          </table:table-cell>
          <table:covered-table-cell table:style-name="ce115" office:value-type="float" office:value="0.032905" calcext:value-type="float">
            <text:p>0.033</text:p>
          </table:covered-table-cell>
          <table:covered-table-cell table:style-name="ce169" office:value-type="float" office:value="0.032905" calcext:value-type="float">
            <text:p>0.033</text:p>
          </table:covered-table-cell>
          <table:table-cell table:style-name="ce223" office:value-type="float" office:value="0.032166" calcext:value-type="float">
            <text:p>0.032</text:p>
          </table:table-cell>
          <table:table-cell table:formula="of:=MIN([.B58:.E58])" office:value-type="float" office:value="0.032166" calcext:value-type="float">
            <text:p>0.032</text:p>
          </table:table-cell>
          <table:table-cell table:formula="of:=IF([.E58]=[.F58]; SMALL([.B58:.E58];2)/[.F58] - 1; 0)" office:value-type="percentage" office:value="0.0229745694211279" calcext:value-type="percentage">
            <text:p>2.30%</text:p>
          </table:table-cell>
          <table:table-cell/>
          <table:table-cell office:value-type="string" calcext:value-type="string">
            <text:p>medium-medium-tr</text:p>
          </table:table-cell>
          <table:table-cell table:style-name="ce283" office:value-type="float" office:value="1.902101" calcext:value-type="float" table:number-columns-spanned="3" table:number-rows-spanned="1">
            <text:p>1.902</text:p>
          </table:table-cell>
          <table:covered-table-cell table:style-name="ce337"/>
          <table:covered-table-cell table:style-name="ce391"/>
          <table:table-cell table:style-name="ce445" office:value-type="float" office:value="2.160519" calcext:value-type="float">
            <text:p>2.161</text:p>
          </table:table-cell>
          <table:table-cell table:formula="of:=MIN([.J58:.M58])" office:value-type="float" office:value="1.902101" calcext:value-type="float">
            <text:p>1.902</text:p>
          </table:table-cell>
          <table:table-cell table:formula="of:=IF([.M58]=[.N58]; SMALL([.J58:.M58];2)/[.N58] - 1; 0)" office:value-type="percentage" office:value="0" calcext:value-type="percentage">
            <text:p>0.00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medium-slow-fly</text:p>
          </table:table-cell>
          <table:table-cell table:style-name="ce60" office:value-type="float" office:value="0.042709" calcext:value-type="float" table:number-columns-spanned="3" table:number-rows-spanned="1">
            <text:p>0.043</text:p>
          </table:table-cell>
          <table:covered-table-cell table:style-name="ce116" office:value-type="float" office:value="0.042709" calcext:value-type="float">
            <text:p>0.043</text:p>
          </table:covered-table-cell>
          <table:covered-table-cell table:style-name="ce170" office:value-type="float" office:value="0.042709" calcext:value-type="float">
            <text:p>0.043</text:p>
          </table:covered-table-cell>
          <table:table-cell table:style-name="ce224" office:value-type="float" office:value="0.032846" calcext:value-type="float">
            <text:p>0.033</text:p>
          </table:table-cell>
          <table:table-cell table:formula="of:=MIN([.B59:.E59])" office:value-type="float" office:value="0.032846" calcext:value-type="float">
            <text:p>0.033</text:p>
          </table:table-cell>
          <table:table-cell table:formula="of:=IF([.E59]=[.F59]; SMALL([.B59:.E59];2)/[.F59] - 1; 0)" office:value-type="percentage" office:value="0.300280094988735" calcext:value-type="percentage">
            <text:p>30.03%</text:p>
          </table:table-cell>
          <table:table-cell/>
          <table:table-cell office:value-type="string" calcext:value-type="string">
            <text:p>medium-slow-fly</text:p>
          </table:table-cell>
          <table:table-cell table:style-name="ce284" office:value-type="float" office:value="1.882862" calcext:value-type="float" table:number-columns-spanned="3" table:number-rows-spanned="1">
            <text:p>1.883</text:p>
          </table:table-cell>
          <table:covered-table-cell table:style-name="ce338"/>
          <table:covered-table-cell table:style-name="ce392"/>
          <table:table-cell table:style-name="ce446" office:value-type="float" office:value="2.255379" calcext:value-type="float">
            <text:p>2.255</text:p>
          </table:table-cell>
          <table:table-cell table:formula="of:=MIN([.J59:.M59])" office:value-type="float" office:value="1.882862" calcext:value-type="float">
            <text:p>1.883</text:p>
          </table:table-cell>
          <table:table-cell table:formula="of:=IF([.M59]=[.N59]; SMALL([.J59:.M59];2)/[.N59] - 1; 0)" office:value-type="percentage" office:value="0" calcext:value-type="percentage">
            <text:p>0.00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medium-slow-rot</text:p>
          </table:table-cell>
          <table:table-cell table:style-name="ce61" office:value-type="float" office:value="0.095694" calcext:value-type="float" table:number-columns-spanned="3" table:number-rows-spanned="1">
            <text:p>0.096</text:p>
          </table:table-cell>
          <table:covered-table-cell table:style-name="ce117" office:value-type="float" office:value="0.095694" calcext:value-type="float">
            <text:p>0.096</text:p>
          </table:covered-table-cell>
          <table:covered-table-cell table:style-name="ce171" office:value-type="float" office:value="0.095694" calcext:value-type="float">
            <text:p>0.096</text:p>
          </table:covered-table-cell>
          <table:table-cell table:style-name="ce225" office:value-type="float" office:value="0.037706" calcext:value-type="float">
            <text:p>0.038</text:p>
          </table:table-cell>
          <table:table-cell table:formula="of:=MIN([.B60:.E60])" office:value-type="float" office:value="0.037706" calcext:value-type="float">
            <text:p>0.038</text:p>
          </table:table-cell>
          <table:table-cell table:formula="of:=IF([.E60]=[.F60]; SMALL([.B60:.E60];2)/[.F60] - 1; 0)" office:value-type="percentage" office:value="1.53789847769586" calcext:value-type="percentage">
            <text:p>153.79%</text:p>
          </table:table-cell>
          <table:table-cell/>
          <table:table-cell office:value-type="string" calcext:value-type="string">
            <text:p>medium-slow-rot</text:p>
          </table:table-cell>
          <table:table-cell table:style-name="ce285" office:value-type="float" office:value="2.728381" calcext:value-type="float" table:number-columns-spanned="3" table:number-rows-spanned="1">
            <text:p>2.728</text:p>
          </table:table-cell>
          <table:covered-table-cell table:style-name="ce339"/>
          <table:covered-table-cell table:style-name="ce393"/>
          <table:table-cell table:style-name="ce447" office:value-type="float" office:value="2.394747" calcext:value-type="float">
            <text:p>2.395</text:p>
          </table:table-cell>
          <table:table-cell table:formula="of:=MIN([.J60:.M60])" office:value-type="float" office:value="2.394747" calcext:value-type="float">
            <text:p>2.395</text:p>
          </table:table-cell>
          <table:table-cell table:formula="of:=IF([.M60]=[.N60]; SMALL([.J60:.M60];2)/[.N60] - 1; 0)" office:value-type="percentage" office:value="0.139319101349746" calcext:value-type="percentage">
            <text:p>13.93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office:value-type="string" calcext:value-type="string">
            <text:p>medium-slow-tr</text:p>
          </table:table-cell>
          <table:table-cell table:style-name="ce62" office:value-type="float" office:value="0.094758" calcext:value-type="float" table:number-columns-spanned="3" table:number-rows-spanned="1">
            <text:p>0.095</text:p>
          </table:table-cell>
          <table:covered-table-cell table:style-name="ce118" office:value-type="float" office:value="0.094758" calcext:value-type="float">
            <text:p>0.095</text:p>
          </table:covered-table-cell>
          <table:covered-table-cell table:style-name="ce172" office:value-type="float" office:value="0.094758" calcext:value-type="float">
            <text:p>0.095</text:p>
          </table:covered-table-cell>
          <table:table-cell table:style-name="ce226" office:value-type="float" office:value="0.027351" calcext:value-type="float">
            <text:p>0.027</text:p>
          </table:table-cell>
          <table:table-cell table:formula="of:=MIN([.B61:.E61])" office:value-type="float" office:value="0.027351" calcext:value-type="float">
            <text:p>0.027</text:p>
          </table:table-cell>
          <table:table-cell table:formula="of:=IF([.E61]=[.F61]; SMALL([.B61:.E61];2)/[.F61] - 1; 0)" office:value-type="percentage" office:value="2.46451683667873" calcext:value-type="percentage">
            <text:p>246.45%</text:p>
          </table:table-cell>
          <table:table-cell/>
          <table:table-cell office:value-type="string" calcext:value-type="string">
            <text:p>medium-slow-tr</text:p>
          </table:table-cell>
          <table:table-cell table:style-name="ce286" office:value-type="float" office:value="1.136718" calcext:value-type="float" table:number-columns-spanned="3" table:number-rows-spanned="1">
            <text:p>1.137</text:p>
          </table:table-cell>
          <table:covered-table-cell table:style-name="ce340"/>
          <table:covered-table-cell table:style-name="ce394"/>
          <table:table-cell table:style-name="ce448" office:value-type="float" office:value="1.524907" calcext:value-type="float">
            <text:p>1.525</text:p>
          </table:table-cell>
          <table:table-cell table:formula="of:=MIN([.J61:.M61])" office:value-type="float" office:value="1.136718" calcext:value-type="float">
            <text:p>1.137</text:p>
          </table:table-cell>
          <table:table-cell table:formula="of:=IF([.M61]=[.N61]; SMALL([.J61:.M61];2)/[.N61] - 1; 0)" office:value-type="percentage" office:value="0" calcext:value-type="percentage">
            <text:p>0.00%</text:p>
          </table:table-cell>
          <table:table-cell/>
          <table:table-cell table:style-name="ce451"/>
          <table:table-cell table:style-name="ce452"/>
          <table:table-cell table:style-name="ce6" table:number-columns-repeated="1005"/>
        </table:table-row>
        <table:table-row table:style-name="ro1">
          <table:table-cell table:style-name="ce5"/>
          <table:table-cell table:style-name="ce63" table:formula="of:=3/27" office:value-type="percentage" office:value="0.111111111111111" calcext:value-type="percentage" table:number-columns-spanned="3" table:number-rows-spanned="1">
            <text:p>11.11%</text:p>
          </table:table-cell>
          <table:covered-table-cell table:number-columns-repeated="2" table:style-name="ce35"/>
          <table:table-cell table:style-name="ce35" table:formula="of:=24/27" office:value-type="percentage" office:value="0.888888888888889" calcext:value-type="percentage">
            <text:p>88.89%</text:p>
          </table:table-cell>
          <table:table-cell table:style-name="ce35" table:formula="of:=SUM([.B62:.E62])" office:value-type="percentage" office:value="1" calcext:value-type="percentage">
            <text:p>100.00%</text:p>
          </table:table-cell>
          <table:table-cell table:style-name="ce229" table:formula="of:= SUMIF([.G35:.G61]; &quot;&gt;0&quot;) / COUNTIF([.G35:.G61]; &quot;&gt;0&quot;)" office:value-type="percentage" office:value="2.39676073856944" calcext:value-type="percentage">
            <text:p>239.68%</text:p>
          </table:table-cell>
          <table:table-cell/>
          <table:table-cell table:style-name="ce5"/>
          <table:table-cell table:style-name="ce63" table:formula="of:=11/27" office:value-type="percentage" office:value="0.407407407407407" calcext:value-type="percentage" table:number-columns-spanned="3" table:number-rows-spanned="1">
            <text:p>40.74%</text:p>
          </table:table-cell>
          <table:covered-table-cell table:number-columns-repeated="2" table:style-name="ce35"/>
          <table:table-cell table:style-name="ce35" table:formula="of:=16/27" office:value-type="percentage" office:value="0.592592592592593" calcext:value-type="percentage">
            <text:p>59.26%</text:p>
          </table:table-cell>
          <table:table-cell table:style-name="ce35" table:formula="of:=SUM([.J62:.M62])" office:value-type="percentage" office:value="1" calcext:value-type="percentage">
            <text:p>100.00%</text:p>
          </table:table-cell>
          <table:table-cell table:style-name="ce229" table:formula="of:= SUMIF([.O35:.O61]; &quot;&gt;0&quot;) / COUNTIF([.O35:.O61]; &quot;&gt;0&quot;)" office:value-type="percentage" office:value="0.28758570210646" calcext:value-type="percentage">
            <text:p>28.76%</text:p>
          </table:table-cell>
          <table:table-cell/>
          <table:table-cell table:style-name="ce6"/>
          <table:table-cell table:style-name="ce453"/>
          <table:table-cell table:style-name="ce6" table:number-columns-repeated="1005"/>
        </table:table-row>
        <table:table-row table:style-name="ro1">
          <table:table-cell table:style-name="ce7"/>
          <table:table-cell table:style-name="ce64" table:number-columns-repeated="5"/>
          <table:table-cell table:style-name="ce230"/>
          <table:table-cell table:style-name="ce6" table:number-columns-repeated="2"/>
          <table:table-cell table:style-name="ce7"/>
          <table:table-cell table:style-name="ce64" table:number-columns-repeated="5"/>
          <table:table-cell table:number-columns-repeated="1008"/>
        </table:table-row>
        <calcext:conditional-formats>
          <calcext:conditional-format calcext:target-range-address="'Formatted data'.B3:'Formatted data'.B3">
            <calcext:condition calcext:apply-style-name="Untitled1" calcext:value="=[.$F3]" calcext:base-cell-address="'Formatted data'.B3"/>
          </calcext:conditional-format>
          <calcext:conditional-format calcext:target-range-address="'Formatted data'.C3:'Formatted data'.C3">
            <calcext:condition calcext:apply-style-name="Untitled1" calcext:value="=[.$F3]" calcext:base-cell-address="'Formatted data'.C3"/>
          </calcext:conditional-format>
          <calcext:conditional-format calcext:target-range-address="'Formatted data'.D3:'Formatted data'.D3">
            <calcext:condition calcext:apply-style-name="Untitled1" calcext:value="=[.$F3]" calcext:base-cell-address="'Formatted data'.D3"/>
          </calcext:conditional-format>
          <calcext:conditional-format calcext:target-range-address="'Formatted data'.E3:'Formatted data'.E3">
            <calcext:condition calcext:apply-style-name="Untitled1" calcext:value="=[.$F3]" calcext:base-cell-address="'Formatted data'.E3"/>
          </calcext:conditional-format>
          <calcext:conditional-format calcext:target-range-address="'Formatted data'.B4:'Formatted data'.B4">
            <calcext:condition calcext:apply-style-name="Untitled1" calcext:value="=[.$F4]" calcext:base-cell-address="'Formatted data'.B4"/>
          </calcext:conditional-format>
          <calcext:conditional-format calcext:target-range-address="'Formatted data'.C4:'Formatted data'.C4">
            <calcext:condition calcext:apply-style-name="Untitled1" calcext:value="=[.$F4]" calcext:base-cell-address="'Formatted data'.C4"/>
          </calcext:conditional-format>
          <calcext:conditional-format calcext:target-range-address="'Formatted data'.D4:'Formatted data'.D4">
            <calcext:condition calcext:apply-style-name="Untitled1" calcext:value="=[.$F4]" calcext:base-cell-address="'Formatted data'.D4"/>
          </calcext:conditional-format>
          <calcext:conditional-format calcext:target-range-address="'Formatted data'.E4:'Formatted data'.E4">
            <calcext:condition calcext:apply-style-name="Untitled1" calcext:value="=[.$F4]" calcext:base-cell-address="'Formatted data'.E4"/>
          </calcext:conditional-format>
          <calcext:conditional-format calcext:target-range-address="'Formatted data'.B5:'Formatted data'.B5">
            <calcext:condition calcext:apply-style-name="Untitled1" calcext:value="=[.$F5]" calcext:base-cell-address="'Formatted data'.B5"/>
          </calcext:conditional-format>
          <calcext:conditional-format calcext:target-range-address="'Formatted data'.C5:'Formatted data'.C5">
            <calcext:condition calcext:apply-style-name="Untitled1" calcext:value="=[.$F5]" calcext:base-cell-address="'Formatted data'.C5"/>
          </calcext:conditional-format>
          <calcext:conditional-format calcext:target-range-address="'Formatted data'.D5:'Formatted data'.D5">
            <calcext:condition calcext:apply-style-name="Untitled1" calcext:value="=[.$F5]" calcext:base-cell-address="'Formatted data'.D5"/>
          </calcext:conditional-format>
          <calcext:conditional-format calcext:target-range-address="'Formatted data'.E5:'Formatted data'.E5">
            <calcext:condition calcext:apply-style-name="Untitled1" calcext:value="=[.$F5]" calcext:base-cell-address="'Formatted data'.E5"/>
          </calcext:conditional-format>
          <calcext:conditional-format calcext:target-range-address="'Formatted data'.B6:'Formatted data'.B6">
            <calcext:condition calcext:apply-style-name="Untitled1" calcext:value="=[.$F6]" calcext:base-cell-address="'Formatted data'.B6"/>
          </calcext:conditional-format>
          <calcext:conditional-format calcext:target-range-address="'Formatted data'.C6:'Formatted data'.C6">
            <calcext:condition calcext:apply-style-name="Untitled1" calcext:value="=[.$F6]" calcext:base-cell-address="'Formatted data'.C6"/>
          </calcext:conditional-format>
          <calcext:conditional-format calcext:target-range-address="'Formatted data'.D6:'Formatted data'.D6">
            <calcext:condition calcext:apply-style-name="Untitled1" calcext:value="=[.$F6]" calcext:base-cell-address="'Formatted data'.D6"/>
          </calcext:conditional-format>
          <calcext:conditional-format calcext:target-range-address="'Formatted data'.E6:'Formatted data'.E6">
            <calcext:condition calcext:apply-style-name="Untitled1" calcext:value="=[.$F6]" calcext:base-cell-address="'Formatted data'.E6"/>
          </calcext:conditional-format>
          <calcext:conditional-format calcext:target-range-address="'Formatted data'.B7:'Formatted data'.B7">
            <calcext:condition calcext:apply-style-name="Untitled1" calcext:value="=[.$F7]" calcext:base-cell-address="'Formatted data'.B7"/>
          </calcext:conditional-format>
          <calcext:conditional-format calcext:target-range-address="'Formatted data'.C7:'Formatted data'.C7">
            <calcext:condition calcext:apply-style-name="Untitled1" calcext:value="=[.$F7]" calcext:base-cell-address="'Formatted data'.C7"/>
          </calcext:conditional-format>
          <calcext:conditional-format calcext:target-range-address="'Formatted data'.D7:'Formatted data'.D7">
            <calcext:condition calcext:apply-style-name="Untitled1" calcext:value="=[.$F7]" calcext:base-cell-address="'Formatted data'.D7"/>
          </calcext:conditional-format>
          <calcext:conditional-format calcext:target-range-address="'Formatted data'.E7:'Formatted data'.E7">
            <calcext:condition calcext:apply-style-name="Untitled1" calcext:value="=[.$F7]" calcext:base-cell-address="'Formatted data'.E7"/>
          </calcext:conditional-format>
          <calcext:conditional-format calcext:target-range-address="'Formatted data'.B8:'Formatted data'.B8">
            <calcext:condition calcext:apply-style-name="Untitled1" calcext:value="=[.$F8]" calcext:base-cell-address="'Formatted data'.B8"/>
          </calcext:conditional-format>
          <calcext:conditional-format calcext:target-range-address="'Formatted data'.C8:'Formatted data'.C8">
            <calcext:condition calcext:apply-style-name="Untitled1" calcext:value="=[.$F8]" calcext:base-cell-address="'Formatted data'.C8"/>
          </calcext:conditional-format>
          <calcext:conditional-format calcext:target-range-address="'Formatted data'.D8:'Formatted data'.D8">
            <calcext:condition calcext:apply-style-name="Untitled1" calcext:value="=[.$F8]" calcext:base-cell-address="'Formatted data'.D8"/>
          </calcext:conditional-format>
          <calcext:conditional-format calcext:target-range-address="'Formatted data'.E8:'Formatted data'.E8">
            <calcext:condition calcext:apply-style-name="Untitled1" calcext:value="=[.$F8]" calcext:base-cell-address="'Formatted data'.E8"/>
          </calcext:conditional-format>
          <calcext:conditional-format calcext:target-range-address="'Formatted data'.B9:'Formatted data'.B9">
            <calcext:condition calcext:apply-style-name="Untitled1" calcext:value="=[.$F9]" calcext:base-cell-address="'Formatted data'.B9"/>
          </calcext:conditional-format>
          <calcext:conditional-format calcext:target-range-address="'Formatted data'.C9:'Formatted data'.C9">
            <calcext:condition calcext:apply-style-name="Untitled1" calcext:value="=[.$F9]" calcext:base-cell-address="'Formatted data'.C9"/>
          </calcext:conditional-format>
          <calcext:conditional-format calcext:target-range-address="'Formatted data'.D9:'Formatted data'.D9">
            <calcext:condition calcext:apply-style-name="Untitled1" calcext:value="=[.$F9]" calcext:base-cell-address="'Formatted data'.D9"/>
          </calcext:conditional-format>
          <calcext:conditional-format calcext:target-range-address="'Formatted data'.E9:'Formatted data'.E9">
            <calcext:condition calcext:apply-style-name="Untitled1" calcext:value="=[.$F9]" calcext:base-cell-address="'Formatted data'.E9"/>
          </calcext:conditional-format>
          <calcext:conditional-format calcext:target-range-address="'Formatted data'.B10:'Formatted data'.B10">
            <calcext:condition calcext:apply-style-name="Untitled1" calcext:value="=[.$F10]" calcext:base-cell-address="'Formatted data'.B10"/>
          </calcext:conditional-format>
          <calcext:conditional-format calcext:target-range-address="'Formatted data'.C10:'Formatted data'.C10">
            <calcext:condition calcext:apply-style-name="Untitled1" calcext:value="=[.$F10]" calcext:base-cell-address="'Formatted data'.C10"/>
          </calcext:conditional-format>
          <calcext:conditional-format calcext:target-range-address="'Formatted data'.D10:'Formatted data'.D10">
            <calcext:condition calcext:apply-style-name="Untitled1" calcext:value="=[.$F10]" calcext:base-cell-address="'Formatted data'.D10"/>
          </calcext:conditional-format>
          <calcext:conditional-format calcext:target-range-address="'Formatted data'.E10:'Formatted data'.E10">
            <calcext:condition calcext:apply-style-name="Untitled1" calcext:value="=[.$F10]" calcext:base-cell-address="'Formatted data'.E10"/>
          </calcext:conditional-format>
          <calcext:conditional-format calcext:target-range-address="'Formatted data'.B11:'Formatted data'.B11">
            <calcext:condition calcext:apply-style-name="Untitled1" calcext:value="=[.$F11]" calcext:base-cell-address="'Formatted data'.B11"/>
          </calcext:conditional-format>
          <calcext:conditional-format calcext:target-range-address="'Formatted data'.C11:'Formatted data'.C11">
            <calcext:condition calcext:apply-style-name="Untitled1" calcext:value="=[.$F11]" calcext:base-cell-address="'Formatted data'.C11"/>
          </calcext:conditional-format>
          <calcext:conditional-format calcext:target-range-address="'Formatted data'.D11:'Formatted data'.D11">
            <calcext:condition calcext:apply-style-name="Untitled1" calcext:value="=[.$F11]" calcext:base-cell-address="'Formatted data'.D11"/>
          </calcext:conditional-format>
          <calcext:conditional-format calcext:target-range-address="'Formatted data'.E11:'Formatted data'.E11">
            <calcext:condition calcext:apply-style-name="Untitled1" calcext:value="=[.$F11]" calcext:base-cell-address="'Formatted data'.E11"/>
          </calcext:conditional-format>
          <calcext:conditional-format calcext:target-range-address="'Formatted data'.B12:'Formatted data'.B12">
            <calcext:condition calcext:apply-style-name="Untitled1" calcext:value="=[.$F12]" calcext:base-cell-address="'Formatted data'.B12"/>
          </calcext:conditional-format>
          <calcext:conditional-format calcext:target-range-address="'Formatted data'.C12:'Formatted data'.C12">
            <calcext:condition calcext:apply-style-name="Untitled1" calcext:value="=[.$F12]" calcext:base-cell-address="'Formatted data'.C12"/>
          </calcext:conditional-format>
          <calcext:conditional-format calcext:target-range-address="'Formatted data'.D12:'Formatted data'.D12">
            <calcext:condition calcext:apply-style-name="Untitled1" calcext:value="=[.$F12]" calcext:base-cell-address="'Formatted data'.D12"/>
          </calcext:conditional-format>
          <calcext:conditional-format calcext:target-range-address="'Formatted data'.E12:'Formatted data'.E12">
            <calcext:condition calcext:apply-style-name="Untitled1" calcext:value="=[.$F12]" calcext:base-cell-address="'Formatted data'.E12"/>
          </calcext:conditional-format>
          <calcext:conditional-format calcext:target-range-address="'Formatted data'.B13:'Formatted data'.B13">
            <calcext:condition calcext:apply-style-name="Untitled1" calcext:value="=[.$F13]" calcext:base-cell-address="'Formatted data'.B13"/>
          </calcext:conditional-format>
          <calcext:conditional-format calcext:target-range-address="'Formatted data'.C13:'Formatted data'.C13">
            <calcext:condition calcext:apply-style-name="Untitled1" calcext:value="=[.$F13]" calcext:base-cell-address="'Formatted data'.C13"/>
          </calcext:conditional-format>
          <calcext:conditional-format calcext:target-range-address="'Formatted data'.D13:'Formatted data'.D13">
            <calcext:condition calcext:apply-style-name="Untitled1" calcext:value="=[.$F13]" calcext:base-cell-address="'Formatted data'.D13"/>
          </calcext:conditional-format>
          <calcext:conditional-format calcext:target-range-address="'Formatted data'.E13:'Formatted data'.E13">
            <calcext:condition calcext:apply-style-name="Untitled1" calcext:value="=[.$F13]" calcext:base-cell-address="'Formatted data'.E13"/>
          </calcext:conditional-format>
          <calcext:conditional-format calcext:target-range-address="'Formatted data'.B14:'Formatted data'.B14">
            <calcext:condition calcext:apply-style-name="Untitled1" calcext:value="=[.$F14]" calcext:base-cell-address="'Formatted data'.B14"/>
          </calcext:conditional-format>
          <calcext:conditional-format calcext:target-range-address="'Formatted data'.C14:'Formatted data'.C14">
            <calcext:condition calcext:apply-style-name="Untitled1" calcext:value="=[.$F14]" calcext:base-cell-address="'Formatted data'.C14"/>
          </calcext:conditional-format>
          <calcext:conditional-format calcext:target-range-address="'Formatted data'.D14:'Formatted data'.D14">
            <calcext:condition calcext:apply-style-name="Untitled1" calcext:value="=[.$F14]" calcext:base-cell-address="'Formatted data'.D14"/>
          </calcext:conditional-format>
          <calcext:conditional-format calcext:target-range-address="'Formatted data'.E14:'Formatted data'.E14">
            <calcext:condition calcext:apply-style-name="Untitled1" calcext:value="=[.$F14]" calcext:base-cell-address="'Formatted data'.E14"/>
          </calcext:conditional-format>
          <calcext:conditional-format calcext:target-range-address="'Formatted data'.B15:'Formatted data'.B15">
            <calcext:condition calcext:apply-style-name="Untitled1" calcext:value="=[.$F15]" calcext:base-cell-address="'Formatted data'.B15"/>
          </calcext:conditional-format>
          <calcext:conditional-format calcext:target-range-address="'Formatted data'.C15:'Formatted data'.C15">
            <calcext:condition calcext:apply-style-name="Untitled1" calcext:value="=[.$F15]" calcext:base-cell-address="'Formatted data'.C15"/>
          </calcext:conditional-format>
          <calcext:conditional-format calcext:target-range-address="'Formatted data'.D15:'Formatted data'.D15">
            <calcext:condition calcext:apply-style-name="Untitled1" calcext:value="=[.$F15]" calcext:base-cell-address="'Formatted data'.D15"/>
          </calcext:conditional-format>
          <calcext:conditional-format calcext:target-range-address="'Formatted data'.E15:'Formatted data'.E15">
            <calcext:condition calcext:apply-style-name="Untitled1" calcext:value="=[.$F15]" calcext:base-cell-address="'Formatted data'.E15"/>
          </calcext:conditional-format>
          <calcext:conditional-format calcext:target-range-address="'Formatted data'.B16:'Formatted data'.B16">
            <calcext:condition calcext:apply-style-name="Untitled1" calcext:value="=[.$F16]" calcext:base-cell-address="'Formatted data'.B16"/>
          </calcext:conditional-format>
          <calcext:conditional-format calcext:target-range-address="'Formatted data'.C16:'Formatted data'.C16">
            <calcext:condition calcext:apply-style-name="Untitled1" calcext:value="=[.$F16]" calcext:base-cell-address="'Formatted data'.C16"/>
          </calcext:conditional-format>
          <calcext:conditional-format calcext:target-range-address="'Formatted data'.D16:'Formatted data'.D16">
            <calcext:condition calcext:apply-style-name="Untitled1" calcext:value="=[.$F16]" calcext:base-cell-address="'Formatted data'.D16"/>
          </calcext:conditional-format>
          <calcext:conditional-format calcext:target-range-address="'Formatted data'.E16:'Formatted data'.E16">
            <calcext:condition calcext:apply-style-name="Untitled1" calcext:value="=[.$F16]" calcext:base-cell-address="'Formatted data'.E16"/>
          </calcext:conditional-format>
          <calcext:conditional-format calcext:target-range-address="'Formatted data'.B17:'Formatted data'.B17">
            <calcext:condition calcext:apply-style-name="Untitled1" calcext:value="=[.$F17]" calcext:base-cell-address="'Formatted data'.B17"/>
          </calcext:conditional-format>
          <calcext:conditional-format calcext:target-range-address="'Formatted data'.C17:'Formatted data'.C17">
            <calcext:condition calcext:apply-style-name="Untitled1" calcext:value="=[.$F17]" calcext:base-cell-address="'Formatted data'.C17"/>
          </calcext:conditional-format>
          <calcext:conditional-format calcext:target-range-address="'Formatted data'.D17:'Formatted data'.D17">
            <calcext:condition calcext:apply-style-name="Untitled1" calcext:value="=[.$F17]" calcext:base-cell-address="'Formatted data'.D17"/>
          </calcext:conditional-format>
          <calcext:conditional-format calcext:target-range-address="'Formatted data'.E17:'Formatted data'.E17">
            <calcext:condition calcext:apply-style-name="Untitled1" calcext:value="=[.$F17]" calcext:base-cell-address="'Formatted data'.E17"/>
          </calcext:conditional-format>
          <calcext:conditional-format calcext:target-range-address="'Formatted data'.B18:'Formatted data'.B18">
            <calcext:condition calcext:apply-style-name="Untitled1" calcext:value="=[.$F18]" calcext:base-cell-address="'Formatted data'.B18"/>
          </calcext:conditional-format>
          <calcext:conditional-format calcext:target-range-address="'Formatted data'.C18:'Formatted data'.C18">
            <calcext:condition calcext:apply-style-name="Untitled1" calcext:value="=[.$F18]" calcext:base-cell-address="'Formatted data'.C18"/>
          </calcext:conditional-format>
          <calcext:conditional-format calcext:target-range-address="'Formatted data'.D18:'Formatted data'.D18">
            <calcext:condition calcext:apply-style-name="Untitled1" calcext:value="=[.$F18]" calcext:base-cell-address="'Formatted data'.D18"/>
          </calcext:conditional-format>
          <calcext:conditional-format calcext:target-range-address="'Formatted data'.E18:'Formatted data'.E18">
            <calcext:condition calcext:apply-style-name="Untitled1" calcext:value="=[.$F18]" calcext:base-cell-address="'Formatted data'.E18"/>
          </calcext:conditional-format>
          <calcext:conditional-format calcext:target-range-address="'Formatted data'.B19:'Formatted data'.B19">
            <calcext:condition calcext:apply-style-name="Untitled1" calcext:value="=[.$F19]" calcext:base-cell-address="'Formatted data'.B19"/>
          </calcext:conditional-format>
          <calcext:conditional-format calcext:target-range-address="'Formatted data'.C19:'Formatted data'.C19">
            <calcext:condition calcext:apply-style-name="Untitled1" calcext:value="=[.$F19]" calcext:base-cell-address="'Formatted data'.C19"/>
          </calcext:conditional-format>
          <calcext:conditional-format calcext:target-range-address="'Formatted data'.D19:'Formatted data'.D19">
            <calcext:condition calcext:apply-style-name="Untitled1" calcext:value="=[.$F19]" calcext:base-cell-address="'Formatted data'.D19"/>
          </calcext:conditional-format>
          <calcext:conditional-format calcext:target-range-address="'Formatted data'.E19:'Formatted data'.E19">
            <calcext:condition calcext:apply-style-name="Untitled1" calcext:value="=[.$F19]" calcext:base-cell-address="'Formatted data'.E19"/>
          </calcext:conditional-format>
          <calcext:conditional-format calcext:target-range-address="'Formatted data'.B20:'Formatted data'.B20">
            <calcext:condition calcext:apply-style-name="Untitled1" calcext:value="=[.$F20]" calcext:base-cell-address="'Formatted data'.B20"/>
          </calcext:conditional-format>
          <calcext:conditional-format calcext:target-range-address="'Formatted data'.C20:'Formatted data'.C20">
            <calcext:condition calcext:apply-style-name="Untitled1" calcext:value="=[.$F20]" calcext:base-cell-address="'Formatted data'.C20"/>
          </calcext:conditional-format>
          <calcext:conditional-format calcext:target-range-address="'Formatted data'.D20:'Formatted data'.D20">
            <calcext:condition calcext:apply-style-name="Untitled1" calcext:value="=[.$F20]" calcext:base-cell-address="'Formatted data'.D20"/>
          </calcext:conditional-format>
          <calcext:conditional-format calcext:target-range-address="'Formatted data'.E20:'Formatted data'.E20">
            <calcext:condition calcext:apply-style-name="Untitled1" calcext:value="=[.$F20]" calcext:base-cell-address="'Formatted data'.E20"/>
          </calcext:conditional-format>
          <calcext:conditional-format calcext:target-range-address="'Formatted data'.B21:'Formatted data'.B21">
            <calcext:condition calcext:apply-style-name="Untitled1" calcext:value="=[.$F21]" calcext:base-cell-address="'Formatted data'.B21"/>
          </calcext:conditional-format>
          <calcext:conditional-format calcext:target-range-address="'Formatted data'.C21:'Formatted data'.C21">
            <calcext:condition calcext:apply-style-name="Untitled1" calcext:value="=[.$F21]" calcext:base-cell-address="'Formatted data'.C21"/>
          </calcext:conditional-format>
          <calcext:conditional-format calcext:target-range-address="'Formatted data'.D21:'Formatted data'.D21">
            <calcext:condition calcext:apply-style-name="Untitled1" calcext:value="=[.$F21]" calcext:base-cell-address="'Formatted data'.D21"/>
          </calcext:conditional-format>
          <calcext:conditional-format calcext:target-range-address="'Formatted data'.E21:'Formatted data'.E21">
            <calcext:condition calcext:apply-style-name="Untitled1" calcext:value="=[.$F21]" calcext:base-cell-address="'Formatted data'.E21"/>
          </calcext:conditional-format>
          <calcext:conditional-format calcext:target-range-address="'Formatted data'.B22:'Formatted data'.B22">
            <calcext:condition calcext:apply-style-name="Untitled1" calcext:value="=[.$F22]" calcext:base-cell-address="'Formatted data'.B22"/>
          </calcext:conditional-format>
          <calcext:conditional-format calcext:target-range-address="'Formatted data'.C22:'Formatted data'.C22">
            <calcext:condition calcext:apply-style-name="Untitled1" calcext:value="=[.$F22]" calcext:base-cell-address="'Formatted data'.C22"/>
          </calcext:conditional-format>
          <calcext:conditional-format calcext:target-range-address="'Formatted data'.D22:'Formatted data'.D22">
            <calcext:condition calcext:apply-style-name="Untitled1" calcext:value="=[.$F22]" calcext:base-cell-address="'Formatted data'.D22"/>
          </calcext:conditional-format>
          <calcext:conditional-format calcext:target-range-address="'Formatted data'.E22:'Formatted data'.E22">
            <calcext:condition calcext:apply-style-name="Untitled1" calcext:value="=[.$F22]" calcext:base-cell-address="'Formatted data'.E22"/>
          </calcext:conditional-format>
          <calcext:conditional-format calcext:target-range-address="'Formatted data'.B23:'Formatted data'.B23">
            <calcext:condition calcext:apply-style-name="Untitled1" calcext:value="=[.$F23]" calcext:base-cell-address="'Formatted data'.B23"/>
          </calcext:conditional-format>
          <calcext:conditional-format calcext:target-range-address="'Formatted data'.C23:'Formatted data'.C23">
            <calcext:condition calcext:apply-style-name="Untitled1" calcext:value="=[.$F23]" calcext:base-cell-address="'Formatted data'.C23"/>
          </calcext:conditional-format>
          <calcext:conditional-format calcext:target-range-address="'Formatted data'.D23:'Formatted data'.D23">
            <calcext:condition calcext:apply-style-name="Untitled1" calcext:value="=[.$F23]" calcext:base-cell-address="'Formatted data'.D23"/>
          </calcext:conditional-format>
          <calcext:conditional-format calcext:target-range-address="'Formatted data'.E23:'Formatted data'.E23">
            <calcext:condition calcext:apply-style-name="Untitled1" calcext:value="=[.$F23]" calcext:base-cell-address="'Formatted data'.E23"/>
          </calcext:conditional-format>
          <calcext:conditional-format calcext:target-range-address="'Formatted data'.B24:'Formatted data'.B24">
            <calcext:condition calcext:apply-style-name="Untitled1" calcext:value="=[.$F24]" calcext:base-cell-address="'Formatted data'.B24"/>
          </calcext:conditional-format>
          <calcext:conditional-format calcext:target-range-address="'Formatted data'.C24:'Formatted data'.C24">
            <calcext:condition calcext:apply-style-name="Untitled1" calcext:value="=[.$F24]" calcext:base-cell-address="'Formatted data'.C24"/>
          </calcext:conditional-format>
          <calcext:conditional-format calcext:target-range-address="'Formatted data'.D24:'Formatted data'.D24">
            <calcext:condition calcext:apply-style-name="Untitled1" calcext:value="=[.$F24]" calcext:base-cell-address="'Formatted data'.D24"/>
          </calcext:conditional-format>
          <calcext:conditional-format calcext:target-range-address="'Formatted data'.E24:'Formatted data'.E24">
            <calcext:condition calcext:apply-style-name="Untitled1" calcext:value="=[.$F24]" calcext:base-cell-address="'Formatted data'.E24"/>
          </calcext:conditional-format>
          <calcext:conditional-format calcext:target-range-address="'Formatted data'.B25:'Formatted data'.B25">
            <calcext:condition calcext:apply-style-name="Untitled1" calcext:value="=[.$F25]" calcext:base-cell-address="'Formatted data'.B25"/>
          </calcext:conditional-format>
          <calcext:conditional-format calcext:target-range-address="'Formatted data'.C25:'Formatted data'.C25">
            <calcext:condition calcext:apply-style-name="Untitled1" calcext:value="=[.$F25]" calcext:base-cell-address="'Formatted data'.C25"/>
          </calcext:conditional-format>
          <calcext:conditional-format calcext:target-range-address="'Formatted data'.D25:'Formatted data'.D25">
            <calcext:condition calcext:apply-style-name="Untitled1" calcext:value="=[.$F25]" calcext:base-cell-address="'Formatted data'.D25"/>
          </calcext:conditional-format>
          <calcext:conditional-format calcext:target-range-address="'Formatted data'.E25:'Formatted data'.E25">
            <calcext:condition calcext:apply-style-name="Untitled1" calcext:value="=[.$F25]" calcext:base-cell-address="'Formatted data'.E25"/>
          </calcext:conditional-format>
          <calcext:conditional-format calcext:target-range-address="'Formatted data'.B26:'Formatted data'.B26">
            <calcext:condition calcext:apply-style-name="Untitled1" calcext:value="=[.$F26]" calcext:base-cell-address="'Formatted data'.B26"/>
          </calcext:conditional-format>
          <calcext:conditional-format calcext:target-range-address="'Formatted data'.C26:'Formatted data'.C26">
            <calcext:condition calcext:apply-style-name="Untitled1" calcext:value="=[.$F26]" calcext:base-cell-address="'Formatted data'.C26"/>
          </calcext:conditional-format>
          <calcext:conditional-format calcext:target-range-address="'Formatted data'.D26:'Formatted data'.D26">
            <calcext:condition calcext:apply-style-name="Untitled1" calcext:value="=[.$F26]" calcext:base-cell-address="'Formatted data'.D26"/>
          </calcext:conditional-format>
          <calcext:conditional-format calcext:target-range-address="'Formatted data'.E26:'Formatted data'.E26">
            <calcext:condition calcext:apply-style-name="Untitled1" calcext:value="=[.$F26]" calcext:base-cell-address="'Formatted data'.E26"/>
          </calcext:conditional-format>
          <calcext:conditional-format calcext:target-range-address="'Formatted data'.B27:'Formatted data'.B27">
            <calcext:condition calcext:apply-style-name="Untitled1" calcext:value="=[.$F27]" calcext:base-cell-address="'Formatted data'.B27"/>
          </calcext:conditional-format>
          <calcext:conditional-format calcext:target-range-address="'Formatted data'.C27:'Formatted data'.C27">
            <calcext:condition calcext:apply-style-name="Untitled1" calcext:value="=[.$F27]" calcext:base-cell-address="'Formatted data'.C27"/>
          </calcext:conditional-format>
          <calcext:conditional-format calcext:target-range-address="'Formatted data'.D27:'Formatted data'.D27">
            <calcext:condition calcext:apply-style-name="Untitled1" calcext:value="=[.$F27]" calcext:base-cell-address="'Formatted data'.D27"/>
          </calcext:conditional-format>
          <calcext:conditional-format calcext:target-range-address="'Formatted data'.E27:'Formatted data'.E27">
            <calcext:condition calcext:apply-style-name="Untitled1" calcext:value="=[.$F27]" calcext:base-cell-address="'Formatted data'.E27"/>
          </calcext:conditional-format>
          <calcext:conditional-format calcext:target-range-address="'Formatted data'.B28:'Formatted data'.B28">
            <calcext:condition calcext:apply-style-name="Untitled1" calcext:value="=[.$F28]" calcext:base-cell-address="'Formatted data'.B28"/>
          </calcext:conditional-format>
          <calcext:conditional-format calcext:target-range-address="'Formatted data'.C28:'Formatted data'.C28">
            <calcext:condition calcext:apply-style-name="Untitled1" calcext:value="=[.$F28]" calcext:base-cell-address="'Formatted data'.C28"/>
          </calcext:conditional-format>
          <calcext:conditional-format calcext:target-range-address="'Formatted data'.D28:'Formatted data'.D28">
            <calcext:condition calcext:apply-style-name="Untitled1" calcext:value="=[.$F28]" calcext:base-cell-address="'Formatted data'.D28"/>
          </calcext:conditional-format>
          <calcext:conditional-format calcext:target-range-address="'Formatted data'.E28:'Formatted data'.E28">
            <calcext:condition calcext:apply-style-name="Untitled1" calcext:value="=[.$F28]" calcext:base-cell-address="'Formatted data'.E28"/>
          </calcext:conditional-format>
          <calcext:conditional-format calcext:target-range-address="'Formatted data'.B29:'Formatted data'.B29">
            <calcext:condition calcext:apply-style-name="Untitled1" calcext:value="=[.$F29]" calcext:base-cell-address="'Formatted data'.B29"/>
          </calcext:conditional-format>
          <calcext:conditional-format calcext:target-range-address="'Formatted data'.C29:'Formatted data'.C29">
            <calcext:condition calcext:apply-style-name="Untitled1" calcext:value="=[.$F29]" calcext:base-cell-address="'Formatted data'.C29"/>
          </calcext:conditional-format>
          <calcext:conditional-format calcext:target-range-address="'Formatted data'.D29:'Formatted data'.D29">
            <calcext:condition calcext:apply-style-name="Untitled1" calcext:value="=[.$F29]" calcext:base-cell-address="'Formatted data'.D29"/>
          </calcext:conditional-format>
          <calcext:conditional-format calcext:target-range-address="'Formatted data'.E29:'Formatted data'.E29">
            <calcext:condition calcext:apply-style-name="Untitled1" calcext:value="=[.$F29]" calcext:base-cell-address="'Formatted data'.E29"/>
          </calcext:conditional-format>
          <calcext:conditional-format calcext:target-range-address="'Formatted data'.J3:'Formatted data'.J3">
            <calcext:condition calcext:apply-style-name="Untitled1" calcext:value="=[.$N3]" calcext:base-cell-address="'Formatted data'.J3"/>
          </calcext:conditional-format>
          <calcext:conditional-format calcext:target-range-address="'Formatted data'.K3:'Formatted data'.K3">
            <calcext:condition calcext:apply-style-name="Untitled1" calcext:value="=[.$N3]" calcext:base-cell-address="'Formatted data'.K3"/>
          </calcext:conditional-format>
          <calcext:conditional-format calcext:target-range-address="'Formatted data'.L3:'Formatted data'.L3">
            <calcext:condition calcext:apply-style-name="Untitled1" calcext:value="=[.$N3]" calcext:base-cell-address="'Formatted data'.L3"/>
          </calcext:conditional-format>
          <calcext:conditional-format calcext:target-range-address="'Formatted data'.M3:'Formatted data'.M3">
            <calcext:condition calcext:apply-style-name="Untitled1" calcext:value="=[.$N3]" calcext:base-cell-address="'Formatted data'.M3"/>
          </calcext:conditional-format>
          <calcext:conditional-format calcext:target-range-address="'Formatted data'.J4:'Formatted data'.J4">
            <calcext:condition calcext:apply-style-name="Untitled1" calcext:value="=[.$N4]" calcext:base-cell-address="'Formatted data'.J4"/>
          </calcext:conditional-format>
          <calcext:conditional-format calcext:target-range-address="'Formatted data'.K4:'Formatted data'.K4">
            <calcext:condition calcext:apply-style-name="Untitled1" calcext:value="=[.$N4]" calcext:base-cell-address="'Formatted data'.K4"/>
          </calcext:conditional-format>
          <calcext:conditional-format calcext:target-range-address="'Formatted data'.L4:'Formatted data'.L4">
            <calcext:condition calcext:apply-style-name="Untitled1" calcext:value="=[.$N4]" calcext:base-cell-address="'Formatted data'.L4"/>
          </calcext:conditional-format>
          <calcext:conditional-format calcext:target-range-address="'Formatted data'.M4:'Formatted data'.M4">
            <calcext:condition calcext:apply-style-name="Untitled1" calcext:value="=[.$N4]" calcext:base-cell-address="'Formatted data'.M4"/>
          </calcext:conditional-format>
          <calcext:conditional-format calcext:target-range-address="'Formatted data'.J5:'Formatted data'.J5">
            <calcext:condition calcext:apply-style-name="Untitled1" calcext:value="=[.$N5]" calcext:base-cell-address="'Formatted data'.J5"/>
          </calcext:conditional-format>
          <calcext:conditional-format calcext:target-range-address="'Formatted data'.K5:'Formatted data'.K5">
            <calcext:condition calcext:apply-style-name="Untitled1" calcext:value="=[.$N5]" calcext:base-cell-address="'Formatted data'.K5"/>
          </calcext:conditional-format>
          <calcext:conditional-format calcext:target-range-address="'Formatted data'.L5:'Formatted data'.L5">
            <calcext:condition calcext:apply-style-name="Untitled1" calcext:value="=[.$N5]" calcext:base-cell-address="'Formatted data'.L5"/>
          </calcext:conditional-format>
          <calcext:conditional-format calcext:target-range-address="'Formatted data'.M5:'Formatted data'.M5">
            <calcext:condition calcext:apply-style-name="Untitled1" calcext:value="=[.$N5]" calcext:base-cell-address="'Formatted data'.M5"/>
          </calcext:conditional-format>
          <calcext:conditional-format calcext:target-range-address="'Formatted data'.J6:'Formatted data'.J6">
            <calcext:condition calcext:apply-style-name="Untitled1" calcext:value="=[.$N6]" calcext:base-cell-address="'Formatted data'.J6"/>
          </calcext:conditional-format>
          <calcext:conditional-format calcext:target-range-address="'Formatted data'.K6:'Formatted data'.K6">
            <calcext:condition calcext:apply-style-name="Untitled1" calcext:value="=[.$N6]" calcext:base-cell-address="'Formatted data'.K6"/>
          </calcext:conditional-format>
          <calcext:conditional-format calcext:target-range-address="'Formatted data'.L6:'Formatted data'.L6">
            <calcext:condition calcext:apply-style-name="Untitled1" calcext:value="=[.$N6]" calcext:base-cell-address="'Formatted data'.L6"/>
          </calcext:conditional-format>
          <calcext:conditional-format calcext:target-range-address="'Formatted data'.M6:'Formatted data'.M6">
            <calcext:condition calcext:apply-style-name="Untitled1" calcext:value="=[.$N6]" calcext:base-cell-address="'Formatted data'.M6"/>
          </calcext:conditional-format>
          <calcext:conditional-format calcext:target-range-address="'Formatted data'.J7:'Formatted data'.J7">
            <calcext:condition calcext:apply-style-name="Untitled1" calcext:value="=[.$N7]" calcext:base-cell-address="'Formatted data'.J7"/>
          </calcext:conditional-format>
          <calcext:conditional-format calcext:target-range-address="'Formatted data'.K7:'Formatted data'.K7">
            <calcext:condition calcext:apply-style-name="Untitled1" calcext:value="=[.$N7]" calcext:base-cell-address="'Formatted data'.K7"/>
          </calcext:conditional-format>
          <calcext:conditional-format calcext:target-range-address="'Formatted data'.L7:'Formatted data'.L7">
            <calcext:condition calcext:apply-style-name="Untitled1" calcext:value="=[.$N7]" calcext:base-cell-address="'Formatted data'.L7"/>
          </calcext:conditional-format>
          <calcext:conditional-format calcext:target-range-address="'Formatted data'.M7:'Formatted data'.M7">
            <calcext:condition calcext:apply-style-name="Untitled1" calcext:value="=[.$N7]" calcext:base-cell-address="'Formatted data'.M7"/>
          </calcext:conditional-format>
          <calcext:conditional-format calcext:target-range-address="'Formatted data'.J8:'Formatted data'.J8">
            <calcext:condition calcext:apply-style-name="Untitled1" calcext:value="=[.$N8]" calcext:base-cell-address="'Formatted data'.J8"/>
          </calcext:conditional-format>
          <calcext:conditional-format calcext:target-range-address="'Formatted data'.K8:'Formatted data'.K8">
            <calcext:condition calcext:apply-style-name="Untitled1" calcext:value="=[.$N8]" calcext:base-cell-address="'Formatted data'.K8"/>
          </calcext:conditional-format>
          <calcext:conditional-format calcext:target-range-address="'Formatted data'.L8:'Formatted data'.L8">
            <calcext:condition calcext:apply-style-name="Untitled1" calcext:value="=[.$N8]" calcext:base-cell-address="'Formatted data'.L8"/>
          </calcext:conditional-format>
          <calcext:conditional-format calcext:target-range-address="'Formatted data'.M8:'Formatted data'.M8">
            <calcext:condition calcext:apply-style-name="Untitled1" calcext:value="=[.$N8]" calcext:base-cell-address="'Formatted data'.M8"/>
          </calcext:conditional-format>
          <calcext:conditional-format calcext:target-range-address="'Formatted data'.J9:'Formatted data'.J9">
            <calcext:condition calcext:apply-style-name="Untitled1" calcext:value="=[.$N9]" calcext:base-cell-address="'Formatted data'.J9"/>
          </calcext:conditional-format>
          <calcext:conditional-format calcext:target-range-address="'Formatted data'.K9:'Formatted data'.K9">
            <calcext:condition calcext:apply-style-name="Untitled1" calcext:value="=[.$N9]" calcext:base-cell-address="'Formatted data'.K9"/>
          </calcext:conditional-format>
          <calcext:conditional-format calcext:target-range-address="'Formatted data'.L9:'Formatted data'.L9">
            <calcext:condition calcext:apply-style-name="Untitled1" calcext:value="=[.$N9]" calcext:base-cell-address="'Formatted data'.L9"/>
          </calcext:conditional-format>
          <calcext:conditional-format calcext:target-range-address="'Formatted data'.M9:'Formatted data'.M9">
            <calcext:condition calcext:apply-style-name="Untitled1" calcext:value="=[.$N9]" calcext:base-cell-address="'Formatted data'.M9"/>
          </calcext:conditional-format>
          <calcext:conditional-format calcext:target-range-address="'Formatted data'.J10:'Formatted data'.J10">
            <calcext:condition calcext:apply-style-name="Untitled1" calcext:value="=[.$N10]" calcext:base-cell-address="'Formatted data'.J10"/>
          </calcext:conditional-format>
          <calcext:conditional-format calcext:target-range-address="'Formatted data'.K10:'Formatted data'.K10">
            <calcext:condition calcext:apply-style-name="Untitled1" calcext:value="=[.$N10]" calcext:base-cell-address="'Formatted data'.K10"/>
          </calcext:conditional-format>
          <calcext:conditional-format calcext:target-range-address="'Formatted data'.L10:'Formatted data'.L10">
            <calcext:condition calcext:apply-style-name="Untitled1" calcext:value="=[.$N10]" calcext:base-cell-address="'Formatted data'.L10"/>
          </calcext:conditional-format>
          <calcext:conditional-format calcext:target-range-address="'Formatted data'.M10:'Formatted data'.M10">
            <calcext:condition calcext:apply-style-name="Untitled1" calcext:value="=[.$N10]" calcext:base-cell-address="'Formatted data'.M10"/>
          </calcext:conditional-format>
          <calcext:conditional-format calcext:target-range-address="'Formatted data'.J11:'Formatted data'.J11">
            <calcext:condition calcext:apply-style-name="Untitled1" calcext:value="=[.$N11]" calcext:base-cell-address="'Formatted data'.J11"/>
          </calcext:conditional-format>
          <calcext:conditional-format calcext:target-range-address="'Formatted data'.K11:'Formatted data'.K11">
            <calcext:condition calcext:apply-style-name="Untitled1" calcext:value="=[.$N11]" calcext:base-cell-address="'Formatted data'.K11"/>
          </calcext:conditional-format>
          <calcext:conditional-format calcext:target-range-address="'Formatted data'.L11:'Formatted data'.L11">
            <calcext:condition calcext:apply-style-name="Untitled1" calcext:value="=[.$N11]" calcext:base-cell-address="'Formatted data'.L11"/>
          </calcext:conditional-format>
          <calcext:conditional-format calcext:target-range-address="'Formatted data'.M11:'Formatted data'.M11">
            <calcext:condition calcext:apply-style-name="Untitled1" calcext:value="=[.$N11]" calcext:base-cell-address="'Formatted data'.M11"/>
          </calcext:conditional-format>
          <calcext:conditional-format calcext:target-range-address="'Formatted data'.J12:'Formatted data'.J12">
            <calcext:condition calcext:apply-style-name="Untitled1" calcext:value="=[.$N12]" calcext:base-cell-address="'Formatted data'.J12"/>
          </calcext:conditional-format>
          <calcext:conditional-format calcext:target-range-address="'Formatted data'.K12:'Formatted data'.K12">
            <calcext:condition calcext:apply-style-name="Untitled1" calcext:value="=[.$N12]" calcext:base-cell-address="'Formatted data'.K12"/>
          </calcext:conditional-format>
          <calcext:conditional-format calcext:target-range-address="'Formatted data'.L12:'Formatted data'.L12">
            <calcext:condition calcext:apply-style-name="Untitled1" calcext:value="=[.$N12]" calcext:base-cell-address="'Formatted data'.L12"/>
          </calcext:conditional-format>
          <calcext:conditional-format calcext:target-range-address="'Formatted data'.M12:'Formatted data'.M12">
            <calcext:condition calcext:apply-style-name="Untitled1" calcext:value="=[.$N12]" calcext:base-cell-address="'Formatted data'.M12"/>
          </calcext:conditional-format>
          <calcext:conditional-format calcext:target-range-address="'Formatted data'.J13:'Formatted data'.J13">
            <calcext:condition calcext:apply-style-name="Untitled1" calcext:value="=[.$N13]" calcext:base-cell-address="'Formatted data'.J13"/>
          </calcext:conditional-format>
          <calcext:conditional-format calcext:target-range-address="'Formatted data'.K13:'Formatted data'.K13">
            <calcext:condition calcext:apply-style-name="Untitled1" calcext:value="=[.$N13]" calcext:base-cell-address="'Formatted data'.K13"/>
          </calcext:conditional-format>
          <calcext:conditional-format calcext:target-range-address="'Formatted data'.L13:'Formatted data'.L13">
            <calcext:condition calcext:apply-style-name="Untitled1" calcext:value="=[.$N13]" calcext:base-cell-address="'Formatted data'.L13"/>
          </calcext:conditional-format>
          <calcext:conditional-format calcext:target-range-address="'Formatted data'.M13:'Formatted data'.M13">
            <calcext:condition calcext:apply-style-name="Untitled1" calcext:value="=[.$N13]" calcext:base-cell-address="'Formatted data'.M13"/>
          </calcext:conditional-format>
          <calcext:conditional-format calcext:target-range-address="'Formatted data'.J14:'Formatted data'.J14">
            <calcext:condition calcext:apply-style-name="Untitled1" calcext:value="=[.$N14]" calcext:base-cell-address="'Formatted data'.J14"/>
          </calcext:conditional-format>
          <calcext:conditional-format calcext:target-range-address="'Formatted data'.K14:'Formatted data'.K14">
            <calcext:condition calcext:apply-style-name="Untitled1" calcext:value="=[.$N14]" calcext:base-cell-address="'Formatted data'.K14"/>
          </calcext:conditional-format>
          <calcext:conditional-format calcext:target-range-address="'Formatted data'.L14:'Formatted data'.L14">
            <calcext:condition calcext:apply-style-name="Untitled1" calcext:value="=[.$N14]" calcext:base-cell-address="'Formatted data'.L14"/>
          </calcext:conditional-format>
          <calcext:conditional-format calcext:target-range-address="'Formatted data'.M14:'Formatted data'.M14">
            <calcext:condition calcext:apply-style-name="Untitled1" calcext:value="=[.$N14]" calcext:base-cell-address="'Formatted data'.M14"/>
          </calcext:conditional-format>
          <calcext:conditional-format calcext:target-range-address="'Formatted data'.J15:'Formatted data'.J15">
            <calcext:condition calcext:apply-style-name="Untitled1" calcext:value="=[.$N15]" calcext:base-cell-address="'Formatted data'.J15"/>
          </calcext:conditional-format>
          <calcext:conditional-format calcext:target-range-address="'Formatted data'.K15:'Formatted data'.K15">
            <calcext:condition calcext:apply-style-name="Untitled1" calcext:value="=[.$N15]" calcext:base-cell-address="'Formatted data'.K15"/>
          </calcext:conditional-format>
          <calcext:conditional-format calcext:target-range-address="'Formatted data'.L15:'Formatted data'.L15">
            <calcext:condition calcext:apply-style-name="Untitled1" calcext:value="=[.$N15]" calcext:base-cell-address="'Formatted data'.L15"/>
          </calcext:conditional-format>
          <calcext:conditional-format calcext:target-range-address="'Formatted data'.M15:'Formatted data'.M15">
            <calcext:condition calcext:apply-style-name="Untitled1" calcext:value="=[.$N15]" calcext:base-cell-address="'Formatted data'.M15"/>
          </calcext:conditional-format>
          <calcext:conditional-format calcext:target-range-address="'Formatted data'.J16:'Formatted data'.J16">
            <calcext:condition calcext:apply-style-name="Untitled1" calcext:value="=[.$N16]" calcext:base-cell-address="'Formatted data'.J16"/>
          </calcext:conditional-format>
          <calcext:conditional-format calcext:target-range-address="'Formatted data'.K16:'Formatted data'.K16">
            <calcext:condition calcext:apply-style-name="Untitled1" calcext:value="=[.$N16]" calcext:base-cell-address="'Formatted data'.K16"/>
          </calcext:conditional-format>
          <calcext:conditional-format calcext:target-range-address="'Formatted data'.L16:'Formatted data'.L16">
            <calcext:condition calcext:apply-style-name="Untitled1" calcext:value="=[.$N16]" calcext:base-cell-address="'Formatted data'.L16"/>
          </calcext:conditional-format>
          <calcext:conditional-format calcext:target-range-address="'Formatted data'.M16:'Formatted data'.M16">
            <calcext:condition calcext:apply-style-name="Untitled1" calcext:value="=[.$N16]" calcext:base-cell-address="'Formatted data'.M16"/>
          </calcext:conditional-format>
          <calcext:conditional-format calcext:target-range-address="'Formatted data'.J17:'Formatted data'.J17">
            <calcext:condition calcext:apply-style-name="Untitled1" calcext:value="=[.$N17]" calcext:base-cell-address="'Formatted data'.J17"/>
          </calcext:conditional-format>
          <calcext:conditional-format calcext:target-range-address="'Formatted data'.K17:'Formatted data'.K17">
            <calcext:condition calcext:apply-style-name="Untitled1" calcext:value="=[.$N17]" calcext:base-cell-address="'Formatted data'.K17"/>
          </calcext:conditional-format>
          <calcext:conditional-format calcext:target-range-address="'Formatted data'.L17:'Formatted data'.L17">
            <calcext:condition calcext:apply-style-name="Untitled1" calcext:value="=[.$N17]" calcext:base-cell-address="'Formatted data'.L17"/>
          </calcext:conditional-format>
          <calcext:conditional-format calcext:target-range-address="'Formatted data'.M17:'Formatted data'.M17">
            <calcext:condition calcext:apply-style-name="Untitled1" calcext:value="=[.$N17]" calcext:base-cell-address="'Formatted data'.M17"/>
          </calcext:conditional-format>
          <calcext:conditional-format calcext:target-range-address="'Formatted data'.J18:'Formatted data'.J18">
            <calcext:condition calcext:apply-style-name="Untitled1" calcext:value="=[.$N18]" calcext:base-cell-address="'Formatted data'.J18"/>
          </calcext:conditional-format>
          <calcext:conditional-format calcext:target-range-address="'Formatted data'.K18:'Formatted data'.K18">
            <calcext:condition calcext:apply-style-name="Untitled1" calcext:value="=[.$N18]" calcext:base-cell-address="'Formatted data'.K18"/>
          </calcext:conditional-format>
          <calcext:conditional-format calcext:target-range-address="'Formatted data'.L18:'Formatted data'.L18">
            <calcext:condition calcext:apply-style-name="Untitled1" calcext:value="=[.$N18]" calcext:base-cell-address="'Formatted data'.L18"/>
          </calcext:conditional-format>
          <calcext:conditional-format calcext:target-range-address="'Formatted data'.M18:'Formatted data'.M18">
            <calcext:condition calcext:apply-style-name="Untitled1" calcext:value="=[.$N18]" calcext:base-cell-address="'Formatted data'.M18"/>
          </calcext:conditional-format>
          <calcext:conditional-format calcext:target-range-address="'Formatted data'.J19:'Formatted data'.J19">
            <calcext:condition calcext:apply-style-name="Untitled1" calcext:value="=[.$N19]" calcext:base-cell-address="'Formatted data'.J19"/>
          </calcext:conditional-format>
          <calcext:conditional-format calcext:target-range-address="'Formatted data'.K19:'Formatted data'.K19">
            <calcext:condition calcext:apply-style-name="Untitled1" calcext:value="=[.$N19]" calcext:base-cell-address="'Formatted data'.K19"/>
          </calcext:conditional-format>
          <calcext:conditional-format calcext:target-range-address="'Formatted data'.L19:'Formatted data'.L19">
            <calcext:condition calcext:apply-style-name="Untitled1" calcext:value="=[.$N19]" calcext:base-cell-address="'Formatted data'.L19"/>
          </calcext:conditional-format>
          <calcext:conditional-format calcext:target-range-address="'Formatted data'.M19:'Formatted data'.M19">
            <calcext:condition calcext:apply-style-name="Untitled1" calcext:value="=[.$N19]" calcext:base-cell-address="'Formatted data'.M19"/>
          </calcext:conditional-format>
          <calcext:conditional-format calcext:target-range-address="'Formatted data'.J20:'Formatted data'.J20">
            <calcext:condition calcext:apply-style-name="Untitled1" calcext:value="=[.$N20]" calcext:base-cell-address="'Formatted data'.J20"/>
          </calcext:conditional-format>
          <calcext:conditional-format calcext:target-range-address="'Formatted data'.K20:'Formatted data'.K20">
            <calcext:condition calcext:apply-style-name="Untitled1" calcext:value="=[.$N20]" calcext:base-cell-address="'Formatted data'.K20"/>
          </calcext:conditional-format>
          <calcext:conditional-format calcext:target-range-address="'Formatted data'.L20:'Formatted data'.L20">
            <calcext:condition calcext:apply-style-name="Untitled1" calcext:value="=[.$N20]" calcext:base-cell-address="'Formatted data'.L20"/>
          </calcext:conditional-format>
          <calcext:conditional-format calcext:target-range-address="'Formatted data'.M20:'Formatted data'.M20">
            <calcext:condition calcext:apply-style-name="Untitled1" calcext:value="=[.$N20]" calcext:base-cell-address="'Formatted data'.M20"/>
          </calcext:conditional-format>
          <calcext:conditional-format calcext:target-range-address="'Formatted data'.J21:'Formatted data'.J21">
            <calcext:condition calcext:apply-style-name="Untitled1" calcext:value="=[.$N21]" calcext:base-cell-address="'Formatted data'.J21"/>
          </calcext:conditional-format>
          <calcext:conditional-format calcext:target-range-address="'Formatted data'.K21:'Formatted data'.K21">
            <calcext:condition calcext:apply-style-name="Untitled1" calcext:value="=[.$N21]" calcext:base-cell-address="'Formatted data'.K21"/>
          </calcext:conditional-format>
          <calcext:conditional-format calcext:target-range-address="'Formatted data'.L21:'Formatted data'.L21">
            <calcext:condition calcext:apply-style-name="Untitled1" calcext:value="=[.$N21]" calcext:base-cell-address="'Formatted data'.L21"/>
          </calcext:conditional-format>
          <calcext:conditional-format calcext:target-range-address="'Formatted data'.M21:'Formatted data'.M21">
            <calcext:condition calcext:apply-style-name="Untitled1" calcext:value="=[.$N21]" calcext:base-cell-address="'Formatted data'.M21"/>
          </calcext:conditional-format>
          <calcext:conditional-format calcext:target-range-address="'Formatted data'.J22:'Formatted data'.J22">
            <calcext:condition calcext:apply-style-name="Untitled1" calcext:value="=[.$N22]" calcext:base-cell-address="'Formatted data'.J22"/>
          </calcext:conditional-format>
          <calcext:conditional-format calcext:target-range-address="'Formatted data'.K22:'Formatted data'.K22">
            <calcext:condition calcext:apply-style-name="Untitled1" calcext:value="=[.$N22]" calcext:base-cell-address="'Formatted data'.K22"/>
          </calcext:conditional-format>
          <calcext:conditional-format calcext:target-range-address="'Formatted data'.L22:'Formatted data'.L22">
            <calcext:condition calcext:apply-style-name="Untitled1" calcext:value="=[.$N22]" calcext:base-cell-address="'Formatted data'.L22"/>
          </calcext:conditional-format>
          <calcext:conditional-format calcext:target-range-address="'Formatted data'.M22:'Formatted data'.M22">
            <calcext:condition calcext:apply-style-name="Untitled1" calcext:value="=[.$N22]" calcext:base-cell-address="'Formatted data'.M22"/>
          </calcext:conditional-format>
          <calcext:conditional-format calcext:target-range-address="'Formatted data'.J23:'Formatted data'.J23">
            <calcext:condition calcext:apply-style-name="Untitled1" calcext:value="=[.$N23]" calcext:base-cell-address="'Formatted data'.J23"/>
          </calcext:conditional-format>
          <calcext:conditional-format calcext:target-range-address="'Formatted data'.K23:'Formatted data'.K23">
            <calcext:condition calcext:apply-style-name="Untitled1" calcext:value="=[.$N23]" calcext:base-cell-address="'Formatted data'.K23"/>
          </calcext:conditional-format>
          <calcext:conditional-format calcext:target-range-address="'Formatted data'.L23:'Formatted data'.L23">
            <calcext:condition calcext:apply-style-name="Untitled1" calcext:value="=[.$N23]" calcext:base-cell-address="'Formatted data'.L23"/>
          </calcext:conditional-format>
          <calcext:conditional-format calcext:target-range-address="'Formatted data'.M23:'Formatted data'.M23">
            <calcext:condition calcext:apply-style-name="Untitled1" calcext:value="=[.$N23]" calcext:base-cell-address="'Formatted data'.M23"/>
          </calcext:conditional-format>
          <calcext:conditional-format calcext:target-range-address="'Formatted data'.J24:'Formatted data'.J24">
            <calcext:condition calcext:apply-style-name="Untitled1" calcext:value="=[.$N24]" calcext:base-cell-address="'Formatted data'.J24"/>
          </calcext:conditional-format>
          <calcext:conditional-format calcext:target-range-address="'Formatted data'.K24:'Formatted data'.K24">
            <calcext:condition calcext:apply-style-name="Untitled1" calcext:value="=[.$N24]" calcext:base-cell-address="'Formatted data'.K24"/>
          </calcext:conditional-format>
          <calcext:conditional-format calcext:target-range-address="'Formatted data'.L24:'Formatted data'.L24">
            <calcext:condition calcext:apply-style-name="Untitled1" calcext:value="=[.$N24]" calcext:base-cell-address="'Formatted data'.L24"/>
          </calcext:conditional-format>
          <calcext:conditional-format calcext:target-range-address="'Formatted data'.M24:'Formatted data'.M24">
            <calcext:condition calcext:apply-style-name="Untitled1" calcext:value="=[.$N24]" calcext:base-cell-address="'Formatted data'.M24"/>
          </calcext:conditional-format>
          <calcext:conditional-format calcext:target-range-address="'Formatted data'.J25:'Formatted data'.J25">
            <calcext:condition calcext:apply-style-name="Untitled1" calcext:value="=[.$N25]" calcext:base-cell-address="'Formatted data'.J25"/>
          </calcext:conditional-format>
          <calcext:conditional-format calcext:target-range-address="'Formatted data'.K25:'Formatted data'.K25">
            <calcext:condition calcext:apply-style-name="Untitled1" calcext:value="=[.$N25]" calcext:base-cell-address="'Formatted data'.K25"/>
          </calcext:conditional-format>
          <calcext:conditional-format calcext:target-range-address="'Formatted data'.L25:'Formatted data'.L25">
            <calcext:condition calcext:apply-style-name="Untitled1" calcext:value="=[.$N25]" calcext:base-cell-address="'Formatted data'.L25"/>
          </calcext:conditional-format>
          <calcext:conditional-format calcext:target-range-address="'Formatted data'.M25:'Formatted data'.M25">
            <calcext:condition calcext:apply-style-name="Untitled1" calcext:value="=[.$N25]" calcext:base-cell-address="'Formatted data'.M25"/>
          </calcext:conditional-format>
          <calcext:conditional-format calcext:target-range-address="'Formatted data'.J26:'Formatted data'.J26">
            <calcext:condition calcext:apply-style-name="Untitled1" calcext:value="=[.$N26]" calcext:base-cell-address="'Formatted data'.J26"/>
          </calcext:conditional-format>
          <calcext:conditional-format calcext:target-range-address="'Formatted data'.K26:'Formatted data'.K26">
            <calcext:condition calcext:apply-style-name="Untitled1" calcext:value="=[.$N26]" calcext:base-cell-address="'Formatted data'.K26"/>
          </calcext:conditional-format>
          <calcext:conditional-format calcext:target-range-address="'Formatted data'.L26:'Formatted data'.L26">
            <calcext:condition calcext:apply-style-name="Untitled1" calcext:value="=[.$N26]" calcext:base-cell-address="'Formatted data'.L26"/>
          </calcext:conditional-format>
          <calcext:conditional-format calcext:target-range-address="'Formatted data'.M26:'Formatted data'.M26">
            <calcext:condition calcext:apply-style-name="Untitled1" calcext:value="=[.$N26]" calcext:base-cell-address="'Formatted data'.M26"/>
          </calcext:conditional-format>
          <calcext:conditional-format calcext:target-range-address="'Formatted data'.J27:'Formatted data'.J27">
            <calcext:condition calcext:apply-style-name="Untitled1" calcext:value="=[.$N27]" calcext:base-cell-address="'Formatted data'.J27"/>
          </calcext:conditional-format>
          <calcext:conditional-format calcext:target-range-address="'Formatted data'.K27:'Formatted data'.K27">
            <calcext:condition calcext:apply-style-name="Untitled1" calcext:value="=[.$N27]" calcext:base-cell-address="'Formatted data'.K27"/>
          </calcext:conditional-format>
          <calcext:conditional-format calcext:target-range-address="'Formatted data'.L27:'Formatted data'.L27">
            <calcext:condition calcext:apply-style-name="Untitled1" calcext:value="=[.$N27]" calcext:base-cell-address="'Formatted data'.L27"/>
          </calcext:conditional-format>
          <calcext:conditional-format calcext:target-range-address="'Formatted data'.M27:'Formatted data'.M27">
            <calcext:condition calcext:apply-style-name="Untitled1" calcext:value="=[.$N27]" calcext:base-cell-address="'Formatted data'.M27"/>
          </calcext:conditional-format>
          <calcext:conditional-format calcext:target-range-address="'Formatted data'.J28:'Formatted data'.J28">
            <calcext:condition calcext:apply-style-name="Untitled1" calcext:value="=[.$N28]" calcext:base-cell-address="'Formatted data'.J28"/>
          </calcext:conditional-format>
          <calcext:conditional-format calcext:target-range-address="'Formatted data'.K28:'Formatted data'.K28">
            <calcext:condition calcext:apply-style-name="Untitled1" calcext:value="=[.$N28]" calcext:base-cell-address="'Formatted data'.K28"/>
          </calcext:conditional-format>
          <calcext:conditional-format calcext:target-range-address="'Formatted data'.L28:'Formatted data'.L28">
            <calcext:condition calcext:apply-style-name="Untitled1" calcext:value="=[.$N28]" calcext:base-cell-address="'Formatted data'.L28"/>
          </calcext:conditional-format>
          <calcext:conditional-format calcext:target-range-address="'Formatted data'.M28:'Formatted data'.M28">
            <calcext:condition calcext:apply-style-name="Untitled1" calcext:value="=[.$N28]" calcext:base-cell-address="'Formatted data'.M28"/>
          </calcext:conditional-format>
          <calcext:conditional-format calcext:target-range-address="'Formatted data'.J29:'Formatted data'.J29">
            <calcext:condition calcext:apply-style-name="Untitled1" calcext:value="=[.$N29]" calcext:base-cell-address="'Formatted data'.J29"/>
          </calcext:conditional-format>
          <calcext:conditional-format calcext:target-range-address="'Formatted data'.K29:'Formatted data'.K29">
            <calcext:condition calcext:apply-style-name="Untitled1" calcext:value="=[.$N29]" calcext:base-cell-address="'Formatted data'.K29"/>
          </calcext:conditional-format>
          <calcext:conditional-format calcext:target-range-address="'Formatted data'.L29:'Formatted data'.L29">
            <calcext:condition calcext:apply-style-name="Untitled1" calcext:value="=[.$N29]" calcext:base-cell-address="'Formatted data'.L29"/>
          </calcext:conditional-format>
          <calcext:conditional-format calcext:target-range-address="'Formatted data'.M29:'Formatted data'.M29">
            <calcext:condition calcext:apply-style-name="Untitled1" calcext:value="=[.$N29]" calcext:base-cell-address="'Formatted data'.M29"/>
          </calcext:conditional-format>
          <calcext:conditional-format calcext:target-range-address="'Formatted data'.E35:'Formatted data'.E35">
            <calcext:condition calcext:apply-style-name="Untitled1" calcext:value="=[.$F35]" calcext:base-cell-address="'Formatted data'.E35"/>
          </calcext:conditional-format>
          <calcext:conditional-format calcext:target-range-address="'Formatted data'.B36:'Formatted data'.B36">
            <calcext:condition calcext:apply-style-name="Untitled1" calcext:value="=[.$F36]" calcext:base-cell-address="'Formatted data'.B36"/>
          </calcext:conditional-format>
          <calcext:conditional-format calcext:target-range-address="'Formatted data'.C36:'Formatted data'.C36">
            <calcext:condition calcext:apply-style-name="Untitled1" calcext:value="=[.$F36]" calcext:base-cell-address="'Formatted data'.C36"/>
          </calcext:conditional-format>
          <calcext:conditional-format calcext:target-range-address="'Formatted data'.D36:'Formatted data'.D36">
            <calcext:condition calcext:apply-style-name="Untitled1" calcext:value="=[.$F36]" calcext:base-cell-address="'Formatted data'.D36"/>
          </calcext:conditional-format>
          <calcext:conditional-format calcext:target-range-address="'Formatted data'.E36:'Formatted data'.E36">
            <calcext:condition calcext:apply-style-name="Untitled1" calcext:value="=[.$F36]" calcext:base-cell-address="'Formatted data'.E36"/>
          </calcext:conditional-format>
          <calcext:conditional-format calcext:target-range-address="'Formatted data'.B37:'Formatted data'.B37">
            <calcext:condition calcext:apply-style-name="Untitled1" calcext:value="=[.$F37]" calcext:base-cell-address="'Formatted data'.B37"/>
          </calcext:conditional-format>
          <calcext:conditional-format calcext:target-range-address="'Formatted data'.C37:'Formatted data'.C37">
            <calcext:condition calcext:apply-style-name="Untitled1" calcext:value="=[.$F37]" calcext:base-cell-address="'Formatted data'.C37"/>
          </calcext:conditional-format>
          <calcext:conditional-format calcext:target-range-address="'Formatted data'.D37:'Formatted data'.D37">
            <calcext:condition calcext:apply-style-name="Untitled1" calcext:value="=[.$F37]" calcext:base-cell-address="'Formatted data'.D37"/>
          </calcext:conditional-format>
          <calcext:conditional-format calcext:target-range-address="'Formatted data'.E37:'Formatted data'.E37">
            <calcext:condition calcext:apply-style-name="Untitled1" calcext:value="=[.$F37]" calcext:base-cell-address="'Formatted data'.E37"/>
          </calcext:conditional-format>
          <calcext:conditional-format calcext:target-range-address="'Formatted data'.B38:'Formatted data'.B38">
            <calcext:condition calcext:apply-style-name="Untitled1" calcext:value="=[.$F38]" calcext:base-cell-address="'Formatted data'.B38"/>
          </calcext:conditional-format>
          <calcext:conditional-format calcext:target-range-address="'Formatted data'.C38:'Formatted data'.C38">
            <calcext:condition calcext:apply-style-name="Untitled1" calcext:value="=[.$F38]" calcext:base-cell-address="'Formatted data'.C38"/>
          </calcext:conditional-format>
          <calcext:conditional-format calcext:target-range-address="'Formatted data'.D38:'Formatted data'.D38">
            <calcext:condition calcext:apply-style-name="Untitled1" calcext:value="=[.$F38]" calcext:base-cell-address="'Formatted data'.D38"/>
          </calcext:conditional-format>
          <calcext:conditional-format calcext:target-range-address="'Formatted data'.E38:'Formatted data'.E38">
            <calcext:condition calcext:apply-style-name="Untitled1" calcext:value="=[.$F38]" calcext:base-cell-address="'Formatted data'.E38"/>
          </calcext:conditional-format>
          <calcext:conditional-format calcext:target-range-address="'Formatted data'.B39:'Formatted data'.B39">
            <calcext:condition calcext:apply-style-name="Untitled1" calcext:value="=[.$F39]" calcext:base-cell-address="'Formatted data'.B39"/>
          </calcext:conditional-format>
          <calcext:conditional-format calcext:target-range-address="'Formatted data'.C39:'Formatted data'.C39">
            <calcext:condition calcext:apply-style-name="Untitled1" calcext:value="=[.$F39]" calcext:base-cell-address="'Formatted data'.C39"/>
          </calcext:conditional-format>
          <calcext:conditional-format calcext:target-range-address="'Formatted data'.D39:'Formatted data'.D39">
            <calcext:condition calcext:apply-style-name="Untitled1" calcext:value="=[.$F39]" calcext:base-cell-address="'Formatted data'.D39"/>
          </calcext:conditional-format>
          <calcext:conditional-format calcext:target-range-address="'Formatted data'.E39:'Formatted data'.E39">
            <calcext:condition calcext:apply-style-name="Untitled1" calcext:value="=[.$F39]" calcext:base-cell-address="'Formatted data'.E39"/>
          </calcext:conditional-format>
          <calcext:conditional-format calcext:target-range-address="'Formatted data'.E40:'Formatted data'.E40">
            <calcext:condition calcext:apply-style-name="Untitled1" calcext:value="=[.$F40]" calcext:base-cell-address="'Formatted data'.E40"/>
          </calcext:conditional-format>
          <calcext:conditional-format calcext:target-range-address="'Formatted data'.B41:'Formatted data'.B41">
            <calcext:condition calcext:apply-style-name="Untitled1" calcext:value="=[.$F41]" calcext:base-cell-address="'Formatted data'.B41"/>
          </calcext:conditional-format>
          <calcext:conditional-format calcext:target-range-address="'Formatted data'.C41:'Formatted data'.C41">
            <calcext:condition calcext:apply-style-name="Untitled1" calcext:value="=[.$F41]" calcext:base-cell-address="'Formatted data'.C41"/>
          </calcext:conditional-format>
          <calcext:conditional-format calcext:target-range-address="'Formatted data'.D41:'Formatted data'.D41">
            <calcext:condition calcext:apply-style-name="Untitled1" calcext:value="=[.$F41]" calcext:base-cell-address="'Formatted data'.D41"/>
          </calcext:conditional-format>
          <calcext:conditional-format calcext:target-range-address="'Formatted data'.E41:'Formatted data'.E41">
            <calcext:condition calcext:apply-style-name="Untitled1" calcext:value="=[.$F41]" calcext:base-cell-address="'Formatted data'.E41"/>
          </calcext:conditional-format>
          <calcext:conditional-format calcext:target-range-address="'Formatted data'.B42:'Formatted data'.B42">
            <calcext:condition calcext:apply-style-name="Untitled1" calcext:value="=[.$F42]" calcext:base-cell-address="'Formatted data'.B42"/>
          </calcext:conditional-format>
          <calcext:conditional-format calcext:target-range-address="'Formatted data'.C42:'Formatted data'.C42">
            <calcext:condition calcext:apply-style-name="Untitled1" calcext:value="=[.$F42]" calcext:base-cell-address="'Formatted data'.C42"/>
          </calcext:conditional-format>
          <calcext:conditional-format calcext:target-range-address="'Formatted data'.D42:'Formatted data'.D42">
            <calcext:condition calcext:apply-style-name="Untitled1" calcext:value="=[.$F42]" calcext:base-cell-address="'Formatted data'.D42"/>
          </calcext:conditional-format>
          <calcext:conditional-format calcext:target-range-address="'Formatted data'.E42:'Formatted data'.E42">
            <calcext:condition calcext:apply-style-name="Untitled1" calcext:value="=[.$F42]" calcext:base-cell-address="'Formatted data'.E42"/>
          </calcext:conditional-format>
          <calcext:conditional-format calcext:target-range-address="'Formatted data'.B43:'Formatted data'.B43">
            <calcext:condition calcext:apply-style-name="Untitled1" calcext:value="=[.$F43]" calcext:base-cell-address="'Formatted data'.B43"/>
          </calcext:conditional-format>
          <calcext:conditional-format calcext:target-range-address="'Formatted data'.C43:'Formatted data'.C43">
            <calcext:condition calcext:apply-style-name="Untitled1" calcext:value="=[.$F43]" calcext:base-cell-address="'Formatted data'.C43"/>
          </calcext:conditional-format>
          <calcext:conditional-format calcext:target-range-address="'Formatted data'.D43:'Formatted data'.D43">
            <calcext:condition calcext:apply-style-name="Untitled1" calcext:value="=[.$F43]" calcext:base-cell-address="'Formatted data'.D43"/>
          </calcext:conditional-format>
          <calcext:conditional-format calcext:target-range-address="'Formatted data'.E43:'Formatted data'.E43">
            <calcext:condition calcext:apply-style-name="Untitled1" calcext:value="=[.$F43]" calcext:base-cell-address="'Formatted data'.E43"/>
          </calcext:conditional-format>
          <calcext:conditional-format calcext:target-range-address="'Formatted data'.B44:'Formatted data'.B44">
            <calcext:condition calcext:apply-style-name="Untitled1" calcext:value="=[.$F44]" calcext:base-cell-address="'Formatted data'.B44"/>
          </calcext:conditional-format>
          <calcext:conditional-format calcext:target-range-address="'Formatted data'.C44:'Formatted data'.C44">
            <calcext:condition calcext:apply-style-name="Untitled1" calcext:value="=[.$F44]" calcext:base-cell-address="'Formatted data'.C44"/>
          </calcext:conditional-format>
          <calcext:conditional-format calcext:target-range-address="'Formatted data'.D44:'Formatted data'.D44">
            <calcext:condition calcext:apply-style-name="Untitled1" calcext:value="=[.$F44]" calcext:base-cell-address="'Formatted data'.D44"/>
          </calcext:conditional-format>
          <calcext:conditional-format calcext:target-range-address="'Formatted data'.E44:'Formatted data'.E44">
            <calcext:condition calcext:apply-style-name="Untitled1" calcext:value="=[.$F44]" calcext:base-cell-address="'Formatted data'.E44"/>
          </calcext:conditional-format>
          <calcext:conditional-format calcext:target-range-address="'Formatted data'.B45:'Formatted data'.B45">
            <calcext:condition calcext:apply-style-name="Untitled1" calcext:value="=[.$F45]" calcext:base-cell-address="'Formatted data'.B45"/>
          </calcext:conditional-format>
          <calcext:conditional-format calcext:target-range-address="'Formatted data'.C45:'Formatted data'.C45">
            <calcext:condition calcext:apply-style-name="Untitled1" calcext:value="=[.$F45]" calcext:base-cell-address="'Formatted data'.C45"/>
          </calcext:conditional-format>
          <calcext:conditional-format calcext:target-range-address="'Formatted data'.D45:'Formatted data'.D45">
            <calcext:condition calcext:apply-style-name="Untitled1" calcext:value="=[.$F45]" calcext:base-cell-address="'Formatted data'.D45"/>
          </calcext:conditional-format>
          <calcext:conditional-format calcext:target-range-address="'Formatted data'.E45:'Formatted data'.E45">
            <calcext:condition calcext:apply-style-name="Untitled1" calcext:value="=[.$F45]" calcext:base-cell-address="'Formatted data'.E45"/>
          </calcext:conditional-format>
          <calcext:conditional-format calcext:target-range-address="'Formatted data'.B46:'Formatted data'.B46">
            <calcext:condition calcext:apply-style-name="Untitled1" calcext:value="=[.$F46]" calcext:base-cell-address="'Formatted data'.B46"/>
          </calcext:conditional-format>
          <calcext:conditional-format calcext:target-range-address="'Formatted data'.C46:'Formatted data'.C46">
            <calcext:condition calcext:apply-style-name="Untitled1" calcext:value="=[.$F46]" calcext:base-cell-address="'Formatted data'.C46"/>
          </calcext:conditional-format>
          <calcext:conditional-format calcext:target-range-address="'Formatted data'.D46:'Formatted data'.D46">
            <calcext:condition calcext:apply-style-name="Untitled1" calcext:value="=[.$F46]" calcext:base-cell-address="'Formatted data'.D46"/>
          </calcext:conditional-format>
          <calcext:conditional-format calcext:target-range-address="'Formatted data'.E46:'Formatted data'.E46">
            <calcext:condition calcext:apply-style-name="Untitled1" calcext:value="=[.$F46]" calcext:base-cell-address="'Formatted data'.E46"/>
          </calcext:conditional-format>
          <calcext:conditional-format calcext:target-range-address="'Formatted data'.B47:'Formatted data'.B47">
            <calcext:condition calcext:apply-style-name="Untitled1" calcext:value="=[.$F47]" calcext:base-cell-address="'Formatted data'.B47"/>
          </calcext:conditional-format>
          <calcext:conditional-format calcext:target-range-address="'Formatted data'.C47:'Formatted data'.C47">
            <calcext:condition calcext:apply-style-name="Untitled1" calcext:value="=[.$F47]" calcext:base-cell-address="'Formatted data'.C47"/>
          </calcext:conditional-format>
          <calcext:conditional-format calcext:target-range-address="'Formatted data'.D47:'Formatted data'.D47">
            <calcext:condition calcext:apply-style-name="Untitled1" calcext:value="=[.$F47]" calcext:base-cell-address="'Formatted data'.D47"/>
          </calcext:conditional-format>
          <calcext:conditional-format calcext:target-range-address="'Formatted data'.E47:'Formatted data'.E47">
            <calcext:condition calcext:apply-style-name="Untitled1" calcext:value="=[.$F47]" calcext:base-cell-address="'Formatted data'.E47"/>
          </calcext:conditional-format>
          <calcext:conditional-format calcext:target-range-address="'Formatted data'.B48:'Formatted data'.B48">
            <calcext:condition calcext:apply-style-name="Untitled1" calcext:value="=[.$F48]" calcext:base-cell-address="'Formatted data'.B48"/>
          </calcext:conditional-format>
          <calcext:conditional-format calcext:target-range-address="'Formatted data'.C48:'Formatted data'.C48">
            <calcext:condition calcext:apply-style-name="Untitled1" calcext:value="=[.$F48]" calcext:base-cell-address="'Formatted data'.C48"/>
          </calcext:conditional-format>
          <calcext:conditional-format calcext:target-range-address="'Formatted data'.D48:'Formatted data'.D48">
            <calcext:condition calcext:apply-style-name="Untitled1" calcext:value="=[.$F48]" calcext:base-cell-address="'Formatted data'.D48"/>
          </calcext:conditional-format>
          <calcext:conditional-format calcext:target-range-address="'Formatted data'.E48:'Formatted data'.E48">
            <calcext:condition calcext:apply-style-name="Untitled1" calcext:value="=[.$F48]" calcext:base-cell-address="'Formatted data'.E48"/>
          </calcext:conditional-format>
          <calcext:conditional-format calcext:target-range-address="'Formatted data'.B49:'Formatted data'.B49">
            <calcext:condition calcext:apply-style-name="Untitled1" calcext:value="=[.$F49]" calcext:base-cell-address="'Formatted data'.B49"/>
          </calcext:conditional-format>
          <calcext:conditional-format calcext:target-range-address="'Formatted data'.C49:'Formatted data'.C49">
            <calcext:condition calcext:apply-style-name="Untitled1" calcext:value="=[.$F49]" calcext:base-cell-address="'Formatted data'.C49"/>
          </calcext:conditional-format>
          <calcext:conditional-format calcext:target-range-address="'Formatted data'.D49:'Formatted data'.D49">
            <calcext:condition calcext:apply-style-name="Untitled1" calcext:value="=[.$F49]" calcext:base-cell-address="'Formatted data'.D49"/>
          </calcext:conditional-format>
          <calcext:conditional-format calcext:target-range-address="'Formatted data'.E49:'Formatted data'.E49">
            <calcext:condition calcext:apply-style-name="Untitled1" calcext:value="=[.$F49]" calcext:base-cell-address="'Formatted data'.E49"/>
          </calcext:conditional-format>
          <calcext:conditional-format calcext:target-range-address="'Formatted data'.B50:'Formatted data'.B50">
            <calcext:condition calcext:apply-style-name="Untitled1" calcext:value="=[.$F50]" calcext:base-cell-address="'Formatted data'.B50"/>
          </calcext:conditional-format>
          <calcext:conditional-format calcext:target-range-address="'Formatted data'.C50:'Formatted data'.C50">
            <calcext:condition calcext:apply-style-name="Untitled1" calcext:value="=[.$F50]" calcext:base-cell-address="'Formatted data'.C50"/>
          </calcext:conditional-format>
          <calcext:conditional-format calcext:target-range-address="'Formatted data'.D50:'Formatted data'.D50">
            <calcext:condition calcext:apply-style-name="Untitled1" calcext:value="=[.$F50]" calcext:base-cell-address="'Formatted data'.D50"/>
          </calcext:conditional-format>
          <calcext:conditional-format calcext:target-range-address="'Formatted data'.E50:'Formatted data'.E50">
            <calcext:condition calcext:apply-style-name="Untitled1" calcext:value="=[.$F50]" calcext:base-cell-address="'Formatted data'.E50"/>
          </calcext:conditional-format>
          <calcext:conditional-format calcext:target-range-address="'Formatted data'.B51:'Formatted data'.B51">
            <calcext:condition calcext:apply-style-name="Untitled1" calcext:value="=[.$F51]" calcext:base-cell-address="'Formatted data'.B51"/>
          </calcext:conditional-format>
          <calcext:conditional-format calcext:target-range-address="'Formatted data'.C51:'Formatted data'.C51">
            <calcext:condition calcext:apply-style-name="Untitled1" calcext:value="=[.$F51]" calcext:base-cell-address="'Formatted data'.C51"/>
          </calcext:conditional-format>
          <calcext:conditional-format calcext:target-range-address="'Formatted data'.D51:'Formatted data'.D51">
            <calcext:condition calcext:apply-style-name="Untitled1" calcext:value="=[.$F51]" calcext:base-cell-address="'Formatted data'.D51"/>
          </calcext:conditional-format>
          <calcext:conditional-format calcext:target-range-address="'Formatted data'.E51:'Formatted data'.E51">
            <calcext:condition calcext:apply-style-name="Untitled1" calcext:value="=[.$F51]" calcext:base-cell-address="'Formatted data'.E51"/>
          </calcext:conditional-format>
          <calcext:conditional-format calcext:target-range-address="'Formatted data'.B52:'Formatted data'.B52">
            <calcext:condition calcext:apply-style-name="Untitled1" calcext:value="=[.$F52]" calcext:base-cell-address="'Formatted data'.B52"/>
          </calcext:conditional-format>
          <calcext:conditional-format calcext:target-range-address="'Formatted data'.C52:'Formatted data'.C52">
            <calcext:condition calcext:apply-style-name="Untitled1" calcext:value="=[.$F52]" calcext:base-cell-address="'Formatted data'.C52"/>
          </calcext:conditional-format>
          <calcext:conditional-format calcext:target-range-address="'Formatted data'.D52:'Formatted data'.D52">
            <calcext:condition calcext:apply-style-name="Untitled1" calcext:value="=[.$F52]" calcext:base-cell-address="'Formatted data'.D52"/>
          </calcext:conditional-format>
          <calcext:conditional-format calcext:target-range-address="'Formatted data'.E52:'Formatted data'.E52">
            <calcext:condition calcext:apply-style-name="Untitled1" calcext:value="=[.$F52]" calcext:base-cell-address="'Formatted data'.E52"/>
          </calcext:conditional-format>
          <calcext:conditional-format calcext:target-range-address="'Formatted data'.B53:'Formatted data'.B53">
            <calcext:condition calcext:apply-style-name="Untitled1" calcext:value="=[.$F53]" calcext:base-cell-address="'Formatted data'.B53"/>
          </calcext:conditional-format>
          <calcext:conditional-format calcext:target-range-address="'Formatted data'.C53:'Formatted data'.C53">
            <calcext:condition calcext:apply-style-name="Untitled1" calcext:value="=[.$F53]" calcext:base-cell-address="'Formatted data'.C53"/>
          </calcext:conditional-format>
          <calcext:conditional-format calcext:target-range-address="'Formatted data'.D53:'Formatted data'.D53">
            <calcext:condition calcext:apply-style-name="Untitled1" calcext:value="=[.$F53]" calcext:base-cell-address="'Formatted data'.D53"/>
          </calcext:conditional-format>
          <calcext:conditional-format calcext:target-range-address="'Formatted data'.E53:'Formatted data'.E53">
            <calcext:condition calcext:apply-style-name="Untitled1" calcext:value="=[.$F53]" calcext:base-cell-address="'Formatted data'.E53"/>
          </calcext:conditional-format>
          <calcext:conditional-format calcext:target-range-address="'Formatted data'.B54:'Formatted data'.B54">
            <calcext:condition calcext:apply-style-name="Untitled1" calcext:value="=[.$F54]" calcext:base-cell-address="'Formatted data'.B54"/>
          </calcext:conditional-format>
          <calcext:conditional-format calcext:target-range-address="'Formatted data'.C54:'Formatted data'.C54">
            <calcext:condition calcext:apply-style-name="Untitled1" calcext:value="=[.$F54]" calcext:base-cell-address="'Formatted data'.C54"/>
          </calcext:conditional-format>
          <calcext:conditional-format calcext:target-range-address="'Formatted data'.D54:'Formatted data'.D54">
            <calcext:condition calcext:apply-style-name="Untitled1" calcext:value="=[.$F54]" calcext:base-cell-address="'Formatted data'.D54"/>
          </calcext:conditional-format>
          <calcext:conditional-format calcext:target-range-address="'Formatted data'.E54:'Formatted data'.E54">
            <calcext:condition calcext:apply-style-name="Untitled1" calcext:value="=[.$F54]" calcext:base-cell-address="'Formatted data'.E54"/>
          </calcext:conditional-format>
          <calcext:conditional-format calcext:target-range-address="'Formatted data'.B55:'Formatted data'.B55">
            <calcext:condition calcext:apply-style-name="Untitled1" calcext:value="=[.$F55]" calcext:base-cell-address="'Formatted data'.B55"/>
          </calcext:conditional-format>
          <calcext:conditional-format calcext:target-range-address="'Formatted data'.C55:'Formatted data'.C55">
            <calcext:condition calcext:apply-style-name="Untitled1" calcext:value="=[.$F55]" calcext:base-cell-address="'Formatted data'.C55"/>
          </calcext:conditional-format>
          <calcext:conditional-format calcext:target-range-address="'Formatted data'.D55:'Formatted data'.D55">
            <calcext:condition calcext:apply-style-name="Untitled1" calcext:value="=[.$F55]" calcext:base-cell-address="'Formatted data'.D55"/>
          </calcext:conditional-format>
          <calcext:conditional-format calcext:target-range-address="'Formatted data'.E55:'Formatted data'.E55">
            <calcext:condition calcext:apply-style-name="Untitled1" calcext:value="=[.$F55]" calcext:base-cell-address="'Formatted data'.E55"/>
          </calcext:conditional-format>
          <calcext:conditional-format calcext:target-range-address="'Formatted data'.B56:'Formatted data'.B56">
            <calcext:condition calcext:apply-style-name="Untitled1" calcext:value="=[.$F56]" calcext:base-cell-address="'Formatted data'.B56"/>
          </calcext:conditional-format>
          <calcext:conditional-format calcext:target-range-address="'Formatted data'.C56:'Formatted data'.C56">
            <calcext:condition calcext:apply-style-name="Untitled1" calcext:value="=[.$F56]" calcext:base-cell-address="'Formatted data'.C56"/>
          </calcext:conditional-format>
          <calcext:conditional-format calcext:target-range-address="'Formatted data'.D56:'Formatted data'.D56">
            <calcext:condition calcext:apply-style-name="Untitled1" calcext:value="=[.$F56]" calcext:base-cell-address="'Formatted data'.D56"/>
          </calcext:conditional-format>
          <calcext:conditional-format calcext:target-range-address="'Formatted data'.E56:'Formatted data'.E56">
            <calcext:condition calcext:apply-style-name="Untitled1" calcext:value="=[.$F56]" calcext:base-cell-address="'Formatted data'.E56"/>
          </calcext:conditional-format>
          <calcext:conditional-format calcext:target-range-address="'Formatted data'.B57:'Formatted data'.B57">
            <calcext:condition calcext:apply-style-name="Untitled1" calcext:value="=[.$F57]" calcext:base-cell-address="'Formatted data'.B57"/>
          </calcext:conditional-format>
          <calcext:conditional-format calcext:target-range-address="'Formatted data'.C57:'Formatted data'.C57">
            <calcext:condition calcext:apply-style-name="Untitled1" calcext:value="=[.$F57]" calcext:base-cell-address="'Formatted data'.C57"/>
          </calcext:conditional-format>
          <calcext:conditional-format calcext:target-range-address="'Formatted data'.D57:'Formatted data'.D57">
            <calcext:condition calcext:apply-style-name="Untitled1" calcext:value="=[.$F57]" calcext:base-cell-address="'Formatted data'.D57"/>
          </calcext:conditional-format>
          <calcext:conditional-format calcext:target-range-address="'Formatted data'.E57:'Formatted data'.E57">
            <calcext:condition calcext:apply-style-name="Untitled1" calcext:value="=[.$F57]" calcext:base-cell-address="'Formatted data'.E57"/>
          </calcext:conditional-format>
          <calcext:conditional-format calcext:target-range-address="'Formatted data'.B58:'Formatted data'.B58">
            <calcext:condition calcext:apply-style-name="Untitled1" calcext:value="=[.$F58]" calcext:base-cell-address="'Formatted data'.B58"/>
          </calcext:conditional-format>
          <calcext:conditional-format calcext:target-range-address="'Formatted data'.C58:'Formatted data'.C58">
            <calcext:condition calcext:apply-style-name="Untitled1" calcext:value="=[.$F58]" calcext:base-cell-address="'Formatted data'.C58"/>
          </calcext:conditional-format>
          <calcext:conditional-format calcext:target-range-address="'Formatted data'.D58:'Formatted data'.D58">
            <calcext:condition calcext:apply-style-name="Untitled1" calcext:value="=[.$F58]" calcext:base-cell-address="'Formatted data'.D58"/>
          </calcext:conditional-format>
          <calcext:conditional-format calcext:target-range-address="'Formatted data'.E58:'Formatted data'.E58">
            <calcext:condition calcext:apply-style-name="Untitled1" calcext:value="=[.$F58]" calcext:base-cell-address="'Formatted data'.E58"/>
          </calcext:conditional-format>
          <calcext:conditional-format calcext:target-range-address="'Formatted data'.B59:'Formatted data'.B59">
            <calcext:condition calcext:apply-style-name="Untitled1" calcext:value="=[.$F59]" calcext:base-cell-address="'Formatted data'.B59"/>
          </calcext:conditional-format>
          <calcext:conditional-format calcext:target-range-address="'Formatted data'.C59:'Formatted data'.C59">
            <calcext:condition calcext:apply-style-name="Untitled1" calcext:value="=[.$F59]" calcext:base-cell-address="'Formatted data'.C59"/>
          </calcext:conditional-format>
          <calcext:conditional-format calcext:target-range-address="'Formatted data'.D59:'Formatted data'.D59">
            <calcext:condition calcext:apply-style-name="Untitled1" calcext:value="=[.$F59]" calcext:base-cell-address="'Formatted data'.D59"/>
          </calcext:conditional-format>
          <calcext:conditional-format calcext:target-range-address="'Formatted data'.E59:'Formatted data'.E59">
            <calcext:condition calcext:apply-style-name="Untitled1" calcext:value="=[.$F59]" calcext:base-cell-address="'Formatted data'.E59"/>
          </calcext:conditional-format>
          <calcext:conditional-format calcext:target-range-address="'Formatted data'.B60:'Formatted data'.B60">
            <calcext:condition calcext:apply-style-name="Untitled1" calcext:value="=[.$F60]" calcext:base-cell-address="'Formatted data'.B60"/>
          </calcext:conditional-format>
          <calcext:conditional-format calcext:target-range-address="'Formatted data'.C60:'Formatted data'.C60">
            <calcext:condition calcext:apply-style-name="Untitled1" calcext:value="=[.$F60]" calcext:base-cell-address="'Formatted data'.C60"/>
          </calcext:conditional-format>
          <calcext:conditional-format calcext:target-range-address="'Formatted data'.D60:'Formatted data'.D60">
            <calcext:condition calcext:apply-style-name="Untitled1" calcext:value="=[.$F60]" calcext:base-cell-address="'Formatted data'.D60"/>
          </calcext:conditional-format>
          <calcext:conditional-format calcext:target-range-address="'Formatted data'.E60:'Formatted data'.E60">
            <calcext:condition calcext:apply-style-name="Untitled1" calcext:value="=[.$F60]" calcext:base-cell-address="'Formatted data'.E60"/>
          </calcext:conditional-format>
          <calcext:conditional-format calcext:target-range-address="'Formatted data'.B61:'Formatted data'.B61">
            <calcext:condition calcext:apply-style-name="Untitled1" calcext:value="=[.$F61]" calcext:base-cell-address="'Formatted data'.B61"/>
          </calcext:conditional-format>
          <calcext:conditional-format calcext:target-range-address="'Formatted data'.C61:'Formatted data'.C61">
            <calcext:condition calcext:apply-style-name="Untitled1" calcext:value="=[.$F61]" calcext:base-cell-address="'Formatted data'.C61"/>
          </calcext:conditional-format>
          <calcext:conditional-format calcext:target-range-address="'Formatted data'.D61:'Formatted data'.D61">
            <calcext:condition calcext:apply-style-name="Untitled1" calcext:value="=[.$F61]" calcext:base-cell-address="'Formatted data'.D61"/>
          </calcext:conditional-format>
          <calcext:conditional-format calcext:target-range-address="'Formatted data'.E61:'Formatted data'.E61">
            <calcext:condition calcext:apply-style-name="Untitled1" calcext:value="=[.$F61]" calcext:base-cell-address="'Formatted data'.E61"/>
          </calcext:conditional-format>
          <calcext:conditional-format calcext:target-range-address="'Formatted data'.B40:'Formatted data'.B40">
            <calcext:condition calcext:apply-style-name="Untitled1" calcext:value="=[.$F40]" calcext:base-cell-address="'Formatted data'.B40"/>
          </calcext:conditional-format>
          <calcext:conditional-format calcext:target-range-address="'Formatted data'.C40:'Formatted data'.C40">
            <calcext:condition calcext:apply-style-name="Untitled1" calcext:value="=[.$F40]" calcext:base-cell-address="'Formatted data'.C40"/>
          </calcext:conditional-format>
          <calcext:conditional-format calcext:target-range-address="'Formatted data'.D40:'Formatted data'.D40">
            <calcext:condition calcext:apply-style-name="Untitled1" calcext:value="=[.$F40]" calcext:base-cell-address="'Formatted data'.D40"/>
          </calcext:conditional-format>
          <calcext:conditional-format calcext:target-range-address="'Formatted data'.B35:'Formatted data'.B35">
            <calcext:condition calcext:apply-style-name="Untitled1" calcext:value="=[.$F35]" calcext:base-cell-address="'Formatted data'.B35"/>
          </calcext:conditional-format>
          <calcext:conditional-format calcext:target-range-address="'Formatted data'.C35:'Formatted data'.C35">
            <calcext:condition calcext:apply-style-name="Untitled1" calcext:value="=[.$F35]" calcext:base-cell-address="'Formatted data'.C35"/>
          </calcext:conditional-format>
          <calcext:conditional-format calcext:target-range-address="'Formatted data'.D35:'Formatted data'.D35">
            <calcext:condition calcext:apply-style-name="Untitled1" calcext:value="=[.$F35]" calcext:base-cell-address="'Formatted data'.D35"/>
          </calcext:conditional-format>
          <calcext:conditional-format calcext:target-range-address="'Formatted data'.J36:'Formatted data'.J36">
            <calcext:condition calcext:apply-style-name="Untitled1" calcext:value="=[.$N36]" calcext:base-cell-address="'Formatted data'.J36"/>
          </calcext:conditional-format>
          <calcext:conditional-format calcext:target-range-address="'Formatted data'.K36:'Formatted data'.K36">
            <calcext:condition calcext:apply-style-name="Untitled1" calcext:value="=[.$N36]" calcext:base-cell-address="'Formatted data'.K36"/>
          </calcext:conditional-format>
          <calcext:conditional-format calcext:target-range-address="'Formatted data'.L36:'Formatted data'.L36">
            <calcext:condition calcext:apply-style-name="Untitled1" calcext:value="=[.$N36]" calcext:base-cell-address="'Formatted data'.L36"/>
          </calcext:conditional-format>
          <calcext:conditional-format calcext:target-range-address="'Formatted data'.M36:'Formatted data'.M36">
            <calcext:condition calcext:apply-style-name="Untitled1" calcext:value="=[.$N36]" calcext:base-cell-address="'Formatted data'.M36"/>
          </calcext:conditional-format>
          <calcext:conditional-format calcext:target-range-address="'Formatted data'.J37:'Formatted data'.J37">
            <calcext:condition calcext:apply-style-name="Untitled1" calcext:value="=[.$N37]" calcext:base-cell-address="'Formatted data'.J37"/>
          </calcext:conditional-format>
          <calcext:conditional-format calcext:target-range-address="'Formatted data'.K37:'Formatted data'.K37">
            <calcext:condition calcext:apply-style-name="Untitled1" calcext:value="=[.$N37]" calcext:base-cell-address="'Formatted data'.K37"/>
          </calcext:conditional-format>
          <calcext:conditional-format calcext:target-range-address="'Formatted data'.L37:'Formatted data'.L37">
            <calcext:condition calcext:apply-style-name="Untitled1" calcext:value="=[.$N37]" calcext:base-cell-address="'Formatted data'.L37"/>
          </calcext:conditional-format>
          <calcext:conditional-format calcext:target-range-address="'Formatted data'.M37:'Formatted data'.M37">
            <calcext:condition calcext:apply-style-name="Untitled1" calcext:value="=[.$N37]" calcext:base-cell-address="'Formatted data'.M37"/>
          </calcext:conditional-format>
          <calcext:conditional-format calcext:target-range-address="'Formatted data'.J38:'Formatted data'.J38">
            <calcext:condition calcext:apply-style-name="Untitled1" calcext:value="=[.$N38]" calcext:base-cell-address="'Formatted data'.J38"/>
          </calcext:conditional-format>
          <calcext:conditional-format calcext:target-range-address="'Formatted data'.K38:'Formatted data'.K38">
            <calcext:condition calcext:apply-style-name="Untitled1" calcext:value="=[.$N38]" calcext:base-cell-address="'Formatted data'.K38"/>
          </calcext:conditional-format>
          <calcext:conditional-format calcext:target-range-address="'Formatted data'.L38:'Formatted data'.L38">
            <calcext:condition calcext:apply-style-name="Untitled1" calcext:value="=[.$N38]" calcext:base-cell-address="'Formatted data'.L38"/>
          </calcext:conditional-format>
          <calcext:conditional-format calcext:target-range-address="'Formatted data'.M38:'Formatted data'.M38">
            <calcext:condition calcext:apply-style-name="Untitled1" calcext:value="=[.$N38]" calcext:base-cell-address="'Formatted data'.M38"/>
          </calcext:conditional-format>
          <calcext:conditional-format calcext:target-range-address="'Formatted data'.J39:'Formatted data'.J39">
            <calcext:condition calcext:apply-style-name="Untitled1" calcext:value="=[.$N39]" calcext:base-cell-address="'Formatted data'.J39"/>
          </calcext:conditional-format>
          <calcext:conditional-format calcext:target-range-address="'Formatted data'.K39:'Formatted data'.K39">
            <calcext:condition calcext:apply-style-name="Untitled1" calcext:value="=[.$N39]" calcext:base-cell-address="'Formatted data'.K39"/>
          </calcext:conditional-format>
          <calcext:conditional-format calcext:target-range-address="'Formatted data'.L39:'Formatted data'.L39">
            <calcext:condition calcext:apply-style-name="Untitled1" calcext:value="=[.$N39]" calcext:base-cell-address="'Formatted data'.L39"/>
          </calcext:conditional-format>
          <calcext:conditional-format calcext:target-range-address="'Formatted data'.M39:'Formatted data'.M39">
            <calcext:condition calcext:apply-style-name="Untitled1" calcext:value="=[.$N39]" calcext:base-cell-address="'Formatted data'.M39"/>
          </calcext:conditional-format>
          <calcext:conditional-format calcext:target-range-address="'Formatted data'.J40:'Formatted data'.J40">
            <calcext:condition calcext:apply-style-name="Untitled1" calcext:value="=[.$N40]" calcext:base-cell-address="'Formatted data'.J40"/>
          </calcext:conditional-format>
          <calcext:conditional-format calcext:target-range-address="'Formatted data'.K40:'Formatted data'.K40">
            <calcext:condition calcext:apply-style-name="Untitled1" calcext:value="=[.$N40]" calcext:base-cell-address="'Formatted data'.K40"/>
          </calcext:conditional-format>
          <calcext:conditional-format calcext:target-range-address="'Formatted data'.L40:'Formatted data'.L40">
            <calcext:condition calcext:apply-style-name="Untitled1" calcext:value="=[.$N40]" calcext:base-cell-address="'Formatted data'.L40"/>
          </calcext:conditional-format>
          <calcext:conditional-format calcext:target-range-address="'Formatted data'.M40:'Formatted data'.M40">
            <calcext:condition calcext:apply-style-name="Untitled1" calcext:value="=[.$N40]" calcext:base-cell-address="'Formatted data'.M40"/>
          </calcext:conditional-format>
          <calcext:conditional-format calcext:target-range-address="'Formatted data'.J41:'Formatted data'.J41">
            <calcext:condition calcext:apply-style-name="Untitled1" calcext:value="=[.$N41]" calcext:base-cell-address="'Formatted data'.J41"/>
          </calcext:conditional-format>
          <calcext:conditional-format calcext:target-range-address="'Formatted data'.K41:'Formatted data'.K41">
            <calcext:condition calcext:apply-style-name="Untitled1" calcext:value="=[.$N41]" calcext:base-cell-address="'Formatted data'.K41"/>
          </calcext:conditional-format>
          <calcext:conditional-format calcext:target-range-address="'Formatted data'.L41:'Formatted data'.L41">
            <calcext:condition calcext:apply-style-name="Untitled1" calcext:value="=[.$N41]" calcext:base-cell-address="'Formatted data'.L41"/>
          </calcext:conditional-format>
          <calcext:conditional-format calcext:target-range-address="'Formatted data'.M41:'Formatted data'.M41">
            <calcext:condition calcext:apply-style-name="Untitled1" calcext:value="=[.$N41]" calcext:base-cell-address="'Formatted data'.M41"/>
          </calcext:conditional-format>
          <calcext:conditional-format calcext:target-range-address="'Formatted data'.J42:'Formatted data'.J42">
            <calcext:condition calcext:apply-style-name="Untitled1" calcext:value="=[.$N42]" calcext:base-cell-address="'Formatted data'.J42"/>
          </calcext:conditional-format>
          <calcext:conditional-format calcext:target-range-address="'Formatted data'.K42:'Formatted data'.K42">
            <calcext:condition calcext:apply-style-name="Untitled1" calcext:value="=[.$N42]" calcext:base-cell-address="'Formatted data'.K42"/>
          </calcext:conditional-format>
          <calcext:conditional-format calcext:target-range-address="'Formatted data'.L42:'Formatted data'.L42">
            <calcext:condition calcext:apply-style-name="Untitled1" calcext:value="=[.$N42]" calcext:base-cell-address="'Formatted data'.L42"/>
          </calcext:conditional-format>
          <calcext:conditional-format calcext:target-range-address="'Formatted data'.M42:'Formatted data'.M42">
            <calcext:condition calcext:apply-style-name="Untitled1" calcext:value="=[.$N42]" calcext:base-cell-address="'Formatted data'.M42"/>
          </calcext:conditional-format>
          <calcext:conditional-format calcext:target-range-address="'Formatted data'.J43:'Formatted data'.J43">
            <calcext:condition calcext:apply-style-name="Untitled1" calcext:value="=[.$N43]" calcext:base-cell-address="'Formatted data'.J43"/>
          </calcext:conditional-format>
          <calcext:conditional-format calcext:target-range-address="'Formatted data'.K43:'Formatted data'.K43">
            <calcext:condition calcext:apply-style-name="Untitled1" calcext:value="=[.$N43]" calcext:base-cell-address="'Formatted data'.K43"/>
          </calcext:conditional-format>
          <calcext:conditional-format calcext:target-range-address="'Formatted data'.L43:'Formatted data'.L43">
            <calcext:condition calcext:apply-style-name="Untitled1" calcext:value="=[.$N43]" calcext:base-cell-address="'Formatted data'.L43"/>
          </calcext:conditional-format>
          <calcext:conditional-format calcext:target-range-address="'Formatted data'.M43:'Formatted data'.M43">
            <calcext:condition calcext:apply-style-name="Untitled1" calcext:value="=[.$N43]" calcext:base-cell-address="'Formatted data'.M43"/>
          </calcext:conditional-format>
          <calcext:conditional-format calcext:target-range-address="'Formatted data'.J44:'Formatted data'.J44">
            <calcext:condition calcext:apply-style-name="Untitled1" calcext:value="=[.$N44]" calcext:base-cell-address="'Formatted data'.J44"/>
          </calcext:conditional-format>
          <calcext:conditional-format calcext:target-range-address="'Formatted data'.K44:'Formatted data'.K44">
            <calcext:condition calcext:apply-style-name="Untitled1" calcext:value="=[.$N44]" calcext:base-cell-address="'Formatted data'.K44"/>
          </calcext:conditional-format>
          <calcext:conditional-format calcext:target-range-address="'Formatted data'.L44:'Formatted data'.L44">
            <calcext:condition calcext:apply-style-name="Untitled1" calcext:value="=[.$N44]" calcext:base-cell-address="'Formatted data'.L44"/>
          </calcext:conditional-format>
          <calcext:conditional-format calcext:target-range-address="'Formatted data'.M44:'Formatted data'.M44">
            <calcext:condition calcext:apply-style-name="Untitled1" calcext:value="=[.$N44]" calcext:base-cell-address="'Formatted data'.M44"/>
          </calcext:conditional-format>
          <calcext:conditional-format calcext:target-range-address="'Formatted data'.J45:'Formatted data'.J45">
            <calcext:condition calcext:apply-style-name="Untitled1" calcext:value="=[.$N45]" calcext:base-cell-address="'Formatted data'.J45"/>
          </calcext:conditional-format>
          <calcext:conditional-format calcext:target-range-address="'Formatted data'.K45:'Formatted data'.K45">
            <calcext:condition calcext:apply-style-name="Untitled1" calcext:value="=[.$N45]" calcext:base-cell-address="'Formatted data'.K45"/>
          </calcext:conditional-format>
          <calcext:conditional-format calcext:target-range-address="'Formatted data'.L45:'Formatted data'.L45">
            <calcext:condition calcext:apply-style-name="Untitled1" calcext:value="=[.$N45]" calcext:base-cell-address="'Formatted data'.L45"/>
          </calcext:conditional-format>
          <calcext:conditional-format calcext:target-range-address="'Formatted data'.M45:'Formatted data'.M45">
            <calcext:condition calcext:apply-style-name="Untitled1" calcext:value="=[.$N45]" calcext:base-cell-address="'Formatted data'.M45"/>
          </calcext:conditional-format>
          <calcext:conditional-format calcext:target-range-address="'Formatted data'.J46:'Formatted data'.J46">
            <calcext:condition calcext:apply-style-name="Untitled1" calcext:value="=[.$N46]" calcext:base-cell-address="'Formatted data'.J46"/>
          </calcext:conditional-format>
          <calcext:conditional-format calcext:target-range-address="'Formatted data'.K46:'Formatted data'.K46">
            <calcext:condition calcext:apply-style-name="Untitled1" calcext:value="=[.$N46]" calcext:base-cell-address="'Formatted data'.K46"/>
          </calcext:conditional-format>
          <calcext:conditional-format calcext:target-range-address="'Formatted data'.L46:'Formatted data'.L46">
            <calcext:condition calcext:apply-style-name="Untitled1" calcext:value="=[.$N46]" calcext:base-cell-address="'Formatted data'.L46"/>
          </calcext:conditional-format>
          <calcext:conditional-format calcext:target-range-address="'Formatted data'.M46:'Formatted data'.M46">
            <calcext:condition calcext:apply-style-name="Untitled1" calcext:value="=[.$N46]" calcext:base-cell-address="'Formatted data'.M46"/>
          </calcext:conditional-format>
          <calcext:conditional-format calcext:target-range-address="'Formatted data'.J47:'Formatted data'.J47">
            <calcext:condition calcext:apply-style-name="Untitled1" calcext:value="=[.$N47]" calcext:base-cell-address="'Formatted data'.J47"/>
          </calcext:conditional-format>
          <calcext:conditional-format calcext:target-range-address="'Formatted data'.K47:'Formatted data'.K47">
            <calcext:condition calcext:apply-style-name="Untitled1" calcext:value="=[.$N47]" calcext:base-cell-address="'Formatted data'.K47"/>
          </calcext:conditional-format>
          <calcext:conditional-format calcext:target-range-address="'Formatted data'.L47:'Formatted data'.L47">
            <calcext:condition calcext:apply-style-name="Untitled1" calcext:value="=[.$N47]" calcext:base-cell-address="'Formatted data'.L47"/>
          </calcext:conditional-format>
          <calcext:conditional-format calcext:target-range-address="'Formatted data'.M47:'Formatted data'.M47">
            <calcext:condition calcext:apply-style-name="Untitled1" calcext:value="=[.$N47]" calcext:base-cell-address="'Formatted data'.M47"/>
          </calcext:conditional-format>
          <calcext:conditional-format calcext:target-range-address="'Formatted data'.J48:'Formatted data'.J48">
            <calcext:condition calcext:apply-style-name="Untitled1" calcext:value="=[.$N48]" calcext:base-cell-address="'Formatted data'.J48"/>
          </calcext:conditional-format>
          <calcext:conditional-format calcext:target-range-address="'Formatted data'.K48:'Formatted data'.K48">
            <calcext:condition calcext:apply-style-name="Untitled1" calcext:value="=[.$N48]" calcext:base-cell-address="'Formatted data'.K48"/>
          </calcext:conditional-format>
          <calcext:conditional-format calcext:target-range-address="'Formatted data'.L48:'Formatted data'.L48">
            <calcext:condition calcext:apply-style-name="Untitled1" calcext:value="=[.$N48]" calcext:base-cell-address="'Formatted data'.L48"/>
          </calcext:conditional-format>
          <calcext:conditional-format calcext:target-range-address="'Formatted data'.M48:'Formatted data'.M48">
            <calcext:condition calcext:apply-style-name="Untitled1" calcext:value="=[.$N48]" calcext:base-cell-address="'Formatted data'.M48"/>
          </calcext:conditional-format>
          <calcext:conditional-format calcext:target-range-address="'Formatted data'.J49:'Formatted data'.J49">
            <calcext:condition calcext:apply-style-name="Untitled1" calcext:value="=[.$N49]" calcext:base-cell-address="'Formatted data'.J49"/>
          </calcext:conditional-format>
          <calcext:conditional-format calcext:target-range-address="'Formatted data'.K49:'Formatted data'.K49">
            <calcext:condition calcext:apply-style-name="Untitled1" calcext:value="=[.$N49]" calcext:base-cell-address="'Formatted data'.K49"/>
          </calcext:conditional-format>
          <calcext:conditional-format calcext:target-range-address="'Formatted data'.L49:'Formatted data'.L49">
            <calcext:condition calcext:apply-style-name="Untitled1" calcext:value="=[.$N49]" calcext:base-cell-address="'Formatted data'.L49"/>
          </calcext:conditional-format>
          <calcext:conditional-format calcext:target-range-address="'Formatted data'.M49:'Formatted data'.M49">
            <calcext:condition calcext:apply-style-name="Untitled1" calcext:value="=[.$N49]" calcext:base-cell-address="'Formatted data'.M49"/>
          </calcext:conditional-format>
          <calcext:conditional-format calcext:target-range-address="'Formatted data'.J50:'Formatted data'.J50">
            <calcext:condition calcext:apply-style-name="Untitled1" calcext:value="=[.$N50]" calcext:base-cell-address="'Formatted data'.J50"/>
          </calcext:conditional-format>
          <calcext:conditional-format calcext:target-range-address="'Formatted data'.K50:'Formatted data'.K50">
            <calcext:condition calcext:apply-style-name="Untitled1" calcext:value="=[.$N50]" calcext:base-cell-address="'Formatted data'.K50"/>
          </calcext:conditional-format>
          <calcext:conditional-format calcext:target-range-address="'Formatted data'.L50:'Formatted data'.L50">
            <calcext:condition calcext:apply-style-name="Untitled1" calcext:value="=[.$N50]" calcext:base-cell-address="'Formatted data'.L50"/>
          </calcext:conditional-format>
          <calcext:conditional-format calcext:target-range-address="'Formatted data'.M50:'Formatted data'.M50">
            <calcext:condition calcext:apply-style-name="Untitled1" calcext:value="=[.$N50]" calcext:base-cell-address="'Formatted data'.M50"/>
          </calcext:conditional-format>
          <calcext:conditional-format calcext:target-range-address="'Formatted data'.J51:'Formatted data'.J51">
            <calcext:condition calcext:apply-style-name="Untitled1" calcext:value="=[.$N51]" calcext:base-cell-address="'Formatted data'.J51"/>
          </calcext:conditional-format>
          <calcext:conditional-format calcext:target-range-address="'Formatted data'.K51:'Formatted data'.K51">
            <calcext:condition calcext:apply-style-name="Untitled1" calcext:value="=[.$N51]" calcext:base-cell-address="'Formatted data'.K51"/>
          </calcext:conditional-format>
          <calcext:conditional-format calcext:target-range-address="'Formatted data'.L51:'Formatted data'.L51">
            <calcext:condition calcext:apply-style-name="Untitled1" calcext:value="=[.$N51]" calcext:base-cell-address="'Formatted data'.L51"/>
          </calcext:conditional-format>
          <calcext:conditional-format calcext:target-range-address="'Formatted data'.M51:'Formatted data'.M51">
            <calcext:condition calcext:apply-style-name="Untitled1" calcext:value="=[.$N51]" calcext:base-cell-address="'Formatted data'.M51"/>
          </calcext:conditional-format>
          <calcext:conditional-format calcext:target-range-address="'Formatted data'.J52:'Formatted data'.J52">
            <calcext:condition calcext:apply-style-name="Untitled1" calcext:value="=[.$N52]" calcext:base-cell-address="'Formatted data'.J52"/>
          </calcext:conditional-format>
          <calcext:conditional-format calcext:target-range-address="'Formatted data'.K52:'Formatted data'.K52">
            <calcext:condition calcext:apply-style-name="Untitled1" calcext:value="=[.$N52]" calcext:base-cell-address="'Formatted data'.K52"/>
          </calcext:conditional-format>
          <calcext:conditional-format calcext:target-range-address="'Formatted data'.L52:'Formatted data'.L52">
            <calcext:condition calcext:apply-style-name="Untitled1" calcext:value="=[.$N52]" calcext:base-cell-address="'Formatted data'.L52"/>
          </calcext:conditional-format>
          <calcext:conditional-format calcext:target-range-address="'Formatted data'.M52:'Formatted data'.M52">
            <calcext:condition calcext:apply-style-name="Untitled1" calcext:value="=[.$N52]" calcext:base-cell-address="'Formatted data'.M52"/>
          </calcext:conditional-format>
          <calcext:conditional-format calcext:target-range-address="'Formatted data'.J53:'Formatted data'.J53">
            <calcext:condition calcext:apply-style-name="Untitled1" calcext:value="=[.$N53]" calcext:base-cell-address="'Formatted data'.J53"/>
          </calcext:conditional-format>
          <calcext:conditional-format calcext:target-range-address="'Formatted data'.K53:'Formatted data'.K53">
            <calcext:condition calcext:apply-style-name="Untitled1" calcext:value="=[.$N53]" calcext:base-cell-address="'Formatted data'.K53"/>
          </calcext:conditional-format>
          <calcext:conditional-format calcext:target-range-address="'Formatted data'.L53:'Formatted data'.L53">
            <calcext:condition calcext:apply-style-name="Untitled1" calcext:value="=[.$N53]" calcext:base-cell-address="'Formatted data'.L53"/>
          </calcext:conditional-format>
          <calcext:conditional-format calcext:target-range-address="'Formatted data'.M53:'Formatted data'.M53">
            <calcext:condition calcext:apply-style-name="Untitled1" calcext:value="=[.$N53]" calcext:base-cell-address="'Formatted data'.M53"/>
          </calcext:conditional-format>
          <calcext:conditional-format calcext:target-range-address="'Formatted data'.J54:'Formatted data'.J54">
            <calcext:condition calcext:apply-style-name="Untitled1" calcext:value="=[.$N54]" calcext:base-cell-address="'Formatted data'.J54"/>
          </calcext:conditional-format>
          <calcext:conditional-format calcext:target-range-address="'Formatted data'.K54:'Formatted data'.K54">
            <calcext:condition calcext:apply-style-name="Untitled1" calcext:value="=[.$N54]" calcext:base-cell-address="'Formatted data'.K54"/>
          </calcext:conditional-format>
          <calcext:conditional-format calcext:target-range-address="'Formatted data'.L54:'Formatted data'.L54">
            <calcext:condition calcext:apply-style-name="Untitled1" calcext:value="=[.$N54]" calcext:base-cell-address="'Formatted data'.L54"/>
          </calcext:conditional-format>
          <calcext:conditional-format calcext:target-range-address="'Formatted data'.M54:'Formatted data'.M54">
            <calcext:condition calcext:apply-style-name="Untitled1" calcext:value="=[.$N54]" calcext:base-cell-address="'Formatted data'.M54"/>
          </calcext:conditional-format>
          <calcext:conditional-format calcext:target-range-address="'Formatted data'.J55:'Formatted data'.J55">
            <calcext:condition calcext:apply-style-name="Untitled1" calcext:value="=[.$N55]" calcext:base-cell-address="'Formatted data'.J55"/>
          </calcext:conditional-format>
          <calcext:conditional-format calcext:target-range-address="'Formatted data'.K55:'Formatted data'.K55">
            <calcext:condition calcext:apply-style-name="Untitled1" calcext:value="=[.$N55]" calcext:base-cell-address="'Formatted data'.K55"/>
          </calcext:conditional-format>
          <calcext:conditional-format calcext:target-range-address="'Formatted data'.L55:'Formatted data'.L55">
            <calcext:condition calcext:apply-style-name="Untitled1" calcext:value="=[.$N55]" calcext:base-cell-address="'Formatted data'.L55"/>
          </calcext:conditional-format>
          <calcext:conditional-format calcext:target-range-address="'Formatted data'.M55:'Formatted data'.M55">
            <calcext:condition calcext:apply-style-name="Untitled1" calcext:value="=[.$N55]" calcext:base-cell-address="'Formatted data'.M55"/>
          </calcext:conditional-format>
          <calcext:conditional-format calcext:target-range-address="'Formatted data'.J56:'Formatted data'.J56">
            <calcext:condition calcext:apply-style-name="Untitled1" calcext:value="=[.$N56]" calcext:base-cell-address="'Formatted data'.J56"/>
          </calcext:conditional-format>
          <calcext:conditional-format calcext:target-range-address="'Formatted data'.K56:'Formatted data'.K56">
            <calcext:condition calcext:apply-style-name="Untitled1" calcext:value="=[.$N56]" calcext:base-cell-address="'Formatted data'.K56"/>
          </calcext:conditional-format>
          <calcext:conditional-format calcext:target-range-address="'Formatted data'.L56:'Formatted data'.L56">
            <calcext:condition calcext:apply-style-name="Untitled1" calcext:value="=[.$N56]" calcext:base-cell-address="'Formatted data'.L56"/>
          </calcext:conditional-format>
          <calcext:conditional-format calcext:target-range-address="'Formatted data'.M56:'Formatted data'.M56">
            <calcext:condition calcext:apply-style-name="Untitled1" calcext:value="=[.$N56]" calcext:base-cell-address="'Formatted data'.M56"/>
          </calcext:conditional-format>
          <calcext:conditional-format calcext:target-range-address="'Formatted data'.J57:'Formatted data'.J57">
            <calcext:condition calcext:apply-style-name="Untitled1" calcext:value="=[.$N57]" calcext:base-cell-address="'Formatted data'.J57"/>
          </calcext:conditional-format>
          <calcext:conditional-format calcext:target-range-address="'Formatted data'.K57:'Formatted data'.K57">
            <calcext:condition calcext:apply-style-name="Untitled1" calcext:value="=[.$N57]" calcext:base-cell-address="'Formatted data'.K57"/>
          </calcext:conditional-format>
          <calcext:conditional-format calcext:target-range-address="'Formatted data'.L57:'Formatted data'.L57">
            <calcext:condition calcext:apply-style-name="Untitled1" calcext:value="=[.$N57]" calcext:base-cell-address="'Formatted data'.L57"/>
          </calcext:conditional-format>
          <calcext:conditional-format calcext:target-range-address="'Formatted data'.M57:'Formatted data'.M57">
            <calcext:condition calcext:apply-style-name="Untitled1" calcext:value="=[.$N57]" calcext:base-cell-address="'Formatted data'.M57"/>
          </calcext:conditional-format>
          <calcext:conditional-format calcext:target-range-address="'Formatted data'.J58:'Formatted data'.J58">
            <calcext:condition calcext:apply-style-name="Untitled1" calcext:value="=[.$N58]" calcext:base-cell-address="'Formatted data'.J58"/>
          </calcext:conditional-format>
          <calcext:conditional-format calcext:target-range-address="'Formatted data'.K58:'Formatted data'.K58">
            <calcext:condition calcext:apply-style-name="Untitled1" calcext:value="=[.$N58]" calcext:base-cell-address="'Formatted data'.K58"/>
          </calcext:conditional-format>
          <calcext:conditional-format calcext:target-range-address="'Formatted data'.L58:'Formatted data'.L58">
            <calcext:condition calcext:apply-style-name="Untitled1" calcext:value="=[.$N58]" calcext:base-cell-address="'Formatted data'.L58"/>
          </calcext:conditional-format>
          <calcext:conditional-format calcext:target-range-address="'Formatted data'.M58:'Formatted data'.M58">
            <calcext:condition calcext:apply-style-name="Untitled1" calcext:value="=[.$N58]" calcext:base-cell-address="'Formatted data'.M58"/>
          </calcext:conditional-format>
          <calcext:conditional-format calcext:target-range-address="'Formatted data'.J59:'Formatted data'.J59">
            <calcext:condition calcext:apply-style-name="Untitled1" calcext:value="=[.$N59]" calcext:base-cell-address="'Formatted data'.J59"/>
          </calcext:conditional-format>
          <calcext:conditional-format calcext:target-range-address="'Formatted data'.K59:'Formatted data'.K59">
            <calcext:condition calcext:apply-style-name="Untitled1" calcext:value="=[.$N59]" calcext:base-cell-address="'Formatted data'.K59"/>
          </calcext:conditional-format>
          <calcext:conditional-format calcext:target-range-address="'Formatted data'.L59:'Formatted data'.L59">
            <calcext:condition calcext:apply-style-name="Untitled1" calcext:value="=[.$N59]" calcext:base-cell-address="'Formatted data'.L59"/>
          </calcext:conditional-format>
          <calcext:conditional-format calcext:target-range-address="'Formatted data'.M59:'Formatted data'.M59">
            <calcext:condition calcext:apply-style-name="Untitled1" calcext:value="=[.$N59]" calcext:base-cell-address="'Formatted data'.M59"/>
          </calcext:conditional-format>
          <calcext:conditional-format calcext:target-range-address="'Formatted data'.J60:'Formatted data'.J60">
            <calcext:condition calcext:apply-style-name="Untitled1" calcext:value="=[.$N60]" calcext:base-cell-address="'Formatted data'.J60"/>
          </calcext:conditional-format>
          <calcext:conditional-format calcext:target-range-address="'Formatted data'.K60:'Formatted data'.K60">
            <calcext:condition calcext:apply-style-name="Untitled1" calcext:value="=[.$N60]" calcext:base-cell-address="'Formatted data'.K60"/>
          </calcext:conditional-format>
          <calcext:conditional-format calcext:target-range-address="'Formatted data'.L60:'Formatted data'.L60">
            <calcext:condition calcext:apply-style-name="Untitled1" calcext:value="=[.$N60]" calcext:base-cell-address="'Formatted data'.L60"/>
          </calcext:conditional-format>
          <calcext:conditional-format calcext:target-range-address="'Formatted data'.M60:'Formatted data'.M60">
            <calcext:condition calcext:apply-style-name="Untitled1" calcext:value="=[.$N60]" calcext:base-cell-address="'Formatted data'.M60"/>
          </calcext:conditional-format>
          <calcext:conditional-format calcext:target-range-address="'Formatted data'.J61:'Formatted data'.J61">
            <calcext:condition calcext:apply-style-name="Untitled1" calcext:value="=[.$N61]" calcext:base-cell-address="'Formatted data'.J61"/>
          </calcext:conditional-format>
          <calcext:conditional-format calcext:target-range-address="'Formatted data'.K61:'Formatted data'.K61">
            <calcext:condition calcext:apply-style-name="Untitled1" calcext:value="=[.$N61]" calcext:base-cell-address="'Formatted data'.K61"/>
          </calcext:conditional-format>
          <calcext:conditional-format calcext:target-range-address="'Formatted data'.L61:'Formatted data'.L61">
            <calcext:condition calcext:apply-style-name="Untitled1" calcext:value="=[.$N61]" calcext:base-cell-address="'Formatted data'.L61"/>
          </calcext:conditional-format>
          <calcext:conditional-format calcext:target-range-address="'Formatted data'.M61:'Formatted data'.M61">
            <calcext:condition calcext:apply-style-name="Untitled1" calcext:value="=[.$N61]" calcext:base-cell-address="'Formatted data'.M61"/>
          </calcext:conditional-format>
          <calcext:conditional-format calcext:target-range-address="'Formatted data'.J35:'Formatted data'.J35">
            <calcext:condition calcext:apply-style-name="Untitled1" calcext:value="=[.$N35]" calcext:base-cell-address="'Formatted data'.J35"/>
          </calcext:conditional-format>
          <calcext:conditional-format calcext:target-range-address="'Formatted data'.K35:'Formatted data'.K35">
            <calcext:condition calcext:apply-style-name="Untitled1" calcext:value="=[.$N35]" calcext:base-cell-address="'Formatted data'.K35"/>
          </calcext:conditional-format>
          <calcext:conditional-format calcext:target-range-address="'Formatted data'.L35:'Formatted data'.L35">
            <calcext:condition calcext:apply-style-name="Untitled1" calcext:value="=[.$N35]" calcext:base-cell-address="'Formatted data'.L35"/>
          </calcext:conditional-format>
          <calcext:conditional-format calcext:target-range-address="'Formatted data'.M35:'Formatted data'.M35">
            <calcext:condition calcext:apply-style-name="Untitled1" calcext:value="=[.$N35]" calcext:base-cell-address="'Formatted data'.M35"/>
          </calcext:conditional-format>
        </calcext:conditional-formats>
      </table:table>
      <table:table table:name="Morphing data" table:style-name="ta1">
        <table:shapes>
          <draw:frame draw:z-index="0" draw:style-name="gr1" draw:text-style-name="P1" svg:width="6.3004in" svg:height="3.5457in" svg:x="0in" svg:y="2.8051in">
            <draw:object draw:notify-on-update-of-ranges="'Morphing data'.A4:'Morphing data'.A7 'Morphing data'.B3:'Morphing data'.B3 'Morphing data'.B4:'Morphing data'.B7 'Morphing data'.C4:'Morphing data'.C7 'Morphing data'.C4:'Morphing data'.C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3004in" svg:height="3.5457in" svg:x="6.6598in" svg:y="2.8157in">
            <draw:object draw:notify-on-update-of-ranges="'Morphing data'.A4:'Morphing data'.A7 'Morphing data'.D3:'Morphing data'.D3 'Morphing data'.D4:'Morphing data'.D7 'Morphing data'.E4:'Morphing data'.E7 'Morphing data'.E4:'Morphing data'.E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3004in" svg:height="3.5457in" svg:x="0in" svg:y="6.4106in">
            <draw:object draw:notify-on-update-of-ranges="'Morphing data'.A4:'Morphing data'.A7 'Morphing data'.B11:'Morphing data'.B11 'Morphing data'.B12:'Morphing data'.B15 'Morphing data'.C12:'Morphing data'.C15 'Morphing data'.C12:'Morphing data'.C1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6.3004in" svg:height="3.5457in" svg:x="6.6425in" svg:y="6.45in">
            <draw:object draw:notify-on-update-of-ranges="'Morphing data'.A4:'Morphing data'.A7 'Morphing data'.D11:'Morphing data'.D11 'Morphing data'.D12:'Morphing data'.D15 'Morphing data'.E12:'Morphing data'.E15 'Morphing data'.E12:'Morphing data'.E1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number-columns-repeated="5" table:default-cell-style-name="ce6"/>
        <table:table-column table:style-name="co2" table:number-columns-repeated="8" table:default-cell-style-name="Default"/>
        <table:table-row table:style-name="ro1">
          <table:table-cell table:style-name="ce454" office:value-type="string" calcext:value-type="string" table:number-columns-spanned="9" table:number-rows-spanned="1">
            <text:p>ETH Hauptgebaude</text:p>
          </table:table-cell>
          <table:covered-table-cell table:style-name="ce460"/>
          <table:covered-table-cell table:style-name="Default"/>
          <table:covered-table-cell table:style-name="ce460"/>
          <table:covered-table-cell table:style-name="Default"/>
          <table:covered-table-cell table:number-columns-repeated="4"/>
          <table:table-cell table:style-name="ce5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Scale</text:p>
          </table:table-cell>
          <table:table-cell table:style-name="ce454" office:value-type="string" calcext:value-type="string" table:number-columns-spanned="2" table:number-rows-spanned="1">
            <text:p>Translational Error</text:p>
          </table:table-cell>
          <table:covered-table-cell table:style-name="ce466"/>
          <table:table-cell table:style-name="ce454" office:value-type="string" calcext:value-type="string" table:number-columns-spanned="2" table:number-rows-spanned="1">
            <text:p>Rotational Error</text:p>
          </table:table-cell>
          <table:covered-table-cell table:style-name="ce466"/>
          <table:table-cell table:style-name="ce454" office:value-type="string" calcext:value-type="string" table:number-columns-spanned="2" table:number-rows-spanned="1">
            <text:p>Translational Error</text:p>
          </table:table-cell>
          <table:covered-table-cell table:style-name="ce454" office:value-type="string" calcext:value-type="string">
            <text:p>Rotational Error</text:p>
          </table:covered-table-cell>
          <table:table-cell table:style-name="ce454" office:value-type="string" calcext:value-type="string" table:number-columns-spanned="2" table:number-rows-spanned="1">
            <text:p>Rotational Error</text:p>
          </table:table-cell>
          <table:covered-table-cell table:style-name="ce3"/>
          <table:table-cell table:style-name="ce5" table:number-columns-repeated="4"/>
        </table:table-row>
        <table:table-row table:style-name="ro1">
          <table:covered-table-cell table:style-name="ce455"/>
          <table:table-cell table:style-name="ce464" office:value-type="string" calcext:value-type="string">
            <text:p>μ</text:p>
          </table:table-cell>
          <table:table-cell table:style-name="ce464" office:value-type="string" calcext:value-type="string">
            <text:p>σ</text:p>
          </table:table-cell>
          <table:table-cell table:style-name="ce464" office:value-type="string" calcext:value-type="string">
            <text:p>μ</text:p>
          </table:table-cell>
          <table:table-cell table:style-name="ce464" office:value-type="string" calcext:value-type="string">
            <text:p>σ</text:p>
          </table:table-cell>
          <table:table-cell table:style-name="ce464" office:value-type="string" calcext:value-type="string">
            <text:p>σ+</text:p>
          </table:table-cell>
          <table:table-cell table:style-name="ce464" office:value-type="string" calcext:value-type="string">
            <text:p>σ-</text:p>
          </table:table-cell>
          <table:table-cell table:style-name="ce464" office:value-type="string" calcext:value-type="string">
            <text:p>σ+</text:p>
          </table:table-cell>
          <table:table-cell table:style-name="ce464" office:value-type="string" calcext:value-type="string">
            <text:p>σ-</text:p>
          </table:table-cell>
          <table:table-cell table:style-name="ce475" office:value-type="string" calcext:value-type="string">
            <text:p>min</text:p>
          </table:table-cell>
          <table:table-cell table:style-name="ce475" office:value-type="string" calcext:value-type="string">
            <text:p>max</text:p>
          </table:table-cell>
          <table:table-cell table:style-name="ce475" office:value-type="string" calcext:value-type="string">
            <text:p>min</text:p>
          </table:table-cell>
          <table:table-cell table:style-name="ce475" office:value-type="string" calcext:value-type="string">
            <text:p>max</text:p>
          </table:table-cell>
        </table:table-row>
        <table:table-row table:style-name="ro1">
          <table:table-cell table:style-name="ce456" office:value-type="string" calcext:value-type="string">
            <text:p>GICP</text:p>
          </table:table-cell>
          <table:table-cell table:style-name="ce456" office:value-type="float" office:value="1.694692" calcext:value-type="float">
            <text:p>1.694692</text:p>
          </table:table-cell>
          <table:table-cell table:style-name="ce467" office:value-type="float" office:value="2.017185" calcext:value-type="float">
            <text:p>2.017185</text:p>
          </table:table-cell>
          <table:table-cell table:style-name="ce5" office:value-type="float" office:value="0.729225" calcext:value-type="float">
            <text:p>0.729225</text:p>
          </table:table-cell>
          <table:table-cell table:style-name="ce467" office:value-type="float" office:value="0.427841" calcext:value-type="float">
            <text:p>0.427841</text:p>
          </table:table-cell>
          <table:table-cell table:style-name="ce458" table:formula="of:=[.B4]+[.C4]" office:value-type="float" office:value="3.711877" calcext:value-type="float">
            <text:p>3.711877</text:p>
          </table:table-cell>
          <table:table-cell table:style-name="ce472" table:formula="of:=[.B4]-[.C4]" office:value-type="float" office:value="-0.322493" calcext:value-type="float">
            <text:p>-0.322493</text:p>
          </table:table-cell>
          <table:table-cell table:style-name="ce473" table:formula="of:=[.D4]+[.E4]" office:value-type="float" office:value="1.157066" calcext:value-type="float">
            <text:p>1.157066</text:p>
          </table:table-cell>
          <table:table-cell table:style-name="ce472" table:formula="of:=[.D4]-[.E4]" office:value-type="float" office:value="0.301384" calcext:value-type="float">
            <text:p>0.301384</text:p>
          </table:table-cell>
          <table:table-cell table:style-name="ce5" office:value-type="float" office:value="0.001616" calcext:value-type="float">
            <text:p>0.001616</text:p>
          </table:table-cell>
          <table:table-cell table:style-name="ce5" office:value-type="float" office:value="1.326141" calcext:value-type="float">
            <text:p>1.326141</text:p>
          </table:table-cell>
          <table:table-cell table:style-name="ce5" office:value-type="float" office:value="0.046204" calcext:value-type="float">
            <text:p>0.046204</text:p>
          </table:table-cell>
          <table:table-cell table:style-name="ce5" office:value-type="float" office:value="1.153666" calcext:value-type="float">
            <text:p>1.153666</text:p>
          </table:table-cell>
        </table:table-row>
        <table:table-row table:style-name="ro1">
          <table:table-cell table:style-name="ce456" office:value-type="string" calcext:value-type="string">
            <text:p>NICP 33%</text:p>
          </table:table-cell>
          <table:table-cell table:style-name="ce456" office:value-type="float" office:value="0.065576" calcext:value-type="float">
            <text:p>0.065576</text:p>
          </table:table-cell>
          <table:table-cell table:style-name="ce467" office:value-type="float" office:value="0.064873" calcext:value-type="float">
            <text:p>0.064873</text:p>
          </table:table-cell>
          <table:table-cell table:style-name="ce5" office:value-type="float" office:value="0.605583" calcext:value-type="float">
            <text:p>0.605583</text:p>
          </table:table-cell>
          <table:table-cell table:style-name="ce467" office:value-type="float" office:value="0.359867" calcext:value-type="float">
            <text:p>0.359867</text:p>
          </table:table-cell>
          <table:table-cell table:style-name="ce456" table:formula="of:=[.B5]+[.C5]" office:value-type="float" office:value="0.130449" calcext:value-type="float">
            <text:p>0.130449</text:p>
          </table:table-cell>
          <table:table-cell table:style-name="ce467" table:formula="of:=[.B5]-[.C5]" office:value-type="float" office:value="0.000702999999999995" calcext:value-type="float">
            <text:p>0.000703</text:p>
          </table:table-cell>
          <table:table-cell table:style-name="ce474" table:formula="of:=[.D5]+[.E5]" office:value-type="float" office:value="0.96545" calcext:value-type="float">
            <text:p>0.96545</text:p>
          </table:table-cell>
          <table:table-cell table:style-name="ce467" table:formula="of:=[.D5]-[.E5]" office:value-type="float" office:value="0.245716" calcext:value-type="float">
            <text:p>0.245716</text:p>
          </table:table-cell>
          <table:table-cell table:style-name="ce5" office:value-type="float" office:value="0.001818" calcext:value-type="float">
            <text:p>0.001818</text:p>
          </table:table-cell>
          <table:table-cell table:style-name="ce5" office:value-type="float" office:value="0.732294" calcext:value-type="float">
            <text:p>0.732294</text:p>
          </table:table-cell>
          <table:table-cell table:style-name="ce5" office:value-type="float" office:value="0.012232" calcext:value-type="float">
            <text:p>0.012232</text:p>
          </table:table-cell>
          <table:table-cell table:style-name="ce5" office:value-type="float" office:value="0.468478" calcext:value-type="float">
            <text:p>0.468478</text:p>
          </table:table-cell>
        </table:table-row>
        <table:table-row table:style-name="ro1">
          <table:table-cell table:style-name="ce456" office:value-type="string" calcext:value-type="string">
            <text:p>NICP 66%</text:p>
          </table:table-cell>
          <table:table-cell table:style-name="ce456" office:value-type="float" office:value="0.066429" calcext:value-type="float">
            <text:p>0.066429</text:p>
          </table:table-cell>
          <table:table-cell table:style-name="ce467" office:value-type="float" office:value="0.065759" calcext:value-type="float">
            <text:p>0.065759</text:p>
          </table:table-cell>
          <table:table-cell table:style-name="ce5" office:value-type="float" office:value="0.624021" calcext:value-type="float">
            <text:p>0.624021</text:p>
          </table:table-cell>
          <table:table-cell table:style-name="ce467" office:value-type="float" office:value="0.374023" calcext:value-type="float">
            <text:p>0.374023</text:p>
          </table:table-cell>
          <table:table-cell table:style-name="ce456" table:formula="of:=[.B6]+[.C6]" office:value-type="float" office:value="0.132188" calcext:value-type="float">
            <text:p>0.132188</text:p>
          </table:table-cell>
          <table:table-cell table:style-name="ce467" table:formula="of:=[.B6]-[.C6]" office:value-type="float" office:value="0.000670000000000004" calcext:value-type="float">
            <text:p>0.00067</text:p>
          </table:table-cell>
          <table:table-cell table:style-name="ce474" table:formula="of:=[.D6]+[.E6]" office:value-type="float" office:value="0.998044" calcext:value-type="float">
            <text:p>0.998044</text:p>
          </table:table-cell>
          <table:table-cell table:style-name="ce467" table:formula="of:=[.D6]-[.E6]" office:value-type="float" office:value="0.249998" calcext:value-type="float">
            <text:p>0.249998</text:p>
          </table:table-cell>
          <table:table-cell table:style-name="ce5" office:value-type="float" office:value="0.001848" calcext:value-type="float">
            <text:p>0.001848</text:p>
          </table:table-cell>
          <table:table-cell table:style-name="ce5" office:value-type="float" office:value="0.010984" calcext:value-type="float">
            <text:p>0.010984</text:p>
          </table:table-cell>
          <table:table-cell table:style-name="ce5" office:value-type="float" office:value="0.02733" calcext:value-type="float">
            <text:p>0.02733</text:p>
          </table:table-cell>
          <table:table-cell table:style-name="ce5" office:value-type="float" office:value="0.464793" calcext:value-type="float">
            <text:p>0.464793</text:p>
          </table:table-cell>
        </table:table-row>
        <table:table-row table:style-name="ro1">
          <table:table-cell table:style-name="ce457" office:value-type="string" calcext:value-type="string">
            <text:p>NICP 100%</text:p>
          </table:table-cell>
          <table:table-cell table:style-name="ce457" office:value-type="float" office:value="0.068" calcext:value-type="float">
            <text:p>0.068</text:p>
          </table:table-cell>
          <table:table-cell table:style-name="ce468" office:value-type="float" office:value="0.067754" calcext:value-type="float">
            <text:p>0.067754</text:p>
          </table:table-cell>
          <table:table-cell table:style-name="ce470" office:value-type="float" office:value="0.650923" calcext:value-type="float">
            <text:p>0.650923</text:p>
          </table:table-cell>
          <table:table-cell table:style-name="ce468" office:value-type="float" office:value="0.392154" calcext:value-type="float">
            <text:p>0.392154</text:p>
          </table:table-cell>
          <table:table-cell table:style-name="ce459" table:formula="of:=[.B7]+[.C7]" office:value-type="float" office:value="0.135754" calcext:value-type="float">
            <text:p>0.135754</text:p>
          </table:table-cell>
          <table:table-cell table:style-name="ce469" table:formula="of:=[.B7]-[.C7]" office:value-type="float" office:value="0.000245999999999996" calcext:value-type="float">
            <text:p>0.000246</text:p>
          </table:table-cell>
          <table:table-cell table:style-name="ce471" table:formula="of:=[.D7]+[.E7]" office:value-type="float" office:value="1.043077" calcext:value-type="float">
            <text:p>1.043077</text:p>
          </table:table-cell>
          <table:table-cell table:style-name="ce469" table:formula="of:=[.D7]-[.E7]" office:value-type="float" office:value="0.258769" calcext:value-type="float">
            <text:p>0.258769</text:p>
          </table:table-cell>
          <table:table-cell table:style-name="ce5" office:value-type="float" office:value="0.001986" calcext:value-type="float">
            <text:p>0.001986</text:p>
          </table:table-cell>
          <table:table-cell table:style-name="ce5" office:value-type="float" office:value="0.011533" calcext:value-type="float">
            <text:p>0.011533</text:p>
          </table:table-cell>
          <table:table-cell table:style-name="ce5" office:value-type="float" office:value="0.034587" calcext:value-type="float">
            <text:p>0.034587</text:p>
          </table:table-cell>
          <table:table-cell table:style-name="ce5" office:value-type="float" office:value="0.478903" calcext:value-type="float">
            <text:p>0.478903</text:p>
          </table:table-cell>
        </table:table-row>
        <table:table-row table:style-name="ro1">
          <table:table-cell table:style-name="ce5" table:number-columns-repeated="13"/>
        </table:table-row>
        <table:table-row table:style-name="ro1">
          <table:table-cell table:style-name="ce1" office:value-type="string" calcext:value-type="string" table:number-columns-spanned="9" table:number-rows-spanned="1">
            <text:p>ETH Stairs</text:p>
          </table:table-cell>
          <table:covered-table-cell table:style-name="ce465"/>
          <table:covered-table-cell table:style-name="ce5"/>
          <table:covered-table-cell table:style-name="ce465"/>
          <table:covered-table-cell table:number-columns-repeated="5" table:style-name="ce5"/>
          <table:table-cell table:style-name="ce5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2">
            <text:p>Scale</text:p>
          </table:table-cell>
          <table:table-cell table:style-name="ce1" office:value-type="string" calcext:value-type="string" table:number-columns-spanned="2" table:number-rows-spanned="1">
            <text:p>Translational Error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Rotational Error</text:p>
          </table:table-cell>
          <table:covered-table-cell table:style-name="ce3"/>
          <table:table-cell table:style-name="ce454" office:value-type="string" calcext:value-type="string" table:number-columns-spanned="2" table:number-rows-spanned="1">
            <text:p>Translational Error</text:p>
          </table:table-cell>
          <table:covered-table-cell table:style-name="ce454" office:value-type="string" calcext:value-type="string">
            <text:p>Rotational Error</text:p>
          </table:covered-table-cell>
          <table:table-cell table:style-name="ce454" office:value-type="string" calcext:value-type="string" table:number-columns-spanned="2" table:number-rows-spanned="1">
            <text:p>Rotational Error</text:p>
          </table:table-cell>
          <table:covered-table-cell table:style-name="ce3"/>
          <table:table-cell table:style-name="ce5" table:number-columns-repeated="4"/>
        </table:table-row>
        <table:table-row table:style-name="ro1">
          <table:covered-table-cell table:style-name="ce458"/>
          <table:table-cell table:style-name="ce464" office:value-type="string" calcext:value-type="string">
            <text:p>μ</text:p>
          </table:table-cell>
          <table:table-cell table:style-name="ce464" office:value-type="string" calcext:value-type="string">
            <text:p>σ</text:p>
          </table:table-cell>
          <table:table-cell table:style-name="ce464" office:value-type="string" calcext:value-type="string">
            <text:p>μ</text:p>
          </table:table-cell>
          <table:table-cell table:style-name="ce464" office:value-type="string" calcext:value-type="string">
            <text:p>σ</text:p>
          </table:table-cell>
          <table:table-cell table:style-name="ce464" office:value-type="string" calcext:value-type="string">
            <text:p>σ+</text:p>
          </table:table-cell>
          <table:table-cell table:style-name="ce464" office:value-type="string" calcext:value-type="string">
            <text:p>σ-</text:p>
          </table:table-cell>
          <table:table-cell table:style-name="ce464" office:value-type="string" calcext:value-type="string">
            <text:p>σ+</text:p>
          </table:table-cell>
          <table:table-cell table:style-name="ce464" office:value-type="string" calcext:value-type="string">
            <text:p>σ-</text:p>
          </table:table-cell>
          <table:table-cell table:style-name="ce475" office:value-type="string" calcext:value-type="string">
            <text:p>min</text:p>
          </table:table-cell>
          <table:table-cell table:style-name="ce475" office:value-type="string" calcext:value-type="string">
            <text:p>max</text:p>
          </table:table-cell>
          <table:table-cell table:style-name="ce475" office:value-type="string" calcext:value-type="string">
            <text:p>min</text:p>
          </table:table-cell>
          <table:table-cell table:style-name="ce475" office:value-type="string" calcext:value-type="string">
            <text:p>max</text:p>
          </table:table-cell>
        </table:table-row>
        <table:table-row table:style-name="ro1">
          <table:table-cell table:style-name="ce456" office:value-type="string" calcext:value-type="string">
            <text:p>GICP</text:p>
          </table:table-cell>
          <table:table-cell table:style-name="ce456" office:value-type="float" office:value="1.573005" calcext:value-type="float">
            <text:p>1.573005</text:p>
          </table:table-cell>
          <table:table-cell table:style-name="ce467" office:value-type="float" office:value="3.381393" calcext:value-type="float">
            <text:p>3.381393</text:p>
          </table:table-cell>
          <table:table-cell table:style-name="ce5" office:value-type="float" office:value="16.849881" calcext:value-type="float">
            <text:p>16.849881</text:p>
          </table:table-cell>
          <table:table-cell table:style-name="ce467" office:value-type="float" office:value="33.498634" calcext:value-type="float">
            <text:p>33.498634</text:p>
          </table:table-cell>
          <table:table-cell table:style-name="ce458" table:formula="of:=[.B12]+[.C12]" office:value-type="float" office:value="4.954398" calcext:value-type="float">
            <text:p>4.954398</text:p>
          </table:table-cell>
          <table:table-cell table:style-name="ce472" table:formula="of:=[.B12]-[.C12]" office:value-type="float" office:value="-1.808388" calcext:value-type="float">
            <text:p>-1.808388</text:p>
          </table:table-cell>
          <table:table-cell table:style-name="ce473" table:formula="of:=[.D12]+[.E12]" office:value-type="float" office:value="50.348515" calcext:value-type="float">
            <text:p>50.348515</text:p>
          </table:table-cell>
          <table:table-cell table:style-name="ce472" table:formula="of:=[.D12]-[.E12]" office:value-type="float" office:value="-16.648753" calcext:value-type="float">
            <text:p>-16.648753</text:p>
          </table:table-cell>
          <table:table-cell table:style-name="ce5" office:value-type="float" office:value="0.00126" calcext:value-type="float">
            <text:p>0.00126</text:p>
          </table:table-cell>
          <table:table-cell table:style-name="ce5" office:value-type="float" office:value="8.397986" calcext:value-type="float">
            <text:p>8.397986</text:p>
          </table:table-cell>
          <table:table-cell table:style-name="ce5" office:value-type="float" office:value="0.041088" calcext:value-type="float">
            <text:p>0.041088</text:p>
          </table:table-cell>
          <table:table-cell table:style-name="ce5" office:value-type="float" office:value="161.089442" calcext:value-type="float">
            <text:p>161.089442</text:p>
          </table:table-cell>
        </table:table-row>
        <table:table-row table:style-name="ro1">
          <table:table-cell table:style-name="ce456" office:value-type="string" calcext:value-type="string">
            <text:p>NICP 33%</text:p>
          </table:table-cell>
          <table:table-cell table:style-name="ce456" office:value-type="float" office:value="0.188606" calcext:value-type="float">
            <text:p>0.188606</text:p>
          </table:table-cell>
          <table:table-cell table:style-name="ce467" office:value-type="float" office:value="0.286006" calcext:value-type="float">
            <text:p>0.286006</text:p>
          </table:table-cell>
          <table:table-cell table:style-name="ce5" office:value-type="float" office:value="0.996833" calcext:value-type="float">
            <text:p>0.996833</text:p>
          </table:table-cell>
          <table:table-cell table:style-name="ce467" office:value-type="float" office:value="0.71264" calcext:value-type="float">
            <text:p>0.71264</text:p>
          </table:table-cell>
          <table:table-cell table:style-name="ce456" table:formula="of:=[.B13]+[.C13]" office:value-type="float" office:value="0.474612" calcext:value-type="float">
            <text:p>0.474612</text:p>
          </table:table-cell>
          <table:table-cell table:style-name="ce467" table:formula="of:=[.B13]-[.C13]" office:value-type="float" office:value="-0.0974" calcext:value-type="float">
            <text:p>-0.0974</text:p>
          </table:table-cell>
          <table:table-cell table:style-name="ce474" table:formula="of:=[.D13]+[.E13]" office:value-type="float" office:value="1.709473" calcext:value-type="float">
            <text:p>1.709473</text:p>
          </table:table-cell>
          <table:table-cell table:style-name="ce467" table:formula="of:=[.D13]-[.E13]" office:value-type="float" office:value="0.284193" calcext:value-type="float">
            <text:p>0.284193</text:p>
          </table:table-cell>
          <table:table-cell table:style-name="ce5" office:value-type="float" office:value="0.000886" calcext:value-type="float">
            <text:p>0.000886</text:p>
          </table:table-cell>
          <table:table-cell table:style-name="ce5" office:value-type="float" office:value="4.333555" calcext:value-type="float">
            <text:p>4.333555</text:p>
          </table:table-cell>
          <table:table-cell table:style-name="ce5" office:value-type="float" office:value="0.063105" calcext:value-type="float">
            <text:p>0.063105</text:p>
          </table:table-cell>
          <table:table-cell table:style-name="ce5" office:value-type="float" office:value="1.548434" calcext:value-type="float">
            <text:p>1.548434</text:p>
          </table:table-cell>
        </table:table-row>
        <table:table-row table:style-name="ro1">
          <table:table-cell table:style-name="ce456" office:value-type="string" calcext:value-type="string">
            <text:p>NICP 66%</text:p>
          </table:table-cell>
          <table:table-cell table:style-name="ce456" office:value-type="float" office:value="0.187101" calcext:value-type="float">
            <text:p>0.187101</text:p>
          </table:table-cell>
          <table:table-cell table:style-name="ce467" office:value-type="float" office:value="0.282971" calcext:value-type="float">
            <text:p>0.282971</text:p>
          </table:table-cell>
          <table:table-cell table:style-name="ce5" office:value-type="float" office:value="0.994227" calcext:value-type="float">
            <text:p>0.994227</text:p>
          </table:table-cell>
          <table:table-cell table:style-name="ce467" office:value-type="float" office:value="0.684057" calcext:value-type="float">
            <text:p>0.684057</text:p>
          </table:table-cell>
          <table:table-cell table:style-name="ce456" table:formula="of:=[.B14]+[.C14]" office:value-type="float" office:value="0.470072" calcext:value-type="float">
            <text:p>0.470072</text:p>
          </table:table-cell>
          <table:table-cell table:style-name="ce467" table:formula="of:=[.B14]-[.C14]" office:value-type="float" office:value="-0.09587" calcext:value-type="float">
            <text:p>-0.09587</text:p>
          </table:table-cell>
          <table:table-cell table:style-name="ce474" table:formula="of:=[.D14]+[.E14]" office:value-type="float" office:value="1.678284" calcext:value-type="float">
            <text:p>1.678284</text:p>
          </table:table-cell>
          <table:table-cell table:style-name="ce467" table:formula="of:=[.D14]-[.E14]" office:value-type="float" office:value="0.31017" calcext:value-type="float">
            <text:p>0.31017</text:p>
          </table:table-cell>
          <table:table-cell table:style-name="ce5" office:value-type="float" office:value="0.002698" calcext:value-type="float">
            <text:p>0.002698</text:p>
          </table:table-cell>
          <table:table-cell table:style-name="ce5" office:value-type="float" office:value="1.358692" calcext:value-type="float">
            <text:p>1.358692</text:p>
          </table:table-cell>
          <table:table-cell table:style-name="ce5" office:value-type="float" office:value="0.109231" calcext:value-type="float">
            <text:p>0.109231</text:p>
          </table:table-cell>
          <table:table-cell table:style-name="ce5" office:value-type="float" office:value="0.555468" calcext:value-type="float">
            <text:p>0.555468</text:p>
          </table:table-cell>
        </table:table-row>
        <table:table-row table:style-name="ro1">
          <table:table-cell table:style-name="ce459" office:value-type="string" calcext:value-type="string">
            <text:p>NICP 100%</text:p>
          </table:table-cell>
          <table:table-cell table:style-name="ce459" office:value-type="float" office:value="0.187527" calcext:value-type="float">
            <text:p>0.187527</text:p>
          </table:table-cell>
          <table:table-cell table:style-name="ce469" office:value-type="float" office:value="0.283922" calcext:value-type="float">
            <text:p>0.283922</text:p>
          </table:table-cell>
          <table:table-cell table:style-name="ce471" office:value-type="float" office:value="0.879143" calcext:value-type="float">
            <text:p>0.879143</text:p>
          </table:table-cell>
          <table:table-cell table:style-name="ce469" office:value-type="float" office:value="0.562824" calcext:value-type="float">
            <text:p>0.562824</text:p>
          </table:table-cell>
          <table:table-cell table:style-name="ce459" table:formula="of:=[.B15]+[.C15]" office:value-type="float" office:value="0.471449" calcext:value-type="float">
            <text:p>0.471449</text:p>
          </table:table-cell>
          <table:table-cell table:style-name="ce469" table:formula="of:=[.B15]-[.C15]" office:value-type="float" office:value="-0.096395" calcext:value-type="float">
            <text:p>-0.096395</text:p>
          </table:table-cell>
          <table:table-cell table:style-name="ce471" table:formula="of:=[.D15]+[.E15]" office:value-type="float" office:value="1.441967" calcext:value-type="float">
            <text:p>1.441967</text:p>
          </table:table-cell>
          <table:table-cell table:style-name="ce469" table:formula="of:=[.D15]-[.E15]" office:value-type="float" office:value="0.316319" calcext:value-type="float">
            <text:p>0.316319</text:p>
          </table:table-cell>
          <table:table-cell table:style-name="ce5" office:value-type="float" office:value="0.003113" calcext:value-type="float">
            <text:p>0.003113</text:p>
          </table:table-cell>
          <table:table-cell table:style-name="ce5" office:value-type="float" office:value="1.366318" calcext:value-type="float">
            <text:p>1.366318</text:p>
          </table:table-cell>
          <table:table-cell table:style-name="ce5" office:value-type="float" office:value="0.099902" calcext:value-type="float">
            <text:p>0.099902</text:p>
          </table:table-cell>
          <table:table-cell table:style-name="ce5" office:value-type="float" office:value="0.624669" calcext:value-type="float">
            <text:p>0.624669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460"/>
          <table:table-cell table:style-name="Default"/>
          <table:table-cell table:style-name="ce460"/>
          <table:table-cell table:style-name="Default"/>
          <table:table-cell table:style-name="ce460"/>
          <table:table-cell/>
          <table:table-cell table:style-name="ce460"/>
          <table:table-cell table:number-columns-repeated="6"/>
        </table:table-row>
        <table:table-row table:style-name="ro1">
          <table:table-cell table:style-name="ce5" table:number-columns-repeated="8"/>
          <table:table-cell table:number-columns-repeated="5"/>
        </table:table-row>
        <table:table-row table:style-name="ro1" table:number-rows-repeated="3">
          <table:table-cell table:style-name="ce461" table:number-columns-repeated="5"/>
          <table:table-cell table:style-name="ce5" table:number-columns-repeated="3"/>
          <table:table-cell table:number-columns-repeated="5"/>
        </table:table-row>
        <table:table-row table:style-name="ro1" table:number-rows-repeated="6">
          <table:table-cell table:number-columns-repeated="13"/>
        </table:table-row>
        <table:table-row table:style-name="ro1" table:number-rows-repeated="3">
          <table:table-cell table:style-name="ce462"/>
          <table:table-cell table:number-columns-repeated="12"/>
        </table:table-row>
        <table:table-row table:style-name="ro1">
          <table:table-cell table:style-name="ce462"/>
          <table:table-cell table:number-columns-repeated="10"/>
          <table:table-cell table:style-name="ce5"/>
          <table:table-cell/>
        </table:table-row>
        <table:table-row table:style-name="ro1">
          <table:table-cell table:number-columns-repeated="3"/>
          <table:table-cell table:style-name="ce64"/>
          <table:table-cell table:number-columns-repeated="7"/>
          <table:table-cell table:style-name="ce5"/>
          <table:table-cell/>
        </table:table-row>
        <table:table-row table:style-name="ro1" table:number-rows-repeated="2">
          <table:table-cell table:style-name="ce463" table:number-columns-repeated="4"/>
          <table:table-cell table:number-columns-repeated="7"/>
          <table:table-cell table:style-name="ce5"/>
          <table:table-cell/>
        </table:table-row>
        <table:table-row table:style-name="ro1" table:number-rows-repeated="2">
          <table:table-cell table:style-name="ce463" table:number-columns-repeated="4"/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onfigurations" table:style-name="ta1">
        <table:table-column table:style-name="co4" table:default-cell-style-name="ce477"/>
        <table:table-column table:style-name="co5" table:default-cell-style-name="ce479"/>
        <table:table-column table:style-name="co2" table:number-columns-repeated="5" table:default-cell-style-name="ce479"/>
        <table:table-column table:style-name="co2" table:default-cell-style-name="ce483"/>
        <table:table-column table:style-name="co2" table:default-cell-style-name="ce485"/>
        <table:table-column table:style-name="co6" table:default-cell-style-name="ce477"/>
        <table:table-column table:style-name="co7" table:default-cell-style-name="ce479"/>
        <table:table-column table:style-name="co2" table:number-columns-repeated="5" table:default-cell-style-name="ce479"/>
        <table:table-column table:style-name="co2" table:default-cell-style-name="ce483"/>
        <table:table-column table:style-name="co2" table:default-cell-style-name="ce479"/>
        <table:table-row table:style-name="ro1">
          <table:table-cell table:style-name="ce1" office:value-type="string" calcext:value-type="string" table:number-columns-spanned="8" table:number-rows-spanned="1">
            <text:p>NICP</text:p>
          </table:table-cell>
          <table:covered-table-cell table:number-columns-repeated="7" table:style-name="ce2"/>
          <table:table-cell/>
          <table:table-cell table:style-name="ce1" office:value-type="string" calcext:value-type="string" table:number-columns-spanned="8" table:number-rows-spanned="1">
            <text:p>NICP+</text:p>
          </table:table-cell>
          <table:covered-table-cell table:number-columns-repeated="7" table:style-name="ce486"/>
          <table:table-cell/>
        </table:table-row>
        <table:table-row table:style-name="ro1">
          <table:table-cell table:style-name="ce476" office:value-type="string" calcext:value-type="string">
            <text:p>//</text:p>
          </table:table-cell>
          <table:table-cell table:style-name="ce480" office:value-type="string" calcext:value-type="string">
            <text:p>General</text:p>
          </table:table-cell>
          <table:table-cell table:style-name="ce480" table:number-columns-repeated="5"/>
          <table:table-cell table:style-name="ce482"/>
          <table:table-cell/>
          <table:table-cell table:style-name="ce476" office:value-type="string" calcext:value-type="string">
            <text:p>//</text:p>
          </table:table-cell>
          <table:table-cell table:style-name="ce480" office:value-type="string" calcext:value-type="string">
            <text:p>General</text:p>
          </table:table-cell>
          <table:table-cell table:style-name="ce480" table:number-columns-repeated="5"/>
          <table:table-cell table:style-name="ce482"/>
          <table:table-cell/>
        </table:table-row>
        <table:table-row table:style-name="ro1">
          <table:table-cell office:value-type="string" calcext:value-type="string">
            <text:p>depthScaling</text:p>
          </table:table-cell>
          <table:table-cell office:value-type="float" office:value="0.001" calcext:value-type="float">
            <text:p>0.001</text:p>
          </table:table-cell>
          <table:table-cell table:number-columns-repeated="7"/>
          <table:table-cell office:value-type="string" calcext:value-type="string">
            <text:p>depthScaling</text:p>
          </table:table-cell>
          <table:table-cell office:value-type="float" office:value="0.001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ageScaling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imageScaling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tingPo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tingPo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eakingAngl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breakingAngle</text:p>
          </table:table-cell>
          <table:table-cell office:value-type="float" office:value="1.57" calcext:value-type="float">
            <text:p>1.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akingDistanc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breakingDistanc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akingInlierRatio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reakingInlierRatio</text:p>
          </table:table-cell>
          <table:table-cell office:value-type="float" office:value="0.6" calcext:value-type="float">
            <text:p>0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oteToGICP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demoteToGIC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//</text:p>
          </table:table-cell>
          <table:table-cell office:value-type="string" calcext:value-type="string">
            <text:p>Projector</text:p>
          </table:table-cell>
          <table:table-cell table:number-columns-repeated="7"/>
          <table:table-cell office:value-type="string" calcext:value-type="string">
            <text:p>//</text:p>
          </table:table-cell>
          <table:table-cell office:value-type="string" calcext:value-type="string">
            <text:p>Projec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" office:value-type="float" office:value="131.25" calcext:value-type="float">
            <text:p>131.25</text:p>
          </table:table-cell>
          <table:table-cell office:value-type="float" office:value="79.875" calcext:value-type="float">
            <text:p>79.875</text:p>
          </table:table-cell>
          <table:table-cell office:value-type="float" office:value="59.875" calcext:value-type="float">
            <text:p>59.875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2" office:value-type="float" office:value="131.25" calcext:value-type="float">
            <text:p>131.25</text:p>
          </table:table-cell>
          <table:table-cell office:value-type="float" office:value="79.875" calcext:value-type="float">
            <text:p>79.875</text:p>
          </table:table-cell>
          <table:table-cell office:value-type="float" office:value="59.875" calcext:value-type="float">
            <text:p>59.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Distance</text:p>
          </table:table-cell>
          <table:table-cell office:value-type="float" office:value="0.01" calcext:value-type="float">
            <text:p>0.01</text:p>
          </table:table-cell>
          <table:table-cell table:number-columns-repeated="7"/>
          <table:table-cell office:value-type="string" calcext:value-type="string">
            <text:p>minDistance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Distance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maxDistanc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ageSize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table:number-columns-repeated="6"/>
          <table:table-cell office:value-type="string" calcext:value-type="string">
            <text:p>imageSize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//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calculators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calcula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ageRadius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minImageRadius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ImageRadius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maxImageRadius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Points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minPoints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sCalculatorCurvatureThreshold</text:p>
          </table:table-cell>
          <table:table-cell office:value-type="float" office:value="0.3" calcext:value-type="float">
            <text:p>0.3</text:p>
          </table:table-cell>
          <table:table-cell table:number-columns-repeated="7"/>
          <table:table-cell office:value-type="string" calcext:value-type="string">
            <text:p>statsCalculatorCurvatureThreshold</text:p>
          </table:table-cell>
          <table:table-cell office:value-type="float" office:value="0.3" calcext:value-type="float">
            <text:p>0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ldRadius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worldRadius</text:p>
          </table:table-cell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ormationMatrixCurvatureThreshold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informationMatrixCurvatureThreshold</text:p>
          </table:table-cell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//</text:p>
          </table:table-cell>
          <table:table-cell office:value-type="string" calcext:value-type="string">
            <text:p>Correspondence</text:p>
          </table:table-cell>
          <table:table-cell office:value-type="string" calcext:value-type="string">
            <text:p>finder</text:p>
          </table:table-cell>
          <table:table-cell table:number-columns-repeated="6"/>
          <table:table-cell office:value-type="string" calcext:value-type="string">
            <text:p>//</text:p>
          </table:table-cell>
          <table:table-cell office:value-type="string" calcext:value-type="string">
            <text:p>Correspondence</text:p>
          </table:table-cell>
          <table:table-cell office:value-type="string" calcext:value-type="string">
            <text:p>fin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lierDistanceThreshold</text:p>
          </table:table-cell>
          <table:table-cell office:value-type="float" office:value="0.5" calcext:value-type="float">
            <text:p>0.5</text:p>
          </table:table-cell>
          <table:table-cell table:number-columns-repeated="7"/>
          <table:table-cell office:value-type="string" calcext:value-type="string">
            <text:p>inlierDistanceThreshold</text:p>
          </table:table-cell>
          <table:table-cell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lierNormalAngularThreshold</text:p>
          </table:table-cell>
          <table:table-cell office:value-type="float" office:value="0.95" calcext:value-type="float">
            <text:p>0.95</text:p>
          </table:table-cell>
          <table:table-cell table:number-columns-repeated="7"/>
          <table:table-cell office:value-type="string" calcext:value-type="string">
            <text:p>inlierNormalAngularThreshold</text:p>
          </table:table-cell>
          <table:table-cell office:value-type="float" office:value="0.95" calcext:value-type="float">
            <text:p>0.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lierCurvatureRatioThreshold</text:p>
          </table:table-cell>
          <table:table-cell office:value-type="float" office:value="1.3" calcext:value-type="float">
            <text:p>1.3</text:p>
          </table:table-cell>
          <table:table-cell table:number-columns-repeated="7"/>
          <table:table-cell office:value-type="string" calcext:value-type="string">
            <text:p>inlierCurvatureRatioThreshold</text:p>
          </table:table-cell>
          <table:table-cell office:value-type="float" office:value="1.3" calcext:value-type="float">
            <text:p>1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respondenceFinderCurvatureThreshold</text:p>
          </table:table-cell>
          <table:table-cell office:value-type="float" office:value="0.3" calcext:value-type="float">
            <text:p>0.3</text:p>
          </table:table-cell>
          <table:table-cell table:number-columns-repeated="7"/>
          <table:table-cell office:value-type="string" calcext:value-type="string">
            <text:p>correspondenceFinderCurvatureThreshold</text:p>
          </table:table-cell>
          <table:table-cell office:value-type="float" office:value="0.3" calcext:value-type="float">
            <text:p>0.3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//</text:p>
          </table:table-cell>
          <table:table-cell office:value-type="string" calcext:value-type="string">
            <text:p>Linearizer</text:p>
          </table:table-cell>
          <table:table-cell table:number-columns-repeated="7"/>
          <table:table-cell office:value-type="string" calcext:value-type="string">
            <text:p>//</text:p>
          </table:table-cell>
          <table:table-cell office:value-type="string" calcext:value-type="string">
            <text:p>Lineariz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lierMaxChi2</text:p>
          </table:table-cell>
          <table:table-cell office:value-type="float" office:value="1000" calcext:value-type="float">
            <text:p>1000</text:p>
          </table:table-cell>
          <table:table-cell table:number-columns-repeated="7"/>
          <table:table-cell office:value-type="string" calcext:value-type="string">
            <text:p>inlierMaxChi2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bustKernel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robustKerne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//</text:p>
          </table:table-cell>
          <table:table-cell office:value-type="string" calcext:value-type="string">
            <text:p>Aligner</text:p>
          </table:table-cell>
          <table:table-cell table:number-columns-repeated="7"/>
          <table:table-cell office:value-type="string" calcext:value-type="string">
            <text:p>//</text:p>
          </table:table-cell>
          <table:table-cell office:value-type="string" calcext:value-type="string">
            <text:p>Alig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uterIterations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outerIterations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nerIterations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innerIteration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nliers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  <table:table-cell office:value-type="string" calcext:value-type="string">
            <text:p>minInliers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lationalMinEigenRatio</text:p>
          </table:table-cell>
          <table:table-cell office:value-type="float" office:value="200" calcext:value-type="float">
            <text:p>200</text:p>
          </table:table-cell>
          <table:table-cell table:number-columns-repeated="7"/>
          <table:table-cell office:value-type="string" calcext:value-type="string">
            <text:p>translationalMinEigenRatio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ationalMinEigenRatio</text:p>
          </table:table-cell>
          <table:table-cell office:value-type="float" office:value="200" calcext:value-type="float">
            <text:p>200</text:p>
          </table:table-cell>
          <table:table-cell table:number-columns-repeated="7"/>
          <table:table-cell office:value-type="string" calcext:value-type="string">
            <text:p>rotationalMinEigenRatio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  <table:table-cell office:value-type="string" calcext:value-type="string">
            <text:p>lambda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//</text:p>
          </table:table-cell>
          <table:table-cell office:value-type="string" calcext:value-type="string">
            <text:p>Merger</text:p>
          </table:table-cell>
          <table:table-cell table:number-columns-repeated="7"/>
          <table:table-cell office:value-type="string" calcext:value-type="string">
            <text:p>//</text:p>
          </table:table-cell>
          <table:table-cell office:value-type="string" calcext:value-type="string">
            <text:p>Mer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pthThreshold</text:p>
          </table:table-cell>
          <table:table-cell office:value-type="float" office:value="4.5" calcext:value-type="float">
            <text:p>4.5</text:p>
          </table:table-cell>
          <table:table-cell table:number-columns-repeated="7"/>
          <table:table-cell office:value-type="string" calcext:value-type="string">
            <text:p>depthThreshold</text:p>
          </table:table-cell>
          <table:table-cell office:value-type="float" office:value="4.5" calcext:value-type="float">
            <text:p>4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malThreshold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normalThreshold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table:style-name="ce478" office:value-type="string" calcext:value-type="string">
            <text:p>distanceThreshold</text:p>
          </table:table-cell>
          <table:table-cell table:style-name="ce481" office:value-type="float" office:value="0" calcext:value-type="float">
            <text:p>0</text:p>
          </table:table-cell>
          <table:table-cell table:style-name="ce481" table:number-columns-repeated="5"/>
          <table:table-cell table:style-name="ce484"/>
          <table:table-cell/>
          <table:table-cell table:style-name="ce478" office:value-type="string" calcext:value-type="string">
            <text:p>distanceThreshold</text:p>
          </table:table-cell>
          <table:table-cell table:style-name="ce481" office:value-type="float" office:value="0.1" calcext:value-type="float">
            <text:p>0.1</text:p>
          </table:table-cell>
          <table:table-cell table:style-name="ce481" table:number-columns-repeated="5"/>
          <table:table-cell table:style-name="ce484"/>
          <table:table-cell/>
        </table:table-row>
        <table:table-row table:style-name="ro1">
          <table:table-cell table:style-name="ce479"/>
          <table:table-cell table:number-columns-repeated="6"/>
          <table:table-cell table:style-name="ce479" table:number-columns-repeated="2"/>
          <table:table-cell table:style-name="Default" table:number-columns-repeated="9"/>
        </table:table-row>
        <table:table-row table:style-name="ro1">
          <table:table-cell table:style-name="ce479"/>
          <table:table-cell table:number-columns-repeated="6"/>
          <table:table-cell table:style-name="ce479" table:number-columns-repeated="2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percentage-style style:name="N123">
      <number:number number:decimal-places="3" number:min-integer-digits="1"/>
      <number:text>%</number:text>
    </number:percentage-style>
    <number:percentage-style style:name="N124">
      <number:number number:decimal-places="2" number:min-integer-digits="0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12:29:56.503737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po Serafin</meta:initial-creator>
    <meta:creation-date>2015-02-18T23:12:40.414863205</meta:creation-date>
    <dc:date>2015-03-04T16:45:33.921359668</dc:date>
    <dc:creator>Jacopo Serafin</dc:creator>
    <meta:editing-duration>P1DT1H42M37S</meta:editing-duration>
    <meta:editing-cycles>87</meta:editing-cycles>
    <meta:generator>LibreOffice/4.2.7.2$Linux_X86_64 LibreOffice_project/420m0$Build-2</meta:generator>
    <meta:document-statistic meta:table-count="4" meta:cell-count="148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Regular" style:font-family-generic="roman"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family="'Times New Roman'" style:font-style-name="Regular" style:font-family-generic="roman" fo:font-size="15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Regular" style:font-family-generic="roman" fo:font-size="18pt" style:font-size-asian="9pt" style:font-size-complex="9pt"/>
    </style:style>
    <style:style style:name="ch6" style:family="chart" style:data-style-name="N122">
      <style:chart-properties chart:display-label="true" chart:logarithmic="false" chart:minimum="0" chart:maximum="1.2" chart:origin="0" chart:reverse-direction="false" text:line-break="false" chart:link-data-style-to-source="false" chart:axis-position="1"/>
      <style:graphic-properties svg:stroke-color="#b3b3b3"/>
      <style:text-properties fo:font-family="'Times New Roman'" style:font-style-name="Regular" style:font-family-generic="roman" fo:font-size="15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79cm" svg:height="14.291cm" xlink:href=".." xlink:type="simple" chart:class="chart:bar" chart:style-name="ch1">
        <chart:legend chart:legend-position="top" svg:x="7.346cm" svg:y="0.185cm" style:legend-expansion="wide" chart:style-name="ch2"/>
        <chart:plot-area chart:style-name="ch3" table:cell-range-address="'Formatted data'.A35:'Formatted data'.B61 'Formatted data'.A34:'Formatted data'.B34 'Formatted data'.E34:'Formatted data'.E61" chart:data-source-has-labels="both" svg:x="1.792cm" svg:y="-0.021cm" svg:width="18.077cm" svg:height="14.118cm">
          <chartooo:coordinate-region svg:x="2.704cm" svg:y="0.285cm" svg:width="17.165cm" svg:height="9.038cm"/>
          <chart:axis chart:dimension="x" chart:name="primary-x" chart:style-name="ch4" chartooo:axis-type="auto">
            <chartooo:date-scale/>
            <chart:title svg:x="9.75cm" svg:y="13.168cm" chart:style-name="ch5">
              <text:p>Dataset</text:p>
            </chart:title>
            <chart:categories table:cell-range-address="'Formatted data'.A35:'Formatted data'.A61"/>
          </chart:axis>
          <chart:axis chart:dimension="y" chart:name="primary-y" chart:style-name="ch6">
            <chart:title svg:x="0.264cm" svg:y="11.293cm" chart:style-name="ch7">
              <text:p>Relative Translational Error [m]</text:p>
            </chart:title>
            <chart:grid chart:style-name="ch8" chart:class="major"/>
          </chart:axis>
          <chart:series chart:style-name="ch9" chart:values-cell-range-address="'Formatted data'.B35:'Formatted data'.B61" chart:label-cell-address="'Formatted data'.B34:'Formatted data'.B34" chart:class="chart:bar">
            <chart:data-point chart:repeated="27"/>
          </chart:series>
          <chart:series chart:style-name="ch10" chart:values-cell-range-address="'Formatted data'.E35:'Formatted data'.E61" chart:label-cell-address="'Formatted data'.E34:'Formatted data'.E34" chart:class="chart:ba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NFU</text:p>
                <draw:g>
                  <svg:desc>'Formatted data'.B34:'Formatted data'.B34</svg:desc>
                </draw:g>
              </table:table-cell>
              <table:table-cell office:value-type="string">
                <text:p>NICP+</text:p>
                <draw:g>
                  <svg:desc>'Formatted data'.E34:'Formatted data'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gh-fast-fly</text:p>
                <draw:g>
                  <svg:desc>'Formatted data'.A35:'Formatted data'.A61</svg:desc>
                </draw:g>
              </table:table-cell>
              <table:table-cell office:value-type="float" office:value="0.902324">
                <text:p>0.902324</text:p>
                <draw:g>
                  <svg:desc>'Formatted data'.B35:'Formatted data'.B61</svg:desc>
                </draw:g>
              </table:table-cell>
              <table:table-cell office:value-type="float" office:value="0.21173">
                <text:p>0.21173</text:p>
                <draw:g>
                  <svg:desc>'Formatted data'.E35:'Formatted data'.E61</svg:desc>
                </draw:g>
              </table:table-cell>
            </table:table-row>
            <table:table-row>
              <table:table-cell office:value-type="string">
                <text:p>high-fast-rot</text:p>
              </table:table-cell>
              <table:table-cell office:value-type="float" office:value="1.082796">
                <text:p>1.082796</text:p>
              </table:table-cell>
              <table:table-cell office:value-type="float" office:value="0.251056">
                <text:p>0.251056</text:p>
              </table:table-cell>
            </table:table-row>
            <table:table-row>
              <table:table-cell office:value-type="string">
                <text:p>high-fast-tr</text:p>
              </table:table-cell>
              <table:table-cell office:value-type="float" office:value="0.197961">
                <text:p>0.197961</text:p>
              </table:table-cell>
              <table:table-cell office:value-type="float" office:value="0.066474">
                <text:p>0.066474</text:p>
              </table:table-cell>
            </table:table-row>
            <table:table-row>
              <table:table-cell office:value-type="string">
                <text:p>high-medium-fly</text:p>
              </table:table-cell>
              <table:table-cell office:value-type="float" office:value="0.089923">
                <text:p>0.089923</text:p>
              </table:table-cell>
              <table:table-cell office:value-type="float" office:value="0.065459">
                <text:p>0.065459</text:p>
              </table:table-cell>
            </table:table-row>
            <table:table-row>
              <table:table-cell office:value-type="string">
                <text:p>high-medium-rot</text:p>
              </table:table-cell>
              <table:table-cell office:value-type="float" office:value="0.515299">
                <text:p>0.515299</text:p>
              </table:table-cell>
              <table:table-cell office:value-type="float" office:value="0.084876">
                <text:p>0.084876</text:p>
              </table:table-cell>
            </table:table-row>
            <table:table-row>
              <table:table-cell office:value-type="string">
                <text:p>high-medium-tr</text:p>
              </table:table-cell>
              <table:table-cell office:value-type="float" office:value="0.030541">
                <text:p>0.030541</text:p>
              </table:table-cell>
              <table:table-cell office:value-type="float" office:value="0.036285">
                <text:p>0.036285</text:p>
              </table:table-cell>
            </table:table-row>
            <table:table-row>
              <table:table-cell office:value-type="string">
                <text:p>high-slow-fly</text:p>
              </table:table-cell>
              <table:table-cell office:value-type="float" office:value="0.051506">
                <text:p>0.051506</text:p>
              </table:table-cell>
              <table:table-cell office:value-type="float" office:value="0.031865">
                <text:p>0.031865</text:p>
              </table:table-cell>
            </table:table-row>
            <table:table-row>
              <table:table-cell office:value-type="string">
                <text:p>high-slow-rot</text:p>
              </table:table-cell>
              <table:table-cell office:value-type="float" office:value="0.196334">
                <text:p>0.196334</text:p>
              </table:table-cell>
              <table:table-cell office:value-type="float" office:value="0.06803">
                <text:p>0.06803</text:p>
              </table:table-cell>
            </table:table-row>
            <table:table-row>
              <table:table-cell office:value-type="string">
                <text:p>high-slow-tr</text:p>
              </table:table-cell>
              <table:table-cell office:value-type="float" office:value="0.012471">
                <text:p>0.012471</text:p>
              </table:table-cell>
              <table:table-cell office:value-type="float" office:value="0.026941">
                <text:p>0.026941</text:p>
              </table:table-cell>
            </table:table-row>
            <table:table-row>
              <table:table-cell office:value-type="string">
                <text:p>low-fast-fly</text:p>
              </table:table-cell>
              <table:table-cell office:value-type="float" office:value="0.928188">
                <text:p>0.928188</text:p>
              </table:table-cell>
              <table:table-cell office:value-type="float" office:value="0.317285">
                <text:p>0.317285</text:p>
              </table:table-cell>
            </table:table-row>
            <table:table-row>
              <table:table-cell office:value-type="string">
                <text:p>low-fast-rot</text:p>
              </table:table-cell>
              <table:table-cell office:value-type="float" office:value="0.724294">
                <text:p>0.724294</text:p>
              </table:table-cell>
              <table:table-cell office:value-type="float" office:value="0.232751">
                <text:p>0.232751</text:p>
              </table:table-cell>
            </table:table-row>
            <table:table-row>
              <table:table-cell office:value-type="string">
                <text:p>low-fast-tr</text:p>
              </table:table-cell>
              <table:table-cell office:value-type="float" office:value="0.200711">
                <text:p>0.200711</text:p>
              </table:table-cell>
              <table:table-cell office:value-type="float" office:value="0.052508">
                <text:p>0.052508</text:p>
              </table:table-cell>
            </table:table-row>
            <table:table-row>
              <table:table-cell office:value-type="string">
                <text:p>low-medium-fly</text:p>
              </table:table-cell>
              <table:table-cell office:value-type="float" office:value="0.300893">
                <text:p>0.300893</text:p>
              </table:table-cell>
              <table:table-cell office:value-type="float" office:value="0.052374">
                <text:p>0.052374</text:p>
              </table:table-cell>
            </table:table-row>
            <table:table-row>
              <table:table-cell office:value-type="string">
                <text:p>low-medium-rot</text:p>
              </table:table-cell>
              <table:table-cell office:value-type="float" office:value="0.422972">
                <text:p>0.422972</text:p>
              </table:table-cell>
              <table:table-cell office:value-type="float" office:value="0.056137">
                <text:p>0.056137</text:p>
              </table:table-cell>
            </table:table-row>
            <table:table-row>
              <table:table-cell office:value-type="string">
                <text:p>low-medium-tr</text:p>
              </table:table-cell>
              <table:table-cell office:value-type="float" office:value="0.143064">
                <text:p>0.143064</text:p>
              </table:table-cell>
              <table:table-cell office:value-type="float" office:value="0.059752">
                <text:p>0.059752</text:p>
              </table:table-cell>
            </table:table-row>
            <table:table-row>
              <table:table-cell office:value-type="string">
                <text:p>low-slow-fly</text:p>
              </table:table-cell>
              <table:table-cell office:value-type="float" office:value="0.029699">
                <text:p>0.029699</text:p>
              </table:table-cell>
              <table:table-cell office:value-type="float" office:value="0.04122">
                <text:p>0.04122</text:p>
              </table:table-cell>
            </table:table-row>
            <table:table-row>
              <table:table-cell office:value-type="string">
                <text:p>low-slow-rot</text:p>
              </table:table-cell>
              <table:table-cell office:value-type="float" office:value="0.241557">
                <text:p>0.241557</text:p>
              </table:table-cell>
              <table:table-cell office:value-type="float" office:value="0.066725">
                <text:p>0.066725</text:p>
              </table:table-cell>
            </table:table-row>
            <table:table-row>
              <table:table-cell office:value-type="string">
                <text:p>low-slow-tr</text:p>
              </table:table-cell>
              <table:table-cell office:value-type="float" office:value="0.061429">
                <text:p>0.061429</text:p>
              </table:table-cell>
              <table:table-cell office:value-type="float" office:value="0.032682">
                <text:p>0.032682</text:p>
              </table:table-cell>
            </table:table-row>
            <table:table-row>
              <table:table-cell office:value-type="string">
                <text:p>medium-fast-fly</text:p>
              </table:table-cell>
              <table:table-cell office:value-type="float" office:value="1.182768">
                <text:p>1.182768</text:p>
              </table:table-cell>
              <table:table-cell office:value-type="float" office:value="0.314014">
                <text:p>0.314014</text:p>
              </table:table-cell>
            </table:table-row>
            <table:table-row>
              <table:table-cell office:value-type="string">
                <text:p>medium-fast-rot</text:p>
              </table:table-cell>
              <table:table-cell office:value-type="float" office:value="0.714944">
                <text:p>0.714944</text:p>
              </table:table-cell>
              <table:table-cell office:value-type="float" office:value="0.177314">
                <text:p>0.177314</text:p>
              </table:table-cell>
            </table:table-row>
            <table:table-row>
              <table:table-cell office:value-type="string">
                <text:p>medium-fast-tr</text:p>
              </table:table-cell>
              <table:table-cell office:value-type="float" office:value="0.179745">
                <text:p>0.179745</text:p>
              </table:table-cell>
              <table:table-cell office:value-type="float" office:value="0.06924">
                <text:p>0.06924</text:p>
              </table:table-cell>
            </table:table-row>
            <table:table-row>
              <table:table-cell office:value-type="string">
                <text:p>medium-medium-fly</text:p>
              </table:table-cell>
              <table:table-cell office:value-type="float" office:value="0.144472">
                <text:p>0.144472</text:p>
              </table:table-cell>
              <table:table-cell office:value-type="float" office:value="0.056973">
                <text:p>0.056973</text:p>
              </table:table-cell>
            </table:table-row>
            <table:table-row>
              <table:table-cell office:value-type="string">
                <text:p>medium-medium-rot</text:p>
              </table:table-cell>
              <table:table-cell office:value-type="float" office:value="0.403477">
                <text:p>0.403477</text:p>
              </table:table-cell>
              <table:table-cell office:value-type="float" office:value="0.070383">
                <text:p>0.070383</text:p>
              </table:table-cell>
            </table:table-row>
            <table:table-row>
              <table:table-cell office:value-type="string">
                <text:p>medium-medium-tr</text:p>
              </table:table-cell>
              <table:table-cell office:value-type="float" office:value="0.032905">
                <text:p>0.032905</text:p>
              </table:table-cell>
              <table:table-cell office:value-type="float" office:value="0.032166">
                <text:p>0.032166</text:p>
              </table:table-cell>
            </table:table-row>
            <table:table-row>
              <table:table-cell office:value-type="string">
                <text:p>medium-slow-fly</text:p>
              </table:table-cell>
              <table:table-cell office:value-type="float" office:value="0.042709">
                <text:p>0.042709</text:p>
              </table:table-cell>
              <table:table-cell office:value-type="float" office:value="0.032846">
                <text:p>0.032846</text:p>
              </table:table-cell>
            </table:table-row>
            <table:table-row>
              <table:table-cell office:value-type="string">
                <text:p>medium-slow-rot</text:p>
              </table:table-cell>
              <table:table-cell office:value-type="float" office:value="0.095694">
                <text:p>0.095694</text:p>
              </table:table-cell>
              <table:table-cell office:value-type="float" office:value="0.037706">
                <text:p>0.037706</text:p>
              </table:table-cell>
            </table:table-row>
            <table:table-row>
              <table:table-cell office:value-type="string">
                <text:p>medium-slow-tr</text:p>
              </table:table-cell>
              <table:table-cell office:value-type="float" office:value="0.094758">
                <text:p>0.094758</text:p>
              </table:table-cell>
              <table:table-cell office:value-type="float" office:value="0.027351">
                <text:p>0.0273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Times New Roman'" style:font-style-name="Regular" style:font-family-generic="roman"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Times New Roman'" style:font-style-name="Regular" style:font-family-generic="roman" fo:font-size="2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error-category="cell-range" chart:error-upper-range="'Morphing data'.C4:'Morphing data'.C7" chart:error-lower-range="'Morphing data'.C4:'Morphing data'.C7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family="'Times New Roman'" style:font-style-name="Regular" style:font-family-generic="roman" fo:font-size="15pt" style:font-size-asian="10pt" style:font-size-complex="10pt"/>
    </style:style>
    <style:style style:name="ch6" style:family="chart">
      <style:chart-properties style:rotation-angle="0"/>
      <style:text-properties fo:font-family="'Times New Roman'" style:font-style-name="Regular" style:font-family-generic="roman" fo:font-size="18pt" style:font-size-asian="9pt" style:font-size-complex="9pt"/>
    </style:style>
    <style:style style:name="ch7" style:family="chart" style:data-style-name="N0">
      <style:chart-properties chart:display-label="true" chart:logarithmic="false" chart:minimum="-0.4" chart:maximum="5" chart:origin="0" chart:reverse-direction="false" text:line-break="false" chart:link-data-style-to-source="true" chart:axis-position="1"/>
      <style:graphic-properties svg:stroke-color="#b3b3b3"/>
      <style:text-properties fo:font-family="'Times New Roman'" style:font-style-name="Regular" style:font-family-generic="roman" fo:font-size="15pt" style:font-size-asian="10pt" style:font-size-complex="10pt"/>
    </style:style>
    <style:style style:name="ch8" style:family="chart">
      <style:chart-properties style:rotation-angle="90"/>
      <style:text-properties fo:font-family="'Times New Roman'" style:font-style-name="Regular" style:font-family-generic="roman" fo:font-size="18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orphing data'.C4:'Morphing data'.C7" chart:error-lower-range="'Morphing data'.C4:'Morphing data'.C7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Morphing data'.C4:'Morphing data'.C7" chart:error-lower-range="'Morphing data'.C4:'Morphing data'.C7" chart:std-weight="1"/>
      <style:graphic-properties draw:stroke="solid" svg:stroke-width="0.102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line" chart:style-name="ch1">
        <chart:title svg:x="7.951cm" svg:y="0.315cm" chart:style-name="ch2">
          <text:p>ETH Hauptgebaude</text:p>
        </chart:title>
        <chart:legend svg:x="12.737cm" svg:y="1.498cm" style:legend-expansion="custom" chartooo:width="1.56cm" chartooo:height="1.476cm" style:legend-expansion-aspect-ratio="1.05691056910569" chart:style-name="ch3"/>
        <chart:plot-area chart:style-name="ch4" table:cell-range-address="'Morphing data'.A3:'Morphing data'.B7" chart:data-source-has-labels="both" svg:x="1.079cm" svg:y="0.309cm" svg:width="14.696cm" svg:height="7.718cm">
          <chartooo:coordinate-region svg:x="2.177cm" svg:y="0.309cm" svg:width="12.339cm" svg:height="6.859cm"/>
          <chart:axis chart:dimension="x" chart:name="primary-x" chart:style-name="ch5" chartooo:axis-type="auto">
            <chartooo:date-scale/>
            <chart:title svg:x="6.497cm" svg:y="7.89cm" chart:style-name="ch6">
              <text:p>Algorithm</text:p>
            </chart:title>
            <chart:categories table:cell-range-address="'Morphing data'.A4:'Morphing data'.A7"/>
          </chart:axis>
          <chart:axis chart:dimension="y" chart:name="primary-y" chart:style-name="ch7">
            <chart:title svg:x="0.007cm" svg:y="8.482cm" chart:style-name="ch8">
              <text:p>Relative Translational Error [m]</text:p>
            </chart:title>
          </chart:axis>
          <chart:series chart:style-name="ch9" chart:values-cell-range-address="'Morphing data'.B4:'Morphing data'.B7" chart:label-cell-address="'Morphing data'.B3:'Morphing data'.B3" chart:class="chart:line">
            <chart:error-indicator chart:style-name="ch10" chart:dimension="y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μ</text:p>
                <draw:g>
                  <svg:desc>'Morphing data'.B3:'Morphing data'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GICP</text:p>
                <draw:g>
                  <svg:desc>'Morphing data'.A4:'Morphing data'.A7</svg:desc>
                </draw:g>
              </table:table-cell>
              <table:table-cell office:value-type="float" office:value="1.694692">
                <text:p>1.694692</text:p>
                <draw:g>
                  <svg:desc>'Morphing data'.B4:'Morphing data'.B7</svg:desc>
                </draw:g>
              </table:table-cell>
              <table:table-cell office:value-type="float" office:value="2.017185">
                <text:p>2.017185</text:p>
                <draw:g>
                  <svg:desc>'Morphing data'.C4:'Morphing data'.C7</svg:desc>
                </draw:g>
              </table:table-cell>
              <table:table-cell office:value-type="float" office:value="2.017185">
                <text:p>2.017185</text:p>
                <draw:g>
                  <svg:desc>'Morphing data'.C4:'Morphing data'.C7</svg:desc>
                </draw:g>
              </table:table-cell>
            </table:table-row>
            <table:table-row>
              <table:table-cell office:value-type="string">
                <text:p>NICP 33%</text:p>
              </table:table-cell>
              <table:table-cell office:value-type="float" office:value="0.065576">
                <text:p>0.065576</text:p>
              </table:table-cell>
              <table:table-cell office:value-type="float" office:value="0.064873">
                <text:p>0.064873</text:p>
              </table:table-cell>
              <table:table-cell office:value-type="float" office:value="0.064873">
                <text:p>0.064873</text:p>
              </table:table-cell>
            </table:table-row>
            <table:table-row>
              <table:table-cell office:value-type="string">
                <text:p>NICP 66%</text:p>
              </table:table-cell>
              <table:table-cell office:value-type="float" office:value="0.066429">
                <text:p>0.066429</text:p>
              </table:table-cell>
              <table:table-cell office:value-type="float" office:value="0.065759">
                <text:p>0.065759</text:p>
              </table:table-cell>
              <table:table-cell office:value-type="float" office:value="0.065759">
                <text:p>0.065759</text:p>
              </table:table-cell>
            </table:table-row>
            <table:table-row>
              <table:table-cell office:value-type="string">
                <text:p>NICP 100%</text:p>
              </table:table-cell>
              <table:table-cell office:value-type="float" office:value="0.068">
                <text:p>0.068</text:p>
              </table:table-cell>
              <table:table-cell office:value-type="float" office:value="0.067754">
                <text:p>0.067754</text:p>
              </table:table-cell>
              <table:table-cell office:value-type="float" office:value="0.067754">
                <text:p>0.0677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Times New Roman'" style:font-style-name="Regular" style:font-family-generic="roman"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Times New Roman'" style:font-style-name="Regular" style:font-family-generic="roman" fo:font-size="2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error-category="cell-range" chart:error-upper-range="'Morphing data'.E4:'Morphing data'.E7" chart:error-lower-range="'Morphing data'.E4:'Morphing data'.E7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family="'Times New Roman'" style:font-style-name="Regular" style:font-family-generic="roman" fo:font-size="15pt" style:font-size-asian="10pt" style:font-size-complex="10pt"/>
    </style:style>
    <style:style style:name="ch6" style:family="chart">
      <style:chart-properties style:rotation-angle="0"/>
      <style:text-properties fo:font-family="'Times New Roman'" style:font-style-name="Regular" style:font-family-generic="roman" fo:font-size="18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5" chart:origin="0" chart:reverse-direction="false" text:line-break="false" chart:link-data-style-to-source="true" chart:axis-position="1"/>
      <style:graphic-properties svg:stroke-color="#b3b3b3"/>
      <style:text-properties fo:font-family="'Times New Roman'" style:font-style-name="Regular" style:font-family-generic="roman" fo:font-size="15pt" style:font-size-asian="10pt" style:font-size-complex="10pt"/>
    </style:style>
    <style:style style:name="ch8" style:family="chart">
      <style:chart-properties style:rotation-angle="90"/>
      <style:text-properties fo:font-family="'Times New Roman'" style:font-style-name="Regular" style:font-family-generic="roman" fo:font-size="18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orphing data'.E4:'Morphing data'.E7" chart:error-lower-range="'Morphing data'.E4:'Morphing data'.E7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Morphing data'.E4:'Morphing data'.E7" chart:error-lower-range="'Morphing data'.E4:'Morphing data'.E7" chart:std-weight="1"/>
      <style:graphic-properties draw:stroke="solid" svg:stroke-width="0.102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line" chart:style-name="ch1">
        <chart:title svg:x="7.951cm" svg:y="0.315cm" chart:style-name="ch2">
          <text:p>ETH Hauptgebaude</text:p>
        </chart:title>
        <chart:legend svg:x="12.893cm" svg:y="1.498cm" style:legend-expansion="custom" chartooo:width="1.004cm" chartooo:height="1.476cm" style:legend-expansion-aspect-ratio="0.680216802168022" chart:style-name="ch3"/>
        <chart:plot-area chart:style-name="ch4" table:cell-range-address="'Morphing data'.A4:'Morphing data'.A7 'Morphing data'.D3:'Morphing data'.D7" chart:data-source-has-labels="both" svg:x="1.265cm" svg:y="0.309cm" svg:width="14.51cm" svg:height="7.718cm">
          <chartooo:coordinate-region svg:x="2.177cm" svg:y="0.309cm" svg:width="12.339cm" svg:height="6.859cm"/>
          <chart:axis chart:dimension="x" chart:name="primary-x" chart:style-name="ch5" chartooo:axis-type="auto">
            <chartooo:date-scale/>
            <chart:title svg:x="6.499cm" svg:y="7.892cm" chart:style-name="ch6">
              <text:p>Algorithm</text:p>
            </chart:title>
            <chart:categories table:cell-range-address="'Morphing data'.A4:'Morphing data'.A7"/>
          </chart:axis>
          <chart:axis chart:dimension="y" chart:name="primary-y" chart:style-name="ch7">
            <chart:title svg:x="0.004cm" svg:y="8.762cm" chart:style-name="ch8">
              <text:p>Relative Rotational Error [deg °]</text:p>
            </chart:title>
          </chart:axis>
          <chart:series chart:style-name="ch9" chart:values-cell-range-address="'Morphing data'.D4:'Morphing data'.D7" chart:label-cell-address="'Morphing data'.D3:'Morphing data'.D3" chart:class="chart:line">
            <chart:error-indicator chart:style-name="ch10" chart:dimension="y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μ</text:p>
                <draw:g>
                  <svg:desc>'Morphing data'.D3:'Morphing data'.D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GICP</text:p>
                <draw:g>
                  <svg:desc>'Morphing data'.A4:'Morphing data'.A7</svg:desc>
                </draw:g>
              </table:table-cell>
              <table:table-cell office:value-type="float" office:value="0.729225">
                <text:p>0.729225</text:p>
                <draw:g>
                  <svg:desc>'Morphing data'.D4:'Morphing data'.D7</svg:desc>
                </draw:g>
              </table:table-cell>
              <table:table-cell office:value-type="float" office:value="0.427841">
                <text:p>0.427841</text:p>
                <draw:g>
                  <svg:desc>'Morphing data'.E4:'Morphing data'.E7</svg:desc>
                </draw:g>
              </table:table-cell>
              <table:table-cell office:value-type="float" office:value="0.427841">
                <text:p>0.427841</text:p>
                <draw:g>
                  <svg:desc>'Morphing data'.E4:'Morphing data'.E7</svg:desc>
                </draw:g>
              </table:table-cell>
            </table:table-row>
            <table:table-row>
              <table:table-cell office:value-type="string">
                <text:p>NICP 33%</text:p>
              </table:table-cell>
              <table:table-cell office:value-type="float" office:value="0.605583">
                <text:p>0.605583</text:p>
              </table:table-cell>
              <table:table-cell office:value-type="float" office:value="0.359867">
                <text:p>0.359867</text:p>
              </table:table-cell>
              <table:table-cell office:value-type="float" office:value="0.359867">
                <text:p>0.359867</text:p>
              </table:table-cell>
            </table:table-row>
            <table:table-row>
              <table:table-cell office:value-type="string">
                <text:p>NICP 66%</text:p>
              </table:table-cell>
              <table:table-cell office:value-type="float" office:value="0.624021">
                <text:p>0.624021</text:p>
              </table:table-cell>
              <table:table-cell office:value-type="float" office:value="0.374023">
                <text:p>0.374023</text:p>
              </table:table-cell>
              <table:table-cell office:value-type="float" office:value="0.374023">
                <text:p>0.374023</text:p>
              </table:table-cell>
            </table:table-row>
            <table:table-row>
              <table:table-cell office:value-type="string">
                <text:p>NICP 100%</text:p>
              </table:table-cell>
              <table:table-cell office:value-type="float" office:value="0.650923">
                <text:p>0.650923</text:p>
              </table:table-cell>
              <table:table-cell office:value-type="float" office:value="0.392154">
                <text:p>0.392154</text:p>
              </table:table-cell>
              <table:table-cell office:value-type="float" office:value="0.392154">
                <text:p>0.3921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Times New Roman'" style:font-style-name="Regular" style:font-family-generic="roman"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Times New Roman'" style:font-style-name="Regular" style:font-family-generic="roman" fo:font-size="2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error-category="cell-range" chart:error-upper-range="'Morphing data'.C12:'Morphing data'.C15" chart:error-lower-range="'Morphing data'.C12:'Morphing data'.C15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family="'Times New Roman'" style:font-style-name="Regular" style:font-family-generic="roman" fo:font-size="15pt" style:font-size-asian="10pt" style:font-size-complex="10pt"/>
    </style:style>
    <style:style style:name="ch6" style:family="chart">
      <style:chart-properties style:rotation-angle="0"/>
      <style:text-properties fo:font-family="'Times New Roman'" style:font-style-name="Regular" style:font-family-generic="roman" fo:font-size="18pt" style:font-size-asian="9pt" style:font-size-complex="9pt"/>
    </style:style>
    <style:style style:name="ch7" style:family="chart" style:data-style-name="N0">
      <style:chart-properties chart:display-label="true" chart:logarithmic="false" chart:minimum="-1.9" chart:maximum="6" chart:origin="0" chart:reverse-direction="false" text:line-break="false" chart:link-data-style-to-source="true" chart:axis-position="1"/>
      <style:graphic-properties svg:stroke-color="#b3b3b3"/>
      <style:text-properties fo:font-family="'Times New Roman'" style:font-style-name="Regular" style:font-family-generic="roman" fo:font-size="15pt" style:font-size-asian="10pt" style:font-size-complex="10pt"/>
    </style:style>
    <style:style style:name="ch8" style:family="chart">
      <style:chart-properties style:rotation-angle="90"/>
      <style:text-properties fo:font-family="'Times New Roman'" style:font-style-name="Regular" style:font-family-generic="roman" fo:font-size="18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orphing data'.C12:'Morphing data'.C15" chart:error-lower-range="'Morphing data'.C12:'Morphing data'.C15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Morphing data'.C12:'Morphing data'.C15" chart:error-lower-range="'Morphing data'.C12:'Morphing data'.C15" chart:std-weight="1"/>
      <style:graphic-properties draw:stroke="solid" svg:stroke-width="0.102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line" chart:style-name="ch1">
        <chart:title svg:x="10.55cm" svg:y="0.315cm" chart:style-name="ch2">
          <text:p>ETH Stairs</text:p>
        </chart:title>
        <chart:legend svg:x="12.993cm" svg:y="1.498cm" style:legend-expansion="custom" chartooo:width="1.004cm" chartooo:height="1.476cm" style:legend-expansion-aspect-ratio="0.680216802168022" chart:style-name="ch3"/>
        <chart:plot-area chart:style-name="ch4" table:cell-range-address="'Morphing data'.A4:'Morphing data'.A7 'Morphing data'.B11:'Morphing data'.B15" chart:data-source-has-labels="both" svg:x="1.079cm" svg:y="0.309cm" svg:width="14.696cm" svg:height="7.718cm">
          <chartooo:coordinate-region svg:x="2.177cm" svg:y="0.309cm" svg:width="12.339cm" svg:height="6.859cm"/>
          <chart:axis chart:dimension="x" chart:name="primary-x" chart:style-name="ch5" chartooo:axis-type="auto">
            <chartooo:date-scale/>
            <chart:title svg:x="6.499cm" svg:y="7.892cm" chart:style-name="ch6">
              <text:p>Algorithm</text:p>
            </chart:title>
            <chart:categories table:cell-range-address="'Morphing data'.A4:'Morphing data'.A7"/>
          </chart:axis>
          <chart:axis chart:dimension="y" chart:name="primary-y" chart:style-name="ch7">
            <chart:title svg:x="0.009cm" svg:y="8.641cm" chart:style-name="ch8">
              <text:p>Relative Translational Error [m]</text:p>
            </chart:title>
          </chart:axis>
          <chart:series chart:style-name="ch9" chart:values-cell-range-address="'Morphing data'.B12:'Morphing data'.B15" chart:label-cell-address="'Morphing data'.B11:'Morphing data'.B11" chart:class="chart:line">
            <chart:error-indicator chart:style-name="ch10" chart:dimension="y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μ</text:p>
                <draw:g>
                  <svg:desc>'Morphing data'.B11:'Morphing data'.B1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GICP</text:p>
                <draw:g>
                  <svg:desc>'Morphing data'.A4:'Morphing data'.A7</svg:desc>
                </draw:g>
              </table:table-cell>
              <table:table-cell office:value-type="float" office:value="1.573005">
                <text:p>1.573005</text:p>
                <draw:g>
                  <svg:desc>'Morphing data'.B12:'Morphing data'.B15</svg:desc>
                </draw:g>
              </table:table-cell>
              <table:table-cell office:value-type="float" office:value="3.381393">
                <text:p>3.381393</text:p>
                <draw:g>
                  <svg:desc>'Morphing data'.C12:'Morphing data'.C15</svg:desc>
                </draw:g>
              </table:table-cell>
              <table:table-cell office:value-type="float" office:value="3.381393">
                <text:p>3.381393</text:p>
                <draw:g>
                  <svg:desc>'Morphing data'.C12:'Morphing data'.C15</svg:desc>
                </draw:g>
              </table:table-cell>
            </table:table-row>
            <table:table-row>
              <table:table-cell office:value-type="string">
                <text:p>NICP 33%</text:p>
              </table:table-cell>
              <table:table-cell office:value-type="float" office:value="0.188606">
                <text:p>0.188606</text:p>
              </table:table-cell>
              <table:table-cell office:value-type="float" office:value="0.286006">
                <text:p>0.286006</text:p>
              </table:table-cell>
              <table:table-cell office:value-type="float" office:value="0.286006">
                <text:p>0.286006</text:p>
              </table:table-cell>
            </table:table-row>
            <table:table-row>
              <table:table-cell office:value-type="string">
                <text:p>NICP 66%</text:p>
              </table:table-cell>
              <table:table-cell office:value-type="float" office:value="0.187101">
                <text:p>0.187101</text:p>
              </table:table-cell>
              <table:table-cell office:value-type="float" office:value="0.282971">
                <text:p>0.282971</text:p>
              </table:table-cell>
              <table:table-cell office:value-type="float" office:value="0.282971">
                <text:p>0.282971</text:p>
              </table:table-cell>
            </table:table-row>
            <table:table-row>
              <table:table-cell office:value-type="string">
                <text:p>NICP 100%</text:p>
              </table:table-cell>
              <table:table-cell office:value-type="float" office:value="0.187527">
                <text:p>0.187527</text:p>
              </table:table-cell>
              <table:table-cell office:value-type="float" office:value="0.283922">
                <text:p>0.283922</text:p>
              </table:table-cell>
              <table:table-cell office:value-type="float" office:value="0.283922">
                <text:p>0.2839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Times New Roman'" style:font-style-name="Regular" style:font-family-generic="roman"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Times New Roman'" style:font-style-name="Regular" style:font-family-generic="roman" fo:font-size="2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error-category="cell-range" chart:error-upper-range="'Morphing data'.E12:'Morphing data'.E15" chart:error-lower-range="'Morphing data'.E12:'Morphing data'.E15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family="'Times New Roman'" style:font-style-name="Regular" style:font-family-generic="roman" fo:font-size="15pt" style:font-size-asian="10pt" style:font-size-complex="10pt"/>
    </style:style>
    <style:style style:name="ch6" style:family="chart">
      <style:chart-properties style:rotation-angle="0"/>
      <style:text-properties fo:font-family="'Times New Roman'" style:font-style-name="Regular" style:font-family-generic="roman" fo:font-size="18pt" style:font-size-asian="9pt" style:font-size-complex="9pt"/>
    </style:style>
    <style:style style:name="ch7" style:family="chart" style:data-style-name="N0">
      <style:chart-properties chart:display-label="true" chart:logarithmic="false" chart:minimum="-17" chart:maximum="60" chart:origin="0" chart:reverse-direction="false" text:line-break="false" chart:link-data-style-to-source="true" chart:axis-position="1"/>
      <style:graphic-properties svg:stroke-color="#b3b3b3"/>
      <style:text-properties fo:font-family="'Times New Roman'" style:font-style-name="Regular" style:font-family-generic="roman" fo:font-size="15pt" style:font-size-asian="10pt" style:font-size-complex="10pt"/>
    </style:style>
    <style:style style:name="ch8" style:family="chart">
      <style:chart-properties style:rotation-angle="90"/>
      <style:text-properties fo:font-family="'Times New Roman'" style:font-style-name="Regular" style:font-family-generic="roman" fo:font-size="18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orphing data'.E12:'Morphing data'.E15" chart:error-lower-range="'Morphing data'.E12:'Morphing data'.E15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Morphing data'.E12:'Morphing data'.E15" chart:error-lower-range="'Morphing data'.E12:'Morphing data'.E15" chart:std-weight="1"/>
      <style:graphic-properties draw:stroke="solid" svg:stroke-width="0.102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line" chart:style-name="ch1">
        <chart:title svg:x="10.55cm" svg:y="0.315cm" chart:style-name="ch2">
          <text:p>ETH Stairs</text:p>
        </chart:title>
        <chart:legend svg:x="12.993cm" svg:y="1.498cm" style:legend-expansion="custom" chartooo:width="1.004cm" chartooo:height="1.476cm" style:legend-expansion-aspect-ratio="0.680216802168022" chart:style-name="ch3"/>
        <chart:plot-area chart:style-name="ch4" table:cell-range-address="'Morphing data'.A4:'Morphing data'.A7 'Morphing data'.D11:'Morphing data'.D15" chart:data-source-has-labels="both" svg:x="1.212cm" svg:y="0.309cm" svg:width="14.563cm" svg:height="7.718cm">
          <chartooo:coordinate-region svg:x="2.177cm" svg:y="0.309cm" svg:width="12.339cm" svg:height="6.859cm"/>
          <chart:axis chart:dimension="x" chart:name="primary-x" chart:style-name="ch5" chartooo:axis-type="auto">
            <chartooo:date-scale/>
            <chart:title svg:x="6.501cm" svg:y="7.894cm" chart:style-name="ch6">
              <text:p>Algorithm</text:p>
            </chart:title>
            <chart:categories table:cell-range-address="'Morphing data'.A4:'Morphing data'.A7"/>
          </chart:axis>
          <chart:axis chart:dimension="y" chart:name="primary-y" chart:style-name="ch7">
            <chart:title svg:x="0.004cm" svg:y="8.837cm" chart:style-name="ch8">
              <text:p>Relative Rotational Error [deg °]</text:p>
            </chart:title>
          </chart:axis>
          <chart:series chart:style-name="ch9" chart:values-cell-range-address="'Morphing data'.D12:'Morphing data'.D15" chart:label-cell-address="'Morphing data'.D11:'Morphing data'.D11" chart:class="chart:line">
            <chart:error-indicator chart:style-name="ch10" chart:dimension="y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μ</text:p>
                <draw:g>
                  <svg:desc>'Morphing data'.D11:'Morphing data'.D1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GICP</text:p>
                <draw:g>
                  <svg:desc>'Morphing data'.A4:'Morphing data'.A7</svg:desc>
                </draw:g>
              </table:table-cell>
              <table:table-cell office:value-type="float" office:value="16.849881">
                <text:p>16.849881</text:p>
                <draw:g>
                  <svg:desc>'Morphing data'.D12:'Morphing data'.D15</svg:desc>
                </draw:g>
              </table:table-cell>
              <table:table-cell office:value-type="float" office:value="33.498634">
                <text:p>33.498634</text:p>
                <draw:g>
                  <svg:desc>'Morphing data'.E12:'Morphing data'.E15</svg:desc>
                </draw:g>
              </table:table-cell>
              <table:table-cell office:value-type="float" office:value="33.498634">
                <text:p>33.498634</text:p>
                <draw:g>
                  <svg:desc>'Morphing data'.E12:'Morphing data'.E15</svg:desc>
                </draw:g>
              </table:table-cell>
            </table:table-row>
            <table:table-row>
              <table:table-cell office:value-type="string">
                <text:p>NICP 33%</text:p>
              </table:table-cell>
              <table:table-cell office:value-type="float" office:value="0.996833">
                <text:p>0.996833</text:p>
              </table:table-cell>
              <table:table-cell office:value-type="float" office:value="0.71264">
                <text:p>0.71264</text:p>
              </table:table-cell>
              <table:table-cell office:value-type="float" office:value="0.71264">
                <text:p>0.71264</text:p>
              </table:table-cell>
            </table:table-row>
            <table:table-row>
              <table:table-cell office:value-type="string">
                <text:p>NICP 66%</text:p>
              </table:table-cell>
              <table:table-cell office:value-type="float" office:value="0.994227">
                <text:p>0.994227</text:p>
              </table:table-cell>
              <table:table-cell office:value-type="float" office:value="0.684057">
                <text:p>0.684057</text:p>
              </table:table-cell>
              <table:table-cell office:value-type="float" office:value="0.684057">
                <text:p>0.684057</text:p>
              </table:table-cell>
            </table:table-row>
            <table:table-row>
              <table:table-cell office:value-type="string">
                <text:p>NICP 100%</text:p>
              </table:table-cell>
              <table:table-cell office:value-type="float" office:value="0.879143">
                <text:p>0.879143</text:p>
              </table:table-cell>
              <table:table-cell office:value-type="float" office:value="0.562824">
                <text:p>0.562824</text:p>
              </table:table-cell>
              <table:table-cell office:value-type="float" office:value="0.562824">
                <text:p>0.5628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Regular" style:font-family-generic="roman"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family="'Times New Roman'" style:font-style-name="Regular" style:font-family-generic="roman" fo:font-size="15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Regular" style:font-family-generic="roman" fo:font-size="18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22" chart:origin="0" chart:reverse-direction="false" text:line-break="false" chart:link-data-style-to-source="false" chart:axis-position="0"/>
      <style:graphic-properties svg:stroke-color="#b3b3b3"/>
      <style:text-properties fo:font-family="'Times New Roman'" style:font-style-name="Regular" style:font-family-generic="roman" fo:font-size="15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07cm" svg:height="14.291cm" xlink:href=".." xlink:type="simple" chart:class="chart:bar" chart:style-name="ch1">
        <chart:legend chart:legend-position="top" svg:x="7.36cm" svg:y="0.185cm" style:legend-expansion="wide" chart:style-name="ch2"/>
        <chart:plot-area chart:style-name="ch3" table:cell-range-address="'Formatted data'.I35:'Formatted data'.J61 'Formatted data'.I34:'Formatted data'.J34 'Formatted data'.M34:'Formatted data'.M61" chart:data-source-has-labels="both" svg:x="1.791cm" svg:y="0.283cm" svg:width="18.074cm" svg:height="13.706cm">
          <chartooo:coordinate-region svg:x="2.571cm" svg:y="0.283cm" svg:width="17.294cm" svg:height="8.932cm"/>
          <chart:axis chart:dimension="x" chart:name="primary-x" chart:style-name="ch4" chartooo:axis-type="auto">
            <chartooo:date-scale/>
            <chart:title svg:x="9.748cm" svg:y="13.168cm" chart:style-name="ch5">
              <text:p>Dataset</text:p>
            </chart:title>
            <chart:categories table:cell-range-address="'Formatted data'.I35:'Formatted data'.I61"/>
          </chart:axis>
          <chart:axis chart:dimension="y" chart:name="primary-y" chart:style-name="ch6">
            <chart:title svg:x="0.262cm" svg:y="11.484cm" chart:style-name="ch7">
              <text:p>Relative Rotational Error [deg °]</text:p>
            </chart:title>
            <chart:grid chart:style-name="ch8" chart:class="major"/>
          </chart:axis>
          <chart:series chart:style-name="ch9" chart:values-cell-range-address="'Formatted data'.J35:'Formatted data'.J61" chart:label-cell-address="'Formatted data'.J34:'Formatted data'.J34" chart:class="chart:bar">
            <chart:data-point chart:repeated="27"/>
          </chart:series>
          <chart:series chart:style-name="ch10" chart:values-cell-range-address="'Formatted data'.M35:'Formatted data'.M61" chart:label-cell-address="'Formatted data'.M34:'Formatted data'.M34" chart:class="chart:ba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INFU</text:p>
                <draw:g>
                  <svg:desc>'Formatted data'.J34:'Formatted data'.J34</svg:desc>
                </draw:g>
              </table:table-cell>
              <table:table-cell office:value-type="string">
                <text:p>NICP+</text:p>
                <draw:g>
                  <svg:desc>'Formatted data'.M34:'Formatted data'.M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gh-fast-fly</text:p>
                <draw:g>
                  <svg:desc>'Formatted data'.I35:'Formatted data'.I61</svg:desc>
                </draw:g>
              </table:table-cell>
              <table:table-cell office:value-type="float" office:value="13.423017">
                <text:p>13.423017</text:p>
                <draw:g>
                  <svg:desc>'Formatted data'.J35:'Formatted data'.J61</svg:desc>
                </draw:g>
              </table:table-cell>
              <table:table-cell office:value-type="float" office:value="12.795545">
                <text:p>12.795545</text:p>
                <draw:g>
                  <svg:desc>'Formatted data'.M35:'Formatted data'.M61</svg:desc>
                </draw:g>
              </table:table-cell>
            </table:table-row>
            <table:table-row>
              <table:table-cell office:value-type="string">
                <text:p>high-fast-rot</text:p>
              </table:table-cell>
              <table:table-cell office:value-type="float" office:value="17.3249">
                <text:p>17.3249</text:p>
              </table:table-cell>
              <table:table-cell office:value-type="float" office:value="14.577807">
                <text:p>14.577807</text:p>
              </table:table-cell>
            </table:table-row>
            <table:table-row>
              <table:table-cell office:value-type="string">
                <text:p>high-fast-tr</text:p>
              </table:table-cell>
              <table:table-cell office:value-type="float" office:value="5.161619">
                <text:p>5.161619</text:p>
              </table:table-cell>
              <table:table-cell office:value-type="float" office:value="4.880258">
                <text:p>4.880258</text:p>
              </table:table-cell>
            </table:table-row>
            <table:table-row>
              <table:table-cell office:value-type="string">
                <text:p>high-medium-fly</text:p>
              </table:table-cell>
              <table:table-cell office:value-type="float" office:value="4.209641">
                <text:p>4.209641</text:p>
              </table:table-cell>
              <table:table-cell office:value-type="float" office:value="4.347995">
                <text:p>4.347995</text:p>
              </table:table-cell>
            </table:table-row>
            <table:table-row>
              <table:table-cell office:value-type="string">
                <text:p>high-medium-rot</text:p>
              </table:table-cell>
              <table:table-cell office:value-type="float" office:value="11.195611">
                <text:p>11.195611</text:p>
              </table:table-cell>
              <table:table-cell office:value-type="float" office:value="8.041505">
                <text:p>8.041505</text:p>
              </table:table-cell>
            </table:table-row>
            <table:table-row>
              <table:table-cell office:value-type="string">
                <text:p>high-medium-tr</text:p>
              </table:table-cell>
              <table:table-cell office:value-type="float" office:value="2.289754">
                <text:p>2.289754</text:p>
              </table:table-cell>
              <table:table-cell office:value-type="float" office:value="2.770764">
                <text:p>2.770764</text:p>
              </table:table-cell>
            </table:table-row>
            <table:table-row>
              <table:table-cell office:value-type="string">
                <text:p>high-slow-fly</text:p>
              </table:table-cell>
              <table:table-cell office:value-type="float" office:value="1.288708">
                <text:p>1.288708</text:p>
              </table:table-cell>
              <table:table-cell office:value-type="float" office:value="2.008086">
                <text:p>2.008086</text:p>
              </table:table-cell>
            </table:table-row>
            <table:table-row>
              <table:table-cell office:value-type="string">
                <text:p>high-slow-rot</text:p>
              </table:table-cell>
              <table:table-cell office:value-type="float" office:value="4.039607">
                <text:p>4.039607</text:p>
              </table:table-cell>
              <table:table-cell office:value-type="float" office:value="3.596667">
                <text:p>3.596667</text:p>
              </table:table-cell>
            </table:table-row>
            <table:table-row>
              <table:table-cell office:value-type="string">
                <text:p>high-slow-tr</text:p>
              </table:table-cell>
              <table:table-cell office:value-type="float" office:value="0.915567">
                <text:p>0.915567</text:p>
              </table:table-cell>
              <table:table-cell office:value-type="float" office:value="1.355451">
                <text:p>1.355451</text:p>
              </table:table-cell>
            </table:table-row>
            <table:table-row>
              <table:table-cell office:value-type="string">
                <text:p>low-fast-fly</text:p>
              </table:table-cell>
              <table:table-cell office:value-type="float" office:value="16.067767">
                <text:p>16.067767</text:p>
              </table:table-cell>
              <table:table-cell office:value-type="float" office:value="11.129889">
                <text:p>11.129889</text:p>
              </table:table-cell>
            </table:table-row>
            <table:table-row>
              <table:table-cell office:value-type="string">
                <text:p>low-fast-rot</text:p>
              </table:table-cell>
              <table:table-cell office:value-type="float" office:value="14.128932">
                <text:p>14.128932</text:p>
              </table:table-cell>
              <table:table-cell office:value-type="float" office:value="13.682748">
                <text:p>13.682748</text:p>
              </table:table-cell>
            </table:table-row>
            <table:table-row>
              <table:table-cell office:value-type="string">
                <text:p>low-fast-tr</text:p>
              </table:table-cell>
              <table:table-cell office:value-type="float" office:value="5.419386">
                <text:p>5.419386</text:p>
              </table:table-cell>
              <table:table-cell office:value-type="float" office:value="5.100257">
                <text:p>5.100257</text:p>
              </table:table-cell>
            </table:table-row>
            <table:table-row>
              <table:table-cell office:value-type="string">
                <text:p>low-medium-fly</text:p>
              </table:table-cell>
              <table:table-cell office:value-type="float" office:value="8.82094">
                <text:p>8.82094</text:p>
              </table:table-cell>
              <table:table-cell office:value-type="float" office:value="3.629501">
                <text:p>3.629501</text:p>
              </table:table-cell>
            </table:table-row>
            <table:table-row>
              <table:table-cell office:value-type="string">
                <text:p>low-medium-rot</text:p>
              </table:table-cell>
              <table:table-cell office:value-type="float" office:value="7.331185">
                <text:p>7.331185</text:p>
              </table:table-cell>
              <table:table-cell office:value-type="float" office:value="6.805958">
                <text:p>6.805958</text:p>
              </table:table-cell>
            </table:table-row>
            <table:table-row>
              <table:table-cell office:value-type="string">
                <text:p>low-medium-tr</text:p>
              </table:table-cell>
              <table:table-cell office:value-type="float" office:value="3.738616">
                <text:p>3.738616</text:p>
              </table:table-cell>
              <table:table-cell office:value-type="float" office:value="4.194874">
                <text:p>4.194874</text:p>
              </table:table-cell>
            </table:table-row>
            <table:table-row>
              <table:table-cell office:value-type="string">
                <text:p>low-slow-fly</text:p>
              </table:table-cell>
              <table:table-cell office:value-type="float" office:value="1.542779">
                <text:p>1.542779</text:p>
              </table:table-cell>
              <table:table-cell office:value-type="float" office:value="2.31922">
                <text:p>2.31922</text:p>
              </table:table-cell>
            </table:table-row>
            <table:table-row>
              <table:table-cell office:value-type="string">
                <text:p>low-slow-rot</text:p>
              </table:table-cell>
              <table:table-cell office:value-type="float" office:value="4.119365">
                <text:p>4.119365</text:p>
              </table:table-cell>
              <table:table-cell office:value-type="float" office:value="2.935768">
                <text:p>2.935768</text:p>
              </table:table-cell>
            </table:table-row>
            <table:table-row>
              <table:table-cell office:value-type="string">
                <text:p>low-slow-tr</text:p>
              </table:table-cell>
              <table:table-cell office:value-type="float" office:value="1.45084">
                <text:p>1.45084</text:p>
              </table:table-cell>
              <table:table-cell office:value-type="float" office:value="1.452899">
                <text:p>1.452899</text:p>
              </table:table-cell>
            </table:table-row>
            <table:table-row>
              <table:table-cell office:value-type="string">
                <text:p>medium-fast-fly</text:p>
              </table:table-cell>
              <table:table-cell office:value-type="float" office:value="21.0674">
                <text:p>21.0674</text:p>
              </table:table-cell>
              <table:table-cell office:value-type="float" office:value="17.308539">
                <text:p>17.308539</text:p>
              </table:table-cell>
            </table:table-row>
            <table:table-row>
              <table:table-cell office:value-type="string">
                <text:p>medium-fast-rot</text:p>
              </table:table-cell>
              <table:table-cell office:value-type="float" office:value="15.8645">
                <text:p>15.8645</text:p>
              </table:table-cell>
              <table:table-cell office:value-type="float" office:value="14.04559">
                <text:p>14.04559</text:p>
              </table:table-cell>
            </table:table-row>
            <table:table-row>
              <table:table-cell office:value-type="string">
                <text:p>medium-fast-tr</text:p>
              </table:table-cell>
              <table:table-cell office:value-type="float" office:value="4.985533">
                <text:p>4.985533</text:p>
              </table:table-cell>
              <table:table-cell office:value-type="float" office:value="5.072323">
                <text:p>5.072323</text:p>
              </table:table-cell>
            </table:table-row>
            <table:table-row>
              <table:table-cell office:value-type="string">
                <text:p>medium-medium-fly</text:p>
              </table:table-cell>
              <table:table-cell office:value-type="float" office:value="6.969298">
                <text:p>6.969298</text:p>
              </table:table-cell>
              <table:table-cell office:value-type="float" office:value="3.97641">
                <text:p>3.97641</text:p>
              </table:table-cell>
            </table:table-row>
            <table:table-row>
              <table:table-cell office:value-type="string">
                <text:p>medium-medium-rot</text:p>
              </table:table-cell>
              <table:table-cell office:value-type="float" office:value="8.204584">
                <text:p>8.204584</text:p>
              </table:table-cell>
              <table:table-cell office:value-type="float" office:value="7.440543">
                <text:p>7.440543</text:p>
              </table:table-cell>
            </table:table-row>
            <table:table-row>
              <table:table-cell office:value-type="string">
                <text:p>medium-medium-tr</text:p>
              </table:table-cell>
              <table:table-cell office:value-type="float" office:value="1.902101">
                <text:p>1.902101</text:p>
              </table:table-cell>
              <table:table-cell office:value-type="float" office:value="2.160519">
                <text:p>2.160519</text:p>
              </table:table-cell>
            </table:table-row>
            <table:table-row>
              <table:table-cell office:value-type="string">
                <text:p>medium-slow-fly</text:p>
              </table:table-cell>
              <table:table-cell office:value-type="float" office:value="1.882862">
                <text:p>1.882862</text:p>
              </table:table-cell>
              <table:table-cell office:value-type="float" office:value="2.255379">
                <text:p>2.255379</text:p>
              </table:table-cell>
            </table:table-row>
            <table:table-row>
              <table:table-cell office:value-type="string">
                <text:p>medium-slow-rot</text:p>
              </table:table-cell>
              <table:table-cell office:value-type="float" office:value="2.728381">
                <text:p>2.728381</text:p>
              </table:table-cell>
              <table:table-cell office:value-type="float" office:value="2.394747">
                <text:p>2.394747</text:p>
              </table:table-cell>
            </table:table-row>
            <table:table-row>
              <table:table-cell office:value-type="string">
                <text:p>medium-slow-tr</text:p>
              </table:table-cell>
              <table:table-cell office:value-type="float" office:value="1.136718">
                <text:p>1.136718</text:p>
              </table:table-cell>
              <table:table-cell office:value-type="float" office:value="1.524907">
                <text:p>1.5249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